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number-columns-repeated="247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9"/>
            <table:table-cell table:style-name="ce111" table:number-columns-repeated="1014"/>
          </table:table-row>
          <table:table-row table:style-name="ro2">
            <table:table-cell table:style-name="ce3" table:number-columns-repeated="9"/>
            <table:table-cell table:style-name="ce90" office:value-type="string" calcext:value-type="string">
              <text:p><text:s/>單位︰人</text:p>
            </table:table-cell>
            <table:table-cell table:style-name="ce111" table:number-columns-repeated="1014"/>
          </table:table-row>
          <table:table-row table:style-name="ro3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5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1"/>
            <table:table-cell table:style-name="ce112" table:number-columns-repeated="1014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6" office:value-type="string" calcext:value-type="string" table:number-columns-spanned="1" table:number-rows-spanned="3">
              <text:p>本國籍</text:p>
            </table:table-cell>
            <table:table-cell table:style-name="ce66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0"/>
            <table:table-cell table:style-name="ce84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12" table:number-columns-repeated="1014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4" office:value-type="string" calcext:value-type="string" table:number-columns-spanned="1" table:number-rows-spanned="2">
              <text:p>東南亞</text:p>
            </table:table-cell>
            <table:table-cell table:style-name="ce84" office:value-type="string" calcext:value-type="string" table:number-columns-spanned="1" table:number-rows-spanned="2">
              <text:p>其他</text:p>
            </table:table-cell>
            <table:table-cell table:style-name="ce112" table:number-columns-repeated="1014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6"/>
            <table:table-cell table:style-name="ce112" table:number-columns-repeated="1014"/>
          </table:table-row>
        </table:table-header-rows>
        <table:table-row table:style-name="ro2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8]+[.C9]" office:value-type="float" office:value="291952" calcext:value-type="float">
            <text:p><text:s text:c="3"/>291,952</text:p>
          </table:table-cell>
          <table:table-cell table:style-name="ce47" table:formula="of:=[.D8]+[.D9]" office:value-type="float" office:value="269047" calcext:value-type="float">
            <text:p><text:s text:c="3"/>269,047</text:p>
          </table:table-cell>
          <table:table-cell table:style-name="ce47" table:formula="of:=[.E8]+[.E9]" office:value-type="float" office:value="12451" calcext:value-type="float">
            <text:p><text:s text:c="3"/>12,451</text:p>
          </table:table-cell>
          <table:table-cell table:style-name="ce47" table:formula="of:=[.F8]+[.F9]" office:value-type="float" office:value="12167" calcext:value-type="float">
            <text:p><text:s text:c="3"/>12,167</text:p>
          </table:table-cell>
          <table:table-cell table:style-name="ce47" table:formula="of:=[.G8]+[.G9]" office:value-type="float" office:value="284" calcext:value-type="float">
            <text:p><text:s text:c="3"/>284</text:p>
          </table:table-cell>
          <table:table-cell table:style-name="ce47" table:formula="of:=[.H8]+[.H9]" office:value-type="float" office:value="10454" calcext:value-type="float">
            <text:p><text:s text:c="3"/>10,454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4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48" table:formula="of:=[.D8]+[.E8]+[.H8]" office:value-type="float" office:value="145976" calcext:value-type="float">
            <text:p><text:s text:c="3"/>145,976</text:p>
          </table:table-cell>
          <table:table-cell table:style-name="ce67" office:value-type="float" office:value="143667" calcext:value-type="float">
            <text:p><text:s text:c="3"/>143,667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67" office:value-type="float" office:value="382" calcext:value-type="float">
            <text:p><text:s text:c="3"/>382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1798" calcext:value-type="float">
            <text:p><text:s text:c="3"/>1,798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49" table:formula="of:=[.D9]+[.E9]+[.H9]" office:value-type="float" office:value="145976" calcext:value-type="float">
            <text:p><text:s text:c="3"/>145,976</text:p>
          </table:table-cell>
          <table:table-cell table:style-name="ce68" office:value-type="float" office:value="125380" calcext:value-type="float">
            <text:p><text:s text:c="3"/>125,380</text:p>
          </table:table-cell>
          <table:table-cell table:style-name="ce49" office:value-type="float" office:value="11940" calcext:value-type="float">
            <text:p><text:s text:c="3"/>11,940</text:p>
          </table:table-cell>
          <table:table-cell table:style-name="ce68" office:value-type="float" office:value="11785" calcext:value-type="float">
            <text:p><text:s text:c="3"/>11,785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656" calcext:value-type="float">
            <text:p><text:s text:c="3"/>8,656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11]+[.C12]" office:value-type="float" office:value="346418" calcext:value-type="float">
            <text:p><text:s text:c="3"/>346,418</text:p>
          </table:table-cell>
          <table:table-cell table:style-name="ce47" table:formula="of:=[.D11]+[.D12]" office:value-type="float" office:value="314155" calcext:value-type="float">
            <text:p><text:s text:c="3"/>314,155</text:p>
          </table:table-cell>
          <table:table-cell table:style-name="ce47" table:formula="of:=[.E11]+[.E12]" office:value-type="float" office:value="17589" calcext:value-type="float">
            <text:p><text:s text:c="3"/>17,589</text:p>
          </table:table-cell>
          <table:table-cell table:style-name="ce47" table:formula="of:=[.F11]+[.F12]" office:value-type="float" office:value="17288" calcext:value-type="float">
            <text:p><text:s text:c="3"/>17,288</text:p>
          </table:table-cell>
          <table:table-cell table:style-name="ce47" table:formula="of:=[.G11]+[.G12]" office:value-type="float" office:value="301" calcext:value-type="float">
            <text:p><text:s text:c="3"/>301</text:p>
          </table:table-cell>
          <table:table-cell table:style-name="ce47" table:formula="of:=[.H11]+[.H12]" office:value-type="float" office:value="14674" calcext:value-type="float">
            <text:p><text:s text:c="3"/>14,674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0" office:value-type="float" office:value="173209" calcext:value-type="float">
            <text:p><text:s text:c="3"/>173,209</text:p>
          </table:table-cell>
          <table:table-cell table:style-name="ce48" office:value-type="float" office:value="170412" calcext:value-type="float">
            <text:p><text:s text:c="3"/>170,412</text:p>
          </table:table-cell>
          <table:table-cell table:style-name="ce48" office:value-type="float" office:value="844" calcext:value-type="float">
            <text:p><text:s text:c="3"/>844</text:p>
          </table:table-cell>
          <table:table-cell table:style-name="ce48" office:value-type="float" office:value="697" calcext:value-type="float">
            <text:p><text:s text:c="3"/>697</text:p>
          </table:table-cell>
          <table:table-cell table:style-name="ce48" office:value-type="float" office:value="147" calcext:value-type="float">
            <text:p><text:s text:c="3"/>147</text:p>
          </table:table-cell>
          <table:table-cell table:style-name="ce67" office:value-type="float" office:value="1953" calcext:value-type="float">
            <text:p><text:s text:c="3"/>1,953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10"/>
          <table:table-cell table:style-name="ce35" office:value-type="string" calcext:value-type="string">
            <text:p>女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8" office:value-type="float" office:value="143743" calcext:value-type="float">
            <text:p><text:s text:c="3"/>143,743</text:p>
          </table:table-cell>
          <table:table-cell table:style-name="ce48" office:value-type="float" office:value="16745" calcext:value-type="float">
            <text:p><text:s text:c="3"/>16,745</text:p>
          </table:table-cell>
          <table:table-cell table:style-name="ce48" office:value-type="float" office:value="16591" calcext:value-type="float">
            <text:p><text:s text:c="3"/>16,591</text:p>
          </table:table-cell>
          <table:table-cell table:style-name="ce48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14]+[.C15]" office:value-type="float" office:value="363284" calcext:value-type="float">
            <text:p><text:s text:c="3"/>363,284</text:p>
          </table:table-cell>
          <table:table-cell table:style-name="ce51" table:formula="of:=[.D14]+[.D15]" office:value-type="float" office:value="318318" calcext:value-type="float">
            <text:p><text:s text:c="3"/>318,318</text:p>
          </table:table-cell>
          <table:table-cell table:style-name="ce51" table:formula="of:=[.E14]+[.E15]" office:value-type="float" office:value="23628" calcext:value-type="float">
            <text:p><text:s text:c="3"/>23,628</text:p>
          </table:table-cell>
          <table:table-cell table:style-name="ce51" table:formula="of:=[.F14]+[.F15]" office:value-type="float" office:value="23297" calcext:value-type="float">
            <text:p><text:s text:c="3"/>23,297</text:p>
          </table:table-cell>
          <table:table-cell table:style-name="ce51" table:formula="of:=[.G14]+[.G15]" office:value-type="float" office:value="331" calcext:value-type="float">
            <text:p><text:s text:c="3"/>331</text:p>
          </table:table-cell>
          <table:table-cell table:style-name="ce51" table:formula="of:=[.H14]+[.H15]" office:value-type="float" office:value="21338" calcext:value-type="float">
            <text:p><text:s text:c="3"/>21,338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50" office:value-type="float" office:value="181642" calcext:value-type="float">
            <text:p><text:s text:c="3"/>181,642</text:p>
          </table:table-cell>
          <table:table-cell table:style-name="ce69" office:value-type="float" office:value="178520" calcext:value-type="float">
            <text:p><text:s text:c="3"/>178,520</text:p>
          </table:table-cell>
          <table:table-cell table:style-name="ce48" office:value-type="float" office:value="846" calcext:value-type="float">
            <text:p><text:s text:c="3"/>846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69" office:value-type="float" office:value="160" calcext:value-type="float">
            <text:p><text:s text:c="3"/>160</text:p>
          </table:table-cell>
          <table:table-cell table:style-name="ce67" office:value-type="float" office:value="2276" calcext:value-type="float">
            <text:p><text:s text:c="3"/>2,27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70" office:value-type="float" office:value="139798" calcext:value-type="float">
            <text:p><text:s text:c="3"/>139,798</text:p>
          </table:table-cell>
          <table:table-cell table:style-name="ce49" office:value-type="float" office:value="22782" calcext:value-type="float">
            <text:p><text:s text:c="3"/>22,782</text:p>
          </table:table-cell>
          <table:table-cell table:style-name="ce70" office:value-type="float" office:value="22611" calcext:value-type="float">
            <text:p><text:s text:c="3"/>22,611</text:p>
          </table:table-cell>
          <table:table-cell table:style-name="ce70" office:value-type="float" office:value="171" calcext:value-type="float">
            <text:p><text:s text:c="3"/>171</text:p>
          </table:table-cell>
          <table:table-cell table:style-name="ce68" office:value-type="float" office:value="19062" calcext:value-type="float">
            <text:p><text:s text:c="3"/>19,062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17]+[.C18]" office:value-type="float" office:value="341030" calcext:value-type="float">
            <text:p><text:s text:c="3"/>341,030</text:p>
          </table:table-cell>
          <table:table-cell table:style-name="ce47" table:formula="of:=[.D17]+[.D18]" office:value-type="float" office:value="294828" calcext:value-type="float">
            <text:p><text:s text:c="3"/>294,828</text:p>
          </table:table-cell>
          <table:table-cell table:style-name="ce47" table:formula="of:=[.E17]+[.E18]" office:value-type="float" office:value="26797" calcext:value-type="float">
            <text:p><text:s text:c="3"/>26,797</text:p>
          </table:table-cell>
          <table:table-cell table:style-name="ce47" table:formula="of:=[.F17]+[.F18]" office:value-type="float" office:value="26516" calcext:value-type="float">
            <text:p><text:s text:c="3"/>26,516</text:p>
          </table:table-cell>
          <table:table-cell table:style-name="ce47" table:formula="of:=[.G17]+[.G18]" office:value-type="float" office:value="281" calcext:value-type="float">
            <text:p><text:s text:c="3"/>281</text:p>
          </table:table-cell>
          <table:table-cell table:style-name="ce47" table:formula="of:=[.H17]+[.H18]" office:value-type="float" office:value="19405" calcext:value-type="float">
            <text:p><text:s text:c="3"/>19,405</text:p>
          </table:table-cell>
          <table:table-cell table:style-name="ce47" table:formula="of:=[.I17]+[.I18]" office:value-type="float" office:value="17512" calcext:value-type="float">
            <text:p><text:s text:c="3"/>17,512</text:p>
          </table:table-cell>
          <table:table-cell table:style-name="ce95" table:formula="of:=[.J17]+[.J18]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50" office:value-type="float" office:value="170515" calcext:value-type="float">
            <text:p><text:s text:c="3"/>170,515</text:p>
          </table:table-cell>
          <table:table-cell table:style-name="ce71" office:value-type="float" office:value="167115" calcext:value-type="float">
            <text:p><text:s text:c="3"/>167,115</text:p>
          </table:table-cell>
          <table:table-cell table:style-name="ce48" office:value-type="float" office:value="983" calcext:value-type="float">
            <text:p><text:s text:c="3"/>983</text:p>
          </table:table-cell>
          <table:table-cell table:style-name="ce48" office:value-type="float" office:value="834" calcext:value-type="float">
            <text:p><text:s text:c="3"/>834</text:p>
          </table:table-cell>
          <table:table-cell table:style-name="ce81" office:value-type="float" office:value="149" calcext:value-type="float">
            <text:p><text:s text:c="3"/>149</text:p>
          </table:table-cell>
          <table:table-cell table:style-name="ce67" office:value-type="float" office:value="2417" calcext:value-type="float">
            <text:p><text:s text:c="3"/>2,417</text:p>
          </table:table-cell>
          <table:table-cell table:style-name="ce81" office:value-type="float" office:value="806" calcext:value-type="float">
            <text:p><text:s text:c="3"/>806</text:p>
          </table:table-cell>
          <table:table-cell table:style-name="ce96" table:formula="of:=[.H17]-[.I17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2" office:value-type="float" office:value="127713" calcext:value-type="float">
            <text:p><text:s text:c="3"/>127,713</text:p>
          </table:table-cell>
          <table:table-cell table:style-name="ce49" office:value-type="float" office:value="25814" calcext:value-type="float">
            <text:p><text:s text:c="3"/>25,814</text:p>
          </table:table-cell>
          <table:table-cell table:style-name="ce49" office:value-type="float" office:value="25682" calcext:value-type="float">
            <text:p><text:s text:c="3"/>25,682</text:p>
          </table:table-cell>
          <table:table-cell table:style-name="ce82" office:value-type="float" office:value="132" calcext:value-type="float">
            <text:p><text:s text:c="3"/>132</text:p>
          </table:table-cell>
          <table:table-cell table:style-name="ce68" office:value-type="float" office:value="16988" calcext:value-type="float">
            <text:p><text:s text:c="3"/>16,988</text:p>
          </table:table-cell>
          <table:table-cell table:style-name="ce82" office:value-type="float" office:value="16706" calcext:value-type="float">
            <text:p><text:s text:c="3"/>16,706</text:p>
          </table:table-cell>
          <table:table-cell table:style-name="ce97" table:formula="of:=[.H18]-[.I18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20]+[.C21]" office:value-type="float" office:value="345310" calcext:value-type="float">
            <text:p><text:s text:c="3"/>345,310</text:p>
          </table:table-cell>
          <table:table-cell table:style-name="ce47" table:formula="of:=[.D20]+[.D21]" office:value-type="float" office:value="296297" calcext:value-type="float">
            <text:p><text:s text:c="3"/>296,297</text:p>
          </table:table-cell>
          <table:table-cell table:style-name="ce47" table:formula="of:=[.E20]+[.E21]" office:value-type="float" office:value="28906" calcext:value-type="float">
            <text:p><text:s text:c="3"/>28,906</text:p>
          </table:table-cell>
          <table:table-cell table:style-name="ce47" table:formula="of:=[.F20]+[.F21]" office:value-type="float" office:value="28603" calcext:value-type="float">
            <text:p><text:s text:c="3"/>28,603</text:p>
          </table:table-cell>
          <table:table-cell table:style-name="ce47" table:formula="of:=[.G20]+[.G21]" office:value-type="float" office:value="303" calcext:value-type="float">
            <text:p><text:s text:c="3"/>303</text:p>
          </table:table-cell>
          <table:table-cell table:style-name="ce47" table:formula="of:=[.H20]+[.H21]" office:value-type="float" office:value="20107" calcext:value-type="float">
            <text:p><text:s text:c="3"/>20,107</text:p>
          </table:table-cell>
          <table:table-cell table:style-name="ce47" table:formula="of:=[.I20]+[.I21]" office:value-type="float" office:value="18037" calcext:value-type="float">
            <text:p><text:s text:c="3"/>18,037</text:p>
          </table:table-cell>
          <table:table-cell table:style-name="ce95" table:formula="of:=[.J20]+[.J21]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50" office:value-type="float" office:value="172655" calcext:value-type="float">
            <text:p><text:s text:c="3"/>172,655</text:p>
          </table:table-cell>
          <table:table-cell table:style-name="ce71" office:value-type="float" office:value="168289" calcext:value-type="float">
            <text:p><text:s text:c="3"/>168,289</text:p>
          </table:table-cell>
          <table:table-cell table:style-name="ce48" office:value-type="float" office:value="1598" calcext:value-type="float">
            <text:p><text:s text:c="3"/>1,598</text:p>
          </table:table-cell>
          <table:table-cell table:style-name="ce48" office:value-type="float" office:value="1436" calcext:value-type="float">
            <text:p><text:s text:c="3"/>1,436</text:p>
          </table:table-cell>
          <table:table-cell table:style-name="ce81" office:value-type="float" office:value="162" calcext:value-type="float">
            <text:p><text:s text:c="3"/>162</text:p>
          </table:table-cell>
          <table:table-cell table:style-name="ce67" office:value-type="float" office:value="2768" calcext:value-type="float">
            <text:p><text:s text:c="3"/>2,768</text:p>
          </table:table-cell>
          <table:table-cell table:style-name="ce81" office:value-type="float" office:value="1035" calcext:value-type="float">
            <text:p><text:s text:c="3"/>1,035</text:p>
          </table:table-cell>
          <table:table-cell table:style-name="ce96" table:formula="of:=[.H20]-[.I20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2" office:value-type="float" office:value="128008" calcext:value-type="float">
            <text:p><text:s text:c="3"/>128,008</text:p>
          </table:table-cell>
          <table:table-cell table:style-name="ce49" office:value-type="float" office:value="27308" calcext:value-type="float">
            <text:p><text:s text:c="3"/>27,308</text:p>
          </table:table-cell>
          <table:table-cell table:style-name="ce49" office:value-type="float" office:value="27167" calcext:value-type="float">
            <text:p><text:s text:c="3"/>27,167</text:p>
          </table:table-cell>
          <table:table-cell table:style-name="ce82" office:value-type="float" office:value="141" calcext:value-type="float">
            <text:p><text:s text:c="3"/>141</text:p>
          </table:table-cell>
          <table:table-cell table:style-name="ce68" office:value-type="float" office:value="17339" calcext:value-type="float">
            <text:p><text:s text:c="3"/>17,339</text:p>
          </table:table-cell>
          <table:table-cell table:style-name="ce82" office:value-type="float" office:value="17002" calcext:value-type="float">
            <text:p><text:s text:c="3"/>17,002</text:p>
          </table:table-cell>
          <table:table-cell table:style-name="ce97" table:formula="of:=[.H21]-[.I21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23]+[.C24]" office:value-type="float" office:value="342966" calcext:value-type="float">
            <text:p><text:s text:c="3"/>342,966</text:p>
          </table:table-cell>
          <table:table-cell table:style-name="ce47" table:formula="of:=[.D23]+[.D24]" office:value-type="float" office:value="288332" calcext:value-type="float">
            <text:p><text:s text:c="3"/>288,332</text:p>
          </table:table-cell>
          <table:table-cell table:style-name="ce47" table:formula="of:=[.E23]+[.E24]" office:value-type="float" office:value="34991" calcext:value-type="float">
            <text:p><text:s text:c="3"/>34,991</text:p>
          </table:table-cell>
          <table:table-cell table:style-name="ce47" table:formula="of:=[.F23]+[.F24]" office:value-type="float" office:value="34685" calcext:value-type="float">
            <text:p><text:s text:c="3"/>34,685</text:p>
          </table:table-cell>
          <table:table-cell table:style-name="ce47" table:formula="of:=[.G23]+[.G24]" office:value-type="float" office:value="306" calcext:value-type="float">
            <text:p><text:s text:c="3"/>306</text:p>
          </table:table-cell>
          <table:table-cell table:style-name="ce47" table:formula="of:=[.H23]+[.H24]" office:value-type="float" office:value="19643" calcext:value-type="float">
            <text:p><text:s text:c="3"/>19,643</text:p>
          </table:table-cell>
          <table:table-cell table:style-name="ce47" table:formula="of:=[.I23]+[.I24]" office:value-type="float" office:value="17351" calcext:value-type="float">
            <text:p><text:s text:c="3"/>17,351</text:p>
          </table:table-cell>
          <table:table-cell table:style-name="ce95" table:formula="of:=[.J23]+[.J24]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50" office:value-type="float" office:value="171483" calcext:value-type="float">
            <text:p><text:s text:c="3"/>171,483</text:p>
          </table:table-cell>
          <table:table-cell table:style-name="ce71" office:value-type="float" office:value="165482" calcext:value-type="float">
            <text:p><text:s text:c="3"/>165,482</text:p>
          </table:table-cell>
          <table:table-cell table:style-name="ce48" office:value-type="float" office:value="3207" calcext:value-type="float">
            <text:p><text:s text:c="3"/>3,207</text:p>
          </table:table-cell>
          <table:table-cell table:style-name="ce48" office:value-type="float" office:value="3060" calcext:value-type="float">
            <text:p><text:s text:c="3"/>3,060</text:p>
          </table:table-cell>
          <table:table-cell table:style-name="ce81" office:value-type="float" office:value="147" calcext:value-type="float">
            <text:p><text:s text:c="3"/>147</text:p>
          </table:table-cell>
          <table:table-cell table:style-name="ce67" office:value-type="float" office:value="2794" calcext:value-type="float">
            <text:p><text:s text:c="3"/>2,794</text:p>
          </table:table-cell>
          <table:table-cell table:style-name="ce81" office:value-type="float" office:value="1044" calcext:value-type="float">
            <text:p><text:s text:c="3"/>1,044</text:p>
          </table:table-cell>
          <table:table-cell table:style-name="ce96" table:formula="of:=[.H23]-[.I23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2" office:value-type="float" office:value="122850" calcext:value-type="float">
            <text:p><text:s text:c="3"/>122,850</text:p>
          </table:table-cell>
          <table:table-cell table:style-name="ce49" office:value-type="float" office:value="31784" calcext:value-type="float">
            <text:p><text:s text:c="3"/>31,784</text:p>
          </table:table-cell>
          <table:table-cell table:style-name="ce49" office:value-type="float" office:value="31625" calcext:value-type="float">
            <text:p><text:s text:c="3"/>31,625</text:p>
          </table:table-cell>
          <table:table-cell table:style-name="ce82" office:value-type="float" office:value="159" calcext:value-type="float">
            <text:p><text:s text:c="3"/>159</text:p>
          </table:table-cell>
          <table:table-cell table:style-name="ce68" office:value-type="float" office:value="16849" calcext:value-type="float">
            <text:p><text:s text:c="3"/>16,849</text:p>
          </table:table-cell>
          <table:table-cell table:style-name="ce82" office:value-type="float" office:value="16307" calcext:value-type="float">
            <text:p><text:s text:c="3"/>16,307</text:p>
          </table:table-cell>
          <table:table-cell table:style-name="ce97" table:formula="of:=[.H24]-[.I24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26]+[.C27]" office:value-type="float" office:value="262906" calcext:value-type="float">
            <text:p><text:s text:c="3"/>262,906</text:p>
          </table:table-cell>
          <table:table-cell table:style-name="ce47" table:formula="of:=[.D26]+[.D27]" office:value-type="float" office:value="231596" calcext:value-type="float">
            <text:p><text:s text:c="3"/>231,596</text:p>
          </table:table-cell>
          <table:table-cell table:style-name="ce47" table:formula="of:=[.E26]+[.E27]" office:value-type="float" office:value="10972" calcext:value-type="float">
            <text:p><text:s text:c="3"/>10,972</text:p>
          </table:table-cell>
          <table:table-cell table:style-name="ce47" table:formula="of:=[.F26]+[.F27]" office:value-type="float" office:value="10642" calcext:value-type="float">
            <text:p><text:s text:c="3"/>10,642</text:p>
          </table:table-cell>
          <table:table-cell table:style-name="ce47" table:formula="of:=[.G26]+[.G27]" office:value-type="float" office:value="330" calcext:value-type="float">
            <text:p><text:s text:c="3"/>330</text:p>
          </table:table-cell>
          <table:table-cell table:style-name="ce47" table:formula="of:=[.H26]+[.H27]" office:value-type="float" office:value="20338" calcext:value-type="float">
            <text:p><text:s text:c="3"/>20,338</text:p>
          </table:table-cell>
          <table:table-cell table:style-name="ce47" table:formula="of:=[.I26]+[.I27]" office:value-type="float" office:value="18103" calcext:value-type="float">
            <text:p><text:s text:c="3"/>18,103</text:p>
          </table:table-cell>
          <table:table-cell table:style-name="ce95" table:formula="of:=[.J26]+[.J27]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50" office:value-type="float" office:value="131453" calcext:value-type="float">
            <text:p><text:s text:c="3"/>131,453</text:p>
          </table:table-cell>
          <table:table-cell table:style-name="ce48" office:value-type="float" office:value="128277" calcext:value-type="float">
            <text:p><text:s text:c="3"/>128,277</text:p>
          </table:table-cell>
          <table:table-cell table:style-name="ce48" office:value-type="float" office:value="405" calcext:value-type="float">
            <text:p><text:s text:c="3"/>405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149" calcext:value-type="float">
            <text:p><text:s text:c="3"/>149</text:p>
          </table:table-cell>
          <table:table-cell table:style-name="ce48" office:value-type="float" office:value="2771" calcext:value-type="float">
            <text:p><text:s text:c="3"/>2,771</text:p>
          </table:table-cell>
          <table:table-cell table:style-name="ce48" office:value-type="float" office:value="921" calcext:value-type="float">
            <text:p><text:s text:c="3"/>921</text:p>
          </table:table-cell>
          <table:table-cell table:style-name="ce8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103319" calcext:value-type="float">
            <text:p><text:s text:c="3"/>103,319</text:p>
          </table:table-cell>
          <table:table-cell table:style-name="ce49" office:value-type="float" office:value="10567" calcext:value-type="float">
            <text:p><text:s text:c="3"/>10,567</text:p>
          </table:table-cell>
          <table:table-cell table:style-name="ce49" office:value-type="float" office:value="10386" calcext:value-type="float">
            <text:p><text:s text:c="3"/>10,386</text:p>
          </table:table-cell>
          <table:table-cell table:style-name="ce49" office:value-type="float" office:value="181" calcext:value-type="float">
            <text:p><text:s text:c="3"/>181</text:p>
          </table:table-cell>
          <table:table-cell table:style-name="ce49" office:value-type="float" office:value="17567" calcext:value-type="float">
            <text:p><text:s text:c="3"/>17,567</text:p>
          </table:table-cell>
          <table:table-cell table:style-name="ce49" office:value-type="float" office:value="17182" calcext:value-type="float">
            <text:p><text:s text:c="3"/>17,182</text:p>
          </table:table-cell>
          <table:table-cell table:style-name="ce8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29]+[.C30]" office:value-type="float" office:value="282280" calcext:value-type="float">
            <text:p><text:s text:c="3"/>282,280</text:p>
          </table:table-cell>
          <table:table-cell table:style-name="ce47" table:formula="of:=[.D29]+[.D30]" office:value-type="float" office:value="253853" calcext:value-type="float">
            <text:p><text:s text:c="3"/>253,853</text:p>
          </table:table-cell>
          <table:table-cell table:style-name="ce47" table:formula="of:=[.E29]+[.E30]" office:value-type="float" office:value="14619" calcext:value-type="float">
            <text:p><text:s text:c="3"/>14,619</text:p>
          </table:table-cell>
          <table:table-cell table:style-name="ce47" table:formula="of:=[.F29]+[.F30]" office:value-type="float" office:value="14258" calcext:value-type="float">
            <text:p><text:s text:c="3"/>14,258</text:p>
          </table:table-cell>
          <table:table-cell table:style-name="ce47" table:formula="of:=[.G29]+[.G30]" office:value-type="float" office:value="361" calcext:value-type="float">
            <text:p><text:s text:c="3"/>361</text:p>
          </table:table-cell>
          <table:table-cell table:style-name="ce47" table:formula="of:=[.H29]+[.H30]" office:value-type="float" office:value="13808" calcext:value-type="float">
            <text:p><text:s text:c="3"/>13,808</text:p>
          </table:table-cell>
          <table:table-cell table:style-name="ce47" table:formula="of:=[.I29]+[.I30]" office:value-type="float" office:value="11454" calcext:value-type="float">
            <text:p><text:s text:c="3"/>11,454</text:p>
          </table:table-cell>
          <table:table-cell table:style-name="ce95" table:formula="of:=[.J29]+[.J30]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50" office:value-type="float" office:value="141140" calcext:value-type="float">
            <text:p><text:s text:c="3"/>141,140</text:p>
          </table:table-cell>
          <table:table-cell table:style-name="ce48" office:value-type="float" office:value="138001" calcext:value-type="float">
            <text:p><text:s text:c="3"/>138,001</text:p>
          </table:table-cell>
          <table:table-cell table:style-name="ce48" office:value-type="float" office:value="452" calcext:value-type="float">
            <text:p><text:s text:c="3"/>452</text:p>
          </table:table-cell>
          <table:table-cell table:style-name="ce48" office:value-type="float" office:value="282" calcext:value-type="float">
            <text:p><text:s text:c="3"/>282</text:p>
          </table:table-cell>
          <table:table-cell table:style-name="ce48" office:value-type="float" office:value="170" calcext:value-type="float">
            <text:p><text:s text:c="3"/>170</text:p>
          </table:table-cell>
          <table:table-cell table:style-name="ce48" office:value-type="float" office:value="2687" calcext:value-type="float">
            <text:p><text:s text:c="3"/>2,687</text:p>
          </table:table-cell>
          <table:table-cell table:style-name="ce48" office:value-type="float" office:value="751" calcext:value-type="float">
            <text:p><text:s text:c="3"/>751</text:p>
          </table:table-cell>
          <table:table-cell table:style-name="ce8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9" office:value-type="float" office:value="115852" calcext:value-type="float">
            <text:p><text:s text:c="3"/>115,852</text:p>
          </table:table-cell>
          <table:table-cell table:style-name="ce49" office:value-type="float" office:value="14167" calcext:value-type="float">
            <text:p><text:s text:c="3"/>14,167</text:p>
          </table:table-cell>
          <table:table-cell table:style-name="ce49" office:value-type="float" office:value="13976" calcext:value-type="float">
            <text:p><text:s text:c="3"/>13,976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121" calcext:value-type="float">
            <text:p><text:s text:c="3"/>11,121</text:p>
          </table:table-cell>
          <table:table-cell table:style-name="ce49" office:value-type="float" office:value="10703" calcext:value-type="float">
            <text:p><text:s text:c="3"/>10,703</text:p>
          </table:table-cell>
          <table:table-cell table:style-name="ce8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32]+[.C33]" office:value-type="float" office:value="285338" calcext:value-type="float">
            <text:p><text:s text:c="3"/>285,338</text:p>
          </table:table-cell>
          <table:table-cell table:style-name="ce47" table:formula="of:=[.D32]+[.D33]" office:value-type="float" office:value="261408" calcext:value-type="float">
            <text:p><text:s text:c="3"/>261,408</text:p>
          </table:table-cell>
          <table:table-cell table:style-name="ce47" table:formula="of:=[.E32]+[.E33]" office:value-type="float" office:value="14406" calcext:value-type="float">
            <text:p><text:s text:c="3"/>14,406</text:p>
          </table:table-cell>
          <table:table-cell table:style-name="ce47" table:formula="of:=[.F32]+[.F33]" office:value-type="float" office:value="13964" calcext:value-type="float">
            <text:p><text:s text:c="3"/>13,964</text:p>
          </table:table-cell>
          <table:table-cell table:style-name="ce47" table:formula="of:=[.G32]+[.G33]" office:value-type="float" office:value="442" calcext:value-type="float">
            <text:p><text:s text:c="3"/>442</text:p>
          </table:table-cell>
          <table:table-cell table:style-name="ce47" table:formula="of:=[.H32]+[.H33]" office:value-type="float" office:value="9524" calcext:value-type="float">
            <text:p><text:s text:c="3"/>9,524</text:p>
          </table:table-cell>
          <table:table-cell table:style-name="ce47" table:formula="of:=[.I32]+[.I33]" office:value-type="float" office:value="6950" calcext:value-type="float">
            <text:p><text:s text:c="3"/>6,950</text:p>
          </table:table-cell>
          <table:table-cell table:style-name="ce95" table:formula="of:=[.J32]+[.J33]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39455" calcext:value-type="float">
            <text:p><text:s text:c="3"/>139,455</text:p>
          </table:table-cell>
          <table:table-cell table:style-name="ce48" office:value-type="float" office:value="506" calcext:value-type="float">
            <text:p><text:s text:c="3"/>506</text:p>
          </table:table-cell>
          <table:table-cell table:style-name="ce48" office:value-type="float" office:value="323" calcext:value-type="float">
            <text:p><text:s text:c="3"/>323</text:p>
          </table:table-cell>
          <table:table-cell table:style-name="ce48" office:value-type="float" office:value="183" calcext:value-type="float">
            <text:p><text:s text:c="3"/>183</text:p>
          </table:table-cell>
          <table:table-cell table:style-name="ce48" office:value-type="float" office:value="2708" calcext:value-type="float">
            <text:p><text:s text:c="3"/>2,708</text:p>
          </table:table-cell>
          <table:table-cell table:style-name="ce48" office:value-type="float" office:value="579" calcext:value-type="float">
            <text:p><text:s text:c="3"/>579</text:p>
          </table:table-cell>
          <table:table-cell table:style-name="ce8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121953" calcext:value-type="float">
            <text:p><text:s text:c="3"/>121,953</text:p>
          </table:table-cell>
          <table:table-cell table:style-name="ce49" office:value-type="float" office:value="13900" calcext:value-type="float">
            <text:p><text:s text:c="3"/>13,900</text:p>
          </table:table-cell>
          <table:table-cell table:style-name="ce49" office:value-type="float" office:value="13641" calcext:value-type="float">
            <text:p><text:s text:c="3"/>13,641</text:p>
          </table:table-cell>
          <table:table-cell table:style-name="ce49" office:value-type="float" office:value="259" calcext:value-type="float">
            <text:p><text:s text:c="3"/>259</text:p>
          </table:table-cell>
          <table:table-cell table:style-name="ce49" office:value-type="float" office:value="6816" calcext:value-type="float">
            <text:p><text:s text:c="3"/>6,816</text:p>
          </table:table-cell>
          <table:table-cell table:style-name="ce49" office:value-type="float" office:value="6371" calcext:value-type="float">
            <text:p><text:s text:c="3"/>6,371</text:p>
          </table:table-cell>
          <table:table-cell table:style-name="ce8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35]+[.C36]" office:value-type="float" office:value="270082" calcext:value-type="float">
            <text:p><text:s text:c="3"/>270,082</text:p>
          </table:table-cell>
          <table:table-cell table:style-name="ce47" table:formula="of:=[.D35]+[.D36]" office:value-type="float" office:value="245382" calcext:value-type="float">
            <text:p><text:s text:c="3"/>245,382</text:p>
          </table:table-cell>
          <table:table-cell table:style-name="ce47" table:formula="of:=[.E35]+[.E36]" office:value-type="float" office:value="15146" calcext:value-type="float">
            <text:p><text:s text:c="3"/>15,146</text:p>
          </table:table-cell>
          <table:table-cell table:style-name="ce47" table:formula="of:=[.F35]+[.F36]" office:value-type="float" office:value="14721" calcext:value-type="float">
            <text:p><text:s text:c="3"/>14,721</text:p>
          </table:table-cell>
          <table:table-cell table:style-name="ce47" table:formula="of:=[.G35]+[.G36]" office:value-type="float" office:value="425" calcext:value-type="float">
            <text:p><text:s text:c="3"/>425</text:p>
          </table:table-cell>
          <table:table-cell table:style-name="ce47" table:formula="of:=[.H35]+[.H36]" office:value-type="float" office:value="9554" calcext:value-type="float">
            <text:p><text:s text:c="3"/>9,554</text:p>
          </table:table-cell>
          <table:table-cell table:style-name="ce47" table:formula="of:=[.I35]+[.I36]" office:value-type="float" office:value="6952" calcext:value-type="float">
            <text:p><text:s text:c="3"/>6,952</text:p>
          </table:table-cell>
          <table:table-cell table:style-name="ce95" table:formula="of:=[.J35]+[.J36]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48" office:value-type="float" office:value="135041" calcext:value-type="float">
            <text:p><text:s text:c="3"/>135,041</text:p>
          </table:table-cell>
          <table:table-cell table:style-name="ce48" office:value-type="float" office:value="131900" calcext:value-type="float">
            <text:p><text:s text:c="3"/>131,900</text:p>
          </table:table-cell>
          <table:table-cell table:style-name="ce48" office:value-type="float" office:value="551" calcext:value-type="float">
            <text:p><text:s text:c="3"/>551</text:p>
          </table:table-cell>
          <table:table-cell table:style-name="ce48" office:value-type="float" office:value="371" calcext:value-type="float">
            <text:p><text:s text:c="3"/>371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590" calcext:value-type="float">
            <text:p><text:s text:c="3"/>2,590</text:p>
          </table:table-cell>
          <table:table-cell table:style-name="ce48" office:value-type="float" office:value="452" calcext:value-type="float">
            <text:p><text:s text:c="3"/>452</text:p>
          </table:table-cell>
          <table:table-cell table:style-name="ce8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8" office:value-type="float" office:value="135041" calcext:value-type="float">
            <text:p><text:s text:c="3"/>135,041</text:p>
          </table:table-cell>
          <table:table-cell table:style-name="ce48" office:value-type="float" office:value="113482" calcext:value-type="float">
            <text:p><text:s text:c="3"/>113,482</text:p>
          </table:table-cell>
          <table:table-cell table:style-name="ce48" office:value-type="float" office:value="14595" calcext:value-type="float">
            <text:p><text:s text:c="3"/>14,595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6964" calcext:value-type="float">
            <text:p><text:s text:c="3"/>6,964</text:p>
          </table:table-cell>
          <table:table-cell table:style-name="ce48" office:value-type="float" office:value="6500" calcext:value-type="float">
            <text:p><text:s text:c="3"/>6,500</text:p>
          </table:table-cell>
          <table:table-cell table:style-name="ce8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1" table:formula="of:=[.C38]+[.C39]" office:value-type="float" office:value="309732" calcext:value-type="float">
            <text:p><text:s text:c="3"/>309,732</text:p>
          </table:table-cell>
          <table:table-cell table:style-name="ce51" table:formula="of:=[.D38]+[.D39]" office:value-type="float" office:value="288003" calcext:value-type="float">
            <text:p><text:s text:c="3"/>288,003</text:p>
          </table:table-cell>
          <table:table-cell table:style-name="ce51" table:formula="of:=[.E38]+[.E39]" office:value-type="float" office:value="12772" calcext:value-type="float">
            <text:p><text:s text:c="3"/>12,772</text:p>
          </table:table-cell>
          <table:table-cell table:style-name="ce51" table:formula="of:=[.F38]+[.F39]" office:value-type="float" office:value="12274" calcext:value-type="float">
            <text:p><text:s text:c="3"/>12,274</text:p>
          </table:table-cell>
          <table:table-cell table:style-name="ce51" table:formula="of:=[.G38]+[.G39]" office:value-type="float" office:value="498" calcext:value-type="float">
            <text:p><text:s text:c="3"/>498</text:p>
          </table:table-cell>
          <table:table-cell table:style-name="ce51" table:formula="of:=[.H38]+[.H39]" office:value-type="float" office:value="8957" calcext:value-type="float">
            <text:p><text:s text:c="3"/>8,957</text:p>
          </table:table-cell>
          <table:table-cell table:style-name="ce51" table:formula="of:=[.I38]+[.I39]" office:value-type="float" office:value="6009" calcext:value-type="float">
            <text:p><text:s text:c="3"/>6,009</text:p>
          </table:table-cell>
          <table:table-cell table:style-name="ce95" table:formula="of:=[.J38]+[.J39]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51350" calcext:value-type="float">
            <text:p><text:s text:c="3"/>151,350</text:p>
          </table:table-cell>
          <table:table-cell table:style-name="ce52" office:value-type="float" office:value="621" calcext:value-type="float">
            <text:p><text:s text:c="3"/>621</text:p>
          </table:table-cell>
          <table:table-cell table:style-name="ce52" office:value-type="float" office:value="371" calcext:value-type="float">
            <text:p><text:s text:c="3"/>37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9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53" office:value-type="float" office:value="154866" calcext:value-type="float">
            <text:p><text:s text:c="3"/>154,866</text:p>
          </table:table-cell>
          <table:table-cell table:style-name="ce53" office:value-type="float" office:value="136653" calcext:value-type="float">
            <text:p><text:s text:c="3"/>136,653</text:p>
          </table:table-cell>
          <table:table-cell table:style-name="ce53" office:value-type="float" office:value="12151" calcext:value-type="float">
            <text:p><text:s text:c="3"/>12,151</text:p>
          </table:table-cell>
          <table:table-cell table:style-name="ce53" office:value-type="float" office:value="11903" calcext:value-type="float">
            <text:p><text:s text:c="3"/>11,903</text:p>
          </table:table-cell>
          <table:table-cell table:style-name="ce53" office:value-type="float" office:value="248" calcext:value-type="float">
            <text:p><text:s text:c="3"/>248</text:p>
          </table:table-cell>
          <table:table-cell table:style-name="ce53" office:value-type="float" office:value="6062" calcext:value-type="float">
            <text:p><text:s text:c="3"/>6,062</text:p>
          </table:table-cell>
          <table:table-cell table:style-name="ce53" office:value-type="float" office:value="5541" calcext:value-type="float">
            <text:p><text:s text:c="3"/>5,541</text:p>
          </table:table-cell>
          <table:table-cell table:style-name="ce9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41]+[.C42]" office:value-type="float" office:value="234198" calcext:value-type="float">
            <text:p><text:s text:c="3"/>234,198</text:p>
          </table:table-cell>
          <table:table-cell table:style-name="ce47" table:formula="of:=[.D41]+[.D42]" office:value-type="float" office:value="212284" calcext:value-type="float">
            <text:p><text:s text:c="3"/>212,284</text:p>
          </table:table-cell>
          <table:table-cell table:style-name="ce47" table:formula="of:=[.E41]+[.E42]" office:value-type="float" office:value="13294" calcext:value-type="float">
            <text:p><text:s text:c="3"/>13,294</text:p>
          </table:table-cell>
          <table:table-cell table:style-name="ce47" table:formula="of:=[.F41]+[.F42]" office:value-type="float" office:value="12796" calcext:value-type="float">
            <text:p><text:s text:c="3"/>12,796</text:p>
          </table:table-cell>
          <table:table-cell table:style-name="ce47" table:formula="of:=[.G41]+[.G42]" office:value-type="float" office:value="498" calcext:value-type="float">
            <text:p><text:s text:c="3"/>498</text:p>
          </table:table-cell>
          <table:table-cell table:style-name="ce47" table:formula="of:=[.H41]+[.H42]" office:value-type="float" office:value="8620" calcext:value-type="float">
            <text:p><text:s text:c="3"/>8,620</text:p>
          </table:table-cell>
          <table:table-cell table:style-name="ce47" table:formula="of:=[.I41]+[.I42]" office:value-type="float" office:value="5696" calcext:value-type="float">
            <text:p><text:s text:c="3"/>5,696</text:p>
          </table:table-cell>
          <table:table-cell table:style-name="ce95" table:formula="of:=[.J41]+[.J42]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48" office:value-type="float" office:value="117099" calcext:value-type="float">
            <text:p><text:s text:c="3"/>117,099</text:p>
          </table:table-cell>
          <table:table-cell table:style-name="ce48" office:value-type="float" office:value="113426" calcext:value-type="float">
            <text:p><text:s text:c="3"/>113,426</text:p>
          </table:table-cell>
          <table:table-cell table:style-name="ce48" office:value-type="float" office:value="691" calcext:value-type="float">
            <text:p><text:s text:c="3"/>691</text:p>
          </table:table-cell>
          <table:table-cell table:style-name="ce48" office:value-type="float" office:value="452" calcext:value-type="float">
            <text:p><text:s text:c="3"/>452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2982" calcext:value-type="float">
            <text:p><text:s text:c="3"/>2,982</text:p>
          </table:table-cell>
          <table:table-cell table:style-name="ce48" office:value-type="float" office:value="502" calcext:value-type="float">
            <text:p><text:s text:c="3"/>502</text:p>
          </table:table-cell>
          <table:table-cell table:style-name="ce8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8" office:value-type="float" office:value="117099" calcext:value-type="float">
            <text:p><text:s text:c="3"/>117,099</text:p>
          </table:table-cell>
          <table:table-cell table:style-name="ce48" office:value-type="float" office:value="98858" calcext:value-type="float">
            <text:p><text:s text:c="3"/>98,858</text:p>
          </table:table-cell>
          <table:table-cell table:style-name="ce48" office:value-type="float" office:value="12603" calcext:value-type="float">
            <text:p><text:s text:c="3"/>12,603</text:p>
          </table:table-cell>
          <table:table-cell table:style-name="ce48" office:value-type="float" office:value="12344" calcext:value-type="float">
            <text:p><text:s text:c="3"/>12,344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5638" calcext:value-type="float">
            <text:p><text:s text:c="3"/>5,638</text:p>
          </table:table-cell>
          <table:table-cell table:style-name="ce48" office:value-type="float" office:value="5194" calcext:value-type="float">
            <text:p><text:s text:c="3"/>5,194</text:p>
          </table:table-cell>
          <table:table-cell table:style-name="ce8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1" table:formula="of:=[.C44]+[.C45]" office:value-type="float" office:value="277638" calcext:value-type="float">
            <text:p><text:s text:c="3"/>277,638</text:p>
          </table:table-cell>
          <table:table-cell table:style-name="ce51" table:formula="of:=[.D44]+[.D45]" office:value-type="float" office:value="256137" calcext:value-type="float">
            <text:p><text:s text:c="3"/>256,137</text:p>
          </table:table-cell>
          <table:table-cell table:style-name="ce51" table:formula="of:=[.E44]+[.E45]" office:value-type="float" office:value="13332" calcext:value-type="float">
            <text:p><text:s text:c="3"/>13,332</text:p>
          </table:table-cell>
          <table:table-cell table:style-name="ce51" table:formula="of:=[.F44]+[.F45]" office:value-type="float" office:value="12807" calcext:value-type="float">
            <text:p><text:s text:c="3"/>12,807</text:p>
          </table:table-cell>
          <table:table-cell table:style-name="ce51" table:formula="of:=[.G44]+[.G45]" office:value-type="float" office:value="525" calcext:value-type="float">
            <text:p><text:s text:c="3"/>525</text:p>
          </table:table-cell>
          <table:table-cell table:style-name="ce51" table:formula="of:=[.H44]+[.H45]" office:value-type="float" office:value="8169" calcext:value-type="float">
            <text:p><text:s text:c="3"/>8,169</text:p>
          </table:table-cell>
          <table:table-cell table:style-name="ce51" table:formula="of:=[.I44]+[.I45]" office:value-type="float" office:value="5212" calcext:value-type="float">
            <text:p><text:s text:c="3"/>5,212</text:p>
          </table:table-cell>
          <table:table-cell table:style-name="ce95" table:formula="of:=[.J44]+[.J45]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35027" calcext:value-type="float">
            <text:p><text:s text:c="3"/>135,027</text:p>
          </table:table-cell>
          <table:table-cell table:style-name="ce52" office:value-type="float" office:value="807" calcext:value-type="float">
            <text:p><text:s text:c="3"/>807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2985" calcext:value-type="float">
            <text:p><text:s text:c="3"/>2,985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9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53" office:value-type="float" office:value="138819" calcext:value-type="float">
            <text:p><text:s text:c="3"/>138,819</text:p>
          </table:table-cell>
          <table:table-cell table:style-name="ce53" office:value-type="float" office:value="121110" calcext:value-type="float">
            <text:p><text:s text:c="3"/>121,110</text:p>
          </table:table-cell>
          <table:table-cell table:style-name="ce53" office:value-type="float" office:value="12525" calcext:value-type="float">
            <text:p><text:s text:c="3"/>12,525</text:p>
          </table:table-cell>
          <table:table-cell table:style-name="ce53" office:value-type="float" office:value="12245" calcext:value-type="float">
            <text:p><text:s text:c="3"/>12,245</text:p>
          </table:table-cell>
          <table:table-cell table:style-name="ce53" office:value-type="float" office:value="280" calcext:value-type="float">
            <text:p><text:s text:c="3"/>280</text:p>
          </table:table-cell>
          <table:table-cell table:style-name="ce53" office:value-type="float" office:value="5184" calcext:value-type="float">
            <text:p><text:s text:c="3"/>5,184</text:p>
          </table:table-cell>
          <table:table-cell table:style-name="ce53" office:value-type="float" office:value="4663" calcext:value-type="float">
            <text:p><text:s text:c="3"/>4,663</text:p>
          </table:table-cell>
          <table:table-cell table:style-name="ce9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47" table:formula="of:=[.C47]+[.C48]" office:value-type="float" office:value="330654" calcext:value-type="float">
            <text:p><text:s text:c="3"/>330,654</text:p>
          </table:table-cell>
          <table:table-cell table:style-name="ce47" table:formula="of:=[.D47]+[.D48]" office:value-type="float" office:value="309138" calcext:value-type="float">
            <text:p><text:s text:c="3"/>309,138</text:p>
          </table:table-cell>
          <table:table-cell table:style-name="ce47" table:formula="of:=[.E47]+[.E48]" office:value-type="float" office:value="13463" calcext:value-type="float">
            <text:p><text:s text:c="3"/>13,463</text:p>
          </table:table-cell>
          <table:table-cell table:style-name="ce47" table:formula="of:=[.F47]+[.F48]" office:value-type="float" office:value="12800" calcext:value-type="float">
            <text:p><text:s text:c="3"/>12,800</text:p>
          </table:table-cell>
          <table:table-cell table:style-name="ce47" table:formula="of:=[.G47]+[.G48]" office:value-type="float" office:value="663" calcext:value-type="float">
            <text:p><text:s text:c="3"/>663</text:p>
          </table:table-cell>
          <table:table-cell table:style-name="ce47" table:formula="of:=[.H47]+[.H48]" office:value-type="float" office:value="8053" calcext:value-type="float">
            <text:p><text:s text:c="3"/>8,053</text:p>
          </table:table-cell>
          <table:table-cell table:style-name="ce47" table:formula="of:=[.I47]+[.I48]" office:value-type="float" office:value="4887" calcext:value-type="float">
            <text:p><text:s text:c="3"/>4,887</text:p>
          </table:table-cell>
          <table:table-cell table:style-name="ce95" table:formula="of:=[.J47]+[.J48]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男</text:p>
          </table:table-cell>
          <table:table-cell table:style-name="ce48" office:value-type="float" office:value="165327" calcext:value-type="float">
            <text:p><text:s text:c="3"/>165,327</text:p>
          </table:table-cell>
          <table:table-cell table:style-name="ce48" office:value-type="float" office:value="161237" calcext:value-type="float">
            <text:p><text:s text:c="3"/>161,237</text:p>
          </table:table-cell>
          <table:table-cell table:style-name="ce48" office:value-type="float" office:value="995" calcext:value-type="float">
            <text:p><text:s text:c="3"/>995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3095" calcext:value-type="float">
            <text:p><text:s text:c="3"/>3,095</text:p>
          </table:table-cell>
          <table:table-cell table:style-name="ce48" office:value-type="float" office:value="520" calcext:value-type="float">
            <text:p><text:s text:c="3"/>520</text:p>
          </table:table-cell>
          <table:table-cell table:style-name="ce81" office:value-type="float" office:value="2575" calcext:value-type="float">
            <text:p><text:s text:c="3"/>2,57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8" office:value-type="float" office:value="165327" calcext:value-type="float">
            <text:p><text:s text:c="3"/>165,327</text:p>
          </table:table-cell>
          <table:table-cell table:style-name="ce48" office:value-type="float" office:value="147901" calcext:value-type="float">
            <text:p><text:s text:c="3"/>147,901</text:p>
          </table:table-cell>
          <table:table-cell table:style-name="ce48" office:value-type="float" office:value="12468" calcext:value-type="float">
            <text:p><text:s text:c="3"/>12,468</text:p>
          </table:table-cell>
          <table:table-cell table:style-name="ce48" office:value-type="float" office:value="12114" calcext:value-type="float">
            <text:p><text:s text:c="3"/>12,114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4958" calcext:value-type="float">
            <text:p><text:s text:c="3"/>4,958</text:p>
          </table:table-cell>
          <table:table-cell table:style-name="ce48" office:value-type="float" office:value="4367" calcext:value-type="float">
            <text:p><text:s text:c="3"/>4,367</text:p>
          </table:table-cell>
          <table:table-cell table:style-name="ce81" office:value-type="float" office:value="591" calcext:value-type="float">
            <text:p><text:s text:c="3"/>591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4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86768" calcext:value-type="float">
            <text:p><text:s text:c="3"/>286,768</text:p>
          </table:table-cell>
          <table:table-cell table:style-name="ce51" office:value-type="float" office:value="266168" calcext:value-type="float">
            <text:p><text:s text:c="3"/>266,168</text:p>
          </table:table-cell>
          <table:table-cell table:style-name="ce51" office:value-type="float" office:value="12713" calcext:value-type="float">
            <text:p><text:s text:c="3"/>12,713</text:p>
          </table:table-cell>
          <table:table-cell table:style-name="ce51" office:value-type="float" office:value="12034" calcext:value-type="float">
            <text:p><text:s text:c="3"/>12,034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7887" calcext:value-type="float">
            <text:p><text:s text:c="3"/>7,887</text:p>
          </table:table-cell>
          <table:table-cell table:style-name="ce51" office:value-type="float" office:value="4784" calcext:value-type="float">
            <text:p><text:s text:c="3"/>4,784</text:p>
          </table:table-cell>
          <table:table-cell table:style-name="ce95" office:value-type="float" office:value="3103" calcext:value-type="float">
            <text:p><text:s text:c="3"/>3,103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男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39047" calcext:value-type="float">
            <text:p><text:s text:c="3"/>139,047</text:p>
          </table:table-cell>
          <table:table-cell table:style-name="ce48" office:value-type="float" office:value="1116" calcext:value-type="float">
            <text:p><text:s text:c="3"/>1,116</text:p>
          </table:table-cell>
          <table:table-cell table:style-name="ce48" office:value-type="float" office:value="766" calcext:value-type="float">
            <text:p><text:s text:c="3"/>766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221" calcext:value-type="float">
            <text:p><text:s text:c="3"/>3,221</text:p>
          </table:table-cell>
          <table:table-cell table:style-name="ce48" office:value-type="float" office:value="664" calcext:value-type="float">
            <text:p><text:s text:c="3"/>664</text:p>
          </table:table-cell>
          <table:table-cell table:style-name="ce81" office:value-type="float" office:value="2557" calcext:value-type="float">
            <text:p><text:s text:c="3"/>2,55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143384" calcext:value-type="float">
            <text:p><text:s text:c="3"/>143,384</text:p>
          </table:table-cell>
          <table:table-cell table:style-name="ce49" office:value-type="float" office:value="127121" calcext:value-type="float">
            <text:p><text:s text:c="3"/>127,121</text:p>
          </table:table-cell>
          <table:table-cell table:style-name="ce49" office:value-type="float" office:value="11597" calcext:value-type="float">
            <text:p><text:s text:c="3"/>11,597</text:p>
          </table:table-cell>
          <table:table-cell table:style-name="ce49" office:value-type="float" office:value="11268" calcext:value-type="float">
            <text:p><text:s text:c="3"/>11,268</text:p>
          </table:table-cell>
          <table:table-cell table:style-name="ce49" office:value-type="float" office:value="329" calcext:value-type="float">
            <text:p><text:s text:c="3"/>329</text:p>
          </table:table-cell>
          <table:table-cell table:style-name="ce49" office:value-type="float" office:value="4666" calcext:value-type="float">
            <text:p><text:s text:c="3"/>4,666</text:p>
          </table:table-cell>
          <table:table-cell table:style-name="ce49" office:value-type="float" office:value="4120" calcext:value-type="float">
            <text:p><text:s text:c="3"/>4,120</text:p>
          </table:table-cell>
          <table:table-cell table:style-name="ce82" office:value-type="float" office:value="546" calcext:value-type="float">
            <text:p><text:s text:c="3"/>54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4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295272" calcext:value-type="float">
            <text:p><text:s text:c="3"/>295,272</text:p>
          </table:table-cell>
          <table:table-cell table:style-name="ce54" office:value-type="float" office:value="275780" calcext:value-type="float">
            <text:p><text:s text:c="3"/>275,780</text:p>
          </table:table-cell>
          <table:table-cell table:style-name="ce54" office:value-type="float" office:value="11542" calcext:value-type="float">
            <text:p><text:s text:c="3"/>11,542</text:p>
          </table:table-cell>
          <table:table-cell table:style-name="ce54" office:value-type="float" office:value="10829" calcext:value-type="float">
            <text:p><text:s text:c="3"/>10,829</text:p>
          </table:table-cell>
          <table:table-cell table:style-name="ce54" office:value-type="float" office:value="713" calcext:value-type="float">
            <text:p><text:s text:c="3"/>713</text:p>
          </table:table-cell>
          <table:table-cell table:style-name="ce54" office:value-type="float" office:value="7950" calcext:value-type="float">
            <text:p><text:s text:c="3"/>7,950</text:p>
          </table:table-cell>
          <table:table-cell table:style-name="ce54" office:value-type="float" office:value="4823" calcext:value-type="float">
            <text:p><text:s text:c="3"/>4,823</text:p>
          </table:table-cell>
          <table:table-cell table:style-name="ce99" office:value-type="float" office:value="3127" calcext:value-type="float">
            <text:p><text:s text:c="3"/>3,12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男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43446" calcext:value-type="float">
            <text:p><text:s text:c="3"/>143,446</text:p>
          </table:table-cell>
          <table:table-cell table:style-name="ce48" office:value-type="float" office:value="1074" calcext:value-type="float">
            <text:p><text:s text:c="3"/>1,074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48" office:value-type="float" office:value="336" calcext:value-type="float">
            <text:p><text:s text:c="3"/>336</text:p>
          </table:table-cell>
          <table:table-cell table:style-name="ce48" office:value-type="float" office:value="3116" calcext:value-type="float">
            <text:p><text:s text:c="3"/>3,116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81" office:value-type="float" office:value="2500" calcext:value-type="float">
            <text:p><text:s text:c="3"/>2,50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147636" calcext:value-type="float">
            <text:p><text:s text:c="3"/>147,636</text:p>
          </table:table-cell>
          <table:table-cell table:style-name="ce49" office:value-type="float" office:value="132334" calcext:value-type="float">
            <text:p><text:s text:c="3"/>132,334</text:p>
          </table:table-cell>
          <table:table-cell table:style-name="ce49" office:value-type="float" office:value="10468" calcext:value-type="float">
            <text:p><text:s text:c="3"/>10,468</text:p>
          </table:table-cell>
          <table:table-cell table:style-name="ce49" office:value-type="float" office:value="10091" calcext:value-type="float">
            <text:p><text:s text:c="3"/>10,091</text:p>
          </table:table-cell>
          <table:table-cell table:style-name="ce49" office:value-type="float" office:value="377" calcext:value-type="float">
            <text:p><text:s text:c="3"/>377</text:p>
          </table:table-cell>
          <table:table-cell table:style-name="ce49" office:value-type="float" office:value="4834" calcext:value-type="float">
            <text:p><text:s text:c="3"/>4,834</text:p>
          </table:table-cell>
          <table:table-cell table:style-name="ce49" office:value-type="float" office:value="4207" calcext:value-type="float">
            <text:p><text:s text:c="3"/>4,207</text:p>
          </table:table-cell>
          <table:table-cell table:style-name="ce82" office:value-type="float" office:value="627" calcext:value-type="float">
            <text:p><text:s text:c="3"/>627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4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98574" calcext:value-type="float">
            <text:p><text:s text:c="3"/>298,574</text:p>
          </table:table-cell>
          <table:table-cell table:style-name="ce54" office:value-type="float" office:value="278873" calcext:value-type="float">
            <text:p><text:s text:c="3"/>278,873</text:p>
          </table:table-cell>
          <table:table-cell table:style-name="ce54" office:value-type="float" office:value="10986" calcext:value-type="float">
            <text:p><text:s text:c="3"/>10,986</text:p>
          </table:table-cell>
          <table:table-cell table:style-name="ce54" office:value-type="float" office:value="10044" calcext:value-type="float">
            <text:p><text:s text:c="3"/>10,044</text:p>
          </table:table-cell>
          <table:table-cell table:style-name="ce54" office:value-type="float" office:value="942" calcext:value-type="float">
            <text:p><text:s text:c="3"/>942</text:p>
          </table:table-cell>
          <table:table-cell table:style-name="ce54" office:value-type="float" office:value="8715" calcext:value-type="float">
            <text:p><text:s text:c="3"/>8,715</text:p>
          </table:table-cell>
          <table:table-cell table:style-name="ce54" office:value-type="float" office:value="5466" calcext:value-type="float">
            <text:p><text:s text:c="3"/>5,466</text:p>
          </table:table-cell>
          <table:table-cell table:style-name="ce99" office:value-type="float" office:value="3249" calcext:value-type="float">
            <text:p><text:s text:c="3"/>3,24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男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44766" calcext:value-type="float">
            <text:p><text:s text:c="3"/>144,766</text:p>
          </table:table-cell>
          <table:table-cell table:style-name="ce48" office:value-type="float" office:value="1178" calcext:value-type="float">
            <text:p><text:s text:c="3"/>1,178</text:p>
          </table:table-cell>
          <table:table-cell table:style-name="ce48" office:value-type="float" office:value="727" calcext:value-type="float">
            <text:p><text:s text:c="3"/>727</text:p>
          </table:table-cell>
          <table:table-cell table:style-name="ce48" office:value-type="float" office:value="451" calcext:value-type="float">
            <text:p><text:s text:c="3"/>451</text:p>
          </table:table-cell>
          <table:table-cell table:style-name="ce48" office:value-type="float" office:value="3343" calcext:value-type="float">
            <text:p><text:s text:c="3"/>3,343</text:p>
          </table:table-cell>
          <table:table-cell table:style-name="ce48" office:value-type="float" office:value="706" calcext:value-type="float">
            <text:p><text:s text:c="3"/>706</text:p>
          </table:table-cell>
          <table:table-cell table:style-name="ce81" office:value-type="float" office:value="2637" calcext:value-type="float">
            <text:p><text:s text:c="3"/>2,63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149287" calcext:value-type="float">
            <text:p><text:s text:c="3"/>149,287</text:p>
          </table:table-cell>
          <table:table-cell table:style-name="ce49" office:value-type="float" office:value="134107" calcext:value-type="float">
            <text:p><text:s text:c="3"/>134,107</text:p>
          </table:table-cell>
          <table:table-cell table:style-name="ce49" office:value-type="float" office:value="9808" calcext:value-type="float">
            <text:p><text:s text:c="3"/>9,808</text:p>
          </table:table-cell>
          <table:table-cell table:style-name="ce49" office:value-type="float" office:value="9317" calcext:value-type="float">
            <text:p><text:s text:c="3"/>9,317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5372" calcext:value-type="float">
            <text:p><text:s text:c="3"/>5,372</text:p>
          </table:table-cell>
          <table:table-cell table:style-name="ce49" office:value-type="float" office:value="4760" calcext:value-type="float">
            <text:p><text:s text:c="3"/>4,760</text:p>
          </table:table-cell>
          <table:table-cell table:style-name="ce82" office:value-type="float" office:value="612" calcext:value-type="float">
            <text:p><text:s text:c="3"/>612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7" office:value-type="string" calcext:value-type="string" table:number-columns-spanned="1" table:number-rows-spanned="3">
            <text:p>7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9950" calcext:value-type="float">
            <text:p><text:s text:c="3"/>19,950</text:p>
          </table:table-cell>
          <table:table-cell table:style-name="ce73" office:value-type="float" office:value="18333" calcext:value-type="float">
            <text:p><text:s text:c="3"/>18,333</text:p>
          </table:table-cell>
          <table:table-cell table:style-name="ce73" office:value-type="float" office:value="894" calcext:value-type="float">
            <text:p><text:s text:c="3"/>894</text:p>
          </table:table-cell>
          <table:table-cell table:style-name="ce73" office:value-type="float" office:value="803" calcext:value-type="float">
            <text:p><text:s text:c="3"/>803</text:p>
          </table:table-cell>
          <table:table-cell table:style-name="ce73" office:value-type="float" office:value="91" calcext:value-type="float">
            <text:p><text:s text:c="3"/>91</text:p>
          </table:table-cell>
          <table:table-cell table:style-name="ce73" office:value-type="float" office:value="723" calcext:value-type="float">
            <text:p><text:s text:c="3"/>723</text:p>
          </table:table-cell>
          <table:table-cell table:style-name="ce73" office:value-type="float" office:value="453" calcext:value-type="float">
            <text:p><text:s text:c="3"/>453</text:p>
          </table:table-cell>
          <table:table-cell table:style-name="ce100" office:value-type="float" office:value="270" calcext:value-type="float">
            <text:p><text:s text:c="3"/>27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office:value-type="float" office:value="9975" calcext:value-type="float">
            <text:p><text:s text:c="3"/>9,975</text:p>
          </table:table-cell>
          <table:table-cell table:style-name="ce74" office:value-type="float" office:value="9570" calcext:value-type="float">
            <text:p><text:s text:c="3"/>9,570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74" office:value-type="float" office:value="300" calcext:value-type="float">
            <text:p><text:s text:c="3"/>300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9"/>
          <table:table-cell table:style-name="ce39" office:value-type="string" calcext:value-type="string">
            <text:p>女</text:p>
          </table:table-cell>
          <table:table-cell table:style-name="ce57" office:value-type="float" office:value="9975" calcext:value-type="float">
            <text:p><text:s text:c="3"/>9,975</text:p>
          </table:table-cell>
          <table:table-cell table:style-name="ce75" office:value-type="float" office:value="8763" calcext:value-type="float">
            <text:p><text:s text:c="3"/>8,763</text:p>
          </table:table-cell>
          <table:table-cell table:style-name="ce57" office:value-type="float" office:value="789" calcext:value-type="float">
            <text:p><text:s text:c="3"/>789</text:p>
          </table:table-cell>
          <table:table-cell table:style-name="ce57" office:value-type="float" office:value="738" calcext:value-type="float">
            <text:p><text:s text:c="3"/>738</text:p>
          </table:table-cell>
          <table:table-cell table:style-name="ce57" office:value-type="float" office:value="51" calcext:value-type="float">
            <text:p><text:s text:c="3"/>51</text:p>
          </table:table-cell>
          <table:table-cell table:style-name="ce75" office:value-type="float" office:value="423" calcext:value-type="float">
            <text:p><text:s text:c="3"/>423</text:p>
          </table:table-cell>
          <table:table-cell table:style-name="ce57" office:value-type="float" office:value="384" calcext:value-type="float">
            <text:p><text:s text:c="3"/>384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7" office:value-type="string" calcext:value-type="string" table:number-columns-spanned="1" table:number-rows-spanned="3">
            <text:p>8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1638" calcext:value-type="float">
            <text:p><text:s text:c="3"/>11,638</text:p>
          </table:table-cell>
          <table:table-cell table:style-name="ce73" office:value-type="float" office:value="10173" calcext:value-type="float">
            <text:p><text:s text:c="3"/>10,173</text:p>
          </table:table-cell>
          <table:table-cell table:style-name="ce73" office:value-type="float" office:value="809" calcext:value-type="float">
            <text:p><text:s text:c="3"/>809</text:p>
          </table:table-cell>
          <table:table-cell table:style-name="ce73" office:value-type="float" office:value="738" calcext:value-type="float">
            <text:p><text:s text:c="3"/>738</text:p>
          </table:table-cell>
          <table:table-cell table:style-name="ce73" office:value-type="float" office:value="71" calcext:value-type="float">
            <text:p><text:s text:c="3"/>71</text:p>
          </table:table-cell>
          <table:table-cell table:style-name="ce73" office:value-type="float" office:value="656" calcext:value-type="float">
            <text:p><text:s text:c="3"/>656</text:p>
          </table:table-cell>
          <table:table-cell table:style-name="ce73" office:value-type="float" office:value="412" calcext:value-type="float">
            <text:p><text:s text:c="3"/>412</text:p>
          </table:table-cell>
          <table:table-cell table:style-name="ce100" office:value-type="float" office:value="244" calcext:value-type="float">
            <text:p><text:s text:c="3"/>244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office:value-type="float" office:value="5819" calcext:value-type="float">
            <text:p><text:s text:c="3"/>5,819</text:p>
          </table:table-cell>
          <table:table-cell table:style-name="ce74" office:value-type="float" office:value="5496" calcext:value-type="float">
            <text:p><text:s text:c="3"/>5,496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74" office:value-type="float" office:value="248" calcext:value-type="float">
            <text:p><text:s text:c="3"/>248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9"/>
          <table:table-cell table:style-name="ce39" office:value-type="string" calcext:value-type="string">
            <text:p>女</text:p>
          </table:table-cell>
          <table:table-cell table:style-name="ce57" office:value-type="float" office:value="5819" calcext:value-type="float">
            <text:p><text:s text:c="3"/>5,819</text:p>
          </table:table-cell>
          <table:table-cell table:style-name="ce75" office:value-type="float" office:value="4677" calcext:value-type="float">
            <text:p><text:s text:c="3"/>4,677</text:p>
          </table:table-cell>
          <table:table-cell table:style-name="ce57" office:value-type="float" office:value="734" calcext:value-type="float">
            <text:p><text:s text:c="3"/>734</text:p>
          </table:table-cell>
          <table:table-cell table:style-name="ce57" office:value-type="float" office:value="691" calcext:value-type="float">
            <text:p><text:s text:c="3"/>691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75" office:value-type="float" office:value="408" calcext:value-type="float">
            <text:p><text:s text:c="3"/>408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7" office:value-type="string" calcext:value-type="string" table:number-columns-spanned="1" table:number-rows-spanned="3">
            <text:p>9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7674" calcext:value-type="float">
            <text:p><text:s text:c="3"/>27,674</text:p>
          </table:table-cell>
          <table:table-cell table:style-name="ce73" office:value-type="float" office:value="25915" calcext:value-type="float">
            <text:p><text:s text:c="3"/>25,915</text:p>
          </table:table-cell>
          <table:table-cell table:style-name="ce73" office:value-type="float" office:value="1059" calcext:value-type="float">
            <text:p><text:s text:c="3"/>1,059</text:p>
          </table:table-cell>
          <table:table-cell table:style-name="ce73" office:value-type="float" office:value="963" calcext:value-type="float">
            <text:p><text:s text:c="3"/>963</text:p>
          </table:table-cell>
          <table:table-cell table:style-name="ce73" office:value-type="float" office:value="96" calcext:value-type="float">
            <text:p><text:s text:c="3"/>96</text:p>
          </table:table-cell>
          <table:table-cell table:style-name="ce73" office:value-type="float" office:value="700" calcext:value-type="float">
            <text:p><text:s text:c="3"/>700</text:p>
          </table:table-cell>
          <table:table-cell table:style-name="ce73" office:value-type="float" office:value="452" calcext:value-type="float">
            <text:p><text:s text:c="3"/>452</text:p>
          </table:table-cell>
          <table:table-cell table:style-name="ce100" office:value-type="float" office:value="248" calcext:value-type="float">
            <text:p><text:s text:c="3"/>24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office:value-type="float" office:value="13837" calcext:value-type="float">
            <text:p><text:s text:c="3"/>13,837</text:p>
          </table:table-cell>
          <table:table-cell table:style-name="ce74" office:value-type="float" office:value="13458" calcext:value-type="float">
            <text:p><text:s text:c="3"/>13,458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6" office:value-type="float" office:value="13837" calcext:value-type="float">
            <text:p><text:s text:c="3"/>13,837</text:p>
          </table:table-cell>
          <table:table-cell table:style-name="ce74" office:value-type="float" office:value="12457" calcext:value-type="float">
            <text:p><text:s text:c="3"/>12,457</text:p>
          </table:table-cell>
          <table:table-cell table:style-name="ce56" office:value-type="float" office:value="943" calcext:value-type="float">
            <text:p><text:s text:c="3"/>943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74" office:value-type="float" office:value="437" calcext:value-type="float">
            <text:p><text:s text:c="3"/>437</text:p>
          </table:table-cell>
          <table:table-cell table:style-name="ce56" office:value-type="float" office:value="391" calcext:value-type="float">
            <text:p><text:s text:c="3"/>391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13"/>
          <table:table-cell table:number-columns-repeated="1013"/>
        </table:table-row>
        <table:table-row table:style-name="ro8">
          <table:table-cell table:style-name="ce17" office:value-type="string" calcext:value-type="string" table:number-columns-spanned="1" table:number-rows-spanned="3">
            <text:p>10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5656" calcext:value-type="float">
            <text:p><text:s text:c="3"/>25,656</text:p>
          </table:table-cell>
          <table:table-cell table:style-name="ce73" office:value-type="float" office:value="23979" calcext:value-type="float">
            <text:p><text:s text:c="3"/>23,979</text:p>
          </table:table-cell>
          <table:table-cell table:style-name="ce73" office:value-type="float" office:value="920" calcext:value-type="float">
            <text:p><text:s text:c="3"/>920</text:p>
          </table:table-cell>
          <table:table-cell table:style-name="ce73" office:value-type="float" office:value="853" calcext:value-type="float">
            <text:p><text:s text:c="3"/>853</text:p>
          </table:table-cell>
          <table:table-cell table:style-name="ce73" office:value-type="float" office:value="67" calcext:value-type="float">
            <text:p><text:s text:c="3"/>67</text:p>
          </table:table-cell>
          <table:table-cell table:style-name="ce73" office:value-type="float" office:value="757" calcext:value-type="float">
            <text:p><text:s text:c="3"/>757</text:p>
          </table:table-cell>
          <table:table-cell table:style-name="ce73" office:value-type="float" office:value="487" calcext:value-type="float">
            <text:p><text:s text:c="3"/>487</text:p>
          </table:table-cell>
          <table:table-cell table:style-name="ce100" office:value-type="float" office:value="270" calcext:value-type="float">
            <text:p><text:s text:c="3"/>27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office:value-type="float" office:value="12828" calcext:value-type="float">
            <text:p><text:s text:c="3"/>12,828</text:p>
          </table:table-cell>
          <table:table-cell table:style-name="ce74" office:value-type="float" office:value="12456" calcext:value-type="float">
            <text:p><text:s text:c="3"/>12,4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71" calcext:value-type="float">
            <text:p><text:s text:c="3"/>71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74" office:value-type="float" office:value="261" calcext:value-type="float">
            <text:p><text:s text:c="3"/>26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6" office:value-type="float" office:value="12828" calcext:value-type="float">
            <text:p><text:s text:c="3"/>12,828</text:p>
          </table:table-cell>
          <table:table-cell table:style-name="ce74" office:value-type="float" office:value="11523" calcext:value-type="float">
            <text:p><text:s text:c="3"/>11,523</text:p>
          </table:table-cell>
          <table:table-cell table:style-name="ce56" office:value-type="float" office:value="809" calcext:value-type="float">
            <text:p><text:s text:c="3"/>809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496" calcext:value-type="float">
            <text:p><text:s text:c="3"/>496</text:p>
          </table:table-cell>
          <table:table-cell table:style-name="ce56" office:value-type="float" office:value="434" calcext:value-type="float">
            <text:p><text:s text:c="3"/>434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7" office:value-type="string" calcext:value-type="string" table:number-columns-spanned="1" table:number-rows-spanned="3">
            <text:p>11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1160" calcext:value-type="float">
            <text:p><text:s text:c="3"/>21,160</text:p>
          </table:table-cell>
          <table:table-cell table:style-name="ce73" office:value-type="float" office:value="19635" calcext:value-type="float">
            <text:p><text:s text:c="3"/>19,635</text:p>
          </table:table-cell>
          <table:table-cell table:style-name="ce73" office:value-type="float" office:value="843" calcext:value-type="float">
            <text:p><text:s text:c="3"/>843</text:p>
          </table:table-cell>
          <table:table-cell table:style-name="ce73" office:value-type="float" office:value="779" calcext:value-type="float">
            <text:p><text:s text:c="3"/>779</text:p>
          </table:table-cell>
          <table:table-cell table:style-name="ce73" office:value-type="float" office:value="64" calcext:value-type="float">
            <text:p><text:s text:c="3"/>64</text:p>
          </table:table-cell>
          <table:table-cell table:style-name="ce73" office:value-type="float" office:value="682" calcext:value-type="float">
            <text:p><text:s text:c="3"/>682</text:p>
          </table:table-cell>
          <table:table-cell table:style-name="ce73" office:value-type="float" office:value="432" calcext:value-type="float">
            <text:p><text:s text:c="3"/>432</text:p>
          </table:table-cell>
          <table:table-cell table:style-name="ce100" office:value-type="float" office:value="250" calcext:value-type="float">
            <text:p><text:s text:c="3"/>25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office:value-type="float" office:value="10580" calcext:value-type="float">
            <text:p><text:s text:c="3"/>10,580</text:p>
          </table:table-cell>
          <table:table-cell table:style-name="ce74" office:value-type="float" office:value="10208" calcext:value-type="float">
            <text:p><text:s text:c="3"/>10,208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74" office:value-type="float" office:value="271" calcext:value-type="float">
            <text:p><text:s text:c="3"/>27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6" office:value-type="float" office:value="10580" calcext:value-type="float">
            <text:p><text:s text:c="3"/>10,580</text:p>
          </table:table-cell>
          <table:table-cell table:style-name="ce74" office:value-type="float" office:value="9427" calcext:value-type="float">
            <text:p><text:s text:c="3"/>9,427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74" office:value-type="float" office:value="411" calcext:value-type="float">
            <text:p><text:s text:c="3"/>411</text:p>
          </table:table-cell>
          <table:table-cell table:style-name="ce56" office:value-type="float" office:value="369" calcext:value-type="float">
            <text:p><text:s text:c="3"/>369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7" office:value-type="string" calcext:value-type="string" table:number-columns-spanned="1" table:number-rows-spanned="3">
            <text:p>12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33634" calcext:value-type="float">
            <text:p><text:s text:c="3"/>33,634</text:p>
          </table:table-cell>
          <table:table-cell table:style-name="ce73" office:value-type="float" office:value="31719" calcext:value-type="float">
            <text:p><text:s text:c="3"/>31,719</text:p>
          </table:table-cell>
          <table:table-cell table:style-name="ce73" office:value-type="float" office:value="997" calcext:value-type="float">
            <text:p><text:s text:c="3"/>997</text:p>
          </table:table-cell>
          <table:table-cell table:style-name="ce73" office:value-type="float" office:value="883" calcext:value-type="float">
            <text:p><text:s text:c="3"/>883</text:p>
          </table:table-cell>
          <table:table-cell table:style-name="ce73" office:value-type="float" office:value="114" calcext:value-type="float">
            <text:p><text:s text:c="3"/>114</text:p>
          </table:table-cell>
          <table:table-cell table:style-name="ce73" office:value-type="float" office:value="918" calcext:value-type="float">
            <text:p><text:s text:c="3"/>918</text:p>
          </table:table-cell>
          <table:table-cell table:style-name="ce73" office:value-type="float" office:value="582" calcext:value-type="float">
            <text:p><text:s text:c="3"/>582</text:p>
          </table:table-cell>
          <table:table-cell table:style-name="ce100" office:value-type="float" office:value="336" calcext:value-type="float">
            <text:p><text:s text:c="3"/>336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office:value-type="float" office:value="16817" calcext:value-type="float">
            <text:p><text:s text:c="3"/>16,817</text:p>
          </table:table-cell>
          <table:table-cell table:style-name="ce74" office:value-type="float" office:value="16339" calcext:value-type="float">
            <text:p><text:s text:c="3"/>16,339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74" office:value-type="float" office:value="351" calcext:value-type="float">
            <text:p><text:s text:c="3"/>351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6" office:value-type="float" office:value="16817" calcext:value-type="float">
            <text:p><text:s text:c="3"/>16,817</text:p>
          </table:table-cell>
          <table:table-cell table:style-name="ce74" office:value-type="float" office:value="15380" calcext:value-type="float">
            <text:p><text:s text:c="3"/>15,380</text:p>
          </table:table-cell>
          <table:table-cell table:style-name="ce56" office:value-type="float" office:value="870" calcext:value-type="float">
            <text:p><text:s text:c="3"/>870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74" office:value-type="float" office:value="567" calcext:value-type="float">
            <text:p><text:s text:c="3"/>567</text:p>
          </table:table-cell>
          <table:table-cell table:style-name="ce56" office:value-type="float" office:value="502" calcext:value-type="float">
            <text:p><text:s text:c="3"/>502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4" office:value-type="string" calcext:value-type="string" table:number-columns-spanned="1" table:number-rows-spanned="3">
            <text:p>104年</text:p>
            <text:p>截至7月止</text:p>
          </table:table-cell>
          <table:table-cell table:style-name="ce41" office:value-type="string" calcext:value-type="string">
            <text:p>計</text:p>
          </table:table-cell>
          <table:table-cell table:style-name="ce58" table:formula="of:=SUM([.C79];[.C82];[.C85];[.C88];[.C91];[.C94];[.C97])" office:value-type="float" office:value="181522" calcext:value-type="float">
            <text:p><text:s text:c="3"/>181,522</text:p>
          </table:table-cell>
          <table:table-cell table:style-name="ce58" table:formula="of:=SUM([.D79];[.D82];[.D85];[.D88];[.D91];[.D94];[.D97])" office:value-type="float" office:value="169860" calcext:value-type="float">
            <text:p><text:s text:c="3"/>169,860</text:p>
          </table:table-cell>
          <table:table-cell table:style-name="ce58" table:formula="of:=SUM([.E79];[.E82];[.E85];[.E88];[.E91];[.E94];[.E97])" office:value-type="float" office:value="6090" calcext:value-type="float">
            <text:p><text:s text:c="3"/>6,090</text:p>
          </table:table-cell>
          <table:table-cell table:style-name="ce58" table:formula="of:=SUM([.F79];[.F82];[.F85];[.F88];[.F91];[.F94];[.F97])" office:value-type="float" office:value="5434" calcext:value-type="float">
            <text:p><text:s text:c="3"/>5,434</text:p>
          </table:table-cell>
          <table:table-cell table:style-name="ce58" table:formula="of:=SUM([.G79];[.G82];[.G85];[.G88];[.G91];[.G94];[.G97])" office:value-type="float" office:value="656" calcext:value-type="float">
            <text:p><text:s text:c="3"/>656</text:p>
          </table:table-cell>
          <table:table-cell table:style-name="ce58" table:formula="of:=SUM([.H79];[.H82];[.H85];[.H88];[.H91];[.H94];[.H97])" office:value-type="float" office:value="5572" calcext:value-type="float">
            <text:p><text:s text:c="3"/>5,572</text:p>
          </table:table-cell>
          <table:table-cell table:style-name="ce58" table:formula="of:=SUM([.I79];[.I82];[.I85];[.I88];[.I91];[.I94];[.I97])" office:value-type="float" office:value="3690" calcext:value-type="float">
            <text:p><text:s text:c="3"/>3,690</text:p>
          </table:table-cell>
          <table:table-cell table:style-name="ce103" table:formula="of:=SUM([.J79];[.J82];[.J85];[.J88];[.J91];[.J94];[.J97])" office:value-type="float" office:value="1882" calcext:value-type="float">
            <text:p><text:s text:c="3"/>1,882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42" office:value-type="string" calcext:value-type="string">
            <text:p>男</text:p>
          </table:table-cell>
          <table:table-cell table:style-name="ce59" table:formula="of:=SUM([.C80];[.C83];[.C86];[.C89];[.C92];[.C95];[.C98])" office:value-type="float" office:value="90761" calcext:value-type="float">
            <text:p><text:s text:c="3"/>90,761</text:p>
          </table:table-cell>
          <table:table-cell table:style-name="ce59" table:formula="of:=SUM([.D80];[.D83];[.D86];[.D89];[.D92];[.D95];[.D98])" office:value-type="float" office:value="88094" calcext:value-type="float">
            <text:p><text:s text:c="3"/>88,094</text:p>
          </table:table-cell>
          <table:table-cell table:style-name="ce59" table:formula="of:=SUM([.E80];[.E83];[.E86];[.E89];[.E92];[.E95];[.E98])" office:value-type="float" office:value="720" calcext:value-type="float">
            <text:p><text:s text:c="3"/>720</text:p>
          </table:table-cell>
          <table:table-cell table:style-name="ce59" table:formula="of:=SUM([.F80];[.F83];[.F86];[.F89];[.F92];[.F95];[.F98])" office:value-type="float" office:value="430" calcext:value-type="float">
            <text:p><text:s text:c="3"/>430</text:p>
          </table:table-cell>
          <table:table-cell table:style-name="ce59" table:formula="of:=SUM([.G80];[.G83];[.G86];[.G89];[.G92];[.G95];[.G98])" office:value-type="float" office:value="290" calcext:value-type="float">
            <text:p><text:s text:c="3"/>290</text:p>
          </table:table-cell>
          <table:table-cell table:style-name="ce59" table:formula="of:=SUM([.H80];[.H83];[.H86];[.H89];[.H92];[.H95];[.H98])" office:value-type="float" office:value="1947" calcext:value-type="float">
            <text:p><text:s text:c="3"/>1,947</text:p>
          </table:table-cell>
          <table:table-cell table:style-name="ce59" table:formula="of:=SUM([.I80];[.I83];[.I86];[.I89];[.I92];[.I95];[.I98])" office:value-type="float" office:value="444" calcext:value-type="float">
            <text:p><text:s text:c="3"/>444</text:p>
          </table:table-cell>
          <table:table-cell table:style-name="ce104" table:formula="of:=SUM([.J80];[.J83];[.J86];[.J89];[.J92];[.J95];[.J98])" office:value-type="float" office:value="1503" calcext:value-type="float">
            <text:p><text:s text:c="3"/>1,503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6"/>
          <table:table-cell table:style-name="ce43" office:value-type="string" calcext:value-type="string">
            <text:p>女</text:p>
          </table:table-cell>
          <table:table-cell table:style-name="ce60" table:formula="of:=SUM([.C81];[.C84];[.C87];[.C90];[.C93];[.C96];[.C99])" office:value-type="float" office:value="90761" calcext:value-type="float">
            <text:p><text:s text:c="3"/>90,761</text:p>
          </table:table-cell>
          <table:table-cell table:style-name="ce60" table:formula="of:=SUM([.D81];[.D84];[.D87];[.D90];[.D93];[.D96];[.D99])" office:value-type="float" office:value="81766" calcext:value-type="float">
            <text:p><text:s text:c="3"/>81,766</text:p>
          </table:table-cell>
          <table:table-cell table:style-name="ce60" table:formula="of:=SUM([.E81];[.E84];[.E87];[.E90];[.E93];[.E96];[.E99])" office:value-type="float" office:value="5370" calcext:value-type="float">
            <text:p><text:s text:c="3"/>5,370</text:p>
          </table:table-cell>
          <table:table-cell table:style-name="ce60" table:formula="of:=SUM([.F81];[.F84];[.F87];[.F90];[.F93];[.F96];[.F99])" office:value-type="float" office:value="5004" calcext:value-type="float">
            <text:p><text:s text:c="3"/>5,004</text:p>
          </table:table-cell>
          <table:table-cell table:style-name="ce60" table:formula="of:=SUM([.G81];[.G84];[.G87];[.G90];[.G93];[.G96];[.G99])" office:value-type="float" office:value="366" calcext:value-type="float">
            <text:p><text:s text:c="3"/>366</text:p>
          </table:table-cell>
          <table:table-cell table:style-name="ce60" table:formula="of:=SUM([.H81];[.H84];[.H87];[.H90];[.H93];[.H96];[.H99])" office:value-type="float" office:value="3625" calcext:value-type="float">
            <text:p><text:s text:c="3"/>3,625</text:p>
          </table:table-cell>
          <table:table-cell table:style-name="ce60" table:formula="of:=SUM([.I81];[.I84];[.I87];[.I90];[.I93];[.I96];[.I99])" office:value-type="float" office:value="3246" calcext:value-type="float">
            <text:p><text:s text:c="3"/>3,246</text:p>
          </table:table-cell>
          <table:table-cell table:style-name="ce105" table:formula="of:=SUM([.J81];[.J84];[.J87];[.J90];[.J93];[.J96];[.J99])" office:value-type="float" office:value="379" calcext:value-type="float">
            <text:p><text:s text:c="3"/>379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7" office:value-type="string" calcext:value-type="string" table:number-columns-spanned="1" table:number-rows-spanned="3">
            <text:p>1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table:formula="of:=[.C80]+[.C81]" office:value-type="float" office:value="32292" calcext:value-type="float">
            <text:p><text:s text:c="3"/>32,292</text:p>
          </table:table-cell>
          <table:table-cell table:style-name="ce73" table:formula="of:=[.D80]+[.D81]" office:value-type="float" office:value="30657" calcext:value-type="float">
            <text:p><text:s text:c="3"/>30,657</text:p>
          </table:table-cell>
          <table:table-cell table:style-name="ce73" table:formula="of:=[.E80]+[.E81]" office:value-type="float" office:value="855" calcext:value-type="float">
            <text:p><text:s text:c="3"/>855</text:p>
          </table:table-cell>
          <table:table-cell table:style-name="ce73" table:formula="of:=[.F80]+[.F81]" office:value-type="float" office:value="781" calcext:value-type="float">
            <text:p><text:s text:c="3"/>781</text:p>
          </table:table-cell>
          <table:table-cell table:style-name="ce73" table:formula="of:=[.G80]+[.G81]" office:value-type="float" office:value="74" calcext:value-type="float">
            <text:p><text:s text:c="3"/>74</text:p>
          </table:table-cell>
          <table:table-cell table:style-name="ce73" table:formula="of:=[.H80]+[.H81]" office:value-type="float" office:value="780" calcext:value-type="float">
            <text:p><text:s text:c="3"/>780</text:p>
          </table:table-cell>
          <table:table-cell table:style-name="ce73" table:formula="of:=[.I80]+[.I81]" office:value-type="float" office:value="531" calcext:value-type="float">
            <text:p><text:s text:c="3"/>531</text:p>
          </table:table-cell>
          <table:table-cell table:style-name="ce100" table:formula="of:=[.J80]+[.J81]" office:value-type="float" office:value="249" calcext:value-type="float">
            <text:p><text:s text:c="3"/>24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table:formula="of:=[.D80]+[.E80]+[.H80]" office:value-type="float" office:value="16146" calcext:value-type="float">
            <text:p><text:s text:c="3"/>16,146</text:p>
          </table:table-cell>
          <table:table-cell table:style-name="ce74" office:value-type="float" office:value="15808" calcext:value-type="float">
            <text:p><text:s text:c="3"/>15,808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249" calcext:value-type="float">
            <text:p><text:s text:c="3"/>249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6" table:formula="of:=[.D81]+[.E81]+[.H81]" office:value-type="float" office:value="16146" calcext:value-type="float">
            <text:p><text:s text:c="3"/>16,146</text:p>
          </table:table-cell>
          <table:table-cell table:style-name="ce74" office:value-type="float" office:value="14849" calcext:value-type="float">
            <text:p><text:s text:c="3"/>14,849</text:p>
          </table:table-cell>
          <table:table-cell table:style-name="ce56" office:value-type="float" office:value="766" calcext:value-type="float">
            <text:p><text:s text:c="3"/>766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74" office:value-type="float" office:value="531" calcext:value-type="float">
            <text:p><text:s text:c="3"/>531</text:p>
          </table:table-cell>
          <table:table-cell table:style-name="ce56" office:value-type="float" office:value="484" calcext:value-type="float">
            <text:p><text:s text:c="3"/>484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7" office:value-type="string" calcext:value-type="string" table:number-columns-spanned="1" table:number-rows-spanned="3">
            <text:p>2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table:formula="of:=[.C83]+[.C84]" office:value-type="float" office:value="21624" calcext:value-type="float">
            <text:p><text:s text:c="3"/>21,624</text:p>
          </table:table-cell>
          <table:table-cell table:style-name="ce73" table:formula="of:=[.D83]+[.D84]" office:value-type="float" office:value="19904" calcext:value-type="float">
            <text:p><text:s text:c="3"/>19,904</text:p>
          </table:table-cell>
          <table:table-cell table:style-name="ce73" table:formula="of:=[.E83]+[.E84]" office:value-type="float" office:value="1048" calcext:value-type="float">
            <text:p><text:s text:c="3"/>1,048</text:p>
          </table:table-cell>
          <table:table-cell table:style-name="ce73" table:formula="of:=[.F83]+[.F84]" office:value-type="float" office:value="980" calcext:value-type="float">
            <text:p><text:s text:c="3"/>980</text:p>
          </table:table-cell>
          <table:table-cell table:style-name="ce73" table:formula="of:=[.G83]+[.G84]" office:value-type="float" office:value="68" calcext:value-type="float">
            <text:p><text:s text:c="3"/>68</text:p>
          </table:table-cell>
          <table:table-cell table:style-name="ce73" table:formula="of:=[.H83]+[.H84]" office:value-type="float" office:value="672" calcext:value-type="float">
            <text:p><text:s text:c="3"/>672</text:p>
          </table:table-cell>
          <table:table-cell table:style-name="ce73" table:formula="of:=[.I83]+[.I84]" office:value-type="float" office:value="412" calcext:value-type="float">
            <text:p><text:s text:c="3"/>412</text:p>
          </table:table-cell>
          <table:table-cell table:style-name="ce100" table:formula="of:=[.J83]+[.J84]" office:value-type="float" office:value="260" calcext:value-type="float">
            <text:p><text:s text:c="3"/>26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table:formula="of:=[.D83]+[.E83]+[.H83]" office:value-type="float" office:value="10812" calcext:value-type="float">
            <text:p><text:s text:c="3"/>10,812</text:p>
          </table:table-cell>
          <table:table-cell table:style-name="ce74" office:value-type="float" office:value="10464" calcext:value-type="float">
            <text:p><text:s text:c="3"/>10,464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74" office:value-type="float" office:value="262" calcext:value-type="float">
            <text:p><text:s text:c="3"/>262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6" table:formula="of:=[.D84]+[.E84]+[.H84]" office:value-type="float" office:value="10812" calcext:value-type="float">
            <text:p><text:s text:c="3"/>10,812</text:p>
          </table:table-cell>
          <table:table-cell table:style-name="ce74" office:value-type="float" office:value="9440" calcext:value-type="float">
            <text:p><text:s text:c="3"/>9,440</text:p>
          </table:table-cell>
          <table:table-cell table:style-name="ce56" office:value-type="float" office:value="962" calcext:value-type="float">
            <text:p><text:s text:c="3"/>962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74" office:value-type="float" office:value="410" calcext:value-type="float">
            <text:p><text:s text:c="3"/>410</text:p>
          </table:table-cell>
          <table:table-cell table:style-name="ce56" office:value-type="float" office:value="353" calcext:value-type="float">
            <text:p><text:s text:c="3"/>353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7" office:value-type="string" calcext:value-type="string" table:number-columns-spanned="1" table:number-rows-spanned="3">
            <text:p>3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table:formula="of:=[.C86]+[.C87]" office:value-type="float" office:value="26790" calcext:value-type="float">
            <text:p><text:s text:c="3"/>26,790</text:p>
          </table:table-cell>
          <table:table-cell table:style-name="ce73" table:formula="of:=[.D86]+[.D87]" office:value-type="float" office:value="25017" calcext:value-type="float">
            <text:p><text:s text:c="3"/>25,017</text:p>
          </table:table-cell>
          <table:table-cell table:style-name="ce73" table:formula="of:=[.E86]+[.E87]" office:value-type="float" office:value="878" calcext:value-type="float">
            <text:p><text:s text:c="3"/>878</text:p>
          </table:table-cell>
          <table:table-cell table:style-name="ce73" table:formula="of:=[.F86]+[.F87]" office:value-type="float" office:value="768" calcext:value-type="float">
            <text:p><text:s text:c="3"/>768</text:p>
          </table:table-cell>
          <table:table-cell table:style-name="ce73" table:formula="of:=[.G86]+[.G87]" office:value-type="float" office:value="110" calcext:value-type="float">
            <text:p><text:s text:c="3"/>110</text:p>
          </table:table-cell>
          <table:table-cell table:style-name="ce73" table:formula="of:=[.H86]+[.H87]" office:value-type="float" office:value="895" calcext:value-type="float">
            <text:p><text:s text:c="3"/>895</text:p>
          </table:table-cell>
          <table:table-cell table:style-name="ce73" table:formula="of:=[.I86]+[.I87]" office:value-type="float" office:value="597" calcext:value-type="float">
            <text:p><text:s text:c="3"/>597</text:p>
          </table:table-cell>
          <table:table-cell table:style-name="ce100" table:formula="of:=[.J86]+[.J87]" office:value-type="float" office:value="298" calcext:value-type="float">
            <text:p><text:s text:c="3"/>29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table:formula="of:=[.D86]+[.E86]+[.H86]" office:value-type="float" office:value="13395" calcext:value-type="float">
            <text:p><text:s text:c="3"/>13,395</text:p>
          </table:table-cell>
          <table:table-cell table:style-name="ce74" office:value-type="float" office:value="12974" calcext:value-type="float">
            <text:p><text:s text:c="3"/>12,974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6" table:formula="of:=[.D87]+[.E87]+[.H87]" office:value-type="float" office:value="13395" calcext:value-type="float">
            <text:p><text:s text:c="3"/>13,395</text:p>
          </table:table-cell>
          <table:table-cell table:style-name="ce74" office:value-type="float" office:value="12043" calcext:value-type="float">
            <text:p><text:s text:c="3"/>12,04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74" office:value-type="float" office:value="596" calcext:value-type="float">
            <text:p><text:s text:c="3"/>596</text:p>
          </table:table-cell>
          <table:table-cell table:style-name="ce56" office:value-type="float" office:value="530" calcext:value-type="float">
            <text:p><text:s text:c="3"/>530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13"/>
          <table:table-cell table:number-columns-repeated="1013"/>
        </table:table-row>
        <table:table-row table:style-name="ro9">
          <table:table-cell table:style-name="ce17" office:value-type="string" calcext:value-type="string" table:number-columns-spanned="1" table:number-rows-spanned="3">
            <text:p>4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table:formula="of:=[.C89]+[.C90]" office:value-type="float" office:value="19526" calcext:value-type="float">
            <text:p><text:s text:c="3"/>19,526</text:p>
          </table:table-cell>
          <table:table-cell table:style-name="ce73" table:formula="of:=[.D89]+[.D90]" office:value-type="float" office:value="17926" calcext:value-type="float">
            <text:p><text:s text:c="3"/>17,926</text:p>
          </table:table-cell>
          <table:table-cell table:style-name="ce73" table:formula="of:=[.E89]+[.E90]" office:value-type="float" office:value="808" calcext:value-type="float">
            <text:p><text:s text:c="3"/>808</text:p>
          </table:table-cell>
          <table:table-cell table:style-name="ce73" table:formula="of:=[.F89]+[.F90]" office:value-type="float" office:value="722" calcext:value-type="float">
            <text:p><text:s text:c="3"/>722</text:p>
          </table:table-cell>
          <table:table-cell table:style-name="ce73" table:formula="of:=[.G89]+[.G90]" office:value-type="float" office:value="86" calcext:value-type="float">
            <text:p><text:s text:c="3"/>86</text:p>
          </table:table-cell>
          <table:table-cell table:style-name="ce73" table:formula="of:=[.H89]+[.H90]" office:value-type="float" office:value="792" calcext:value-type="float">
            <text:p><text:s text:c="3"/>792</text:p>
          </table:table-cell>
          <table:table-cell table:style-name="ce73" table:formula="of:=[.I89]+[.I90]" office:value-type="float" office:value="540" calcext:value-type="float">
            <text:p><text:s text:c="3"/>540</text:p>
          </table:table-cell>
          <table:table-cell table:style-name="ce100" table:formula="of:=[.J89]+[.J90]" office:value-type="float" office:value="252" calcext:value-type="float">
            <text:p><text:s text:c="3"/>252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table:formula="of:=[.D89]+[.E89]+[.H89]" office:value-type="float" office:value="9763" calcext:value-type="float">
            <text:p><text:s text:c="3"/>9,763</text:p>
          </table:table-cell>
          <table:table-cell table:style-name="ce74" office:value-type="float" office:value="9406" calcext:value-type="float">
            <text:p><text:s text:c="3"/>9,406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74" office:value-type="float" office:value="260" calcext:value-type="float">
            <text:p><text:s text:c="3"/>260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6" table:formula="of:=[.D90]+[.E90]+[.H90]" office:value-type="float" office:value="9763" calcext:value-type="float">
            <text:p><text:s text:c="3"/>9,763</text:p>
          </table:table-cell>
          <table:table-cell table:style-name="ce74" office:value-type="float" office:value="8520" calcext:value-type="float">
            <text:p><text:s text:c="3"/>8,520</text:p>
          </table:table-cell>
          <table:table-cell table:style-name="ce56" office:value-type="float" office:value="711" calcext:value-type="float">
            <text:p><text:s text:c="3"/>711</text:p>
          </table:table-cell>
          <table:table-cell table:style-name="ce56" office:value-type="float" office:value="667" calcext:value-type="float">
            <text:p><text:s text:c="3"/>66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74" office:value-type="float" office:value="532" calcext:value-type="float">
            <text:p><text:s text:c="3"/>532</text:p>
          </table:table-cell>
          <table:table-cell table:style-name="ce56" office:value-type="float" office:value="484" calcext:value-type="float">
            <text:p><text:s text:c="3"/>484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13"/>
          <table:table-cell table:number-columns-repeated="1013"/>
        </table:table-row>
        <table:table-row table:style-name="ro9">
          <table:table-cell table:style-name="ce17" office:value-type="string" calcext:value-type="string" table:number-columns-spanned="1" table:number-rows-spanned="3">
            <text:p>5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table:formula="of:=[.C92]+[.C93]" office:value-type="float" office:value="36758" calcext:value-type="float">
            <text:p><text:s text:c="3"/>36,758</text:p>
          </table:table-cell>
          <table:table-cell table:style-name="ce73" table:formula="of:=[.D92]+[.D93]" office:value-type="float" office:value="35189" calcext:value-type="float">
            <text:p><text:s text:c="3"/>35,189</text:p>
          </table:table-cell>
          <table:table-cell table:style-name="ce73" table:formula="of:=[.E92]+[.E93]" office:value-type="float" office:value="824" calcext:value-type="float">
            <text:p><text:s text:c="3"/>824</text:p>
          </table:table-cell>
          <table:table-cell table:style-name="ce73" table:formula="of:=[.F92]+[.F93]" office:value-type="float" office:value="710" calcext:value-type="float">
            <text:p><text:s text:c="3"/>710</text:p>
          </table:table-cell>
          <table:table-cell table:style-name="ce73" table:formula="of:=[.G92]+[.G93]" office:value-type="float" office:value="114" calcext:value-type="float">
            <text:p><text:s text:c="3"/>114</text:p>
          </table:table-cell>
          <table:table-cell table:style-name="ce73" table:formula="of:=[.H92]+[.H93]" office:value-type="float" office:value="745" calcext:value-type="float">
            <text:p><text:s text:c="3"/>745</text:p>
          </table:table-cell>
          <table:table-cell table:style-name="ce73" table:formula="of:=[.I92]+[.I93]" office:value-type="float" office:value="475" calcext:value-type="float">
            <text:p><text:s text:c="3"/>475</text:p>
          </table:table-cell>
          <table:table-cell table:style-name="ce100" table:formula="of:=[.J92]+[.J93]" office:value-type="float" office:value="270" calcext:value-type="float">
            <text:p><text:s text:c="3"/>270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8"/>
          <table:table-cell table:style-name="ce38" office:value-type="string" calcext:value-type="string">
            <text:p>男</text:p>
          </table:table-cell>
          <table:table-cell table:style-name="ce56" table:formula="of:=[.D92]+[.E92]+[.H92]" office:value-type="float" office:value="18379" calcext:value-type="float">
            <text:p><text:s text:c="3"/>18,379</text:p>
          </table:table-cell>
          <table:table-cell table:style-name="ce74" office:value-type="float" office:value="17976" calcext:value-type="float">
            <text:p><text:s text:c="3"/>17,976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74" office:value-type="float" office:value="296" calcext:value-type="float">
            <text:p><text:s text:c="3"/>296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101" office:value-type="float" office:value="221" calcext:value-type="float">
            <text:p><text:s text:c="3"/>221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6" table:formula="of:=[.D93]+[.E93]+[.H93]" office:value-type="float" office:value="18379" calcext:value-type="float">
            <text:p><text:s text:c="3"/>18,379</text:p>
          </table:table-cell>
          <table:table-cell table:style-name="ce74" office:value-type="float" office:value="17213" calcext:value-type="float">
            <text:p><text:s text:c="3"/>17,213</text:p>
          </table:table-cell>
          <table:table-cell table:style-name="ce56" office:value-type="float" office:value="717" calcext:value-type="float">
            <text:p><text:s text:c="3"/>717</text:p>
          </table:table-cell>
          <table:table-cell table:style-name="ce56" office:value-type="float" office:value="659" calcext:value-type="float">
            <text:p><text:s text:c="3"/>659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74" office:value-type="float" office:value="449" calcext:value-type="float">
            <text:p><text:s text:c="3"/>449</text:p>
          </table:table-cell>
          <table:table-cell table:style-name="ce56" office:value-type="float" office:value="400" calcext:value-type="float">
            <text:p><text:s text:c="3"/>400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13"/>
          <table:table-cell table:number-columns-repeated="1013"/>
        </table:table-row>
        <table:table-row table:style-name="ro10">
          <table:table-cell table:style-name="ce20" office:value-type="string" calcext:value-type="string" table:number-columns-spanned="1" table:number-rows-spanned="3">
            <text:p>6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table:formula="of:=[.C95]+[.C96]" office:value-type="float" office:value="21428" calcext:value-type="float">
            <text:p><text:s text:c="3"/>21,428</text:p>
          </table:table-cell>
          <table:table-cell table:style-name="ce73" table:formula="of:=[.D95]+[.D96]" office:value-type="float" office:value="19760" calcext:value-type="float">
            <text:p><text:s text:c="3"/>19,760</text:p>
          </table:table-cell>
          <table:table-cell table:style-name="ce73" table:formula="of:=[.E95]+[.E96]" office:value-type="float" office:value="813" calcext:value-type="float">
            <text:p><text:s text:c="3"/>813</text:p>
          </table:table-cell>
          <table:table-cell table:style-name="ce73" table:formula="of:=[.F95]+[.F96]" office:value-type="float" office:value="727" calcext:value-type="float">
            <text:p><text:s text:c="3"/>727</text:p>
          </table:table-cell>
          <table:table-cell table:style-name="ce73" table:formula="of:=[.G95]+[.G96]" office:value-type="float" office:value="86" calcext:value-type="float">
            <text:p><text:s text:c="3"/>86</text:p>
          </table:table-cell>
          <table:table-cell table:style-name="ce73" table:formula="of:=[.H95]+[.H96]" office:value-type="float" office:value="855" calcext:value-type="float">
            <text:p><text:s text:c="3"/>855</text:p>
          </table:table-cell>
          <table:table-cell table:style-name="ce73" table:formula="of:=[.I95]+[.I96]" office:value-type="float" office:value="572" calcext:value-type="float">
            <text:p><text:s text:c="3"/>572</text:p>
          </table:table-cell>
          <table:table-cell table:style-name="ce100" table:formula="of:=[.J95]+[.J96]" office:value-type="float" office:value="283" calcext:value-type="float">
            <text:p><text:s text:c="3"/>283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21"/>
          <table:table-cell table:style-name="ce38" office:value-type="string" calcext:value-type="string">
            <text:p>男</text:p>
          </table:table-cell>
          <table:table-cell table:style-name="ce56" table:formula="of:=[.D95]+[.E95]+[.H95]" office:value-type="float" office:value="10714" calcext:value-type="float">
            <text:p><text:s text:c="3"/>10,714</text:p>
          </table:table-cell>
          <table:table-cell table:style-name="ce74" office:value-type="float" office:value="10326" calcext:value-type="float">
            <text:p><text:s text:c="3"/>10,326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74" office:value-type="float" office:value="301" calcext:value-type="float">
            <text:p><text:s text:c="3"/>30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101" office:value-type="float" office:value="229" calcext:value-type="float">
            <text:p><text:s text:c="3"/>229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21"/>
          <table:table-cell table:style-name="ce40" office:value-type="string" calcext:value-type="string">
            <text:p>女</text:p>
          </table:table-cell>
          <table:table-cell table:style-name="ce56" table:formula="of:=[.D96]+[.E96]+[.H96]" office:value-type="float" office:value="10714" calcext:value-type="float">
            <text:p><text:s text:c="3"/>10,714</text:p>
          </table:table-cell>
          <table:table-cell table:style-name="ce74" office:value-type="float" office:value="9434" calcext:value-type="float">
            <text:p><text:s text:c="3"/>9,434</text:p>
          </table:table-cell>
          <table:table-cell table:style-name="ce56" office:value-type="float" office:value="726" calcext:value-type="float">
            <text:p><text:s text:c="3"/>726</text:p>
          </table:table-cell>
          <table:table-cell table:style-name="ce56" office:value-type="float" office:value="678" calcext:value-type="float">
            <text:p><text:s text:c="3"/>67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74" office:value-type="float" office:value="554" calcext:value-type="float">
            <text:p><text:s text:c="3"/>554</text:p>
          </table:table-cell>
          <table:table-cell table:style-name="ce56" office:value-type="float" office:value="500" calcext:value-type="float">
            <text:p><text:s text:c="3"/>500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table-cell table:style-name="ce20" office:value-type="string" calcext:value-type="string" table:number-columns-spanned="1" table:number-rows-spanned="3">
            <text:p>7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table:formula="of:=[.C98]+[.C99]" office:value-type="float" office:value="23104" calcext:value-type="float">
            <text:p><text:s text:c="3"/>23,104</text:p>
          </table:table-cell>
          <table:table-cell table:style-name="ce73" table:formula="of:=[.D98]+[.D99]" office:value-type="float" office:value="21407" calcext:value-type="float">
            <text:p><text:s text:c="3"/>21,407</text:p>
          </table:table-cell>
          <table:table-cell table:style-name="ce73" table:formula="of:=[.E98]+[.E99]" office:value-type="float" office:value="864" calcext:value-type="float">
            <text:p><text:s text:c="3"/>864</text:p>
          </table:table-cell>
          <table:table-cell table:style-name="ce73" table:formula="of:=[.F98]+[.F99]" office:value-type="float" office:value="746" calcext:value-type="float">
            <text:p><text:s text:c="3"/>746</text:p>
          </table:table-cell>
          <table:table-cell table:style-name="ce73" table:formula="of:=[.G98]+[.G99]" office:value-type="float" office:value="118" calcext:value-type="float">
            <text:p><text:s text:c="3"/>118</text:p>
          </table:table-cell>
          <table:table-cell table:style-name="ce73" table:formula="of:=[.H98]+[.H99]" office:value-type="float" office:value="833" calcext:value-type="float">
            <text:p><text:s text:c="3"/>833</text:p>
          </table:table-cell>
          <table:table-cell table:style-name="ce73" table:formula="of:=[.I98]+[.I99]" office:value-type="float" office:value="563" calcext:value-type="float">
            <text:p><text:s text:c="3"/>563</text:p>
          </table:table-cell>
          <table:table-cell table:style-name="ce100" table:formula="of:=[.J98]+[.J99]" office:value-type="float" office:value="270" calcext:value-type="float">
            <text:p><text:s text:c="3"/>27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1"/>
          <table:table-cell table:style-name="ce38" office:value-type="string" calcext:value-type="string">
            <text:p>男</text:p>
          </table:table-cell>
          <table:table-cell table:style-name="ce56" table:formula="of:=[.D98]+[.E98]+[.H98]" office:value-type="float" office:value="11552" calcext:value-type="float">
            <text:p><text:s text:c="3"/>11,552</text:p>
          </table:table-cell>
          <table:table-cell table:style-name="ce74" office:value-type="float" office:value="11140" calcext:value-type="float">
            <text:p><text:s text:c="3"/>11,140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74" office:value-type="float" office:value="280" calcext:value-type="float">
            <text:p><text:s text:c="3"/>280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1"/>
          <table:table-cell table:style-name="ce40" office:value-type="string" calcext:value-type="string">
            <text:p>女</text:p>
          </table:table-cell>
          <table:table-cell table:style-name="ce56" table:formula="of:=[.D99]+[.E99]+[.H99]" office:value-type="float" office:value="11552" calcext:value-type="float">
            <text:p><text:s text:c="3"/>11,552</text:p>
          </table:table-cell>
          <table:table-cell table:style-name="ce74" office:value-type="float" office:value="10267" calcext:value-type="float">
            <text:p><text:s text:c="3"/>10,267</text:p>
          </table:table-cell>
          <table:table-cell table:style-name="ce56" office:value-type="float" office:value="732" calcext:value-type="float">
            <text:p><text:s text:c="3"/>732</text:p>
          </table:table-cell>
          <table:table-cell table:style-name="ce56" office:value-type="float" office:value="664" calcext:value-type="float">
            <text:p><text:s text:c="3"/>664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74" office:value-type="float" office:value="553" calcext:value-type="float">
            <text:p><text:s text:c="3"/>553</text:p>
          </table:table-cell>
          <table:table-cell table:style-name="ce56" office:value-type="float" office:value="495" calcext:value-type="float">
            <text:p><text:s text:c="3"/>495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1" table:formula="of:=ROUND(([.C97]-[.C58])/[.C58]*100;2)" office:value-type="float" office:value="15.81" calcext:value-type="float">
            <text:p><text:s/>15.81</text:p>
          </table:table-cell>
          <table:table-cell table:style-name="ce61" table:formula="of:=ROUND(([.D97]-[.D58])/[.D58]*100;2)" office:value-type="float" office:value="16.77" calcext:value-type="float">
            <text:p><text:s/>16.77</text:p>
          </table:table-cell>
          <table:table-cell table:style-name="ce61" table:formula="of:=ROUND(([.E97]-[.E58])/[.E58]*100;2)" office:value-type="float" office:value="-3.36" calcext:value-type="float">
            <text:p><text:s text:c="3"/>－3.36</text:p>
          </table:table-cell>
          <table:table-cell table:style-name="ce61" table:formula="of:=ROUND(([.F97]-[.F58])/[.F58]*100;2)" office:value-type="float" office:value="-7.1" calcext:value-type="float">
            <text:p><text:s text:c="3"/>－7.10</text:p>
          </table:table-cell>
          <table:table-cell table:style-name="ce61" table:formula="of:=ROUND(([.G97]-[.G58])/[.G58]*100;2)" office:value-type="float" office:value="29.67" calcext:value-type="float">
            <text:p><text:s/>29.67</text:p>
          </table:table-cell>
          <table:table-cell table:style-name="ce61" table:formula="of:=ROUND(([.H97]-[.H58])/[.H58]*100;2)" office:value-type="float" office:value="15.21" calcext:value-type="float">
            <text:p><text:s/>15.21</text:p>
          </table:table-cell>
          <table:table-cell table:style-name="ce61" table:formula="of:=ROUND(([.I97]-[.I58])/[.I58]*100;2)" office:value-type="float" office:value="24.28" calcext:value-type="float">
            <text:p><text:s/>24.28</text:p>
          </table:table-cell>
          <table:table-cell table:style-name="ce106" table:formula="of:=ROUND(([.J97]-[.J58])/[.J58]*100;2)" office:value-type="float" office:value="0" calcext:value-type="float">
            <text:p>－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1"/>
          <table:table-cell table:style-name="ce38" office:value-type="string" calcext:value-type="string">
            <text:p>男</text:p>
          </table:table-cell>
          <table:table-cell table:style-name="ce62" table:formula="of:=ROUND(([.C98]-[.C59])/[.C59]*100;2)" office:value-type="float" office:value="15.81" calcext:value-type="float">
            <text:p><text:s/>15.81</text:p>
          </table:table-cell>
          <table:table-cell table:style-name="ce62" table:formula="of:=ROUND(([.D98]-[.D59])/[.D59]*100;2)" office:value-type="float" office:value="16.41" calcext:value-type="float">
            <text:p><text:s/>16.41</text:p>
          </table:table-cell>
          <table:table-cell table:style-name="ce62" table:formula="of:=ROUND(([.E98]-[.E59])/[.E59]*100;2)" office:value-type="float" office:value="25.71" calcext:value-type="float">
            <text:p><text:s/>25.71</text:p>
          </table:table-cell>
          <table:table-cell table:style-name="ce62" table:formula="of:=ROUND(([.F98]-[.F59])/[.F59]*100;2)" office:value-type="float" office:value="26.15" calcext:value-type="float">
            <text:p><text:s/>26.15</text:p>
          </table:table-cell>
          <table:table-cell table:style-name="ce62" table:formula="of:=ROUND(([.G98]-[.G59])/[.G59]*100;2)" office:value-type="float" office:value="25" calcext:value-type="float">
            <text:p><text:s/>25.00</text:p>
          </table:table-cell>
          <table:table-cell table:style-name="ce62" table:formula="of:=ROUND(([.H98]-[.H59])/[.H59]*100;2)" office:value-type="float" office:value="-6.67" calcext:value-type="float">
            <text:p><text:s text:c="3"/>－6.67</text:p>
          </table:table-cell>
          <table:table-cell table:style-name="ce62" table:formula="of:=ROUND(([.I98]-[.I59])/[.I59]*100;2)" office:value-type="float" office:value="-1.45" calcext:value-type="float">
            <text:p><text:s text:c="3"/>－1.45</text:p>
          </table:table-cell>
          <table:table-cell table:style-name="ce107" table:formula="of:=ROUND(([.J98]-[.J59])/[.J59]*100;2)" office:value-type="float" office:value="-8.23" calcext:value-type="float">
            <text:p><text:s text:c="3"/>－8.23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45" office:value-type="string" calcext:value-type="string">
            <text:p>女</text:p>
          </table:table-cell>
          <table:table-cell table:style-name="ce62" table:formula="of:=ROUND(([.C99]-[.C60])/[.C60]*100;2)" office:value-type="float" office:value="15.81" calcext:value-type="float">
            <text:p><text:s/>15.81</text:p>
          </table:table-cell>
          <table:table-cell table:style-name="ce64" table:formula="of:=ROUND(([.D99]-[.D60])/[.D60]*100;2)" office:value-type="float" office:value="17.16" calcext:value-type="float">
            <text:p><text:s/>17.16</text:p>
          </table:table-cell>
          <table:table-cell table:style-name="ce64" table:formula="of:=ROUND(([.E99]-[.E60])/[.E60]*100;2)" office:value-type="float" office:value="-7.22" calcext:value-type="float">
            <text:p><text:s text:c="3"/>－7.22</text:p>
          </table:table-cell>
          <table:table-cell table:style-name="ce64" table:formula="of:=ROUND(([.F99]-[.F60])/[.F60]*100;2)" office:value-type="float" office:value="-10.03" calcext:value-type="float">
            <text:p><text:s text:c="3"/>－10.03</text:p>
          </table:table-cell>
          <table:table-cell table:style-name="ce64" table:formula="of:=ROUND(([.G99]-[.G60])/[.G60]*100;2)" office:value-type="float" office:value="33.33" calcext:value-type="float">
            <text:p><text:s/>33.33</text:p>
          </table:table-cell>
          <table:table-cell table:style-name="ce64" table:formula="of:=ROUND(([.H99]-[.H60])/[.H60]*100;2)" office:value-type="float" office:value="30.73" calcext:value-type="float">
            <text:p><text:s/>30.73</text:p>
          </table:table-cell>
          <table:table-cell table:style-name="ce64" table:formula="of:=ROUND(([.I99]-[.I60])/[.I60]*100;2)" office:value-type="float" office:value="28.91" calcext:value-type="float">
            <text:p><text:s/>28.91</text:p>
          </table:table-cell>
          <table:table-cell table:style-name="ce108" table:formula="of:=ROUND(([.J99]-[.J60])/[.J60]*100;2)" office:value-type="float" office:value="48.72" calcext:value-type="float">
            <text:p><text:s/>48.72</text:p>
          </table:table-cell>
          <table:table-cell table:number-columns-repeated="1014"/>
        </table:table-row>
        <table:table-row table:style-name="ro7">
          <table:table-cell table:style-name="ce23" office:value-type="string" calcext:value-type="string" table:number-columns-spanned="1" table:number-rows-spanned="3">
            <text:p> 較本年上月<text:span text:style-name="T4">  増減 (%) △</text:span></text:p>
          </table:table-cell>
          <table:table-cell table:style-name="ce31" office:value-type="string" calcext:value-type="string">
            <text:p>計</text:p>
          </table:table-cell>
          <table:table-cell table:style-name="ce63" table:formula="of:=ROUND(([.C97]-[.C94])/[.C94]*100;2)" office:value-type="float" office:value="7.82" calcext:value-type="float">
            <text:p><text:s/>7.82</text:p>
          </table:table-cell>
          <table:table-cell table:style-name="ce63" table:formula="of:=ROUND(([.D97]-[.D94])/[.D94]*100;2)" office:value-type="float" office:value="8.34" calcext:value-type="float">
            <text:p><text:s/>8.34</text:p>
          </table:table-cell>
          <table:table-cell table:style-name="ce63" table:formula="of:=ROUND(([.E97]-[.E94])/[.E94]*100;2)" office:value-type="float" office:value="6.27" calcext:value-type="float">
            <text:p><text:s/>6.27</text:p>
          </table:table-cell>
          <table:table-cell table:style-name="ce63" table:formula="of:=ROUND(([.F97]-[.F94])/[.F94]*100;2)" office:value-type="float" office:value="2.61" calcext:value-type="float">
            <text:p><text:s/>2.61</text:p>
          </table:table-cell>
          <table:table-cell table:style-name="ce63" table:formula="of:=ROUND(([.G97]-[.G94])/[.G94]*100;2)" office:value-type="float" office:value="37.21" calcext:value-type="float">
            <text:p><text:s/>37.21</text:p>
          </table:table-cell>
          <table:table-cell table:style-name="ce63" table:formula="of:=ROUND(([.H97]-[.H94])/[.H94]*100;2)" office:value-type="float" office:value="-2.57" calcext:value-type="float">
            <text:p><text:s text:c="3"/>－2.57</text:p>
          </table:table-cell>
          <table:table-cell table:style-name="ce63" table:formula="of:=ROUND(([.I97]-[.I94])/[.I94]*100;2)" office:value-type="float" office:value="-1.57" calcext:value-type="float">
            <text:p><text:s text:c="3"/>－1.57</text:p>
          </table:table-cell>
          <table:table-cell table:style-name="ce109" table:formula="of:=ROUND(([.J97]-[.J94])/[.J94]*100;2)" office:value-type="float" office:value="-4.59" calcext:value-type="float">
            <text:p><text:s text:c="3"/>－4.59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38" office:value-type="string" calcext:value-type="string">
            <text:p>男</text:p>
          </table:table-cell>
          <table:table-cell table:style-name="ce62" table:formula="of:=ROUND(([.C98]-[.C95])/[.C95]*100;2)" office:value-type="float" office:value="7.82" calcext:value-type="float">
            <text:p><text:s/>7.82</text:p>
          </table:table-cell>
          <table:table-cell table:style-name="ce62" table:formula="of:=ROUND(([.D98]-[.D95])/[.D95]*100;2)" office:value-type="float" office:value="7.88" calcext:value-type="float">
            <text:p><text:s/>7.88</text:p>
          </table:table-cell>
          <table:table-cell table:style-name="ce62" table:formula="of:=ROUND(([.E98]-[.E95])/[.E95]*100;2)" office:value-type="float" office:value="51.72" calcext:value-type="float">
            <text:p><text:s/>51.72</text:p>
          </table:table-cell>
          <table:table-cell table:style-name="ce62" table:formula="of:=ROUND(([.F98]-[.F95])/[.F95]*100;2)" office:value-type="float" office:value="67.35" calcext:value-type="float">
            <text:p><text:s/>67.35</text:p>
          </table:table-cell>
          <table:table-cell table:style-name="ce62" table:formula="of:=ROUND(([.G98]-[.G95])/[.G95]*100;2)" office:value-type="float" office:value="31.58" calcext:value-type="float">
            <text:p><text:s/>31.58</text:p>
          </table:table-cell>
          <table:table-cell table:style-name="ce62" table:formula="of:=ROUND(([.H98]-[.H95])/[.H95]*100;2)" office:value-type="float" office:value="-6.98" calcext:value-type="float">
            <text:p><text:s text:c="3"/>－6.98</text:p>
          </table:table-cell>
          <table:table-cell table:style-name="ce62" table:formula="of:=ROUND(([.I98]-[.I95])/[.I95]*100;2)" office:value-type="float" office:value="-5.56" calcext:value-type="float">
            <text:p><text:s text:c="3"/>－5.56</text:p>
          </table:table-cell>
          <table:table-cell table:style-name="ce107" table:formula="of:=ROUND(([.J98]-[.J95])/[.J95]*100;2)" office:value-type="float" office:value="-7.42" calcext:value-type="float">
            <text:p><text:s text:c="3"/>－7.42</text:p>
          </table:table-cell>
          <table:table-cell table:style-name="ce115"/>
          <table:table-cell table:number-columns-repeated="1013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4" table:formula="of:=ROUND(([.C99]-[.C96])/[.C96]*100;2)" office:value-type="float" office:value="7.82" calcext:value-type="float">
            <text:p><text:s/>7.82</text:p>
          </table:table-cell>
          <table:table-cell table:style-name="ce64" table:formula="of:=ROUND(([.D99]-[.D96])/[.D96]*100;2)" office:value-type="float" office:value="8.83" calcext:value-type="float">
            <text:p><text:s/>8.83</text:p>
          </table:table-cell>
          <table:table-cell table:style-name="ce64" table:formula="of:=ROUND(([.E99]-[.E96])/[.E96]*100;2)" office:value-type="float" office:value="0.83" calcext:value-type="float">
            <text:p><text:s/>0.83</text:p>
          </table:table-cell>
          <table:table-cell table:style-name="ce64" table:formula="of:=ROUND(([.F99]-[.F96])/[.F96]*100;2)" office:value-type="float" office:value="-2.06" calcext:value-type="float">
            <text:p><text:s text:c="3"/>－2.06</text:p>
          </table:table-cell>
          <table:table-cell table:style-name="ce64" table:formula="of:=ROUND(([.G99]-[.G96])/[.G96]*100;2)" office:value-type="float" office:value="41.67" calcext:value-type="float">
            <text:p><text:s/>41.67</text:p>
          </table:table-cell>
          <table:table-cell table:style-name="ce64" table:formula="of:=ROUND(([.H99]-[.H96])/[.H96]*100;2)" office:value-type="float" office:value="-0.18" calcext:value-type="float">
            <text:p><text:s text:c="3"/>－0.18</text:p>
          </table:table-cell>
          <table:table-cell table:style-name="ce64" table:formula="of:=ROUND(([.I99]-[.I96])/[.I96]*100;2)" office:value-type="float" office:value="-1" calcext:value-type="float">
            <text:p><text:s text:c="3"/>－1.00</text:p>
          </table:table-cell>
          <table:table-cell table:style-name="ce108" table:formula="of:=ROUND(([.J99]-[.J96])/[.J96]*100;2)" office:value-type="float" office:value="7.41" calcext:value-type="float">
            <text:p><text:s/>7.41</text:p>
          </table:table-cell>
          <table:table-cell table:style-name="ce115"/>
          <table:table-cell table:number-columns-repeated="1013"/>
        </table:table-row>
        <table:table-row table:style-name="ro9">
          <table:table-cell table:style-name="ce24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3"/>
          <table:table-cell table:style-name="ce85" table:number-columns-repeated="2"/>
          <table:table-cell table:style-name="ce110" table:formula="of:=['file:///D:/123/g62/02%E6%80%A7%E6%AF%94%E4%BE%8B&amp;%E4%BA%BA%E5%8F%A3%E5%AF%86%E5%BA%A6-104.7.xls'#$年月別.L38]" office:value-type="string" office:string-value="內政部戶政司 民國104年8月5日編製" calcext:value-type="string">
            <text:p>內政部戶政司 民國104年8月5日編製</text:p>
          </table:table-cell>
          <table:table-cell table:style-name="ce116" table:number-columns-repeated="3"/>
          <table:table-cell table:number-columns-repeated="1011"/>
        </table:table-row>
        <table:table-row table:style-name="ro5">
          <table:table-cell table:style-name="ce25" office:value-type="string" calcext:value-type="string">
            <text:p><text:s text:c="6"/>2.本表外裔係指外國籍歸化（取得）我國國籍者。</text:p>
          </table:table-cell>
          <table:table-cell table:style-name="ce46" table:number-columns-repeated="6"/>
          <table:table-cell table:number-columns-repeated="1017"/>
        </table:table-row>
        <table:table-row table:style-name="ro5">
          <table:table-cell table:style-name="ce2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6"/>
          <table:table-cell table:number-columns-repeated="1023"/>
        </table:table-row>
        <table:table-row table:style-name="ro11">
          <table:table-cell table:style-name="ce27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4" table:number-columns-repeated="247" table:default-cell-style-name="ce28"/>
        <table:table-column table:style-name="co4" table:number-columns-repeated="767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9"/>
          <table:table-cell table:style-name="ce111" table:number-columns-repeated="1014"/>
        </table:table-row>
        <table:table-row table:style-name="ro12">
          <table:table-cell table:style-name="ce3" table:number-columns-repeated="3"/>
          <table:table-cell table:style-name="ce129" table:formula="of:=['file:///D:/123/g62/07%E5%87%BA%E7%94%9F%E6%8C%89%E8%BA%AB%E5%88%86&amp;%E7%94%9F%E6%AF%8D%E5%9C%8B%E7%B1%8D-104.7.xls'#$縣市別.F2]" office:value-type="string" office:string-value="中 華 民 國 104 年 7 月 份" calcext:value-type="string" table:number-columns-spanned="4" table:number-rows-spanned="1">
            <text:p><text:s/>中 華 民 國 104 年 7 月 份 </text:p>
          </table:table-cell>
          <table:covered-table-cell table:number-columns-repeated="3" table:style-name="ce129"/>
          <table:table-cell table:style-name="ce3" table:number-columns-repeated="2"/>
          <table:table-cell table:style-name="ce90" office:value-type="string" calcext:value-type="string">
            <text:p><text:s/>單位︰人</text:p>
          </table:table-cell>
          <table:table-cell table:style-name="ce111" table:number-columns-repeated="1014"/>
        </table:table-row>
        <table:table-row table:style-name="ro12">
          <table:table-cell table:style-name="ce4" office:value-type="string" calcext:value-type="string" table:number-columns-spanned="1" table:number-rows-spanned="4">
            <text:p>區 <text:s/>域 <text:s/>別</text:p>
          </table:table-cell>
          <table:table-cell table:style-name="ce3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總　計</text:p>
          </table:table-cell>
          <table:table-cell table:style-name="ce6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1"/>
          <table:table-cell table:style-name="ce112" table:number-columns-repeated="1014"/>
        </table:table-row>
        <table:table-row table:style-name="ro12">
          <table:covered-table-cell table:style-name="ce5"/>
          <table:covered-table-cell table:number-columns-repeated="2" table:style-name="ce31"/>
          <table:table-cell table:style-name="ce66" office:value-type="string" calcext:value-type="string" table:number-columns-spanned="1" table:number-rows-spanned="3">
            <text:p>本國籍</text:p>
          </table:table-cell>
          <table:table-cell table:style-name="ce66" office:value-type="string" calcext:value-type="string" table:number-columns-spanned="3" table:number-rows-spanned="1">
            <text:p>大陸、港澳地區</text:p>
          </table:table-cell>
          <table:covered-table-cell table:style-name="ce79"/>
          <table:covered-table-cell table:style-name="ce80"/>
          <table:table-cell table:style-name="ce84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12" table:number-columns-repeated="1014"/>
        </table:table-row>
        <table:table-row table:style-name="ro12">
          <table:covered-table-cell table:style-name="ce5"/>
          <table:covered-table-cell table:number-columns-repeated="3" table:style-name="ce31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4" office:value-type="string" calcext:value-type="string" table:number-columns-spanned="1" table:number-rows-spanned="2">
            <text:p>東南亞</text:p>
          </table:table-cell>
          <table:table-cell table:style-name="ce84" office:value-type="string" calcext:value-type="string" table:number-columns-spanned="1" table:number-rows-spanned="2">
            <text:p>其他</text:p>
          </table:table-cell>
          <table:table-cell table:style-name="ce112" table:number-columns-repeated="1014"/>
        </table:table-row>
        <table:table-row table:style-name="ro7">
          <table:covered-table-cell table:style-name="ce6"/>
          <table:covered-table-cell table:number-columns-repeated="7" table:style-name="ce32"/>
          <table:covered-table-cell table:number-columns-repeated="2" table:style-name="ce86"/>
          <table:table-cell table:style-name="ce112" table:number-columns-repeated="1014"/>
        </table:table-row>
        <table:table-row table:style-name="ro7">
          <table:table-cell table:style-name="ce11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50" table:formula="of:=[.D7]+[.E7]+[.H7]" office:value-type="float" office:value="23104" calcext:value-type="float">
            <text:p><text:s text:c="3"/>23,104</text:p>
          </table:table-cell>
          <table:table-cell table:style-name="ce67" table:formula="of:=[.D10]+[.D13]+[.D16]+[.D19]+[.D22]+[.D25]+[.D28]+[.D73]" office:value-type="float" office:value="21407" calcext:value-type="float">
            <text:p><text:s text:c="3"/>21,407</text:p>
          </table:table-cell>
          <table:table-cell table:style-name="ce67" table:formula="of:=[.E10]+[.E13]+[.E16]+[.E19]+[.E22]+[.E25]+[.E28]+[.E73]" office:value-type="float" office:value="864" calcext:value-type="float">
            <text:p><text:s text:c="3"/>864</text:p>
          </table:table-cell>
          <table:table-cell table:style-name="ce67" table:formula="of:=[.F10]+[.F13]+[.F16]+[.F19]+[.F22]+[.F25]+[.F28]+[.F73]" office:value-type="float" office:value="746" calcext:value-type="float">
            <text:p><text:s text:c="3"/>746</text:p>
          </table:table-cell>
          <table:table-cell table:style-name="ce67" table:formula="of:=[.G10]+[.G13]+[.G16]+[.G19]+[.G22]+[.G25]+[.G28]+[.G73]" office:value-type="float" office:value="118" calcext:value-type="float">
            <text:p><text:s text:c="3"/>118</text:p>
          </table:table-cell>
          <table:table-cell table:style-name="ce133" table:formula="of:=[.H8]+[.H9]" office:value-type="float" office:value="833" calcext:value-type="float">
            <text:p><text:s text:c="3"/>833</text:p>
          </table:table-cell>
          <table:table-cell table:style-name="ce133" table:formula="of:=[.I8]+[.I9]" office:value-type="float" office:value="563" calcext:value-type="float">
            <text:p><text:s text:c="3"/>563</text:p>
          </table:table-cell>
          <table:table-cell table:style-name="ce135" table:formula="of:=[.J8]+[.J9]" office:value-type="float" office:value="270" calcext:value-type="float">
            <text:p><text:s text:c="3"/>270</text:p>
          </table:table-cell>
          <table:table-cell table:style-name="ce112" table:number-columns-repeated="1014"/>
        </table:table-row>
        <table:table-row table:style-name="ro13">
          <table:covered-table-cell table:style-name="ce12"/>
          <table:table-cell table:style-name="ce127" office:value-type="string" calcext:value-type="string">
            <text:p>男</text:p>
          </table:table-cell>
          <table:table-cell table:style-name="ce50" table:formula="of:=[.D8]+[.E8]+[.H8]" office:value-type="float" office:value="11552" calcext:value-type="float">
            <text:p><text:s text:c="3"/>11,552</text:p>
          </table:table-cell>
          <table:table-cell table:style-name="ce67" table:formula="of:=[.D11]+[.D14]+[.D17]+[.D20]+[.D23]+[.D26]+[.D29]+[.D74]" office:value-type="float" office:value="11140" calcext:value-type="float">
            <text:p><text:s text:c="3"/>11,140</text:p>
          </table:table-cell>
          <table:table-cell table:style-name="ce67" table:formula="of:=[.E11]+[.E14]+[.E17]+[.E20]+[.E23]+[.E26]+[.E29]+[.E74]" office:value-type="float" office:value="132" calcext:value-type="float">
            <text:p><text:s text:c="3"/>132</text:p>
          </table:table-cell>
          <table:table-cell table:style-name="ce67" table:formula="of:=[.F11]+[.F14]+[.F17]+[.F20]+[.F23]+[.F26]+[.F29]+[.F74]" office:value-type="float" office:value="82" calcext:value-type="float">
            <text:p><text:s text:c="3"/>82</text:p>
          </table:table-cell>
          <table:table-cell table:style-name="ce67" table:formula="of:=[.G11]+[.G14]+[.G17]+[.G20]+[.G23]+[.G26]+[.G29]+[.G74]" office:value-type="float" office:value="50" calcext:value-type="float">
            <text:p><text:s text:c="3"/>50</text:p>
          </table:table-cell>
          <table:table-cell table:style-name="ce67" table:formula="of:=[.H11]+[.H14]+[.H17]+[.H20]+[.H23]+[.H26]+[.H29]+[.H74]" office:value-type="float" office:value="280" calcext:value-type="float">
            <text:p><text:s text:c="3"/>280</text:p>
          </table:table-cell>
          <table:table-cell table:style-name="ce67" table:formula="of:=[.I11]+[.I14]+[.I17]+[.I20]+[.I23]+[.I26]+[.I29]+[.I74]" office:value-type="float" office:value="68" calcext:value-type="float">
            <text:p><text:s text:c="3"/>68</text:p>
          </table:table-cell>
          <table:table-cell table:style-name="ce136" table:formula="of:=[.J11]+[.J14]+[.J17]+[.J20]+[.J23]+[.J26]+[.J29]+[.J74]" office:value-type="float" office:value="212" calcext:value-type="float">
            <text:p><text:s text:c="3"/>212</text:p>
          </table:table-cell>
          <table:table-cell table:number-columns-repeated="1014"/>
        </table:table-row>
        <table:table-row table:style-name="ro13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table:formula="of:=[.D9]+[.E9]+[.H9]" office:value-type="float" office:value="11552" calcext:value-type="float">
            <text:p><text:s text:c="3"/>11,552</text:p>
          </table:table-cell>
          <table:table-cell table:style-name="ce68" table:formula="of:=[.D12]+[.D15]+[.D18]+[.D21]+[.D24]+[.D27]+[.D30]+[.D75]" office:value-type="float" office:value="10267" calcext:value-type="float">
            <text:p><text:s text:c="3"/>10,267</text:p>
          </table:table-cell>
          <table:table-cell table:style-name="ce68" table:formula="of:=[.E12]+[.E15]+[.E18]+[.E21]+[.E24]+[.E27]+[.E30]+[.E75]" office:value-type="float" office:value="732" calcext:value-type="float">
            <text:p><text:s text:c="3"/>732</text:p>
          </table:table-cell>
          <table:table-cell table:style-name="ce68" table:formula="of:=[.F12]+[.F15]+[.F18]+[.F21]+[.F24]+[.F27]+[.F30]+[.F75]" office:value-type="float" office:value="664" calcext:value-type="float">
            <text:p><text:s text:c="3"/>664</text:p>
          </table:table-cell>
          <table:table-cell table:style-name="ce68" table:formula="of:=[.G12]+[.G15]+[.G18]+[.G21]+[.G24]+[.G27]+[.G30]+[.G75]" office:value-type="float" office:value="68" calcext:value-type="float">
            <text:p><text:s text:c="3"/>68</text:p>
          </table:table-cell>
          <table:table-cell table:style-name="ce68" table:formula="of:=[.H12]+[.H15]+[.H18]+[.H21]+[.H24]+[.H27]+[.H30]+[.H75]" office:value-type="float" office:value="553" calcext:value-type="float">
            <text:p><text:s text:c="3"/>553</text:p>
          </table:table-cell>
          <table:table-cell table:style-name="ce68" table:formula="of:=[.I12]+[.I15]+[.I18]+[.I21]+[.I24]+[.I27]+[.I30]+[.I75]" office:value-type="float" office:value="495" calcext:value-type="float">
            <text:p><text:s text:c="3"/>495</text:p>
          </table:table-cell>
          <table:table-cell table:style-name="ce137" table:formula="of:=[.J12]+[.J15]+[.J18]+[.J21]+[.J24]+[.J27]+[.J30]+[.J75]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table-cell table:style-name="ce11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0" table:formula="of:=[.C11]+[.C12]" office:value-type="float" office:value="4196" calcext:value-type="float">
            <text:p><text:s text:c="3"/>4,196</text:p>
          </table:table-cell>
          <table:table-cell table:style-name="ce50" table:formula="of:=[.D11]+[.D12]" office:value-type="float" office:value="3871" calcext:value-type="float">
            <text:p><text:s text:c="3"/>3,871</text:p>
          </table:table-cell>
          <table:table-cell table:style-name="ce50" table:formula="of:=[.E11]+[.E12]" office:value-type="float" office:value="172" calcext:value-type="float">
            <text:p><text:s text:c="3"/>172</text:p>
          </table:table-cell>
          <table:table-cell table:style-name="ce50" table:formula="of:=[.F11]+[.F12]" office:value-type="float" office:value="137" calcext:value-type="float">
            <text:p><text:s text:c="3"/>137</text:p>
          </table:table-cell>
          <table:table-cell table:style-name="ce50" table:formula="of:=[.G11]+[.G12]" office:value-type="float" office:value="35" calcext:value-type="float">
            <text:p><text:s text:c="3"/>35</text:p>
          </table:table-cell>
          <table:table-cell table:style-name="ce50" table:formula="of:=[.H11]+[.H12]" office:value-type="float" office:value="153" calcext:value-type="float">
            <text:p><text:s text:c="3"/>153</text:p>
          </table:table-cell>
          <table:table-cell table:style-name="ce50" table:formula="of:=[.I11]+[.I12]" office:value-type="float" office:value="99" calcext:value-type="float">
            <text:p><text:s text:c="3"/>99</text:p>
          </table:table-cell>
          <table:table-cell table:style-name="ce81" table:formula="of:=[.J11]+[.J12]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127" office:value-type="string" calcext:value-type="string">
            <text:p>男</text:p>
          </table:table-cell>
          <table:table-cell table:style-name="ce50" table:formula="of:=[.D11]+[.E11]+[.H11]" office:value-type="float" office:value="2098" calcext:value-type="float">
            <text:p><text:s text:c="3"/>2,098</text:p>
          </table:table-cell>
          <table:table-cell table:style-name="ce71" table:formula="of:=['file:///D:/123/g62/%E6%96%B0%E8%A1%A8%E8%99%9F02,07~11-%E9%80%A3%E7%B5%90(%E5%85%AC%E5%BC%8F)%E6%AA%94104.7.xls'#$RCRP0C1D0.E9]" office:value-type="float" office:value="2018" calcext:value-type="float">
            <text:p><text:s text:c="3"/>2,018</text:p>
          </table:table-cell>
          <table:table-cell table:style-name="ce48" table:formula="of:=[.F11]+[.G11]" office:value-type="float" office:value="24" calcext:value-type="float">
            <text:p><text:s text:c="3"/>24</text:p>
          </table:table-cell>
          <table:table-cell table:style-name="ce48" table:formula="of:=['file:///D:/123/g62/%E6%96%B0%E8%A1%A8%E8%99%9F02,07~11-%E9%80%A3%E7%B5%90(%E5%85%AC%E5%BC%8F)%E6%AA%94104.7.xls'#$RCRP0C1D0.H9]" office:value-type="float" office:value="9" calcext:value-type="float">
            <text:p><text:s text:c="3"/>9</text:p>
          </table:table-cell>
          <table:table-cell table:style-name="ce48" table:formula="of:=['file:///D:/123/g62/%E6%96%B0%E8%A1%A8%E8%99%9F02,07~11-%E9%80%A3%E7%B5%90(%E5%85%AC%E5%BC%8F)%E6%AA%94104.7.xls'#$RCRP0C1D0.K9]" office:value-type="float" office:value="15" calcext:value-type="float">
            <text:p><text:s text:c="3"/>15</text:p>
          </table:table-cell>
          <table:table-cell table:style-name="ce48" table:formula="of:=['file:///D:/123/g62/%E6%96%B0%E8%A1%A8%E8%99%9F02,07~11-%E9%80%A3%E7%B5%90(%E5%85%AC%E5%BC%8F)%E6%AA%94104.7.xls'#$RCRP0C1D0.N9]" office:value-type="float" office:value="56" calcext:value-type="float">
            <text:p><text:s text:c="3"/>56</text:p>
          </table:table-cell>
          <table:table-cell table:style-name="ce48" table:formula="of:=['file:///D:/123/g62/%E6%96%B0%E8%A1%A8%E8%99%9F02,07~11-%E9%80%A3%E7%B5%90(%E5%85%AC%E5%BC%8F)%E6%AA%94104.7.xls'#$RCRP0C1D0.Q9]" office:value-type="float" office:value="12" calcext:value-type="float">
            <text:p><text:s text:c="3"/>12</text:p>
          </table:table-cell>
          <table:table-cell table:style-name="ce81" table:formula="of:=[.H11]-[.I11]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3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table:formula="of:=[.D12]+[.E12]+[.H12]" office:value-type="float" office:value="2098" calcext:value-type="float">
            <text:p><text:s text:c="3"/>2,098</text:p>
          </table:table-cell>
          <table:table-cell table:style-name="ce49" table:formula="of:=['file:///D:/123/g62/%E6%96%B0%E8%A1%A8%E8%99%9F02,07~11-%E9%80%A3%E7%B5%90(%E5%85%AC%E5%BC%8F)%E6%AA%94104.7.xls'#$RCRP0C1D0.E10]" office:value-type="float" office:value="1853" calcext:value-type="float">
            <text:p><text:s text:c="3"/>1,853</text:p>
          </table:table-cell>
          <table:table-cell table:style-name="ce49" table:formula="of:=[.F12]+[.G12]" office:value-type="float" office:value="148" calcext:value-type="float">
            <text:p><text:s text:c="3"/>148</text:p>
          </table:table-cell>
          <table:table-cell table:style-name="ce49" table:formula="of:=['file:///D:/123/g62/%E6%96%B0%E8%A1%A8%E8%99%9F02,07~11-%E9%80%A3%E7%B5%90(%E5%85%AC%E5%BC%8F)%E6%AA%94104.7.xls'#$RCRP0C1D0.H10]" office:value-type="float" office:value="128" calcext:value-type="float">
            <text:p><text:s text:c="3"/>128</text:p>
          </table:table-cell>
          <table:table-cell table:style-name="ce49" table:formula="of:=['file:///D:/123/g62/%E6%96%B0%E8%A1%A8%E8%99%9F02,07~11-%E9%80%A3%E7%B5%90(%E5%85%AC%E5%BC%8F)%E6%AA%94104.7.xls'#$RCRP0C1D0.K10]" office:value-type="float" office:value="20" calcext:value-type="float">
            <text:p><text:s text:c="3"/>20</text:p>
          </table:table-cell>
          <table:table-cell table:style-name="ce49" table:formula="of:=['file:///D:/123/g62/%E6%96%B0%E8%A1%A8%E8%99%9F02,07~11-%E9%80%A3%E7%B5%90(%E5%85%AC%E5%BC%8F)%E6%AA%94104.7.xls'#$RCRP0C1D0.N10]" office:value-type="float" office:value="97" calcext:value-type="float">
            <text:p><text:s text:c="3"/>97</text:p>
          </table:table-cell>
          <table:table-cell table:style-name="ce49" table:formula="of:=['file:///D:/123/g62/%E6%96%B0%E8%A1%A8%E8%99%9F02,07~11-%E9%80%A3%E7%B5%90(%E5%85%AC%E5%BC%8F)%E6%AA%94104.7.xls'#$RCRP0C1D0.Q10]" office:value-type="float" office:value="87" calcext:value-type="float">
            <text:p><text:s text:c="3"/>87</text:p>
          </table:table-cell>
          <table:table-cell table:style-name="ce82" table:formula="of:=[.H12]-[.I12]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1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0" table:formula="of:=[.C14]+[.C15]" office:value-type="float" office:value="2966" calcext:value-type="float">
            <text:p><text:s text:c="3"/>2,966</text:p>
          </table:table-cell>
          <table:table-cell table:style-name="ce50" table:formula="of:=[.D14]+[.D15]" office:value-type="float" office:value="2710" calcext:value-type="float">
            <text:p><text:s text:c="3"/>2,710</text:p>
          </table:table-cell>
          <table:table-cell table:style-name="ce50" table:formula="of:=[.E14]+[.E15]" office:value-type="float" office:value="139" calcext:value-type="float">
            <text:p><text:s text:c="3"/>139</text:p>
          </table:table-cell>
          <table:table-cell table:style-name="ce50" table:formula="of:=[.F14]+[.F15]" office:value-type="float" office:value="116" calcext:value-type="float">
            <text:p><text:s text:c="3"/>116</text:p>
          </table:table-cell>
          <table:table-cell table:style-name="ce50" table:formula="of:=[.G14]+[.G15]" office:value-type="float" office:value="23" calcext:value-type="float">
            <text:p><text:s text:c="3"/>23</text:p>
          </table:table-cell>
          <table:table-cell table:style-name="ce50" table:formula="of:=[.H14]+[.H15]" office:value-type="float" office:value="117" calcext:value-type="float">
            <text:p><text:s text:c="3"/>117</text:p>
          </table:table-cell>
          <table:table-cell table:style-name="ce50" table:formula="of:=[.I14]+[.I15]" office:value-type="float" office:value="43" calcext:value-type="float">
            <text:p><text:s text:c="3"/>43</text:p>
          </table:table-cell>
          <table:table-cell table:style-name="ce81" table:formula="of:=[.J14]+[.J15]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127" office:value-type="string" calcext:value-type="string">
            <text:p>男</text:p>
          </table:table-cell>
          <table:table-cell table:style-name="ce50" table:formula="of:=[.D14]+[.E14]+[.H14]" office:value-type="float" office:value="1483" calcext:value-type="float">
            <text:p><text:s text:c="3"/>1,483</text:p>
          </table:table-cell>
          <table:table-cell table:style-name="ce71" table:formula="of:=['file:///D:/123/g62/%E6%96%B0%E8%A1%A8%E8%99%9F02,07~11-%E9%80%A3%E7%B5%90(%E5%85%AC%E5%BC%8F)%E6%AA%94104.7.xls'#$RCRP0C1D0.E11]" office:value-type="float" office:value="1390" calcext:value-type="float">
            <text:p><text:s text:c="3"/>1,390</text:p>
          </table:table-cell>
          <table:table-cell table:style-name="ce48" table:formula="of:=[.F14]+[.G14]" office:value-type="float" office:value="27" calcext:value-type="float">
            <text:p><text:s text:c="3"/>27</text:p>
          </table:table-cell>
          <table:table-cell table:style-name="ce48" table:formula="of:=['file:///D:/123/g62/%E6%96%B0%E8%A1%A8%E8%99%9F02,07~11-%E9%80%A3%E7%B5%90(%E5%85%AC%E5%BC%8F)%E6%AA%94104.7.xls'#$RCRP0C1D0.H11]" office:value-type="float" office:value="17" calcext:value-type="float">
            <text:p><text:s text:c="3"/>17</text:p>
          </table:table-cell>
          <table:table-cell table:style-name="ce48" table:formula="of:=['file:///D:/123/g62/%E6%96%B0%E8%A1%A8%E8%99%9F02,07~11-%E9%80%A3%E7%B5%90(%E5%85%AC%E5%BC%8F)%E6%AA%94104.7.xls'#$RCRP0C1D0.K11]" office:value-type="float" office:value="10" calcext:value-type="float">
            <text:p><text:s text:c="3"/>10</text:p>
          </table:table-cell>
          <table:table-cell table:style-name="ce48" table:formula="of:=['file:///D:/123/g62/%E6%96%B0%E8%A1%A8%E8%99%9F02,07~11-%E9%80%A3%E7%B5%90(%E5%85%AC%E5%BC%8F)%E6%AA%94104.7.xls'#$RCRP0C1D0.N11]" office:value-type="float" office:value="66" calcext:value-type="float">
            <text:p><text:s text:c="3"/>66</text:p>
          </table:table-cell>
          <table:table-cell table:style-name="ce48" table:formula="of:=['file:///D:/123/g62/%E6%96%B0%E8%A1%A8%E8%99%9F02,07~11-%E9%80%A3%E7%B5%90(%E5%85%AC%E5%BC%8F)%E6%AA%94104.7.xls'#$RCRP0C1D0.Q11]" office:value-type="float" office:value="12" calcext:value-type="float">
            <text:p><text:s text:c="3"/>12</text:p>
          </table:table-cell>
          <table:table-cell table:style-name="ce81" table:formula="of:=[.H14]-[.I14]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table:formula="of:=[.D15]+[.E15]+[.H15]" office:value-type="float" office:value="1483" calcext:value-type="float">
            <text:p><text:s text:c="3"/>1,483</text:p>
          </table:table-cell>
          <table:table-cell table:style-name="ce49" table:formula="of:=['file:///D:/123/g62/%E6%96%B0%E8%A1%A8%E8%99%9F02,07~11-%E9%80%A3%E7%B5%90(%E5%85%AC%E5%BC%8F)%E6%AA%94104.7.xls'#$RCRP0C1D0.E12]" office:value-type="float" office:value="1320" calcext:value-type="float">
            <text:p><text:s text:c="3"/>1,320</text:p>
          </table:table-cell>
          <table:table-cell table:style-name="ce49" table:formula="of:=[.F15]+[.G15]" office:value-type="float" office:value="112" calcext:value-type="float">
            <text:p><text:s text:c="3"/>112</text:p>
          </table:table-cell>
          <table:table-cell table:style-name="ce49" table:formula="of:=['file:///D:/123/g62/%E6%96%B0%E8%A1%A8%E8%99%9F02,07~11-%E9%80%A3%E7%B5%90(%E5%85%AC%E5%BC%8F)%E6%AA%94104.7.xls'#$RCRP0C1D0.H12]" office:value-type="float" office:value="99" calcext:value-type="float">
            <text:p><text:s text:c="3"/>99</text:p>
          </table:table-cell>
          <table:table-cell table:style-name="ce49" table:formula="of:=['file:///D:/123/g62/%E6%96%B0%E8%A1%A8%E8%99%9F02,07~11-%E9%80%A3%E7%B5%90(%E5%85%AC%E5%BC%8F)%E6%AA%94104.7.xls'#$RCRP0C1D0.K12]" office:value-type="float" office:value="13" calcext:value-type="float">
            <text:p><text:s text:c="3"/>13</text:p>
          </table:table-cell>
          <table:table-cell table:style-name="ce49" table:formula="of:=['file:///D:/123/g62/%E6%96%B0%E8%A1%A8%E8%99%9F02,07~11-%E9%80%A3%E7%B5%90(%E5%85%AC%E5%BC%8F)%E6%AA%94104.7.xls'#$RCRP0C1D0.N12]" office:value-type="float" office:value="51" calcext:value-type="float">
            <text:p><text:s text:c="3"/>51</text:p>
          </table:table-cell>
          <table:table-cell table:style-name="ce49" table:formula="of:=['file:///D:/123/g62/%E6%96%B0%E8%A1%A8%E8%99%9F02,07~11-%E9%80%A3%E7%B5%90(%E5%85%AC%E5%BC%8F)%E6%AA%94104.7.xls'#$RCRP0C1D0.Q12]" office:value-type="float" office:value="31" calcext:value-type="float">
            <text:p><text:s text:c="3"/>31</text:p>
          </table:table-cell>
          <table:table-cell table:style-name="ce82" table:formula="of:=[.H15]-[.I15]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3" office:value-type="string" calcext:value-type="string">
            <text:p>計</text:p>
          </table:table-cell>
          <table:table-cell table:style-name="ce50" table:formula="of:=[.C17]+[.C18]" office:value-type="float" office:value="2438" calcext:value-type="float">
            <text:p><text:s text:c="3"/>2,438</text:p>
          </table:table-cell>
          <table:table-cell table:style-name="ce50" table:formula="of:=[.D17]+[.D18]" office:value-type="float" office:value="2255" calcext:value-type="float">
            <text:p><text:s text:c="3"/>2,255</text:p>
          </table:table-cell>
          <table:table-cell table:style-name="ce50" table:formula="of:=[.E17]+[.E18]" office:value-type="float" office:value="89" calcext:value-type="float">
            <text:p><text:s text:c="3"/>89</text:p>
          </table:table-cell>
          <table:table-cell table:style-name="ce50" table:formula="of:=[.F17]+[.F18]" office:value-type="float" office:value="77" calcext:value-type="float">
            <text:p><text:s text:c="3"/>77</text:p>
          </table:table-cell>
          <table:table-cell table:style-name="ce50" table:formula="of:=[.G17]+[.G18]" office:value-type="float" office:value="12" calcext:value-type="float">
            <text:p><text:s text:c="3"/>12</text:p>
          </table:table-cell>
          <table:table-cell table:style-name="ce50" table:formula="of:=[.H17]+[.H18]" office:value-type="float" office:value="94" calcext:value-type="float">
            <text:p><text:s text:c="3"/>94</text:p>
          </table:table-cell>
          <table:table-cell table:style-name="ce50" table:formula="of:=[.I17]+[.I18]" office:value-type="float" office:value="81" calcext:value-type="float">
            <text:p><text:s text:c="3"/>81</text:p>
          </table:table-cell>
          <table:table-cell table:style-name="ce81" table:formula="of:=[.J17]+[.J18]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桃園市" calcext:value-type="string">
            <text:p><text:s/>桃園市 </text:p>
          </table:table-cell>
          <table:table-cell table:style-name="ce127" office:value-type="string" calcext:value-type="string">
            <text:p>男</text:p>
          </table:table-cell>
          <table:table-cell table:style-name="ce50" table:formula="of:=[.D17]+[.E17]+[.H17]" office:value-type="float" office:value="1219" calcext:value-type="float">
            <text:p><text:s text:c="3"/>1,219</text:p>
          </table:table-cell>
          <table:table-cell table:style-name="ce71" table:formula="of:=['file:///D:/123/g62/%E6%96%B0%E8%A1%A8%E8%99%9F02,07~11-%E9%80%A3%E7%B5%90(%E5%85%AC%E5%BC%8F)%E6%AA%94104.7.xls'#$RCRP0C1D0.E13]" office:value-type="float" office:value="1172" calcext:value-type="float">
            <text:p><text:s text:c="3"/>1,172</text:p>
          </table:table-cell>
          <table:table-cell table:style-name="ce48" table:formula="of:=[.F17]+[.G17]" office:value-type="float" office:value="21" calcext:value-type="float">
            <text:p><text:s text:c="3"/>21</text:p>
          </table:table-cell>
          <table:table-cell table:style-name="ce48" table:formula="of:=['file:///D:/123/g62/%E6%96%B0%E8%A1%A8%E8%99%9F02,07~11-%E9%80%A3%E7%B5%90(%E5%85%AC%E5%BC%8F)%E6%AA%94104.7.xls'#$RCRP0C1D0.H13]" office:value-type="float" office:value="16" calcext:value-type="float">
            <text:p><text:s text:c="3"/>16</text:p>
          </table:table-cell>
          <table:table-cell table:style-name="ce48" table:formula="of:=['file:///D:/123/g62/%E6%96%B0%E8%A1%A8%E8%99%9F02,07~11-%E9%80%A3%E7%B5%90(%E5%85%AC%E5%BC%8F)%E6%AA%94104.7.xls'#$RCRP0C1D0.K13]" office:value-type="float" office:value="5" calcext:value-type="float">
            <text:p><text:s text:c="3"/>5</text:p>
          </table:table-cell>
          <table:table-cell table:style-name="ce48" table:formula="of:=['file:///D:/123/g62/%E6%96%B0%E8%A1%A8%E8%99%9F02,07~11-%E9%80%A3%E7%B5%90(%E5%85%AC%E5%BC%8F)%E6%AA%94104.7.xls'#$RCRP0C1D0.N13]" office:value-type="float" office:value="26" calcext:value-type="float">
            <text:p><text:s text:c="3"/>26</text:p>
          </table:table-cell>
          <table:table-cell table:style-name="ce48" table:formula="of:=['file:///D:/123/g62/%E6%96%B0%E8%A1%A8%E8%99%9F02,07~11-%E9%80%A3%E7%B5%90(%E5%85%AC%E5%BC%8F)%E6%AA%94104.7.xls'#$RCRP0C1D0.Q13]" office:value-type="float" office:value="14" calcext:value-type="float">
            <text:p><text:s text:c="3"/>14</text:p>
          </table:table-cell>
          <table:table-cell table:style-name="ce81" table:formula="of:=[.H17]-[.I17]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5" office:value-type="string" calcext:value-type="string">
            <text:p>女</text:p>
          </table:table-cell>
          <table:table-cell table:style-name="ce49" table:formula="of:=[.D18]+[.E18]+[.H18]" office:value-type="float" office:value="1219" calcext:value-type="float">
            <text:p><text:s text:c="3"/>1,219</text:p>
          </table:table-cell>
          <table:table-cell table:style-name="ce49" table:formula="of:=['file:///D:/123/g62/%E6%96%B0%E8%A1%A8%E8%99%9F02,07~11-%E9%80%A3%E7%B5%90(%E5%85%AC%E5%BC%8F)%E6%AA%94104.7.xls'#$RCRP0C1D0.E14]" office:value-type="float" office:value="1083" calcext:value-type="float">
            <text:p><text:s text:c="3"/>1,083</text:p>
          </table:table-cell>
          <table:table-cell table:style-name="ce49" table:formula="of:=[.F18]+[.G18]" office:value-type="float" office:value="68" calcext:value-type="float">
            <text:p><text:s text:c="3"/>68</text:p>
          </table:table-cell>
          <table:table-cell table:style-name="ce49" table:formula="of:=['file:///D:/123/g62/%E6%96%B0%E8%A1%A8%E8%99%9F02,07~11-%E9%80%A3%E7%B5%90(%E5%85%AC%E5%BC%8F)%E6%AA%94104.7.xls'#$RCRP0C1D0.H14]" office:value-type="float" office:value="61" calcext:value-type="float">
            <text:p><text:s text:c="3"/>61</text:p>
          </table:table-cell>
          <table:table-cell table:style-name="ce49" table:formula="of:=['file:///D:/123/g62/%E6%96%B0%E8%A1%A8%E8%99%9F02,07~11-%E9%80%A3%E7%B5%90(%E5%85%AC%E5%BC%8F)%E6%AA%94104.7.xls'#$RCRP0C1D0.K14]" office:value-type="float" office:value="7" calcext:value-type="float">
            <text:p><text:s text:c="3"/>7</text:p>
          </table:table-cell>
          <table:table-cell table:style-name="ce49" table:formula="of:=['file:///D:/123/g62/%E6%96%B0%E8%A1%A8%E8%99%9F02,07~11-%E9%80%A3%E7%B5%90(%E5%85%AC%E5%BC%8F)%E6%AA%94104.7.xls'#$RCRP0C1D0.N14]" office:value-type="float" office:value="68" calcext:value-type="float">
            <text:p><text:s text:c="3"/>68</text:p>
          </table:table-cell>
          <table:table-cell table:style-name="ce49" table:formula="of:=['file:///D:/123/g62/%E6%96%B0%E8%A1%A8%E8%99%9F02,07~11-%E9%80%A3%E7%B5%90(%E5%85%AC%E5%BC%8F)%E6%AA%94104.7.xls'#$RCRP0C1D0.Q14]" office:value-type="float" office:value="67" calcext:value-type="float">
            <text:p><text:s text:c="3"/>67</text:p>
          </table:table-cell>
          <table:table-cell table:style-name="ce82" table:formula="of:=[.H18]-[.I18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3" office:value-type="string" calcext:value-type="string">
            <text:p>計</text:p>
          </table:table-cell>
          <table:table-cell table:style-name="ce50" table:formula="of:=[.C20]+[.C21]" office:value-type="float" office:value="2956" calcext:value-type="float">
            <text:p><text:s text:c="3"/>2,956</text:p>
          </table:table-cell>
          <table:table-cell table:style-name="ce50" table:formula="of:=[.D20]+[.D21]" office:value-type="float" office:value="2775" calcext:value-type="float">
            <text:p><text:s text:c="3"/>2,775</text:p>
          </table:table-cell>
          <table:table-cell table:style-name="ce50" table:formula="of:=[.E20]+[.E21]" office:value-type="float" office:value="101" calcext:value-type="float">
            <text:p><text:s text:c="3"/>101</text:p>
          </table:table-cell>
          <table:table-cell table:style-name="ce50" table:formula="of:=[.F20]+[.F21]" office:value-type="float" office:value="94" calcext:value-type="float">
            <text:p><text:s text:c="3"/>94</text:p>
          </table:table-cell>
          <table:table-cell table:style-name="ce50" table:formula="of:=[.G20]+[.G21]" office:value-type="float" office:value="7" calcext:value-type="float">
            <text:p><text:s text:c="3"/>7</text:p>
          </table:table-cell>
          <table:table-cell table:style-name="ce50" table:formula="of:=[.H20]+[.H21]" office:value-type="float" office:value="80" calcext:value-type="float">
            <text:p><text:s text:c="3"/>80</text:p>
          </table:table-cell>
          <table:table-cell table:style-name="ce50" table:formula="of:=[.I20]+[.I21]" office:value-type="float" office:value="47" calcext:value-type="float">
            <text:p><text:s text:c="3"/>47</text:p>
          </table:table-cell>
          <table:table-cell table:style-name="ce81" table:formula="of:=[.J20]+[.J21]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中市" calcext:value-type="string">
            <text:p><text:s/>臺中市 </text:p>
          </table:table-cell>
          <table:table-cell table:style-name="ce127" office:value-type="string" calcext:value-type="string">
            <text:p>男</text:p>
          </table:table-cell>
          <table:table-cell table:style-name="ce50" table:formula="of:=[.D20]+[.E20]+[.H20]" office:value-type="float" office:value="1478" calcext:value-type="float">
            <text:p><text:s text:c="3"/>1,478</text:p>
          </table:table-cell>
          <table:table-cell table:style-name="ce71" table:formula="of:=['file:///D:/123/g62/%E6%96%B0%E8%A1%A8%E8%99%9F02,07~11-%E9%80%A3%E7%B5%90(%E5%85%AC%E5%BC%8F)%E6%AA%94104.7.xls'#$RCRP0C1D0.E15]" office:value-type="float" office:value="1435" calcext:value-type="float">
            <text:p><text:s text:c="3"/>1,435</text:p>
          </table:table-cell>
          <table:table-cell table:style-name="ce48" table:formula="of:=[.F20]+[.G20]" office:value-type="float" office:value="10" calcext:value-type="float">
            <text:p><text:s text:c="3"/>10</text:p>
          </table:table-cell>
          <table:table-cell table:style-name="ce48" table:formula="of:=['file:///D:/123/g62/%E6%96%B0%E8%A1%A8%E8%99%9F02,07~11-%E9%80%A3%E7%B5%90(%E5%85%AC%E5%BC%8F)%E6%AA%94104.7.xls'#$RCRP0C1D0.H15]" office:value-type="float" office:value="8" calcext:value-type="float">
            <text:p><text:s text:c="3"/>8</text:p>
          </table:table-cell>
          <table:table-cell table:style-name="ce48" table:formula="of:=['file:///D:/123/g62/%E6%96%B0%E8%A1%A8%E8%99%9F02,07~11-%E9%80%A3%E7%B5%90(%E5%85%AC%E5%BC%8F)%E6%AA%94104.7.xls'#$RCRP0C1D0.K15]" office:value-type="float" office:value="2" calcext:value-type="float">
            <text:p><text:s text:c="3"/>2</text:p>
          </table:table-cell>
          <table:table-cell table:style-name="ce48" table:formula="of:=['file:///D:/123/g62/%E6%96%B0%E8%A1%A8%E8%99%9F02,07~11-%E9%80%A3%E7%B5%90(%E5%85%AC%E5%BC%8F)%E6%AA%94104.7.xls'#$RCRP0C1D0.N15]" office:value-type="float" office:value="33" calcext:value-type="float">
            <text:p><text:s text:c="3"/>33</text:p>
          </table:table-cell>
          <table:table-cell table:style-name="ce48" table:formula="of:=['file:///D:/123/g62/%E6%96%B0%E8%A1%A8%E8%99%9F02,07~11-%E9%80%A3%E7%B5%90(%E5%85%AC%E5%BC%8F)%E6%AA%94104.7.xls'#$RCRP0C1D0.Q15]" office:value-type="float" office:value="8" calcext:value-type="float">
            <text:p><text:s text:c="3"/>8</text:p>
          </table:table-cell>
          <table:table-cell table:style-name="ce81" table:formula="of:=[.H20]-[.I20]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5" office:value-type="string" calcext:value-type="string">
            <text:p>女</text:p>
          </table:table-cell>
          <table:table-cell table:style-name="ce49" table:formula="of:=[.D21]+[.E21]+[.H21]" office:value-type="float" office:value="1478" calcext:value-type="float">
            <text:p><text:s text:c="3"/>1,478</text:p>
          </table:table-cell>
          <table:table-cell table:style-name="ce49" table:formula="of:=['file:///D:/123/g62/%E6%96%B0%E8%A1%A8%E8%99%9F02,07~11-%E9%80%A3%E7%B5%90(%E5%85%AC%E5%BC%8F)%E6%AA%94104.7.xls'#$RCRP0C1D0.E16]" office:value-type="float" office:value="1340" calcext:value-type="float">
            <text:p><text:s text:c="3"/>1,340</text:p>
          </table:table-cell>
          <table:table-cell table:style-name="ce49" table:formula="of:=[.F21]+[.G21]" office:value-type="float" office:value="91" calcext:value-type="float">
            <text:p><text:s text:c="3"/>91</text:p>
          </table:table-cell>
          <table:table-cell table:style-name="ce49" table:formula="of:=['file:///D:/123/g62/%E6%96%B0%E8%A1%A8%E8%99%9F02,07~11-%E9%80%A3%E7%B5%90(%E5%85%AC%E5%BC%8F)%E6%AA%94104.7.xls'#$RCRP0C1D0.H16]" office:value-type="float" office:value="86" calcext:value-type="float">
            <text:p><text:s text:c="3"/>86</text:p>
          </table:table-cell>
          <table:table-cell table:style-name="ce49" table:formula="of:=['file:///D:/123/g62/%E6%96%B0%E8%A1%A8%E8%99%9F02,07~11-%E9%80%A3%E7%B5%90(%E5%85%AC%E5%BC%8F)%E6%AA%94104.7.xls'#$RCRP0C1D0.K16]" office:value-type="float" office:value="5" calcext:value-type="float">
            <text:p><text:s text:c="3"/>5</text:p>
          </table:table-cell>
          <table:table-cell table:style-name="ce49" table:formula="of:=['file:///D:/123/g62/%E6%96%B0%E8%A1%A8%E8%99%9F02,07~11-%E9%80%A3%E7%B5%90(%E5%85%AC%E5%BC%8F)%E6%AA%94104.7.xls'#$RCRP0C1D0.N16]" office:value-type="float" office:value="47" calcext:value-type="float">
            <text:p><text:s text:c="3"/>47</text:p>
          </table:table-cell>
          <table:table-cell table:style-name="ce49" table:formula="of:=['file:///D:/123/g62/%E6%96%B0%E8%A1%A8%E8%99%9F02,07~11-%E9%80%A3%E7%B5%90(%E5%85%AC%E5%BC%8F)%E6%AA%94104.7.xls'#$RCRP0C1D0.Q16]" office:value-type="float" office:value="39" calcext:value-type="float">
            <text:p><text:s text:c="3"/>39</text:p>
          </table:table-cell>
          <table:table-cell table:style-name="ce82" table:formula="of:=[.H21]-[.I21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3" office:value-type="string" calcext:value-type="string">
            <text:p>計</text:p>
          </table:table-cell>
          <table:table-cell table:style-name="ce50" table:formula="of:=[.C23]+[.C24]" office:value-type="float" office:value="1588" calcext:value-type="float">
            <text:p><text:s text:c="3"/>1,588</text:p>
          </table:table-cell>
          <table:table-cell table:style-name="ce50" table:formula="of:=[.D23]+[.D24]" office:value-type="float" office:value="1495" calcext:value-type="float">
            <text:p><text:s text:c="3"/>1,495</text:p>
          </table:table-cell>
          <table:table-cell table:style-name="ce50" table:formula="of:=[.E23]+[.E24]" office:value-type="float" office:value="42" calcext:value-type="float">
            <text:p><text:s text:c="3"/>42</text:p>
          </table:table-cell>
          <table:table-cell table:style-name="ce50" table:formula="of:=[.F23]+[.F24]" office:value-type="float" office:value="36" calcext:value-type="float">
            <text:p><text:s text:c="3"/>36</text:p>
          </table:table-cell>
          <table:table-cell table:style-name="ce50" table:formula="of:=[.G23]+[.G24]" office:value-type="float" office:value="6" calcext:value-type="float">
            <text:p><text:s text:c="3"/>6</text:p>
          </table:table-cell>
          <table:table-cell table:style-name="ce50" table:formula="of:=[.H23]+[.H24]" office:value-type="float" office:value="51" calcext:value-type="float">
            <text:p><text:s text:c="3"/>51</text:p>
          </table:table-cell>
          <table:table-cell table:style-name="ce50" table:formula="of:=[.I23]+[.I24]" office:value-type="float" office:value="33" calcext:value-type="float">
            <text:p><text:s text:c="3"/>33</text:p>
          </table:table-cell>
          <table:table-cell table:style-name="ce81" table:formula="of:=[.J23]+[.J24]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南市" calcext:value-type="string">
            <text:p><text:s/>臺南市 </text:p>
          </table:table-cell>
          <table:table-cell table:style-name="ce127" office:value-type="string" calcext:value-type="string">
            <text:p>男</text:p>
          </table:table-cell>
          <table:table-cell table:style-name="ce50" table:formula="of:=[.D23]+[.E23]+[.H23]" office:value-type="float" office:value="794" calcext:value-type="float">
            <text:p><text:s text:c="3"/>794</text:p>
          </table:table-cell>
          <table:table-cell table:style-name="ce71" table:formula="of:=['file:///D:/123/g62/%E6%96%B0%E8%A1%A8%E8%99%9F02,07~11-%E9%80%A3%E7%B5%90(%E5%85%AC%E5%BC%8F)%E6%AA%94104.7.xls'#$RCRP0C1D0.E17]" office:value-type="float" office:value="768" calcext:value-type="float">
            <text:p><text:s text:c="3"/>768</text:p>
          </table:table-cell>
          <table:table-cell table:style-name="ce48" table:formula="of:=[.F23]+[.G23]" office:value-type="float" office:value="8" calcext:value-type="float">
            <text:p><text:s text:c="3"/>8</text:p>
          </table:table-cell>
          <table:table-cell table:style-name="ce48" table:formula="of:=['file:///D:/123/g62/%E6%96%B0%E8%A1%A8%E8%99%9F02,07~11-%E9%80%A3%E7%B5%90(%E5%85%AC%E5%BC%8F)%E6%AA%94104.7.xls'#$RCRP0C1D0.H17]" office:value-type="float" office:value="4" calcext:value-type="float">
            <text:p><text:s text:c="3"/>4</text:p>
          </table:table-cell>
          <table:table-cell table:style-name="ce48" table:formula="of:=['file:///D:/123/g62/%E6%96%B0%E8%A1%A8%E8%99%9F02,07~11-%E9%80%A3%E7%B5%90(%E5%85%AC%E5%BC%8F)%E6%AA%94104.7.xls'#$RCRP0C1D0.K17]" office:value-type="float" office:value="4" calcext:value-type="float">
            <text:p><text:s text:c="3"/>4</text:p>
          </table:table-cell>
          <table:table-cell table:style-name="ce48" table:formula="of:=['file:///D:/123/g62/%E6%96%B0%E8%A1%A8%E8%99%9F02,07~11-%E9%80%A3%E7%B5%90(%E5%85%AC%E5%BC%8F)%E6%AA%94104.7.xls'#$RCRP0C1D0.N17]" office:value-type="float" office:value="18" calcext:value-type="float">
            <text:p><text:s text:c="3"/>18</text:p>
          </table:table-cell>
          <table:table-cell table:style-name="ce48" table:formula="of:=['file:///D:/123/g62/%E6%96%B0%E8%A1%A8%E8%99%9F02,07~11-%E9%80%A3%E7%B5%90(%E5%85%AC%E5%BC%8F)%E6%AA%94104.7.xls'#$RCRP0C1D0.Q17]" office:value-type="float" office:value="2" calcext:value-type="float">
            <text:p><text:s text:c="3"/>2</text:p>
          </table:table-cell>
          <table:table-cell table:style-name="ce81" table:formula="of:=[.H23]-[.I23]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5" office:value-type="string" calcext:value-type="string">
            <text:p>女</text:p>
          </table:table-cell>
          <table:table-cell table:style-name="ce49" table:formula="of:=[.D24]+[.E24]+[.H24]" office:value-type="float" office:value="794" calcext:value-type="float">
            <text:p><text:s text:c="3"/>794</text:p>
          </table:table-cell>
          <table:table-cell table:style-name="ce49" table:formula="of:=['file:///D:/123/g62/%E6%96%B0%E8%A1%A8%E8%99%9F02,07~11-%E9%80%A3%E7%B5%90(%E5%85%AC%E5%BC%8F)%E6%AA%94104.7.xls'#$RCRP0C1D0.E18]" office:value-type="float" office:value="727" calcext:value-type="float">
            <text:p><text:s text:c="3"/>727</text:p>
          </table:table-cell>
          <table:table-cell table:style-name="ce49" table:formula="of:=[.F24]+[.G24]" office:value-type="float" office:value="34" calcext:value-type="float">
            <text:p><text:s text:c="3"/>34</text:p>
          </table:table-cell>
          <table:table-cell table:style-name="ce49" table:formula="of:=['file:///D:/123/g62/%E6%96%B0%E8%A1%A8%E8%99%9F02,07~11-%E9%80%A3%E7%B5%90(%E5%85%AC%E5%BC%8F)%E6%AA%94104.7.xls'#$RCRP0C1D0.H18]" office:value-type="float" office:value="32" calcext:value-type="float">
            <text:p><text:s text:c="3"/>32</text:p>
          </table:table-cell>
          <table:table-cell table:style-name="ce49" table:formula="of:=['file:///D:/123/g62/%E6%96%B0%E8%A1%A8%E8%99%9F02,07~11-%E9%80%A3%E7%B5%90(%E5%85%AC%E5%BC%8F)%E6%AA%94104.7.xls'#$RCRP0C1D0.K18]" office:value-type="float" office:value="2" calcext:value-type="float">
            <text:p><text:s text:c="3"/>2</text:p>
          </table:table-cell>
          <table:table-cell table:style-name="ce49" table:formula="of:=['file:///D:/123/g62/%E6%96%B0%E8%A1%A8%E8%99%9F02,07~11-%E9%80%A3%E7%B5%90(%E5%85%AC%E5%BC%8F)%E6%AA%94104.7.xls'#$RCRP0C1D0.N18]" office:value-type="float" office:value="33" calcext:value-type="float">
            <text:p><text:s text:c="3"/>33</text:p>
          </table:table-cell>
          <table:table-cell table:style-name="ce49" table:formula="of:=['file:///D:/123/g62/%E6%96%B0%E8%A1%A8%E8%99%9F02,07~11-%E9%80%A3%E7%B5%90(%E5%85%AC%E5%BC%8F)%E6%AA%94104.7.xls'#$RCRP0C1D0.Q18]" office:value-type="float" office:value="31" calcext:value-type="float">
            <text:p><text:s text:c="3"/>31</text:p>
          </table:table-cell>
          <table:table-cell table:style-name="ce82" table:formula="of:=[.H24]-[.I24]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3" office:value-type="string" calcext:value-type="string">
            <text:p>計</text:p>
          </table:table-cell>
          <table:table-cell table:style-name="ce50" table:formula="of:=[.C26]+[.C27]" office:value-type="float" office:value="2392" calcext:value-type="float">
            <text:p><text:s text:c="3"/>2,392</text:p>
          </table:table-cell>
          <table:table-cell table:style-name="ce50" table:formula="of:=[.D26]+[.D27]" office:value-type="float" office:value="2233" calcext:value-type="float">
            <text:p><text:s text:c="3"/>2,233</text:p>
          </table:table-cell>
          <table:table-cell table:style-name="ce50" table:formula="of:=[.E26]+[.E27]" office:value-type="float" office:value="74" calcext:value-type="float">
            <text:p><text:s text:c="3"/>74</text:p>
          </table:table-cell>
          <table:table-cell table:style-name="ce50" table:formula="of:=[.F26]+[.F27]" office:value-type="float" office:value="66" calcext:value-type="float">
            <text:p><text:s text:c="3"/>66</text:p>
          </table:table-cell>
          <table:table-cell table:style-name="ce50" table:formula="of:=[.G26]+[.G27]" office:value-type="float" office:value="8" calcext:value-type="float">
            <text:p><text:s text:c="3"/>8</text:p>
          </table:table-cell>
          <table:table-cell table:style-name="ce50" table:formula="of:=[.H26]+[.H27]" office:value-type="float" office:value="85" calcext:value-type="float">
            <text:p><text:s text:c="3"/>85</text:p>
          </table:table-cell>
          <table:table-cell table:style-name="ce50" table:formula="of:=[.I26]+[.I27]" office:value-type="float" office:value="62" calcext:value-type="float">
            <text:p><text:s text:c="3"/>62</text:p>
          </table:table-cell>
          <table:table-cell table:style-name="ce81" table:formula="of:=[.J26]+[.J27]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高雄市" calcext:value-type="string">
            <text:p><text:s/>高雄市 </text:p>
          </table:table-cell>
          <table:table-cell table:style-name="ce127" office:value-type="string" calcext:value-type="string">
            <text:p>男</text:p>
          </table:table-cell>
          <table:table-cell table:style-name="ce50" table:formula="of:=[.D26]+[.E26]+[.H26]" office:value-type="float" office:value="1196" calcext:value-type="float">
            <text:p><text:s text:c="3"/>1,196</text:p>
          </table:table-cell>
          <table:table-cell table:style-name="ce71" table:formula="of:=['file:///D:/123/g62/%E6%96%B0%E8%A1%A8%E8%99%9F02,07~11-%E9%80%A3%E7%B5%90(%E5%85%AC%E5%BC%8F)%E6%AA%94104.7.xls'#$RCRP0C1D0.E19]" office:value-type="float" office:value="1158" calcext:value-type="float">
            <text:p><text:s text:c="3"/>1,158</text:p>
          </table:table-cell>
          <table:table-cell table:style-name="ce48" table:formula="of:=[.F26]+[.G26]" office:value-type="float" office:value="12" calcext:value-type="float">
            <text:p><text:s text:c="3"/>12</text:p>
          </table:table-cell>
          <table:table-cell table:style-name="ce48" table:formula="of:=['file:///D:/123/g62/%E6%96%B0%E8%A1%A8%E8%99%9F02,07~11-%E9%80%A3%E7%B5%90(%E5%85%AC%E5%BC%8F)%E6%AA%94104.7.xls'#$RCRP0C1D0.H19]" office:value-type="float" office:value="7" calcext:value-type="float">
            <text:p><text:s text:c="3"/>7</text:p>
          </table:table-cell>
          <table:table-cell table:style-name="ce48" table:formula="of:=['file:///D:/123/g62/%E6%96%B0%E8%A1%A8%E8%99%9F02,07~11-%E9%80%A3%E7%B5%90(%E5%85%AC%E5%BC%8F)%E6%AA%94104.7.xls'#$RCRP0C1D0.K19]" office:value-type="float" office:value="5" calcext:value-type="float">
            <text:p><text:s text:c="3"/>5</text:p>
          </table:table-cell>
          <table:table-cell table:style-name="ce48" table:formula="of:=['file:///D:/123/g62/%E6%96%B0%E8%A1%A8%E8%99%9F02,07~11-%E9%80%A3%E7%B5%90(%E5%85%AC%E5%BC%8F)%E6%AA%94104.7.xls'#$RCRP0C1D0.N19]" office:value-type="float" office:value="26" calcext:value-type="float">
            <text:p><text:s text:c="3"/>26</text:p>
          </table:table-cell>
          <table:table-cell table:style-name="ce48" table:formula="of:=['file:///D:/123/g62/%E6%96%B0%E8%A1%A8%E8%99%9F02,07~11-%E9%80%A3%E7%B5%90(%E5%85%AC%E5%BC%8F)%E6%AA%94104.7.xls'#$RCRP0C1D0.Q19]" office:value-type="float" office:value="7" calcext:value-type="float">
            <text:p><text:s text:c="3"/>7</text:p>
          </table:table-cell>
          <table:table-cell table:style-name="ce81" table:formula="of:=[.H26]-[.I26]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5" office:value-type="string" calcext:value-type="string">
            <text:p>女</text:p>
          </table:table-cell>
          <table:table-cell table:style-name="ce49" table:formula="of:=[.D27]+[.E27]+[.H27]" office:value-type="float" office:value="1196" calcext:value-type="float">
            <text:p><text:s text:c="3"/>1,196</text:p>
          </table:table-cell>
          <table:table-cell table:style-name="ce49" table:formula="of:=['file:///D:/123/g62/%E6%96%B0%E8%A1%A8%E8%99%9F02,07~11-%E9%80%A3%E7%B5%90(%E5%85%AC%E5%BC%8F)%E6%AA%94104.7.xls'#$RCRP0C1D0.E20]" office:value-type="float" office:value="1075" calcext:value-type="float">
            <text:p><text:s text:c="3"/>1,075</text:p>
          </table:table-cell>
          <table:table-cell table:style-name="ce49" table:formula="of:=[.F27]+[.G27]" office:value-type="float" office:value="62" calcext:value-type="float">
            <text:p><text:s text:c="3"/>62</text:p>
          </table:table-cell>
          <table:table-cell table:style-name="ce49" table:formula="of:=['file:///D:/123/g62/%E6%96%B0%E8%A1%A8%E8%99%9F02,07~11-%E9%80%A3%E7%B5%90(%E5%85%AC%E5%BC%8F)%E6%AA%94104.7.xls'#$RCRP0C1D0.H20]" office:value-type="float" office:value="59" calcext:value-type="float">
            <text:p><text:s text:c="3"/>59</text:p>
          </table:table-cell>
          <table:table-cell table:style-name="ce49" table:formula="of:=['file:///D:/123/g62/%E6%96%B0%E8%A1%A8%E8%99%9F02,07~11-%E9%80%A3%E7%B5%90(%E5%85%AC%E5%BC%8F)%E6%AA%94104.7.xls'#$RCRP0C1D0.K20]" office:value-type="float" office:value="3" calcext:value-type="float">
            <text:p><text:s text:c="3"/>3</text:p>
          </table:table-cell>
          <table:table-cell table:style-name="ce49" table:formula="of:=['file:///D:/123/g62/%E6%96%B0%E8%A1%A8%E8%99%9F02,07~11-%E9%80%A3%E7%B5%90(%E5%85%AC%E5%BC%8F)%E6%AA%94104.7.xls'#$RCRP0C1D0.N20]" office:value-type="float" office:value="59" calcext:value-type="float">
            <text:p><text:s text:c="3"/>59</text:p>
          </table:table-cell>
          <table:table-cell table:style-name="ce49" table:formula="of:=['file:///D:/123/g62/%E6%96%B0%E8%A1%A8%E8%99%9F02,07~11-%E9%80%A3%E7%B5%90(%E5%85%AC%E5%BC%8F)%E6%AA%94104.7.xls'#$RCRP0C1D0.Q20]" office:value-type="float" office:value="55" calcext:value-type="float">
            <text:p><text:s text:c="3"/>55</text:p>
          </table:table-cell>
          <table:table-cell table:style-name="ce82" table:formula="of:=[.H27]-[.I27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7" office:value-type="string" calcext:value-type="string">
            <text:p>計</text:p>
          </table:table-cell>
          <table:table-cell table:style-name="ce50" table:formula="of:=[.C29]+[.C30]" office:value-type="float" office:value="6466" calcext:value-type="float">
            <text:p><text:s text:c="3"/>6,466</text:p>
          </table:table-cell>
          <table:table-cell table:style-name="ce50" table:formula="of:=[.D29]+[.D30]" office:value-type="float" office:value="5981" calcext:value-type="float">
            <text:p><text:s text:c="3"/>5,981</text:p>
          </table:table-cell>
          <table:table-cell table:style-name="ce50" table:formula="of:=[.E29]+[.E30]" office:value-type="float" office:value="234" calcext:value-type="float">
            <text:p><text:s text:c="3"/>234</text:p>
          </table:table-cell>
          <table:table-cell table:style-name="ce50" table:formula="of:=[.F29]+[.F30]" office:value-type="float" office:value="208" calcext:value-type="float">
            <text:p><text:s text:c="3"/>208</text:p>
          </table:table-cell>
          <table:table-cell table:style-name="ce50" table:formula="of:=[.G29]+[.G30]" office:value-type="float" office:value="26" calcext:value-type="float">
            <text:p><text:s text:c="3"/>26</text:p>
          </table:table-cell>
          <table:table-cell table:style-name="ce50" table:formula="of:=[.H29]+[.H30]" office:value-type="float" office:value="251" calcext:value-type="float">
            <text:p><text:s text:c="3"/>251</text:p>
          </table:table-cell>
          <table:table-cell table:style-name="ce50" table:formula="of:=[.I29]+[.I30]" office:value-type="float" office:value="196" calcext:value-type="float">
            <text:p><text:s text:c="3"/>196</text:p>
          </table:table-cell>
          <table:table-cell table:style-name="ce99" table:formula="of:=[.J29]+[.J30]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50" table:formula="of:=[.D29]+[.E29]+[.H29]" office:value-type="float" office:value="3233" calcext:value-type="float">
            <text:p><text:s text:c="3"/>3,233</text:p>
          </table:table-cell>
          <table:table-cell table:style-name="ce130" table:formula="of:=SUM([.D32];[.D35];[.D38];[.D41];[.D44];[.D47];[.D50];[.D53];[.D56];[.D59];[.D62];[.D65];[.D68];[.D71])" office:value-type="float" office:value="3151" calcext:value-type="float">
            <text:p><text:s text:c="3"/>3,151</text:p>
          </table:table-cell>
          <table:table-cell table:style-name="ce130" table:formula="of:=SUM([.E32];[.E35];[.E38];[.E41];[.E44];[.E47];[.E50];[.E53];[.E56];[.E59];[.E62];[.E65];[.E68];[.E71])" office:value-type="float" office:value="27" calcext:value-type="float">
            <text:p><text:s text:c="3"/>27</text:p>
          </table:table-cell>
          <table:table-cell table:style-name="ce130" table:formula="of:=SUM([.F32];[.F35];[.F38];[.F41];[.F44];[.F47];[.F50];[.F53];[.F56];[.F59];[.F62];[.F65];[.F68];[.F71])" office:value-type="float" office:value="19" calcext:value-type="float">
            <text:p><text:s text:c="3"/>19</text:p>
          </table:table-cell>
          <table:table-cell table:style-name="ce130" table:formula="of:=SUM([.G32];[.G35];[.G38];[.G41];[.G44];[.G47];[.G50];[.G53];[.G56];[.G59];[.G62];[.G65];[.G68];[.G71])" office:value-type="float" office:value="8" calcext:value-type="float">
            <text:p><text:s text:c="3"/>8</text:p>
          </table:table-cell>
          <table:table-cell table:style-name="ce130" table:formula="of:=SUM([.H32];[.H35];[.H38];[.H41];[.H44];[.H47];[.H50];[.H53];[.H56];[.H59];[.H62];[.H65];[.H68];[.H71])" office:value-type="float" office:value="55" calcext:value-type="float">
            <text:p><text:s text:c="3"/>55</text:p>
          </table:table-cell>
          <table:table-cell table:style-name="ce130" table:formula="of:=SUM([.I32];[.I35];[.I38];[.I41];[.I44];[.I47];[.I50];[.I53];[.I56];[.I59];[.I62];[.I65];[.I68];[.I71])" office:value-type="float" office:value="13" calcext:value-type="float">
            <text:p><text:s text:c="3"/>13</text:p>
          </table:table-cell>
          <table:table-cell table:style-name="ce138" table:formula="of:=SUM([.J32];[.J35];[.J38];[.J41];[.J44];[.J47];[.J50];[.J53];[.J56];[.J59];[.J62];[.J65];[.J68];[.J71])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9" office:value-type="string" calcext:value-type="string">
            <text:p>女</text:p>
          </table:table-cell>
          <table:table-cell table:style-name="ce49" table:formula="of:=[.D30]+[.E30]+[.H30]" office:value-type="float" office:value="3233" calcext:value-type="float">
            <text:p><text:s text:c="3"/>3,233</text:p>
          </table:table-cell>
          <table:table-cell table:style-name="ce131" table:formula="of:=SUM([.D33];[.D36];[.D39];[.D42];[.D45];[.D48];[.D51];[.D54];[.D57];[.D60];[.D63];[.D66];[.D69];[.D72])" office:value-type="float" office:value="2830" calcext:value-type="float">
            <text:p><text:s text:c="3"/>2,830</text:p>
          </table:table-cell>
          <table:table-cell table:style-name="ce131" table:formula="of:=SUM([.E33];[.E36];[.E39];[.E42];[.E45];[.E48];[.E51];[.E54];[.E57];[.E60];[.E63];[.E66];[.E69];[.E72])" office:value-type="float" office:value="207" calcext:value-type="float">
            <text:p><text:s text:c="3"/>207</text:p>
          </table:table-cell>
          <table:table-cell table:style-name="ce131" table:formula="of:=SUM([.F33];[.F36];[.F39];[.F42];[.F45];[.F48];[.F51];[.F54];[.F57];[.F60];[.F63];[.F66];[.F69];[.F72])" office:value-type="float" office:value="189" calcext:value-type="float">
            <text:p><text:s text:c="3"/>189</text:p>
          </table:table-cell>
          <table:table-cell table:style-name="ce131" table:formula="of:=SUM([.G33];[.G36];[.G39];[.G42];[.G45];[.G48];[.G51];[.G54];[.G57];[.G60];[.G63];[.G66];[.G69];[.G72])" office:value-type="float" office:value="18" calcext:value-type="float">
            <text:p><text:s text:c="3"/>18</text:p>
          </table:table-cell>
          <table:table-cell table:style-name="ce131" table:formula="of:=SUM([.H33];[.H36];[.H39];[.H42];[.H45];[.H48];[.H51];[.H54];[.H57];[.H60];[.H63];[.H66];[.H69];[.H72])" office:value-type="float" office:value="196" calcext:value-type="float">
            <text:p><text:s text:c="3"/>196</text:p>
          </table:table-cell>
          <table:table-cell table:style-name="ce131" table:formula="of:=SUM([.I33];[.I36];[.I39];[.I42];[.I45];[.I48];[.I51];[.I54];[.I57];[.I60];[.I63];[.I66];[.I69];[.I72])" office:value-type="float" office:value="183" calcext:value-type="float">
            <text:p><text:s text:c="3"/>183</text:p>
          </table:table-cell>
          <table:table-cell table:style-name="ce139" table:formula="of:=SUM([.J33];[.J36];[.J39];[.J42];[.J45];[.J48];[.J51];[.J54];[.J57];[.J60];[.J63];[.J66];[.J69];[.J72])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23"/>
          <table:table-cell table:style-name="ce31" office:value-type="string" calcext:value-type="string">
            <text:p>計</text:p>
          </table:table-cell>
          <table:table-cell table:style-name="ce128" table:formula="of:=[.C32]+[.C33]" office:value-type="float" office:value="418" calcext:value-type="float">
            <text:p><text:s text:c="3"/>418</text:p>
          </table:table-cell>
          <table:table-cell table:style-name="ce128" table:formula="of:=[.D32]+[.D33]" office:value-type="float" office:value="394" calcext:value-type="float">
            <text:p><text:s text:c="3"/>394</text:p>
          </table:table-cell>
          <table:table-cell table:style-name="ce128" table:formula="of:=[.E32]+[.E33]" office:value-type="float" office:value="15" calcext:value-type="float">
            <text:p><text:s text:c="3"/>15</text:p>
          </table:table-cell>
          <table:table-cell table:style-name="ce128" table:formula="of:=[.F32]+[.F33]" office:value-type="float" office:value="14" calcext:value-type="float">
            <text:p><text:s text:c="3"/>14</text:p>
          </table:table-cell>
          <table:table-cell table:style-name="ce128" table:formula="of:=[.G32]+[.G33]" office:value-type="float" office:value="1" calcext:value-type="float">
            <text:p><text:s text:c="3"/>1</text:p>
          </table:table-cell>
          <table:table-cell table:style-name="ce128" table:formula="of:=[.H32]+[.H33]" office:value-type="float" office:value="9" calcext:value-type="float">
            <text:p><text:s text:c="3"/>9</text:p>
          </table:table-cell>
          <table:table-cell table:style-name="ce128" table:formula="of:=[.I32]+[.I33]" office:value-type="float" office:value="8" calcext:value-type="float">
            <text:p><text:s text:c="3"/>8</text:p>
          </table:table-cell>
          <table:table-cell table:style-name="ce140" table:formula="of:=[.J32]+[.J33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4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128" table:formula="of:=[.D32]+[.E32]+[.H32]" office:value-type="float" office:value="209" calcext:value-type="float">
            <text:p><text:s text:c="3"/>209</text:p>
          </table:table-cell>
          <table:table-cell table:style-name="ce132" table:formula="of:=['file:///D:/123/g62/%E6%96%B0%E8%A1%A8%E8%99%9F02,07~11-%E9%80%A3%E7%B5%90(%E5%85%AC%E5%BC%8F)%E6%AA%94104.7.xls'#$RCRP0C1D0.E23]" office:value-type="float" office:value="205" calcext:value-type="float">
            <text:p><text:s text:c="3"/>205</text:p>
          </table:table-cell>
          <table:table-cell table:style-name="ce56" table:formula="of:=[.F32]+[.G32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H23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K23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N23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Q23]" office:value-type="float" office:value="1" calcext:value-type="float">
            <text:p><text:s text:c="3"/>1</text:p>
          </table:table-cell>
          <table:table-cell table:style-name="ce140" table:formula="of:=[.H32]-[.I32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/>
          <table:table-cell table:style-name="ce39" office:value-type="string" calcext:value-type="string">
            <text:p>女</text:p>
          </table:table-cell>
          <table:table-cell table:style-name="ce57" table:formula="of:=[.D33]+[.E33]+[.H33]" office:value-type="float" office:value="209" calcext:value-type="float">
            <text:p><text:s text:c="3"/>209</text:p>
          </table:table-cell>
          <table:table-cell table:style-name="ce57" table:formula="of:=['file:///D:/123/g62/%E6%96%B0%E8%A1%A8%E8%99%9F02,07~11-%E9%80%A3%E7%B5%90(%E5%85%AC%E5%BC%8F)%E6%AA%94104.7.xls'#$RCRP0C1D0.E24]" office:value-type="float" office:value="189" calcext:value-type="float">
            <text:p><text:s text:c="3"/>189</text:p>
          </table:table-cell>
          <table:table-cell table:style-name="ce57" table:formula="of:=[.F33]+[.G33]" office:value-type="float" office:value="13" calcext:value-type="float">
            <text:p><text:s text:c="3"/>13</text:p>
          </table:table-cell>
          <table:table-cell table:style-name="ce57" table:formula="of:=['file:///D:/123/g62/%E6%96%B0%E8%A1%A8%E8%99%9F02,07~11-%E9%80%A3%E7%B5%90(%E5%85%AC%E5%BC%8F)%E6%AA%94104.7.xls'#$RCRP0C1D0.H24]" office:value-type="float" office:value="12" calcext:value-type="float">
            <text:p><text:s text:c="3"/>12</text:p>
          </table:table-cell>
          <table:table-cell table:style-name="ce57" table:formula="of:=['file:///D:/123/g62/%E6%96%B0%E8%A1%A8%E8%99%9F02,07~11-%E9%80%A3%E7%B5%90(%E5%85%AC%E5%BC%8F)%E6%AA%94104.7.xls'#$RCRP0C1D0.K24]" office:value-type="float" office:value="1" calcext:value-type="float">
            <text:p><text:s text:c="3"/>1</text:p>
          </table:table-cell>
          <table:table-cell table:style-name="ce57" table:formula="of:=['file:///D:/123/g62/%E6%96%B0%E8%A1%A8%E8%99%9F02,07~11-%E9%80%A3%E7%B5%90(%E5%85%AC%E5%BC%8F)%E6%AA%94104.7.xls'#$RCRP0C1D0.N24]" office:value-type="float" office:value="7" calcext:value-type="float">
            <text:p><text:s text:c="3"/>7</text:p>
          </table:table-cell>
          <table:table-cell table:style-name="ce57" table:formula="of:=['file:///D:/123/g62/%E6%96%B0%E8%A1%A8%E8%99%9F02,07~11-%E9%80%A3%E7%B5%90(%E5%85%AC%E5%BC%8F)%E6%AA%94104.7.xls'#$RCRP0C1D0.Q24]" office:value-type="float" office:value="7" calcext:value-type="float">
            <text:p><text:s text:c="3"/>7</text:p>
          </table:table-cell>
          <table:table-cell table:style-name="ce141" table:formula="of:=[.H33]-[.I33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35]+[.C36]" office:value-type="float" office:value="584" calcext:value-type="float">
            <text:p><text:s text:c="3"/>584</text:p>
          </table:table-cell>
          <table:table-cell table:style-name="ce128" table:formula="of:=[.D35]+[.D36]" office:value-type="float" office:value="535" calcext:value-type="float">
            <text:p><text:s text:c="3"/>535</text:p>
          </table:table-cell>
          <table:table-cell table:style-name="ce128" table:formula="of:=[.E35]+[.E36]" office:value-type="float" office:value="25" calcext:value-type="float">
            <text:p><text:s text:c="3"/>25</text:p>
          </table:table-cell>
          <table:table-cell table:style-name="ce128" table:formula="of:=[.F35]+[.F36]" office:value-type="float" office:value="23" calcext:value-type="float">
            <text:p><text:s text:c="3"/>23</text:p>
          </table:table-cell>
          <table:table-cell table:style-name="ce128" table:formula="of:=[.G35]+[.G36]" office:value-type="float" office:value="2" calcext:value-type="float">
            <text:p><text:s text:c="3"/>2</text:p>
          </table:table-cell>
          <table:table-cell table:style-name="ce128" table:formula="of:=[.H35]+[.H36]" office:value-type="float" office:value="24" calcext:value-type="float">
            <text:p><text:s text:c="3"/>24</text:p>
          </table:table-cell>
          <table:table-cell table:style-name="ce128" table:formula="of:=[.I35]+[.I36]" office:value-type="float" office:value="24" calcext:value-type="float">
            <text:p><text:s text:c="3"/>24</text:p>
          </table:table-cell>
          <table:table-cell table:style-name="ce140" table:formula="of:=[.J35]+[.J36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35]+[.E35]+[.H35]" office:value-type="float" office:value="292" calcext:value-type="float">
            <text:p><text:s text:c="3"/>292</text:p>
          </table:table-cell>
          <table:table-cell table:style-name="ce132" table:formula="of:=['file:///D:/123/g62/%E6%96%B0%E8%A1%A8%E8%99%9F02,07~11-%E9%80%A3%E7%B5%90(%E5%85%AC%E5%BC%8F)%E6%AA%94104.7.xls'#$RCRP0C1D0.E25]" office:value-type="float" office:value="289" calcext:value-type="float">
            <text:p><text:s text:c="3"/>289</text:p>
          </table:table-cell>
          <table:table-cell table:style-name="ce56" table:formula="of:=[.F35]+[.G35]" office:value-type="float" office:value="3" calcext:value-type="float">
            <text:p><text:s text:c="3"/>3</text:p>
          </table:table-cell>
          <table:table-cell table:style-name="ce56" table:formula="of:=['file:///D:/123/g62/%E6%96%B0%E8%A1%A8%E8%99%9F02,07~11-%E9%80%A3%E7%B5%90(%E5%85%AC%E5%BC%8F)%E6%AA%94104.7.xls'#$RCRP0C1D0.H25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K25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N25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Q25]" office:value-type="float" office:value="0" calcext:value-type="float">
            <text:p>—</text:p>
          </table:table-cell>
          <table:table-cell table:style-name="ce140" table:formula="of:=[.H35]-[.I35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36]+[.E36]+[.H36]" office:value-type="float" office:value="292" calcext:value-type="float">
            <text:p><text:s text:c="3"/>292</text:p>
          </table:table-cell>
          <table:table-cell table:style-name="ce57" table:formula="of:=['file:///D:/123/g62/%E6%96%B0%E8%A1%A8%E8%99%9F02,07~11-%E9%80%A3%E7%B5%90(%E5%85%AC%E5%BC%8F)%E6%AA%94104.7.xls'#$RCRP0C1D0.E26]" office:value-type="float" office:value="246" calcext:value-type="float">
            <text:p><text:s text:c="3"/>246</text:p>
          </table:table-cell>
          <table:table-cell table:style-name="ce57" table:formula="of:=[.F36]+[.G36]" office:value-type="float" office:value="22" calcext:value-type="float">
            <text:p><text:s text:c="3"/>22</text:p>
          </table:table-cell>
          <table:table-cell table:style-name="ce57" table:formula="of:=['file:///D:/123/g62/%E6%96%B0%E8%A1%A8%E8%99%9F02,07~11-%E9%80%A3%E7%B5%90(%E5%85%AC%E5%BC%8F)%E6%AA%94104.7.xls'#$RCRP0C1D0.H26]" office:value-type="float" office:value="21" calcext:value-type="float">
            <text:p><text:s text:c="3"/>21</text:p>
          </table:table-cell>
          <table:table-cell table:style-name="ce57" table:formula="of:=['file:///D:/123/g62/%E6%96%B0%E8%A1%A8%E8%99%9F02,07~11-%E9%80%A3%E7%B5%90(%E5%85%AC%E5%BC%8F)%E6%AA%94104.7.xls'#$RCRP0C1D0.K26]" office:value-type="float" office:value="1" calcext:value-type="float">
            <text:p><text:s text:c="3"/>1</text:p>
          </table:table-cell>
          <table:table-cell table:style-name="ce57" table:formula="of:=['file:///D:/123/g62/%E6%96%B0%E8%A1%A8%E8%99%9F02,07~11-%E9%80%A3%E7%B5%90(%E5%85%AC%E5%BC%8F)%E6%AA%94104.7.xls'#$RCRP0C1D0.N26]" office:value-type="float" office:value="24" calcext:value-type="float">
            <text:p><text:s text:c="3"/>24</text:p>
          </table:table-cell>
          <table:table-cell table:style-name="ce57" table:formula="of:=['file:///D:/123/g62/%E6%96%B0%E8%A1%A8%E8%99%9F02,07~11-%E9%80%A3%E7%B5%90(%E5%85%AC%E5%BC%8F)%E6%AA%94104.7.xls'#$RCRP0C1D0.Q26]" office:value-type="float" office:value="24" calcext:value-type="float">
            <text:p><text:s text:c="3"/>24</text:p>
          </table:table-cell>
          <table:table-cell table:style-name="ce141" table:formula="of:=[.H36]-[.I36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38]+[.C39]" office:value-type="float" office:value="606" calcext:value-type="float">
            <text:p><text:s text:c="3"/>606</text:p>
          </table:table-cell>
          <table:table-cell table:style-name="ce128" table:formula="of:=[.D38]+[.D39]" office:value-type="float" office:value="555" calcext:value-type="float">
            <text:p><text:s text:c="3"/>555</text:p>
          </table:table-cell>
          <table:table-cell table:style-name="ce128" table:formula="of:=[.E38]+[.E39]" office:value-type="float" office:value="24" calcext:value-type="float">
            <text:p><text:s text:c="3"/>24</text:p>
          </table:table-cell>
          <table:table-cell table:style-name="ce128" table:formula="of:=[.F38]+[.F39]" office:value-type="float" office:value="21" calcext:value-type="float">
            <text:p><text:s text:c="3"/>21</text:p>
          </table:table-cell>
          <table:table-cell table:style-name="ce128" table:formula="of:=[.G38]+[.G39]" office:value-type="float" office:value="3" calcext:value-type="float">
            <text:p><text:s text:c="3"/>3</text:p>
          </table:table-cell>
          <table:table-cell table:style-name="ce128" table:formula="of:=[.H38]+[.H39]" office:value-type="float" office:value="27" calcext:value-type="float">
            <text:p><text:s text:c="3"/>27</text:p>
          </table:table-cell>
          <table:table-cell table:style-name="ce128" table:formula="of:=[.I38]+[.I39]" office:value-type="float" office:value="19" calcext:value-type="float">
            <text:p><text:s text:c="3"/>19</text:p>
          </table:table-cell>
          <table:table-cell table:style-name="ce140" table:formula="of:=[.J38]+[.J39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38]+[.E38]+[.H38]" office:value-type="float" office:value="303" calcext:value-type="float">
            <text:p><text:s text:c="3"/>303</text:p>
          </table:table-cell>
          <table:table-cell table:style-name="ce132" table:formula="of:=['file:///D:/123/g62/%E6%96%B0%E8%A1%A8%E8%99%9F02,07~11-%E9%80%A3%E7%B5%90(%E5%85%AC%E5%BC%8F)%E6%AA%94104.7.xls'#$RCRP0C1D0.E27]" office:value-type="float" office:value="294" calcext:value-type="float">
            <text:p><text:s text:c="3"/>294</text:p>
          </table:table-cell>
          <table:table-cell table:style-name="ce56" table:formula="of:=[.F38]+[.G38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H27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K27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N27]" office:value-type="float" office:value="7" calcext:value-type="float">
            <text:p><text:s text:c="3"/>7</text:p>
          </table:table-cell>
          <table:table-cell table:style-name="ce56" table:formula="of:=['file:///D:/123/g62/%E6%96%B0%E8%A1%A8%E8%99%9F02,07~11-%E9%80%A3%E7%B5%90(%E5%85%AC%E5%BC%8F)%E6%AA%94104.7.xls'#$RCRP0C1D0.Q27]" office:value-type="float" office:value="2" calcext:value-type="float">
            <text:p><text:s text:c="3"/>2</text:p>
          </table:table-cell>
          <table:table-cell table:style-name="ce140" table:formula="of:=[.H38]-[.I38]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39]+[.E39]+[.H39]" office:value-type="float" office:value="303" calcext:value-type="float">
            <text:p><text:s text:c="3"/>303</text:p>
          </table:table-cell>
          <table:table-cell table:style-name="ce57" table:formula="of:=['file:///D:/123/g62/%E6%96%B0%E8%A1%A8%E8%99%9F02,07~11-%E9%80%A3%E7%B5%90(%E5%85%AC%E5%BC%8F)%E6%AA%94104.7.xls'#$RCRP0C1D0.E28]" office:value-type="float" office:value="261" calcext:value-type="float">
            <text:p><text:s text:c="3"/>261</text:p>
          </table:table-cell>
          <table:table-cell table:style-name="ce57" table:formula="of:=[.F39]+[.G39]" office:value-type="float" office:value="22" calcext:value-type="float">
            <text:p><text:s text:c="3"/>22</text:p>
          </table:table-cell>
          <table:table-cell table:style-name="ce57" table:formula="of:=['file:///D:/123/g62/%E6%96%B0%E8%A1%A8%E8%99%9F02,07~11-%E9%80%A3%E7%B5%90(%E5%85%AC%E5%BC%8F)%E6%AA%94104.7.xls'#$RCRP0C1D0.H28]" office:value-type="float" office:value="20" calcext:value-type="float">
            <text:p><text:s text:c="3"/>20</text:p>
          </table:table-cell>
          <table:table-cell table:style-name="ce57" table:formula="of:=['file:///D:/123/g62/%E6%96%B0%E8%A1%A8%E8%99%9F02,07~11-%E9%80%A3%E7%B5%90(%E5%85%AC%E5%BC%8F)%E6%AA%94104.7.xls'#$RCRP0C1D0.K28]" office:value-type="float" office:value="2" calcext:value-type="float">
            <text:p><text:s text:c="3"/>2</text:p>
          </table:table-cell>
          <table:table-cell table:style-name="ce57" table:formula="of:=['file:///D:/123/g62/%E6%96%B0%E8%A1%A8%E8%99%9F02,07~11-%E9%80%A3%E7%B5%90(%E5%85%AC%E5%BC%8F)%E6%AA%94104.7.xls'#$RCRP0C1D0.N28]" office:value-type="float" office:value="20" calcext:value-type="float">
            <text:p><text:s text:c="3"/>20</text:p>
          </table:table-cell>
          <table:table-cell table:style-name="ce57" table:formula="of:=['file:///D:/123/g62/%E6%96%B0%E8%A1%A8%E8%99%9F02,07~11-%E9%80%A3%E7%B5%90(%E5%85%AC%E5%BC%8F)%E6%AA%94104.7.xls'#$RCRP0C1D0.Q28]" office:value-type="float" office:value="17" calcext:value-type="float">
            <text:p><text:s text:c="3"/>17</text:p>
          </table:table-cell>
          <table:table-cell table:style-name="ce141" table:formula="of:=[.H39]-[.I39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41]+[.C42]" office:value-type="float" office:value="1118" calcext:value-type="float">
            <text:p><text:s text:c="3"/>1,118</text:p>
          </table:table-cell>
          <table:table-cell table:style-name="ce128" table:formula="of:=[.D41]+[.D42]" office:value-type="float" office:value="1053" calcext:value-type="float">
            <text:p><text:s text:c="3"/>1,053</text:p>
          </table:table-cell>
          <table:table-cell table:style-name="ce128" table:formula="of:=[.E41]+[.E42]" office:value-type="float" office:value="30" calcext:value-type="float">
            <text:p><text:s text:c="3"/>30</text:p>
          </table:table-cell>
          <table:table-cell table:style-name="ce128" table:formula="of:=[.F41]+[.F42]" office:value-type="float" office:value="26" calcext:value-type="float">
            <text:p><text:s text:c="3"/>26</text:p>
          </table:table-cell>
          <table:table-cell table:style-name="ce128" table:formula="of:=[.G41]+[.G42]" office:value-type="float" office:value="4" calcext:value-type="float">
            <text:p><text:s text:c="3"/>4</text:p>
          </table:table-cell>
          <table:table-cell table:style-name="ce128" table:formula="of:=[.H41]+[.H42]" office:value-type="float" office:value="35" calcext:value-type="float">
            <text:p><text:s text:c="3"/>35</text:p>
          </table:table-cell>
          <table:table-cell table:style-name="ce128" table:formula="of:=[.I41]+[.I42]" office:value-type="float" office:value="31" calcext:value-type="float">
            <text:p><text:s text:c="3"/>31</text:p>
          </table:table-cell>
          <table:table-cell table:style-name="ce140" table:formula="of:=[.J41]+[.J42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41]+[.E41]+[.H41]" office:value-type="float" office:value="559" calcext:value-type="float">
            <text:p><text:s text:c="3"/>559</text:p>
          </table:table-cell>
          <table:table-cell table:style-name="ce132" table:formula="of:=['file:///D:/123/g62/%E6%96%B0%E8%A1%A8%E8%99%9F02,07~11-%E9%80%A3%E7%B5%90(%E5%85%AC%E5%BC%8F)%E6%AA%94104.7.xls'#$RCRP0C1D0.E29]" office:value-type="float" office:value="549" calcext:value-type="float">
            <text:p><text:s text:c="3"/>549</text:p>
          </table:table-cell>
          <table:table-cell table:style-name="ce56" table:formula="of:=[.F41]+[.G41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H29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K29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N29]" office:value-type="float" office:value="8" calcext:value-type="float">
            <text:p><text:s text:c="3"/>8</text:p>
          </table:table-cell>
          <table:table-cell table:style-name="ce56" table:formula="of:=['file:///D:/123/g62/%E6%96%B0%E8%A1%A8%E8%99%9F02,07~11-%E9%80%A3%E7%B5%90(%E5%85%AC%E5%BC%8F)%E6%AA%94104.7.xls'#$RCRP0C1D0.Q29]" office:value-type="float" office:value="5" calcext:value-type="float">
            <text:p><text:s text:c="3"/>5</text:p>
          </table:table-cell>
          <table:table-cell table:style-name="ce140" table:formula="of:=[.H41]-[.I41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42]+[.E42]+[.H42]" office:value-type="float" office:value="559" calcext:value-type="float">
            <text:p><text:s text:c="3"/>559</text:p>
          </table:table-cell>
          <table:table-cell table:style-name="ce57" table:formula="of:=['file:///D:/123/g62/%E6%96%B0%E8%A1%A8%E8%99%9F02,07~11-%E9%80%A3%E7%B5%90(%E5%85%AC%E5%BC%8F)%E6%AA%94104.7.xls'#$RCRP0C1D0.E30]" office:value-type="float" office:value="504" calcext:value-type="float">
            <text:p><text:s text:c="3"/>504</text:p>
          </table:table-cell>
          <table:table-cell table:style-name="ce57" table:formula="of:=[.F42]+[.G42]" office:value-type="float" office:value="28" calcext:value-type="float">
            <text:p><text:s text:c="3"/>28</text:p>
          </table:table-cell>
          <table:table-cell table:style-name="ce57" table:formula="of:=['file:///D:/123/g62/%E6%96%B0%E8%A1%A8%E8%99%9F02,07~11-%E9%80%A3%E7%B5%90(%E5%85%AC%E5%BC%8F)%E6%AA%94104.7.xls'#$RCRP0C1D0.H30]" office:value-type="float" office:value="24" calcext:value-type="float">
            <text:p><text:s text:c="3"/>24</text:p>
          </table:table-cell>
          <table:table-cell table:style-name="ce57" table:formula="of:=['file:///D:/123/g62/%E6%96%B0%E8%A1%A8%E8%99%9F02,07~11-%E9%80%A3%E7%B5%90(%E5%85%AC%E5%BC%8F)%E6%AA%94104.7.xls'#$RCRP0C1D0.K30]" office:value-type="float" office:value="4" calcext:value-type="float">
            <text:p><text:s text:c="3"/>4</text:p>
          </table:table-cell>
          <table:table-cell table:style-name="ce57" table:formula="of:=['file:///D:/123/g62/%E6%96%B0%E8%A1%A8%E8%99%9F02,07~11-%E9%80%A3%E7%B5%90(%E5%85%AC%E5%BC%8F)%E6%AA%94104.7.xls'#$RCRP0C1D0.N30]" office:value-type="float" office:value="27" calcext:value-type="float">
            <text:p><text:s text:c="3"/>27</text:p>
          </table:table-cell>
          <table:table-cell table:style-name="ce57" table:formula="of:=['file:///D:/123/g62/%E6%96%B0%E8%A1%A8%E8%99%9F02,07~11-%E9%80%A3%E7%B5%90(%E5%85%AC%E5%BC%8F)%E6%AA%94104.7.xls'#$RCRP0C1D0.Q30]" office:value-type="float" office:value="26" calcext:value-type="float">
            <text:p><text:s text:c="3"/>26</text:p>
          </table:table-cell>
          <table:table-cell table:style-name="ce141" table:formula="of:=[.H42]-[.I42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44]+[.C45]" office:value-type="float" office:value="432" calcext:value-type="float">
            <text:p><text:s text:c="3"/>432</text:p>
          </table:table-cell>
          <table:table-cell table:style-name="ce128" table:formula="of:=[.D44]+[.D45]" office:value-type="float" office:value="399" calcext:value-type="float">
            <text:p><text:s text:c="3"/>399</text:p>
          </table:table-cell>
          <table:table-cell table:style-name="ce128" table:formula="of:=[.E44]+[.E45]" office:value-type="float" office:value="15" calcext:value-type="float">
            <text:p><text:s text:c="3"/>15</text:p>
          </table:table-cell>
          <table:table-cell table:style-name="ce128" table:formula="of:=[.F44]+[.F45]" office:value-type="float" office:value="14" calcext:value-type="float">
            <text:p><text:s text:c="3"/>14</text:p>
          </table:table-cell>
          <table:table-cell table:style-name="ce128" table:formula="of:=[.G44]+[.G45]" office:value-type="float" office:value="1" calcext:value-type="float">
            <text:p><text:s text:c="3"/>1</text:p>
          </table:table-cell>
          <table:table-cell table:style-name="ce128" table:formula="of:=[.H44]+[.H45]" office:value-type="float" office:value="18" calcext:value-type="float">
            <text:p><text:s text:c="3"/>18</text:p>
          </table:table-cell>
          <table:table-cell table:style-name="ce128" table:formula="of:=[.I44]+[.I45]" office:value-type="float" office:value="15" calcext:value-type="float">
            <text:p><text:s text:c="3"/>15</text:p>
          </table:table-cell>
          <table:table-cell table:style-name="ce140" table:formula="of:=[.J44]+[.J45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44]+[.E44]+[.H44]" office:value-type="float" office:value="216" calcext:value-type="float">
            <text:p><text:s text:c="3"/>216</text:p>
          </table:table-cell>
          <table:table-cell table:style-name="ce132" table:formula="of:=['file:///D:/123/g62/%E6%96%B0%E8%A1%A8%E8%99%9F02,07~11-%E9%80%A3%E7%B5%90(%E5%85%AC%E5%BC%8F)%E6%AA%94104.7.xls'#$RCRP0C1D0.E31]" office:value-type="float" office:value="211" calcext:value-type="float">
            <text:p><text:s text:c="3"/>211</text:p>
          </table:table-cell>
          <table:table-cell table:style-name="ce56" table:formula="of:=[.F44]+[.G44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H31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K31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N31]" office:value-type="float" office:value="4" calcext:value-type="float">
            <text:p><text:s text:c="3"/>4</text:p>
          </table:table-cell>
          <table:table-cell table:style-name="ce56" table:formula="of:=['file:///D:/123/g62/%E6%96%B0%E8%A1%A8%E8%99%9F02,07~11-%E9%80%A3%E7%B5%90(%E5%85%AC%E5%BC%8F)%E6%AA%94104.7.xls'#$RCRP0C1D0.Q31]" office:value-type="float" office:value="1" calcext:value-type="float">
            <text:p><text:s text:c="3"/>1</text:p>
          </table:table-cell>
          <table:table-cell table:style-name="ce140" table:formula="of:=[.H44]-[.I44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45]+[.E45]+[.H45]" office:value-type="float" office:value="216" calcext:value-type="float">
            <text:p><text:s text:c="3"/>216</text:p>
          </table:table-cell>
          <table:table-cell table:style-name="ce57" table:formula="of:=['file:///D:/123/g62/%E6%96%B0%E8%A1%A8%E8%99%9F02,07~11-%E9%80%A3%E7%B5%90(%E5%85%AC%E5%BC%8F)%E6%AA%94104.7.xls'#$RCRP0C1D0.E32]" office:value-type="float" office:value="188" calcext:value-type="float">
            <text:p><text:s text:c="3"/>188</text:p>
          </table:table-cell>
          <table:table-cell table:style-name="ce57" table:formula="of:=[.F45]+[.G45]" office:value-type="float" office:value="14" calcext:value-type="float">
            <text:p><text:s text:c="3"/>14</text:p>
          </table:table-cell>
          <table:table-cell table:style-name="ce57" table:formula="of:=['file:///D:/123/g62/%E6%96%B0%E8%A1%A8%E8%99%9F02,07~11-%E9%80%A3%E7%B5%90(%E5%85%AC%E5%BC%8F)%E6%AA%94104.7.xls'#$RCRP0C1D0.H32]" office:value-type="float" office:value="13" calcext:value-type="float">
            <text:p><text:s text:c="3"/>13</text:p>
          </table:table-cell>
          <table:table-cell table:style-name="ce57" table:formula="of:=['file:///D:/123/g62/%E6%96%B0%E8%A1%A8%E8%99%9F02,07~11-%E9%80%A3%E7%B5%90(%E5%85%AC%E5%BC%8F)%E6%AA%94104.7.xls'#$RCRP0C1D0.K32]" office:value-type="float" office:value="1" calcext:value-type="float">
            <text:p><text:s text:c="3"/>1</text:p>
          </table:table-cell>
          <table:table-cell table:style-name="ce57" table:formula="of:=['file:///D:/123/g62/%E6%96%B0%E8%A1%A8%E8%99%9F02,07~11-%E9%80%A3%E7%B5%90(%E5%85%AC%E5%BC%8F)%E6%AA%94104.7.xls'#$RCRP0C1D0.N32]" office:value-type="float" office:value="14" calcext:value-type="float">
            <text:p><text:s text:c="3"/>14</text:p>
          </table:table-cell>
          <table:table-cell table:style-name="ce57" table:formula="of:=['file:///D:/123/g62/%E6%96%B0%E8%A1%A8%E8%99%9F02,07~11-%E9%80%A3%E7%B5%90(%E5%85%AC%E5%BC%8F)%E6%AA%94104.7.xls'#$RCRP0C1D0.Q32]" office:value-type="float" office:value="14" calcext:value-type="float">
            <text:p><text:s text:c="3"/>14</text:p>
          </table:table-cell>
          <table:table-cell table:style-name="ce141" table:formula="of:=[.H45]-[.I45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47]+[.C48]" office:value-type="float" office:value="544" calcext:value-type="float">
            <text:p><text:s text:c="3"/>544</text:p>
          </table:table-cell>
          <table:table-cell table:style-name="ce128" table:formula="of:=[.D47]+[.D48]" office:value-type="float" office:value="484" calcext:value-type="float">
            <text:p><text:s text:c="3"/>484</text:p>
          </table:table-cell>
          <table:table-cell table:style-name="ce128" table:formula="of:=[.E47]+[.E48]" office:value-type="float" office:value="26" calcext:value-type="float">
            <text:p><text:s text:c="3"/>26</text:p>
          </table:table-cell>
          <table:table-cell table:style-name="ce128" table:formula="of:=[.F47]+[.F48]" office:value-type="float" office:value="22" calcext:value-type="float">
            <text:p><text:s text:c="3"/>22</text:p>
          </table:table-cell>
          <table:table-cell table:style-name="ce128" table:formula="of:=[.G47]+[.G48]" office:value-type="float" office:value="4" calcext:value-type="float">
            <text:p><text:s text:c="3"/>4</text:p>
          </table:table-cell>
          <table:table-cell table:style-name="ce128" table:formula="of:=[.H47]+[.H48]" office:value-type="float" office:value="34" calcext:value-type="float">
            <text:p><text:s text:c="3"/>34</text:p>
          </table:table-cell>
          <table:table-cell table:style-name="ce128" table:formula="of:=[.I47]+[.I48]" office:value-type="float" office:value="32" calcext:value-type="float">
            <text:p><text:s text:c="3"/>32</text:p>
          </table:table-cell>
          <table:table-cell table:style-name="ce140" table:formula="of:=[.J47]+[.J48]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47]+[.E47]+[.H47]" office:value-type="float" office:value="272" calcext:value-type="float">
            <text:p><text:s text:c="3"/>272</text:p>
          </table:table-cell>
          <table:table-cell table:style-name="ce132" table:formula="of:=['file:///D:/123/g62/%E6%96%B0%E8%A1%A8%E8%99%9F02,07~11-%E9%80%A3%E7%B5%90(%E5%85%AC%E5%BC%8F)%E6%AA%94104.7.xls'#$RCRP0C1D0.E33]" office:value-type="float" office:value="267" calcext:value-type="float">
            <text:p><text:s text:c="3"/>267</text:p>
          </table:table-cell>
          <table:table-cell table:style-name="ce56" table:formula="of:=[.F47]+[.G47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H33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K33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N33]" office:value-type="float" office:value="3" calcext:value-type="float">
            <text:p><text:s text:c="3"/>3</text:p>
          </table:table-cell>
          <table:table-cell table:style-name="ce56" table:formula="of:=['file:///D:/123/g62/%E6%96%B0%E8%A1%A8%E8%99%9F02,07~11-%E9%80%A3%E7%B5%90(%E5%85%AC%E5%BC%8F)%E6%AA%94104.7.xls'#$RCRP0C1D0.Q33]" office:value-type="float" office:value="2" calcext:value-type="float">
            <text:p><text:s text:c="3"/>2</text:p>
          </table:table-cell>
          <table:table-cell table:style-name="ce140" table:formula="of:=[.H47]-[.I47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48]+[.E48]+[.H48]" office:value-type="float" office:value="272" calcext:value-type="float">
            <text:p><text:s text:c="3"/>272</text:p>
          </table:table-cell>
          <table:table-cell table:style-name="ce57" table:formula="of:=['file:///D:/123/g62/%E6%96%B0%E8%A1%A8%E8%99%9F02,07~11-%E9%80%A3%E7%B5%90(%E5%85%AC%E5%BC%8F)%E6%AA%94104.7.xls'#$RCRP0C1D0.E34]" office:value-type="float" office:value="217" calcext:value-type="float">
            <text:p><text:s text:c="3"/>217</text:p>
          </table:table-cell>
          <table:table-cell table:style-name="ce57" table:formula="of:=[.F48]+[.G48]" office:value-type="float" office:value="24" calcext:value-type="float">
            <text:p><text:s text:c="3"/>24</text:p>
          </table:table-cell>
          <table:table-cell table:style-name="ce57" table:formula="of:=['file:///D:/123/g62/%E6%96%B0%E8%A1%A8%E8%99%9F02,07~11-%E9%80%A3%E7%B5%90(%E5%85%AC%E5%BC%8F)%E6%AA%94104.7.xls'#$RCRP0C1D0.H34]" office:value-type="float" office:value="21" calcext:value-type="float">
            <text:p><text:s text:c="3"/>21</text:p>
          </table:table-cell>
          <table:table-cell table:style-name="ce57" table:formula="of:=['file:///D:/123/g62/%E6%96%B0%E8%A1%A8%E8%99%9F02,07~11-%E9%80%A3%E7%B5%90(%E5%85%AC%E5%BC%8F)%E6%AA%94104.7.xls'#$RCRP0C1D0.K34]" office:value-type="float" office:value="3" calcext:value-type="float">
            <text:p><text:s text:c="3"/>3</text:p>
          </table:table-cell>
          <table:table-cell table:style-name="ce57" table:formula="of:=['file:///D:/123/g62/%E6%96%B0%E8%A1%A8%E8%99%9F02,07~11-%E9%80%A3%E7%B5%90(%E5%85%AC%E5%BC%8F)%E6%AA%94104.7.xls'#$RCRP0C1D0.N34]" office:value-type="float" office:value="31" calcext:value-type="float">
            <text:p><text:s text:c="3"/>31</text:p>
          </table:table-cell>
          <table:table-cell table:style-name="ce57" table:formula="of:=['file:///D:/123/g62/%E6%96%B0%E8%A1%A8%E8%99%9F02,07~11-%E9%80%A3%E7%B5%90(%E5%85%AC%E5%BC%8F)%E6%AA%94104.7.xls'#$RCRP0C1D0.Q34]" office:value-type="float" office:value="30" calcext:value-type="float">
            <text:p><text:s text:c="3"/>30</text:p>
          </table:table-cell>
          <table:table-cell table:style-name="ce141" table:formula="of:=[.H48]-[.I48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50]+[.C51]" office:value-type="float" office:value="422" calcext:value-type="float">
            <text:p><text:s text:c="3"/>422</text:p>
          </table:table-cell>
          <table:table-cell table:style-name="ce128" table:formula="of:=[.D50]+[.D51]" office:value-type="float" office:value="390" calcext:value-type="float">
            <text:p><text:s text:c="3"/>390</text:p>
          </table:table-cell>
          <table:table-cell table:style-name="ce128" table:formula="of:=[.E50]+[.E51]" office:value-type="float" office:value="16" calcext:value-type="float">
            <text:p><text:s text:c="3"/>16</text:p>
          </table:table-cell>
          <table:table-cell table:style-name="ce128" table:formula="of:=[.F50]+[.F51]" office:value-type="float" office:value="13" calcext:value-type="float">
            <text:p><text:s text:c="3"/>13</text:p>
          </table:table-cell>
          <table:table-cell table:style-name="ce128" table:formula="of:=[.G50]+[.G51]" office:value-type="float" office:value="3" calcext:value-type="float">
            <text:p><text:s text:c="3"/>3</text:p>
          </table:table-cell>
          <table:table-cell table:style-name="ce128" table:formula="of:=[.H50]+[.H51]" office:value-type="float" office:value="16" calcext:value-type="float">
            <text:p><text:s text:c="3"/>16</text:p>
          </table:table-cell>
          <table:table-cell table:style-name="ce128" table:formula="of:=[.I50]+[.I51]" office:value-type="float" office:value="14" calcext:value-type="float">
            <text:p><text:s text:c="3"/>14</text:p>
          </table:table-cell>
          <table:table-cell table:style-name="ce140" table:formula="of:=[.J50]+[.J51]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50]+[.E50]+[.H50]" office:value-type="float" office:value="211" calcext:value-type="float">
            <text:p><text:s text:c="3"/>211</text:p>
          </table:table-cell>
          <table:table-cell table:style-name="ce132" table:formula="of:=['file:///D:/123/g62/%E6%96%B0%E8%A1%A8%E8%99%9F02,07~11-%E9%80%A3%E7%B5%90(%E5%85%AC%E5%BC%8F)%E6%AA%94104.7.xls'#$RCRP0C1D0.E35]" office:value-type="float" office:value="208" calcext:value-type="float">
            <text:p><text:s text:c="3"/>208</text:p>
          </table:table-cell>
          <table:table-cell table:style-name="ce56" table:formula="of:=[.F50]+[.G50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H35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K35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N35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Q35]" office:value-type="float" office:value="0" calcext:value-type="float">
            <text:p>—</text:p>
          </table:table-cell>
          <table:table-cell table:style-name="ce140" table:formula="of:=[.H50]-[.I50]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51]+[.E51]+[.H51]" office:value-type="float" office:value="211" calcext:value-type="float">
            <text:p><text:s text:c="3"/>211</text:p>
          </table:table-cell>
          <table:table-cell table:style-name="ce57" table:formula="of:=['file:///D:/123/g62/%E6%96%B0%E8%A1%A8%E8%99%9F02,07~11-%E9%80%A3%E7%B5%90(%E5%85%AC%E5%BC%8F)%E6%AA%94104.7.xls'#$RCRP0C1D0.E36]" office:value-type="float" office:value="182" calcext:value-type="float">
            <text:p><text:s text:c="3"/>182</text:p>
          </table:table-cell>
          <table:table-cell table:style-name="ce57" table:formula="of:=[.F51]+[.G51]" office:value-type="float" office:value="15" calcext:value-type="float">
            <text:p><text:s text:c="3"/>15</text:p>
          </table:table-cell>
          <table:table-cell table:style-name="ce57" table:formula="of:=['file:///D:/123/g62/%E6%96%B0%E8%A1%A8%E8%99%9F02,07~11-%E9%80%A3%E7%B5%90(%E5%85%AC%E5%BC%8F)%E6%AA%94104.7.xls'#$RCRP0C1D0.H36]" office:value-type="float" office:value="13" calcext:value-type="float">
            <text:p><text:s text:c="3"/>13</text:p>
          </table:table-cell>
          <table:table-cell table:style-name="ce57" table:formula="of:=['file:///D:/123/g62/%E6%96%B0%E8%A1%A8%E8%99%9F02,07~11-%E9%80%A3%E7%B5%90(%E5%85%AC%E5%BC%8F)%E6%AA%94104.7.xls'#$RCRP0C1D0.K36]" office:value-type="float" office:value="2" calcext:value-type="float">
            <text:p><text:s text:c="3"/>2</text:p>
          </table:table-cell>
          <table:table-cell table:style-name="ce57" table:formula="of:=['file:///D:/123/g62/%E6%96%B0%E8%A1%A8%E8%99%9F02,07~11-%E9%80%A3%E7%B5%90(%E5%85%AC%E5%BC%8F)%E6%AA%94104.7.xls'#$RCRP0C1D0.N36]" office:value-type="float" office:value="14" calcext:value-type="float">
            <text:p><text:s text:c="3"/>14</text:p>
          </table:table-cell>
          <table:table-cell table:style-name="ce57" table:formula="of:=['file:///D:/123/g62/%E6%96%B0%E8%A1%A8%E8%99%9F02,07~11-%E9%80%A3%E7%B5%90(%E5%85%AC%E5%BC%8F)%E6%AA%94104.7.xls'#$RCRP0C1D0.Q36]" office:value-type="float" office:value="14" calcext:value-type="float">
            <text:p><text:s text:c="3"/>14</text:p>
          </table:table-cell>
          <table:table-cell table:style-name="ce141" table:formula="of:=[.H51]-[.I51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53]+[.C54]" office:value-type="float" office:value="682" calcext:value-type="float">
            <text:p><text:s text:c="3"/>682</text:p>
          </table:table-cell>
          <table:table-cell table:style-name="ce128" table:formula="of:=[.D53]+[.D54]" office:value-type="float" office:value="635" calcext:value-type="float">
            <text:p><text:s text:c="3"/>635</text:p>
          </table:table-cell>
          <table:table-cell table:style-name="ce128" table:formula="of:=[.E53]+[.E54]" office:value-type="float" office:value="15" calcext:value-type="float">
            <text:p><text:s text:c="3"/>15</text:p>
          </table:table-cell>
          <table:table-cell table:style-name="ce128" table:formula="of:=[.F53]+[.F54]" office:value-type="float" office:value="12" calcext:value-type="float">
            <text:p><text:s text:c="3"/>12</text:p>
          </table:table-cell>
          <table:table-cell table:style-name="ce128" table:formula="of:=[.G53]+[.G54]" office:value-type="float" office:value="3" calcext:value-type="float">
            <text:p><text:s text:c="3"/>3</text:p>
          </table:table-cell>
          <table:table-cell table:style-name="ce128" table:formula="of:=[.H53]+[.H54]" office:value-type="float" office:value="32" calcext:value-type="float">
            <text:p><text:s text:c="3"/>32</text:p>
          </table:table-cell>
          <table:table-cell table:style-name="ce128" table:formula="of:=[.I53]+[.I54]" office:value-type="float" office:value="21" calcext:value-type="float">
            <text:p><text:s text:c="3"/>21</text:p>
          </table:table-cell>
          <table:table-cell table:style-name="ce140" table:formula="of:=[.J53]+[.J54]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53]+[.E53]+[.H53]" office:value-type="float" office:value="341" calcext:value-type="float">
            <text:p><text:s text:c="3"/>341</text:p>
          </table:table-cell>
          <table:table-cell table:style-name="ce132" table:formula="of:=['file:///D:/123/g62/%E6%96%B0%E8%A1%A8%E8%99%9F02,07~11-%E9%80%A3%E7%B5%90(%E5%85%AC%E5%BC%8F)%E6%AA%94104.7.xls'#$RCRP0C1D0.E37]" office:value-type="float" office:value="330" calcext:value-type="float">
            <text:p><text:s text:c="3"/>330</text:p>
          </table:table-cell>
          <table:table-cell table:style-name="ce56" table:formula="of:=[.F53]+[.G53]" office:value-type="float" office:value="3" calcext:value-type="float">
            <text:p><text:s text:c="3"/>3</text:p>
          </table:table-cell>
          <table:table-cell table:style-name="ce56" table:formula="of:=['file:///D:/123/g62/%E6%96%B0%E8%A1%A8%E8%99%9F02,07~11-%E9%80%A3%E7%B5%90(%E5%85%AC%E5%BC%8F)%E6%AA%94104.7.xls'#$RCRP0C1D0.H37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K37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N37]" office:value-type="float" office:value="8" calcext:value-type="float">
            <text:p><text:s text:c="3"/>8</text:p>
          </table:table-cell>
          <table:table-cell table:style-name="ce56" table:formula="of:=['file:///D:/123/g62/%E6%96%B0%E8%A1%A8%E8%99%9F02,07~11-%E9%80%A3%E7%B5%90(%E5%85%AC%E5%BC%8F)%E6%AA%94104.7.xls'#$RCRP0C1D0.Q37]" office:value-type="float" office:value="1" calcext:value-type="float">
            <text:p><text:s text:c="3"/>1</text:p>
          </table:table-cell>
          <table:table-cell table:style-name="ce140" table:formula="of:=[.H53]-[.I53]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54]+[.E54]+[.H54]" office:value-type="float" office:value="341" calcext:value-type="float">
            <text:p><text:s text:c="3"/>341</text:p>
          </table:table-cell>
          <table:table-cell table:style-name="ce57" table:formula="of:=['file:///D:/123/g62/%E6%96%B0%E8%A1%A8%E8%99%9F02,07~11-%E9%80%A3%E7%B5%90(%E5%85%AC%E5%BC%8F)%E6%AA%94104.7.xls'#$RCRP0C1D0.E38]" office:value-type="float" office:value="305" calcext:value-type="float">
            <text:p><text:s text:c="3"/>305</text:p>
          </table:table-cell>
          <table:table-cell table:style-name="ce57" table:formula="of:=[.F54]+[.G54]" office:value-type="float" office:value="12" calcext:value-type="float">
            <text:p><text:s text:c="3"/>12</text:p>
          </table:table-cell>
          <table:table-cell table:style-name="ce57" table:formula="of:=['file:///D:/123/g62/%E6%96%B0%E8%A1%A8%E8%99%9F02,07~11-%E9%80%A3%E7%B5%90(%E5%85%AC%E5%BC%8F)%E6%AA%94104.7.xls'#$RCRP0C1D0.H38]" office:value-type="float" office:value="10" calcext:value-type="float">
            <text:p><text:s text:c="3"/>10</text:p>
          </table:table-cell>
          <table:table-cell table:style-name="ce57" table:formula="of:=['file:///D:/123/g62/%E6%96%B0%E8%A1%A8%E8%99%9F02,07~11-%E9%80%A3%E7%B5%90(%E5%85%AC%E5%BC%8F)%E6%AA%94104.7.xls'#$RCRP0C1D0.K38]" office:value-type="float" office:value="2" calcext:value-type="float">
            <text:p><text:s text:c="3"/>2</text:p>
          </table:table-cell>
          <table:table-cell table:style-name="ce57" table:formula="of:=['file:///D:/123/g62/%E6%96%B0%E8%A1%A8%E8%99%9F02,07~11-%E9%80%A3%E7%B5%90(%E5%85%AC%E5%BC%8F)%E6%AA%94104.7.xls'#$RCRP0C1D0.N38]" office:value-type="float" office:value="24" calcext:value-type="float">
            <text:p><text:s text:c="3"/>24</text:p>
          </table:table-cell>
          <table:table-cell table:style-name="ce57" table:formula="of:=['file:///D:/123/g62/%E6%96%B0%E8%A1%A8%E8%99%9F02,07~11-%E9%80%A3%E7%B5%90(%E5%85%AC%E5%BC%8F)%E6%AA%94104.7.xls'#$RCRP0C1D0.Q38]" office:value-type="float" office:value="20" calcext:value-type="float">
            <text:p><text:s text:c="3"/>20</text:p>
          </table:table-cell>
          <table:table-cell table:style-name="ce141" table:formula="of:=[.H54]-[.I54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56]+[.C57]" office:value-type="float" office:value="226" calcext:value-type="float">
            <text:p><text:s text:c="3"/>226</text:p>
          </table:table-cell>
          <table:table-cell table:style-name="ce128" table:formula="of:=[.D56]+[.D57]" office:value-type="float" office:value="214" calcext:value-type="float">
            <text:p><text:s text:c="3"/>214</text:p>
          </table:table-cell>
          <table:table-cell table:style-name="ce128" table:formula="of:=[.E56]+[.E57]" office:value-type="float" office:value="5" calcext:value-type="float">
            <text:p><text:s text:c="3"/>5</text:p>
          </table:table-cell>
          <table:table-cell table:style-name="ce128" table:formula="of:=[.F56]+[.F57]" office:value-type="float" office:value="5" calcext:value-type="float">
            <text:p><text:s text:c="3"/>5</text:p>
          </table:table-cell>
          <table:table-cell table:style-name="ce128" table:formula="of:=[.G56]+[.G57]" office:value-type="float" office:value="0" calcext:value-type="float">
            <text:p>—</text:p>
          </table:table-cell>
          <table:table-cell table:style-name="ce128" table:formula="of:=[.H56]+[.H57]" office:value-type="float" office:value="7" calcext:value-type="float">
            <text:p><text:s text:c="3"/>7</text:p>
          </table:table-cell>
          <table:table-cell table:style-name="ce128" table:formula="of:=[.I56]+[.I57]" office:value-type="float" office:value="5" calcext:value-type="float">
            <text:p><text:s text:c="3"/>5</text:p>
          </table:table-cell>
          <table:table-cell table:style-name="ce140" table:formula="of:=[.J56]+[.J57]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56" table:formula="of:=[.D56]+[.E56]+[.H56]" office:value-type="float" office:value="113" calcext:value-type="float">
            <text:p><text:s text:c="3"/>113</text:p>
          </table:table-cell>
          <table:table-cell table:style-name="ce132" table:formula="of:=['file:///D:/123/g62/%E6%96%B0%E8%A1%A8%E8%99%9F02,07~11-%E9%80%A3%E7%B5%90(%E5%85%AC%E5%BC%8F)%E6%AA%94104.7.xls'#$RCRP0C1D0.E39]" office:value-type="float" office:value="111" calcext:value-type="float">
            <text:p><text:s text:c="3"/>111</text:p>
          </table:table-cell>
          <table:table-cell table:style-name="ce56" table:formula="of:=[.F56]+[.G56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H39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K39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N39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Q39]" office:value-type="float" office:value="0" calcext:value-type="float">
            <text:p>—</text:p>
          </table:table-cell>
          <table:table-cell table:style-name="ce140" table:formula="of:=[.H56]-[.I56]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57]+[.E57]+[.H57]" office:value-type="float" office:value="113" calcext:value-type="float">
            <text:p><text:s text:c="3"/>113</text:p>
          </table:table-cell>
          <table:table-cell table:style-name="ce57" table:formula="of:=['file:///D:/123/g62/%E6%96%B0%E8%A1%A8%E8%99%9F02,07~11-%E9%80%A3%E7%B5%90(%E5%85%AC%E5%BC%8F)%E6%AA%94104.7.xls'#$RCRP0C1D0.E40]" office:value-type="float" office:value="103" calcext:value-type="float">
            <text:p><text:s text:c="3"/>103</text:p>
          </table:table-cell>
          <table:table-cell table:style-name="ce57" table:formula="of:=[.F57]+[.G57]" office:value-type="float" office:value="5" calcext:value-type="float">
            <text:p><text:s text:c="3"/>5</text:p>
          </table:table-cell>
          <table:table-cell table:style-name="ce57" table:formula="of:=['file:///D:/123/g62/%E6%96%B0%E8%A1%A8%E8%99%9F02,07~11-%E9%80%A3%E7%B5%90(%E5%85%AC%E5%BC%8F)%E6%AA%94104.7.xls'#$RCRP0C1D0.H40]" office:value-type="float" office:value="5" calcext:value-type="float">
            <text:p><text:s text:c="3"/>5</text:p>
          </table:table-cell>
          <table:table-cell table:style-name="ce57" table:formula="of:=['file:///D:/123/g62/%E6%96%B0%E8%A1%A8%E8%99%9F02,07~11-%E9%80%A3%E7%B5%90(%E5%85%AC%E5%BC%8F)%E6%AA%94104.7.xls'#$RCRP0C1D0.K40]" office:value-type="float" office:value="0" calcext:value-type="float">
            <text:p>—</text:p>
          </table:table-cell>
          <table:table-cell table:style-name="ce57" table:formula="of:=['file:///D:/123/g62/%E6%96%B0%E8%A1%A8%E8%99%9F02,07~11-%E9%80%A3%E7%B5%90(%E5%85%AC%E5%BC%8F)%E6%AA%94104.7.xls'#$RCRP0C1D0.N40]" office:value-type="float" office:value="5" calcext:value-type="float">
            <text:p><text:s text:c="3"/>5</text:p>
          </table:table-cell>
          <table:table-cell table:style-name="ce57" table:formula="of:=['file:///D:/123/g62/%E6%96%B0%E8%A1%A8%E8%99%9F02,07~11-%E9%80%A3%E7%B5%90(%E5%85%AC%E5%BC%8F)%E6%AA%94104.7.xls'#$RCRP0C1D0.Q40]" office:value-type="float" office:value="5" calcext:value-type="float">
            <text:p><text:s text:c="3"/>5</text:p>
          </table:table-cell>
          <table:table-cell table:style-name="ce141" table:formula="of:=[.H57]-[.I57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59]+[.C60]" office:value-type="float" office:value="314" calcext:value-type="float">
            <text:p><text:s text:c="3"/>314</text:p>
          </table:table-cell>
          <table:table-cell table:style-name="ce128" table:formula="of:=[.D59]+[.D60]" office:value-type="float" office:value="296" calcext:value-type="float">
            <text:p><text:s text:c="3"/>296</text:p>
          </table:table-cell>
          <table:table-cell table:style-name="ce128" table:formula="of:=[.E59]+[.E60]" office:value-type="float" office:value="12" calcext:value-type="float">
            <text:p><text:s text:c="3"/>12</text:p>
          </table:table-cell>
          <table:table-cell table:style-name="ce128" table:formula="of:=[.F59]+[.F60]" office:value-type="float" office:value="12" calcext:value-type="float">
            <text:p><text:s text:c="3"/>12</text:p>
          </table:table-cell>
          <table:table-cell table:style-name="ce128" table:formula="of:=[.G59]+[.G60]" office:value-type="float" office:value="0" calcext:value-type="float">
            <text:p>—</text:p>
          </table:table-cell>
          <table:table-cell table:style-name="ce128" table:formula="of:=[.H59]+[.H60]" office:value-type="float" office:value="6" calcext:value-type="float">
            <text:p><text:s text:c="3"/>6</text:p>
          </table:table-cell>
          <table:table-cell table:style-name="ce128" table:formula="of:=[.I59]+[.I60]" office:value-type="float" office:value="2" calcext:value-type="float">
            <text:p><text:s text:c="3"/>2</text:p>
          </table:table-cell>
          <table:table-cell table:style-name="ce140" table:formula="of:=[.J59]+[.J60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59]+[.E59]+[.H59]" office:value-type="float" office:value="157" calcext:value-type="float">
            <text:p><text:s text:c="3"/>157</text:p>
          </table:table-cell>
          <table:table-cell table:style-name="ce132" table:formula="of:=['file:///D:/123/g62/%E6%96%B0%E8%A1%A8%E8%99%9F02,07~11-%E9%80%A3%E7%B5%90(%E5%85%AC%E5%BC%8F)%E6%AA%94104.7.xls'#$RCRP0C1D0.E41]" office:value-type="float" office:value="151" calcext:value-type="float">
            <text:p><text:s text:c="3"/>151</text:p>
          </table:table-cell>
          <table:table-cell table:style-name="ce56" table:formula="of:=[.F59]+[.G59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H41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K41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N41]" office:value-type="float" office:value="4" calcext:value-type="float">
            <text:p><text:s text:c="3"/>4</text:p>
          </table:table-cell>
          <table:table-cell table:style-name="ce56" table:formula="of:=['file:///D:/123/g62/%E6%96%B0%E8%A1%A8%E8%99%9F02,07~11-%E9%80%A3%E7%B5%90(%E5%85%AC%E5%BC%8F)%E6%AA%94104.7.xls'#$RCRP0C1D0.Q41]" office:value-type="float" office:value="0" calcext:value-type="float">
            <text:p>—</text:p>
          </table:table-cell>
          <table:table-cell table:style-name="ce140" table:formula="of:=[.H59]-[.I59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60]+[.E60]+[.H60]" office:value-type="float" office:value="157" calcext:value-type="float">
            <text:p><text:s text:c="3"/>157</text:p>
          </table:table-cell>
          <table:table-cell table:style-name="ce57" table:formula="of:=['file:///D:/123/g62/%E6%96%B0%E8%A1%A8%E8%99%9F02,07~11-%E9%80%A3%E7%B5%90(%E5%85%AC%E5%BC%8F)%E6%AA%94104.7.xls'#$RCRP0C1D0.E42]" office:value-type="float" office:value="145" calcext:value-type="float">
            <text:p><text:s text:c="3"/>145</text:p>
          </table:table-cell>
          <table:table-cell table:style-name="ce57" table:formula="of:=[.F60]+[.G60]" office:value-type="float" office:value="10" calcext:value-type="float">
            <text:p><text:s text:c="3"/>10</text:p>
          </table:table-cell>
          <table:table-cell table:style-name="ce57" table:formula="of:=['file:///D:/123/g62/%E6%96%B0%E8%A1%A8%E8%99%9F02,07~11-%E9%80%A3%E7%B5%90(%E5%85%AC%E5%BC%8F)%E6%AA%94104.7.xls'#$RCRP0C1D0.H42]" office:value-type="float" office:value="10" calcext:value-type="float">
            <text:p><text:s text:c="3"/>10</text:p>
          </table:table-cell>
          <table:table-cell table:style-name="ce57" table:formula="of:=['file:///D:/123/g62/%E6%96%B0%E8%A1%A8%E8%99%9F02,07~11-%E9%80%A3%E7%B5%90(%E5%85%AC%E5%BC%8F)%E6%AA%94104.7.xls'#$RCRP0C1D0.K42]" office:value-type="float" office:value="0" calcext:value-type="float">
            <text:p>—</text:p>
          </table:table-cell>
          <table:table-cell table:style-name="ce57" table:formula="of:=['file:///D:/123/g62/%E6%96%B0%E8%A1%A8%E8%99%9F02,07~11-%E9%80%A3%E7%B5%90(%E5%85%AC%E5%BC%8F)%E6%AA%94104.7.xls'#$RCRP0C1D0.N42]" office:value-type="float" office:value="2" calcext:value-type="float">
            <text:p><text:s text:c="3"/>2</text:p>
          </table:table-cell>
          <table:table-cell table:style-name="ce57" table:formula="of:=['file:///D:/123/g62/%E6%96%B0%E8%A1%A8%E8%99%9F02,07~11-%E9%80%A3%E7%B5%90(%E5%85%AC%E5%BC%8F)%E6%AA%94104.7.xls'#$RCRP0C1D0.Q42]" office:value-type="float" office:value="2" calcext:value-type="float">
            <text:p><text:s text:c="3"/>2</text:p>
          </table:table-cell>
          <table:table-cell table:style-name="ce141" table:formula="of:=[.H60]-[.I60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62]+[.C63]" office:value-type="float" office:value="96" calcext:value-type="float">
            <text:p><text:s text:c="3"/>96</text:p>
          </table:table-cell>
          <table:table-cell table:style-name="ce128" table:formula="of:=[.D62]+[.D63]" office:value-type="float" office:value="89" calcext:value-type="float">
            <text:p><text:s text:c="3"/>89</text:p>
          </table:table-cell>
          <table:table-cell table:style-name="ce128" table:formula="of:=[.E62]+[.E63]" office:value-type="float" office:value="3" calcext:value-type="float">
            <text:p><text:s text:c="3"/>3</text:p>
          </table:table-cell>
          <table:table-cell table:style-name="ce128" table:formula="of:=[.F62]+[.F63]" office:value-type="float" office:value="3" calcext:value-type="float">
            <text:p><text:s text:c="3"/>3</text:p>
          </table:table-cell>
          <table:table-cell table:style-name="ce128" table:formula="of:=[.G62]+[.G63]" office:value-type="float" office:value="0" calcext:value-type="float">
            <text:p>—</text:p>
          </table:table-cell>
          <table:table-cell table:style-name="ce128" table:formula="of:=[.H62]+[.H63]" office:value-type="float" office:value="4" calcext:value-type="float">
            <text:p><text:s text:c="3"/>4</text:p>
          </table:table-cell>
          <table:table-cell table:style-name="ce128" table:formula="of:=[.I62]+[.I63]" office:value-type="float" office:value="3" calcext:value-type="float">
            <text:p><text:s text:c="3"/>3</text:p>
          </table:table-cell>
          <table:table-cell table:style-name="ce140" table:formula="of:=[.J62]+[.J63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56" table:formula="of:=[.D62]+[.E62]+[.H62]" office:value-type="float" office:value="48" calcext:value-type="float">
            <text:p><text:s text:c="3"/>48</text:p>
          </table:table-cell>
          <table:table-cell table:style-name="ce132" table:formula="of:=['file:///D:/123/g62/%E6%96%B0%E8%A1%A8%E8%99%9F02,07~11-%E9%80%A3%E7%B5%90(%E5%85%AC%E5%BC%8F)%E6%AA%94104.7.xls'#$RCRP0C1D0.E43]" office:value-type="float" office:value="47" calcext:value-type="float">
            <text:p><text:s text:c="3"/>47</text:p>
          </table:table-cell>
          <table:table-cell table:style-name="ce56" table:formula="of:=[.F62]+[.G62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H43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K43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N43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Q43]" office:value-type="float" office:value="0" calcext:value-type="float">
            <text:p>—</text:p>
          </table:table-cell>
          <table:table-cell table:style-name="ce140" table:formula="of:=[.H62]-[.I62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63]+[.E63]+[.H63]" office:value-type="float" office:value="48" calcext:value-type="float">
            <text:p><text:s text:c="3"/>48</text:p>
          </table:table-cell>
          <table:table-cell table:style-name="ce57" table:formula="of:=['file:///D:/123/g62/%E6%96%B0%E8%A1%A8%E8%99%9F02,07~11-%E9%80%A3%E7%B5%90(%E5%85%AC%E5%BC%8F)%E6%AA%94104.7.xls'#$RCRP0C1D0.E44]" office:value-type="float" office:value="42" calcext:value-type="float">
            <text:p><text:s text:c="3"/>42</text:p>
          </table:table-cell>
          <table:table-cell table:style-name="ce57" table:formula="of:=[.F63]+[.G63]" office:value-type="float" office:value="3" calcext:value-type="float">
            <text:p><text:s text:c="3"/>3</text:p>
          </table:table-cell>
          <table:table-cell table:style-name="ce57" table:formula="of:=['file:///D:/123/g62/%E6%96%B0%E8%A1%A8%E8%99%9F02,07~11-%E9%80%A3%E7%B5%90(%E5%85%AC%E5%BC%8F)%E6%AA%94104.7.xls'#$RCRP0C1D0.H44]" office:value-type="float" office:value="3" calcext:value-type="float">
            <text:p><text:s text:c="3"/>3</text:p>
          </table:table-cell>
          <table:table-cell table:style-name="ce57" table:formula="of:=['file:///D:/123/g62/%E6%96%B0%E8%A1%A8%E8%99%9F02,07~11-%E9%80%A3%E7%B5%90(%E5%85%AC%E5%BC%8F)%E6%AA%94104.7.xls'#$RCRP0C1D0.K44]" office:value-type="float" office:value="0" calcext:value-type="float">
            <text:p>—</text:p>
          </table:table-cell>
          <table:table-cell table:style-name="ce57" table:formula="of:=['file:///D:/123/g62/%E6%96%B0%E8%A1%A8%E8%99%9F02,07~11-%E9%80%A3%E7%B5%90(%E5%85%AC%E5%BC%8F)%E6%AA%94104.7.xls'#$RCRP0C1D0.N44]" office:value-type="float" office:value="3" calcext:value-type="float">
            <text:p><text:s text:c="3"/>3</text:p>
          </table:table-cell>
          <table:table-cell table:style-name="ce57" table:formula="of:=['file:///D:/123/g62/%E6%96%B0%E8%A1%A8%E8%99%9F02,07~11-%E9%80%A3%E7%B5%90(%E5%85%AC%E5%BC%8F)%E6%AA%94104.7.xls'#$RCRP0C1D0.Q44]" office:value-type="float" office:value="3" calcext:value-type="float">
            <text:p><text:s text:c="3"/>3</text:p>
          </table:table-cell>
          <table:table-cell table:style-name="ce141" table:formula="of:=[.H63]-[.I63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65]+[.C66]" office:value-type="float" office:value="380" calcext:value-type="float">
            <text:p><text:s text:c="3"/>380</text:p>
          </table:table-cell>
          <table:table-cell table:style-name="ce128" table:formula="of:=[.D65]+[.D66]" office:value-type="float" office:value="343" calcext:value-type="float">
            <text:p><text:s text:c="3"/>343</text:p>
          </table:table-cell>
          <table:table-cell table:style-name="ce128" table:formula="of:=[.E65]+[.E66]" office:value-type="float" office:value="20" calcext:value-type="float">
            <text:p><text:s text:c="3"/>20</text:p>
          </table:table-cell>
          <table:table-cell table:style-name="ce128" table:formula="of:=[.F65]+[.F66]" office:value-type="float" office:value="17" calcext:value-type="float">
            <text:p><text:s text:c="3"/>17</text:p>
          </table:table-cell>
          <table:table-cell table:style-name="ce128" table:formula="of:=[.G65]+[.G66]" office:value-type="float" office:value="3" calcext:value-type="float">
            <text:p><text:s text:c="3"/>3</text:p>
          </table:table-cell>
          <table:table-cell table:style-name="ce128" table:formula="of:=[.H65]+[.H66]" office:value-type="float" office:value="17" calcext:value-type="float">
            <text:p><text:s text:c="3"/>17</text:p>
          </table:table-cell>
          <table:table-cell table:style-name="ce128" table:formula="of:=[.I65]+[.I66]" office:value-type="float" office:value="9" calcext:value-type="float">
            <text:p><text:s text:c="3"/>9</text:p>
          </table:table-cell>
          <table:table-cell table:style-name="ce140" table:formula="of:=[.J65]+[.J66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56" table:formula="of:=[.D65]+[.E65]+[.H65]" office:value-type="float" office:value="190" calcext:value-type="float">
            <text:p><text:s text:c="3"/>190</text:p>
          </table:table-cell>
          <table:table-cell table:style-name="ce132" table:formula="of:=['file:///D:/123/g62/%E6%96%B0%E8%A1%A8%E8%99%9F02,07~11-%E9%80%A3%E7%B5%90(%E5%85%AC%E5%BC%8F)%E6%AA%94104.7.xls'#$RCRP0C1D0.E45]" office:value-type="float" office:value="180" calcext:value-type="float">
            <text:p><text:s text:c="3"/>180</text:p>
          </table:table-cell>
          <table:table-cell table:style-name="ce56" table:formula="of:=[.F65]+[.G65]" office:value-type="float" office:value="6" calcext:value-type="float">
            <text:p><text:s text:c="3"/>6</text:p>
          </table:table-cell>
          <table:table-cell table:style-name="ce56" table:formula="of:=['file:///D:/123/g62/%E6%96%B0%E8%A1%A8%E8%99%9F02,07~11-%E9%80%A3%E7%B5%90(%E5%85%AC%E5%BC%8F)%E6%AA%94104.7.xls'#$RCRP0C1D0.H45]" office:value-type="float" office:value="4" calcext:value-type="float">
            <text:p><text:s text:c="3"/>4</text:p>
          </table:table-cell>
          <table:table-cell table:style-name="ce56" table:formula="of:=['file:///D:/123/g62/%E6%96%B0%E8%A1%A8%E8%99%9F02,07~11-%E9%80%A3%E7%B5%90(%E5%85%AC%E5%BC%8F)%E6%AA%94104.7.xls'#$RCRP0C1D0.K45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N45]" office:value-type="float" office:value="4" calcext:value-type="float">
            <text:p><text:s text:c="3"/>4</text:p>
          </table:table-cell>
          <table:table-cell table:style-name="ce56" table:formula="of:=['file:///D:/123/g62/%E6%96%B0%E8%A1%A8%E8%99%9F02,07~11-%E9%80%A3%E7%B5%90(%E5%85%AC%E5%BC%8F)%E6%AA%94104.7.xls'#$RCRP0C1D0.Q45]" office:value-type="float" office:value="0" calcext:value-type="float">
            <text:p>—</text:p>
          </table:table-cell>
          <table:table-cell table:style-name="ce140" table:formula="of:=[.H65]-[.I65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66]+[.E66]+[.H66]" office:value-type="float" office:value="190" calcext:value-type="float">
            <text:p><text:s text:c="3"/>190</text:p>
          </table:table-cell>
          <table:table-cell table:style-name="ce57" table:formula="of:=['file:///D:/123/g62/%E6%96%B0%E8%A1%A8%E8%99%9F02,07~11-%E9%80%A3%E7%B5%90(%E5%85%AC%E5%BC%8F)%E6%AA%94104.7.xls'#$RCRP0C1D0.E46]" office:value-type="float" office:value="163" calcext:value-type="float">
            <text:p><text:s text:c="3"/>163</text:p>
          </table:table-cell>
          <table:table-cell table:style-name="ce57" table:formula="of:=[.F66]+[.G66]" office:value-type="float" office:value="14" calcext:value-type="float">
            <text:p><text:s text:c="3"/>14</text:p>
          </table:table-cell>
          <table:table-cell table:style-name="ce57" table:formula="of:=['file:///D:/123/g62/%E6%96%B0%E8%A1%A8%E8%99%9F02,07~11-%E9%80%A3%E7%B5%90(%E5%85%AC%E5%BC%8F)%E6%AA%94104.7.xls'#$RCRP0C1D0.H46]" office:value-type="float" office:value="13" calcext:value-type="float">
            <text:p><text:s text:c="3"/>13</text:p>
          </table:table-cell>
          <table:table-cell table:style-name="ce57" table:formula="of:=['file:///D:/123/g62/%E6%96%B0%E8%A1%A8%E8%99%9F02,07~11-%E9%80%A3%E7%B5%90(%E5%85%AC%E5%BC%8F)%E6%AA%94104.7.xls'#$RCRP0C1D0.K46]" office:value-type="float" office:value="1" calcext:value-type="float">
            <text:p><text:s text:c="3"/>1</text:p>
          </table:table-cell>
          <table:table-cell table:style-name="ce57" table:formula="of:=['file:///D:/123/g62/%E6%96%B0%E8%A1%A8%E8%99%9F02,07~11-%E9%80%A3%E7%B5%90(%E5%85%AC%E5%BC%8F)%E6%AA%94104.7.xls'#$RCRP0C1D0.N46]" office:value-type="float" office:value="13" calcext:value-type="float">
            <text:p><text:s text:c="3"/>13</text:p>
          </table:table-cell>
          <table:table-cell table:style-name="ce57" table:formula="of:=['file:///D:/123/g62/%E6%96%B0%E8%A1%A8%E8%99%9F02,07~11-%E9%80%A3%E7%B5%90(%E5%85%AC%E5%BC%8F)%E6%AA%94104.7.xls'#$RCRP0C1D0.Q46]" office:value-type="float" office:value="9" calcext:value-type="float">
            <text:p><text:s text:c="3"/>9</text:p>
          </table:table-cell>
          <table:table-cell table:style-name="ce141" table:formula="of:=[.H66]-[.I66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68]+[.C69]" office:value-type="float" office:value="416" calcext:value-type="float">
            <text:p><text:s text:c="3"/>416</text:p>
          </table:table-cell>
          <table:table-cell table:style-name="ce128" table:formula="of:=[.D68]+[.D69]" office:value-type="float" office:value="391" calcext:value-type="float">
            <text:p><text:s text:c="3"/>391</text:p>
          </table:table-cell>
          <table:table-cell table:style-name="ce128" table:formula="of:=[.E68]+[.E69]" office:value-type="float" office:value="13" calcext:value-type="float">
            <text:p><text:s text:c="3"/>13</text:p>
          </table:table-cell>
          <table:table-cell table:style-name="ce128" table:formula="of:=[.F68]+[.F69]" office:value-type="float" office:value="12" calcext:value-type="float">
            <text:p><text:s text:c="3"/>12</text:p>
          </table:table-cell>
          <table:table-cell table:style-name="ce128" table:formula="of:=[.G68]+[.G69]" office:value-type="float" office:value="1" calcext:value-type="float">
            <text:p><text:s text:c="3"/>1</text:p>
          </table:table-cell>
          <table:table-cell table:style-name="ce128" table:formula="of:=[.H68]+[.H69]" office:value-type="float" office:value="12" calcext:value-type="float">
            <text:p><text:s text:c="3"/>12</text:p>
          </table:table-cell>
          <table:table-cell table:style-name="ce128" table:formula="of:=[.I68]+[.I69]" office:value-type="float" office:value="7" calcext:value-type="float">
            <text:p><text:s text:c="3"/>7</text:p>
          </table:table-cell>
          <table:table-cell table:style-name="ce140" table:formula="of:=[.J68]+[.J69]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56" table:formula="of:=[.D68]+[.E68]+[.H68]" office:value-type="float" office:value="208" calcext:value-type="float">
            <text:p><text:s text:c="3"/>208</text:p>
          </table:table-cell>
          <table:table-cell table:style-name="ce132" table:formula="of:=['file:///D:/123/g62/%E6%96%B0%E8%A1%A8%E8%99%9F02,07~11-%E9%80%A3%E7%B5%90(%E5%85%AC%E5%BC%8F)%E6%AA%94104.7.xls'#$RCRP0C1D0.E47]" office:value-type="float" office:value="200" calcext:value-type="float">
            <text:p><text:s text:c="3"/>200</text:p>
          </table:table-cell>
          <table:table-cell table:style-name="ce56" table:formula="of:=[.F68]+[.G68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H47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K47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N47]" office:value-type="float" office:value="6" calcext:value-type="float">
            <text:p><text:s text:c="3"/>6</text:p>
          </table:table-cell>
          <table:table-cell table:style-name="ce56" table:formula="of:=['file:///D:/123/g62/%E6%96%B0%E8%A1%A8%E8%99%9F02,07~11-%E9%80%A3%E7%B5%90(%E5%85%AC%E5%BC%8F)%E6%AA%94104.7.xls'#$RCRP0C1D0.Q47]" office:value-type="float" office:value="1" calcext:value-type="float">
            <text:p><text:s text:c="3"/>1</text:p>
          </table:table-cell>
          <table:table-cell table:style-name="ce140" table:formula="of:=[.H68]-[.I68]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69]+[.E69]+[.H69]" office:value-type="float" office:value="208" calcext:value-type="float">
            <text:p><text:s text:c="3"/>208</text:p>
          </table:table-cell>
          <table:table-cell table:style-name="ce57" table:formula="of:=['file:///D:/123/g62/%E6%96%B0%E8%A1%A8%E8%99%9F02,07~11-%E9%80%A3%E7%B5%90(%E5%85%AC%E5%BC%8F)%E6%AA%94104.7.xls'#$RCRP0C1D0.E48]" office:value-type="float" office:value="191" calcext:value-type="float">
            <text:p><text:s text:c="3"/>191</text:p>
          </table:table-cell>
          <table:table-cell table:style-name="ce57" table:formula="of:=[.F69]+[.G69]" office:value-type="float" office:value="11" calcext:value-type="float">
            <text:p><text:s text:c="3"/>11</text:p>
          </table:table-cell>
          <table:table-cell table:style-name="ce57" table:formula="of:=['file:///D:/123/g62/%E6%96%B0%E8%A1%A8%E8%99%9F02,07~11-%E9%80%A3%E7%B5%90(%E5%85%AC%E5%BC%8F)%E6%AA%94104.7.xls'#$RCRP0C1D0.H48]" office:value-type="float" office:value="11" calcext:value-type="float">
            <text:p><text:s text:c="3"/>11</text:p>
          </table:table-cell>
          <table:table-cell table:style-name="ce57" table:formula="of:=['file:///D:/123/g62/%E6%96%B0%E8%A1%A8%E8%99%9F02,07~11-%E9%80%A3%E7%B5%90(%E5%85%AC%E5%BC%8F)%E6%AA%94104.7.xls'#$RCRP0C1D0.K48]" office:value-type="float" office:value="0" calcext:value-type="float">
            <text:p>—</text:p>
          </table:table-cell>
          <table:table-cell table:style-name="ce57" table:formula="of:=['file:///D:/123/g62/%E6%96%B0%E8%A1%A8%E8%99%9F02,07~11-%E9%80%A3%E7%B5%90(%E5%85%AC%E5%BC%8F)%E6%AA%94104.7.xls'#$RCRP0C1D0.N48]" office:value-type="float" office:value="6" calcext:value-type="float">
            <text:p><text:s text:c="3"/>6</text:p>
          </table:table-cell>
          <table:table-cell table:style-name="ce57" table:formula="of:=['file:///D:/123/g62/%E6%96%B0%E8%A1%A8%E8%99%9F02,07~11-%E9%80%A3%E7%B5%90(%E5%85%AC%E5%BC%8F)%E6%AA%94104.7.xls'#$RCRP0C1D0.Q48]" office:value-type="float" office:value="6" calcext:value-type="float">
            <text:p><text:s text:c="3"/>6</text:p>
          </table:table-cell>
          <table:table-cell table:style-name="ce141" table:formula="of:=[.H69]-[.I69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71]+[.C72]" office:value-type="float" office:value="228" calcext:value-type="float">
            <text:p><text:s text:c="3"/>228</text:p>
          </table:table-cell>
          <table:table-cell table:style-name="ce128" table:formula="of:=[.D71]+[.D72]" office:value-type="float" office:value="203" calcext:value-type="float">
            <text:p><text:s text:c="3"/>203</text:p>
          </table:table-cell>
          <table:table-cell table:style-name="ce128" table:formula="of:=[.E71]+[.E72]" office:value-type="float" office:value="15" calcext:value-type="float">
            <text:p><text:s text:c="3"/>15</text:p>
          </table:table-cell>
          <table:table-cell table:style-name="ce128" table:formula="of:=[.F71]+[.F72]" office:value-type="float" office:value="14" calcext:value-type="float">
            <text:p><text:s text:c="3"/>14</text:p>
          </table:table-cell>
          <table:table-cell table:style-name="ce128" table:formula="of:=[.G71]+[.G72]" office:value-type="float" office:value="1" calcext:value-type="float">
            <text:p><text:s text:c="3"/>1</text:p>
          </table:table-cell>
          <table:table-cell table:style-name="ce128" table:formula="of:=[.H71]+[.H72]" office:value-type="float" office:value="10" calcext:value-type="float">
            <text:p><text:s text:c="3"/>10</text:p>
          </table:table-cell>
          <table:table-cell table:style-name="ce128" table:formula="of:=[.I71]+[.I72]" office:value-type="float" office:value="6" calcext:value-type="float">
            <text:p><text:s text:c="3"/>6</text:p>
          </table:table-cell>
          <table:table-cell table:style-name="ce140" table:formula="of:=[.J71]+[.J72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56" table:formula="of:=[.D71]+[.E71]+[.H71]" office:value-type="float" office:value="114" calcext:value-type="float">
            <text:p><text:s text:c="3"/>114</text:p>
          </table:table-cell>
          <table:table-cell table:style-name="ce132" table:formula="of:=['file:///D:/123/g62/%E6%96%B0%E8%A1%A8%E8%99%9F02,07~11-%E9%80%A3%E7%B5%90(%E5%85%AC%E5%BC%8F)%E6%AA%94104.7.xls'#$RCRP0C1D0.E49]" office:value-type="float" office:value="109" calcext:value-type="float">
            <text:p><text:s text:c="3"/>109</text:p>
          </table:table-cell>
          <table:table-cell table:style-name="ce56" table:formula="of:=[.F71]+[.G71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H49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K49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N49]" office:value-type="float" office:value="4" calcext:value-type="float">
            <text:p><text:s text:c="3"/>4</text:p>
          </table:table-cell>
          <table:table-cell table:style-name="ce56" table:formula="of:=['file:///D:/123/g62/%E6%96%B0%E8%A1%A8%E8%99%9F02,07~11-%E9%80%A3%E7%B5%90(%E5%85%AC%E5%BC%8F)%E6%AA%94104.7.xls'#$RCRP0C1D0.Q49]" office:value-type="float" office:value="0" calcext:value-type="float">
            <text:p>—</text:p>
          </table:table-cell>
          <table:table-cell table:style-name="ce140" table:formula="of:=[.H71]-[.I71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72]+[.E72]+[.H72]" office:value-type="float" office:value="114" calcext:value-type="float">
            <text:p><text:s text:c="3"/>114</text:p>
          </table:table-cell>
          <table:table-cell table:style-name="ce57" table:formula="of:=['file:///D:/123/g62/%E6%96%B0%E8%A1%A8%E8%99%9F02,07~11-%E9%80%A3%E7%B5%90(%E5%85%AC%E5%BC%8F)%E6%AA%94104.7.xls'#$RCRP0C1D0.E50]" office:value-type="float" office:value="94" calcext:value-type="float">
            <text:p><text:s text:c="3"/>94</text:p>
          </table:table-cell>
          <table:table-cell table:style-name="ce57" table:formula="of:=[.F72]+[.G72]" office:value-type="float" office:value="14" calcext:value-type="float">
            <text:p><text:s text:c="3"/>14</text:p>
          </table:table-cell>
          <table:table-cell table:style-name="ce57" table:formula="of:=['file:///D:/123/g62/%E6%96%B0%E8%A1%A8%E8%99%9F02,07~11-%E9%80%A3%E7%B5%90(%E5%85%AC%E5%BC%8F)%E6%AA%94104.7.xls'#$RCRP0C1D0.H50]" office:value-type="float" office:value="13" calcext:value-type="float">
            <text:p><text:s text:c="3"/>13</text:p>
          </table:table-cell>
          <table:table-cell table:style-name="ce57" table:formula="of:=['file:///D:/123/g62/%E6%96%B0%E8%A1%A8%E8%99%9F02,07~11-%E9%80%A3%E7%B5%90(%E5%85%AC%E5%BC%8F)%E6%AA%94104.7.xls'#$RCRP0C1D0.K50]" office:value-type="float" office:value="1" calcext:value-type="float">
            <text:p><text:s text:c="3"/>1</text:p>
          </table:table-cell>
          <table:table-cell table:style-name="ce57" table:formula="of:=['file:///D:/123/g62/%E6%96%B0%E8%A1%A8%E8%99%9F02,07~11-%E9%80%A3%E7%B5%90(%E5%85%AC%E5%BC%8F)%E6%AA%94104.7.xls'#$RCRP0C1D0.N50]" office:value-type="float" office:value="6" calcext:value-type="float">
            <text:p><text:s text:c="3"/>6</text:p>
          </table:table-cell>
          <table:table-cell table:style-name="ce57" table:formula="of:=['file:///D:/123/g62/%E6%96%B0%E8%A1%A8%E8%99%9F02,07~11-%E9%80%A3%E7%B5%90(%E5%85%AC%E5%BC%8F)%E6%AA%94104.7.xls'#$RCRP0C1D0.Q50]" office:value-type="float" office:value="6" calcext:value-type="float">
            <text:p><text:s text:c="3"/>6</text:p>
          </table:table-cell>
          <table:table-cell table:style-name="ce141" table:formula="of:=[.H72]-[.I72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0" table:formula="of:=[.C74]+[.C75]" office:value-type="float" office:value="102" calcext:value-type="float">
            <text:p><text:s text:c="3"/>102</text:p>
          </table:table-cell>
          <table:table-cell table:style-name="ce50" table:formula="of:=[.D74]+[.D75]" office:value-type="float" office:value="87" calcext:value-type="float">
            <text:p><text:s text:c="3"/>87</text:p>
          </table:table-cell>
          <table:table-cell table:style-name="ce50" table:formula="of:=[.E74]+[.E75]" office:value-type="float" office:value="13" calcext:value-type="float">
            <text:p><text:s text:c="3"/>13</text:p>
          </table:table-cell>
          <table:table-cell table:style-name="ce50" table:formula="of:=[.F74]+[.F75]" office:value-type="float" office:value="12" calcext:value-type="float">
            <text:p><text:s text:c="3"/>12</text:p>
          </table:table-cell>
          <table:table-cell table:style-name="ce50" table:formula="of:=[.G74]+[.G75]" office:value-type="float" office:value="1" calcext:value-type="float">
            <text:p><text:s text:c="3"/>1</text:p>
          </table:table-cell>
          <table:table-cell table:style-name="ce50" table:formula="of:=[.H74]+[.H75]" office:value-type="float" office:value="2" calcext:value-type="float">
            <text:p><text:s text:c="3"/>2</text:p>
          </table:table-cell>
          <table:table-cell table:style-name="ce50" table:formula="of:=[.I74]+[.I75]" office:value-type="float" office:value="2" calcext:value-type="float">
            <text:p><text:s text:c="3"/>2</text:p>
          </table:table-cell>
          <table:table-cell table:style-name="ce81" table:formula="of:=[.J74]+[.J75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127" office:value-type="string" calcext:value-type="string">
            <text:p>男</text:p>
          </table:table-cell>
          <table:table-cell table:style-name="ce50" table:formula="of:=[.C77]+[.C80]" office:value-type="float" office:value="51" calcext:value-type="float">
            <text:p><text:s text:c="3"/>51</text:p>
          </table:table-cell>
          <table:table-cell table:style-name="ce50" table:formula="of:=[.D77]+[.D80]" office:value-type="float" office:value="48" calcext:value-type="float">
            <text:p><text:s text:c="3"/>48</text:p>
          </table:table-cell>
          <table:table-cell table:style-name="ce48" table:formula="of:=[.F74]+[.G74]" office:value-type="float" office:value="3" calcext:value-type="float">
            <text:p><text:s text:c="3"/>3</text:p>
          </table:table-cell>
          <table:table-cell table:style-name="ce50" table:formula="of:=[.F77]+[.F80]" office:value-type="float" office:value="2" calcext:value-type="float">
            <text:p><text:s text:c="3"/>2</text:p>
          </table:table-cell>
          <table:table-cell table:style-name="ce50" table:formula="of:=[.G77]+[.G80]" office:value-type="float" office:value="1" calcext:value-type="float">
            <text:p><text:s text:c="3"/>1</text:p>
          </table:table-cell>
          <table:table-cell table:style-name="ce50" table:formula="of:=[.H77]+[.H80]" office:value-type="float" office:value="0" calcext:value-type="float">
            <text:p>—</text:p>
          </table:table-cell>
          <table:table-cell table:style-name="ce50" table:formula="of:=[.I77]+[.I80]" office:value-type="float" office:value="0" calcext:value-type="float">
            <text:p>—</text:p>
          </table:table-cell>
          <table:table-cell table:style-name="ce81" table:formula="of:=[.J77]+[.J80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49" table:formula="of:=[.C78]+[.C81]" office:value-type="float" office:value="51" calcext:value-type="float">
            <text:p><text:s text:c="3"/>51</text:p>
          </table:table-cell>
          <table:table-cell table:style-name="ce49" table:formula="of:=[.D78]+[.D81]" office:value-type="float" office:value="39" calcext:value-type="float">
            <text:p><text:s text:c="3"/>39</text:p>
          </table:table-cell>
          <table:table-cell table:style-name="ce49" table:formula="of:=[.F75]+[.G75]" office:value-type="float" office:value="10" calcext:value-type="float">
            <text:p><text:s text:c="3"/>10</text:p>
          </table:table-cell>
          <table:table-cell table:style-name="ce49" table:formula="of:=[.F78]+[.F81]" office:value-type="float" office:value="10" calcext:value-type="float">
            <text:p><text:s text:c="3"/>10</text:p>
          </table:table-cell>
          <table:table-cell table:style-name="ce49" table:formula="of:=[.G78]+[.G81]" office:value-type="float" office:value="0" calcext:value-type="float">
            <text:p>—</text:p>
          </table:table-cell>
          <table:table-cell table:style-name="ce49" table:formula="of:=[.H78]+[.H81]" office:value-type="float" office:value="2" calcext:value-type="float">
            <text:p><text:s text:c="3"/>2</text:p>
          </table:table-cell>
          <table:table-cell table:style-name="ce49" table:formula="of:=[.I78]+[.I81]" office:value-type="float" office:value="2" calcext:value-type="float">
            <text:p><text:s text:c="3"/>2</text:p>
          </table:table-cell>
          <table:table-cell table:style-name="ce82" table:formula="of:=[.J78]+[.J81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77]+[.C78]" office:value-type="float" office:value="96" calcext:value-type="float">
            <text:p><text:s text:c="3"/>96</text:p>
          </table:table-cell>
          <table:table-cell table:style-name="ce128" table:formula="of:=[.D77]+[.D78]" office:value-type="float" office:value="83" calcext:value-type="float">
            <text:p><text:s text:c="3"/>83</text:p>
          </table:table-cell>
          <table:table-cell table:style-name="ce128" table:formula="of:=[.E77]+[.E78]" office:value-type="float" office:value="11" calcext:value-type="float">
            <text:p><text:s text:c="3"/>11</text:p>
          </table:table-cell>
          <table:table-cell table:style-name="ce128" table:formula="of:=[.F77]+[.F78]" office:value-type="float" office:value="10" calcext:value-type="float">
            <text:p><text:s text:c="3"/>10</text:p>
          </table:table-cell>
          <table:table-cell table:style-name="ce128" table:formula="of:=[.G77]+[.G78]" office:value-type="float" office:value="1" calcext:value-type="float">
            <text:p><text:s text:c="3"/>1</text:p>
          </table:table-cell>
          <table:table-cell table:style-name="ce128" table:formula="of:=[.H77]+[.H78]" office:value-type="float" office:value="2" calcext:value-type="float">
            <text:p><text:s text:c="3"/>2</text:p>
          </table:table-cell>
          <table:table-cell table:style-name="ce128" table:formula="of:=[.I77]+[.I78]" office:value-type="float" office:value="2" calcext:value-type="float">
            <text:p><text:s text:c="3"/>2</text:p>
          </table:table-cell>
          <table:table-cell table:style-name="ce140" table:formula="of:=[.J77]+[.J78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77]+[.E77]+[.H77]" office:value-type="float" office:value="48" calcext:value-type="float">
            <text:p><text:s text:c="3"/>48</text:p>
          </table:table-cell>
          <table:table-cell table:style-name="ce132" table:formula="of:=['file:///D:/123/g62/%E6%96%B0%E8%A1%A8%E8%99%9F02,07~11-%E9%80%A3%E7%B5%90(%E5%85%AC%E5%BC%8F)%E6%AA%94104.7.xls'#$RCRP0C1D0.E53]" office:value-type="float" office:value="45" calcext:value-type="float">
            <text:p><text:s text:c="3"/>45</text:p>
          </table:table-cell>
          <table:table-cell table:style-name="ce56" table:formula="of:=[.F77]+[.G77]" office:value-type="float" office:value="3" calcext:value-type="float">
            <text:p><text:s text:c="3"/>3</text:p>
          </table:table-cell>
          <table:table-cell table:style-name="ce56" table:formula="of:=['file:///D:/123/g62/%E6%96%B0%E8%A1%A8%E8%99%9F02,07~11-%E9%80%A3%E7%B5%90(%E5%85%AC%E5%BC%8F)%E6%AA%94104.7.xls'#$RCRP0C1D0.H53]" office:value-type="float" office:value="2" calcext:value-type="float">
            <text:p><text:s text:c="3"/>2</text:p>
          </table:table-cell>
          <table:table-cell table:style-name="ce56" table:formula="of:=['file:///D:/123/g62/%E6%96%B0%E8%A1%A8%E8%99%9F02,07~11-%E9%80%A3%E7%B5%90(%E5%85%AC%E5%BC%8F)%E6%AA%94104.7.xls'#$RCRP0C1D0.K53]" office:value-type="float" office:value="1" calcext:value-type="float">
            <text:p><text:s text:c="3"/>1</text:p>
          </table:table-cell>
          <table:table-cell table:style-name="ce56" table:formula="of:=['file:///D:/123/g62/%E6%96%B0%E8%A1%A8%E8%99%9F02,07~11-%E9%80%A3%E7%B5%90(%E5%85%AC%E5%BC%8F)%E6%AA%94104.7.xls'#$RCRP0C1D0.N53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Q53]" office:value-type="float" office:value="0" calcext:value-type="float">
            <text:p>—</text:p>
          </table:table-cell>
          <table:table-cell table:style-name="ce140" table:formula="of:=[.H77]-[.I77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78]+[.E78]+[.H78]" office:value-type="float" office:value="48" calcext:value-type="float">
            <text:p><text:s text:c="3"/>48</text:p>
          </table:table-cell>
          <table:table-cell table:style-name="ce57" table:formula="of:=['file:///D:/123/g62/%E6%96%B0%E8%A1%A8%E8%99%9F02,07~11-%E9%80%A3%E7%B5%90(%E5%85%AC%E5%BC%8F)%E6%AA%94104.7.xls'#$RCRP0C1D0.E54]" office:value-type="float" office:value="38" calcext:value-type="float">
            <text:p><text:s text:c="3"/>38</text:p>
          </table:table-cell>
          <table:table-cell table:style-name="ce57" table:formula="of:=[.F78]+[.G78]" office:value-type="float" office:value="8" calcext:value-type="float">
            <text:p><text:s text:c="3"/>8</text:p>
          </table:table-cell>
          <table:table-cell table:style-name="ce57" table:formula="of:=['file:///D:/123/g62/%E6%96%B0%E8%A1%A8%E8%99%9F02,07~11-%E9%80%A3%E7%B5%90(%E5%85%AC%E5%BC%8F)%E6%AA%94104.7.xls'#$RCRP0C1D0.H54]" office:value-type="float" office:value="8" calcext:value-type="float">
            <text:p><text:s text:c="3"/>8</text:p>
          </table:table-cell>
          <table:table-cell table:style-name="ce57" table:formula="of:=['file:///D:/123/g62/%E6%96%B0%E8%A1%A8%E8%99%9F02,07~11-%E9%80%A3%E7%B5%90(%E5%85%AC%E5%BC%8F)%E6%AA%94104.7.xls'#$RCRP0C1D0.K54]" office:value-type="float" office:value="0" calcext:value-type="float">
            <text:p>—</text:p>
          </table:table-cell>
          <table:table-cell table:style-name="ce57" table:formula="of:=['file:///D:/123/g62/%E6%96%B0%E8%A1%A8%E8%99%9F02,07~11-%E9%80%A3%E7%B5%90(%E5%85%AC%E5%BC%8F)%E6%AA%94104.7.xls'#$RCRP0C1D0.N54]" office:value-type="float" office:value="2" calcext:value-type="float">
            <text:p><text:s text:c="3"/>2</text:p>
          </table:table-cell>
          <table:table-cell table:style-name="ce57" table:formula="of:=['file:///D:/123/g62/%E6%96%B0%E8%A1%A8%E8%99%9F02,07~11-%E9%80%A3%E7%B5%90(%E5%85%AC%E5%BC%8F)%E6%AA%94104.7.xls'#$RCRP0C1D0.Q54]" office:value-type="float" office:value="2" calcext:value-type="float">
            <text:p><text:s text:c="3"/>2</text:p>
          </table:table-cell>
          <table:table-cell table:style-name="ce141" table:formula="of:=[.H78]-[.I78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28" table:formula="of:=[.C80]+[.C81]" office:value-type="float" office:value="6" calcext:value-type="float">
            <text:p><text:s text:c="3"/>6</text:p>
          </table:table-cell>
          <table:table-cell table:style-name="ce128" table:formula="of:=[.D80]+[.D81]" office:value-type="float" office:value="4" calcext:value-type="float">
            <text:p><text:s text:c="3"/>4</text:p>
          </table:table-cell>
          <table:table-cell table:style-name="ce128" table:formula="of:=[.E80]+[.E81]" office:value-type="float" office:value="2" calcext:value-type="float">
            <text:p><text:s text:c="3"/>2</text:p>
          </table:table-cell>
          <table:table-cell table:style-name="ce128" table:formula="of:=[.F80]+[.F81]" office:value-type="float" office:value="2" calcext:value-type="float">
            <text:p><text:s text:c="3"/>2</text:p>
          </table:table-cell>
          <table:table-cell table:style-name="ce128" table:formula="of:=[.G80]+[.G81]" office:value-type="float" office:value="0" calcext:value-type="float">
            <text:p>—</text:p>
          </table:table-cell>
          <table:table-cell table:style-name="ce128" table:formula="of:=[.H80]+[.H81]" office:value-type="float" office:value="0" calcext:value-type="float">
            <text:p>—</text:p>
          </table:table-cell>
          <table:table-cell table:style-name="ce128" table:formula="of:=[.I80]+[.I81]" office:value-type="float" office:value="0" calcext:value-type="float">
            <text:p>—</text:p>
          </table:table-cell>
          <table:table-cell table:style-name="ce140" table:formula="of:=[.J80]+[.J81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28" table:formula="of:=[.D80]+[.E80]+[.H80]" office:value-type="float" office:value="3" calcext:value-type="float">
            <text:p><text:s text:c="3"/>3</text:p>
          </table:table-cell>
          <table:table-cell table:style-name="ce132" table:formula="of:=['file:///D:/123/g62/%E6%96%B0%E8%A1%A8%E8%99%9F02,07~11-%E9%80%A3%E7%B5%90(%E5%85%AC%E5%BC%8F)%E6%AA%94104.7.xls'#$RCRP0C1D0.E55]" office:value-type="float" office:value="3" calcext:value-type="float">
            <text:p><text:s text:c="3"/>3</text:p>
          </table:table-cell>
          <table:table-cell table:style-name="ce56" table:formula="of:=[.F80]+[.G80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H55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K55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N55]" office:value-type="float" office:value="0" calcext:value-type="float">
            <text:p>—</text:p>
          </table:table-cell>
          <table:table-cell table:style-name="ce56" table:formula="of:=['file:///D:/123/g62/%E6%96%B0%E8%A1%A8%E8%99%9F02,07~11-%E9%80%A3%E7%B5%90(%E5%85%AC%E5%BC%8F)%E6%AA%94104.7.xls'#$RCRP0C1D0.Q55]" office:value-type="float" office:value="0" calcext:value-type="float">
            <text:p>—</text:p>
          </table:table-cell>
          <table:table-cell table:style-name="ce140" table:formula="of:=[.H80]-[.I80]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57" table:formula="of:=[.D81]+[.E81]+[.H81]" office:value-type="float" office:value="3" calcext:value-type="float">
            <text:p><text:s text:c="3"/>3</text:p>
          </table:table-cell>
          <table:table-cell table:style-name="ce57" table:formula="of:=['file:///D:/123/g62/%E6%96%B0%E8%A1%A8%E8%99%9F02,07~11-%E9%80%A3%E7%B5%90(%E5%85%AC%E5%BC%8F)%E6%AA%94104.7.xls'#$RCRP0C1D0.E56]" office:value-type="float" office:value="1" calcext:value-type="float">
            <text:p><text:s text:c="3"/>1</text:p>
          </table:table-cell>
          <table:table-cell table:style-name="ce57" table:formula="of:=[.F81]+[.G81]" office:value-type="float" office:value="2" calcext:value-type="float">
            <text:p><text:s text:c="3"/>2</text:p>
          </table:table-cell>
          <table:table-cell table:style-name="ce57" table:formula="of:=['file:///D:/123/g62/%E6%96%B0%E8%A1%A8%E8%99%9F02,07~11-%E9%80%A3%E7%B5%90(%E5%85%AC%E5%BC%8F)%E6%AA%94104.7.xls'#$RCRP0C1D0.H56]" office:value-type="float" office:value="2" calcext:value-type="float">
            <text:p><text:s text:c="3"/>2</text:p>
          </table:table-cell>
          <table:table-cell table:style-name="ce57" table:formula="of:=['file:///D:/123/g62/%E6%96%B0%E8%A1%A8%E8%99%9F02,07~11-%E9%80%A3%E7%B5%90(%E5%85%AC%E5%BC%8F)%E6%AA%94104.7.xls'#$RCRP0C1D0.K56]" office:value-type="float" office:value="0" calcext:value-type="float">
            <text:p>—</text:p>
          </table:table-cell>
          <table:table-cell table:style-name="ce57" table:formula="of:=['file:///D:/123/g62/%E6%96%B0%E8%A1%A8%E8%99%9F02,07~11-%E9%80%A3%E7%B5%90(%E5%85%AC%E5%BC%8F)%E6%AA%94104.7.xls'#$RCRP0C1D0.N56]" office:value-type="float" office:value="0" calcext:value-type="float">
            <text:p>—</text:p>
          </table:table-cell>
          <table:table-cell table:style-name="ce57" table:formula="of:=['file:///D:/123/g62/%E6%96%B0%E8%A1%A8%E8%99%9F02,07~11-%E9%80%A3%E7%B5%90(%E5%85%AC%E5%BC%8F)%E6%AA%94104.7.xls'#$RCRP0C1D0.Q56]" office:value-type="float" office:value="0" calcext:value-type="float">
            <text:p>—</text:p>
          </table:table-cell>
          <table:table-cell table:style-name="ce141" table:formula="of:=[.H81]-[.I81]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4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3"/>
          <table:table-cell table:style-name="ce134" table:number-columns-repeated="2"/>
          <table:table-cell table:style-name="ce142" table:formula="of:=['file:///D:/123/g62/02%E6%80%A7%E6%AF%94%E4%BE%8B&amp;%E4%BA%BA%E5%8F%A3%E5%AF%86%E5%BA%A6-104.7.xls'#$年月別.L38]" office:value-type="string" office:string-value="內政部戶政司 民國104年8月5日編製" calcext:value-type="string">
            <text:p>內政部戶政司 民國104年8月5日編製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7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8"/>
          <table:table-column table:style-name="co2" table:default-cell-style-name="ce28"/>
        </table:table-header-columns>
        <table:table-column table:style-name="co7" table:default-cell-style-name="ce28"/>
        <table:table-column table:style-name="co8" table:number-columns-repeated="2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number-columns-repeated="3" table:default-cell-style-name="ce28"/>
        <table:table-column table:style-name="co13" table:number-columns-repeated="9" table:default-cell-style-name="ce28"/>
        <table:table-column table:style-name="co4" table:number-columns-repeated="236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43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7"/>
            <table:covered-table-cell table:style-name="ce182"/>
            <table:table-cell table:style-name="ce111" table:number-columns-repeated="1003"/>
          </table:table-row>
          <table:table-row table:style-name="ro15">
            <table:table-cell table:style-name="ce3" table:number-columns-repeated="11"/>
            <table:table-cell table:style-name="ce111" table:number-columns-repeated="9"/>
            <table:table-cell table:style-name="ce183" office:value-type="string" calcext:value-type="string">
              <text:p>單位︰人</text:p>
            </table:table-cell>
            <table:table-cell table:style-name="ce111" table:number-columns-repeated="1003"/>
          </table:table-row>
          <table:table-row table:style-name="ro12">
            <table:table-cell table:style-name="ce20"/>
            <table:table-cell table:style-name="ce148" table:number-columns-repeated="2"/>
            <table:table-cell table:style-name="ce66" office:value-type="string" calcext:value-type="string" table:number-columns-spanned="3" table:number-rows-spanned="1">
              <text:p>本　　　國　　　籍</text:p>
            </table:table-cell>
            <table:covered-table-cell table:style-name="ce91"/>
            <table:covered-table-cell table:style-name="ce126"/>
            <table:table-cell table:style-name="ce66" office:value-type="string" calcext:value-type="string" table:number-columns-spanned="3" table:number-rows-spanned="1">
              <text:p>大　陸　地　區</text:p>
            </table:table-cell>
            <table:covered-table-cell table:style-name="ce91"/>
            <table:covered-table-cell table:style-name="ce126"/>
            <table:table-cell table:style-name="ce66" office:value-type="string" calcext:value-type="string" table:number-columns-spanned="3" table:number-rows-spanned="1">
              <text:p>港　澳　地　區</text:p>
            </table:table-cell>
            <table:covered-table-cell table:style-name="ce91"/>
            <table:covered-table-cell table:style-name="ce126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8"/>
            <table:table-cell table:style-name="ce112" table:number-columns-repeated="1003"/>
          </table:table-row>
          <table:table-row table:style-name="ro4">
            <table:table-cell table:style-name="ce21" office:value-type="string" calcext:value-type="string">
              <text:p>年 <text:s/>月 <text:s/>別</text:p>
            </table:table-cell>
            <table:table-cell table:style-name="ce149" office:value-type="string" calcext:value-type="string">
              <text:p>性別</text:p>
            </table:table-cell>
            <table:table-cell table:style-name="ce149" office:value-type="string" calcext:value-type="string">
              <text:p>總　計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3" table:number-rows-spanned="1">
              <text:p>合 <text:s/>計</text:p>
            </table:table-cell>
            <table:covered-table-cell table:style-name="ce91"/>
            <table:covered-table-cell table:style-name="ce126"/>
            <table:table-cell table:style-name="ce179" office:value-type="string" calcext:value-type="string" table:number-columns-spanned="3" table:number-rows-spanned="1">
              <text:p>東南亞</text:p>
            </table:table-cell>
            <table:covered-table-cell table:style-name="ce178"/>
            <table:covered-table-cell table:style-name="ce180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8"/>
            <table:table-cell table:style-name="ce112" table:number-columns-repeated="1003"/>
          </table:table-row>
          <table:table-row table:style-name="ro3">
            <table:table-cell table:style-name="ce4"/>
            <table:table-cell table:style-name="ce30" table:number-columns-repeated="2"/>
            <table:covered-table-cell table:number-columns-repeated="9" table:style-name="ce30"/>
            <table:table-cell table:style-name="ce66" office:value-type="string" calcext:value-type="string">
              <text:p>計</text:p>
            </table:table-cell>
            <table:table-cell table:style-name="ce66" office:value-type="string" calcext:value-type="string">
              <text:p>已設籍</text:p>
            </table:table-cell>
            <table:table-cell table:style-name="ce66" office:value-type="string" calcext:value-type="string">
              <text:p>未設籍</text:p>
            </table:table-cell>
            <table:table-cell table:style-name="ce66" office:value-type="string" calcext:value-type="string">
              <text:p>小計</text:p>
            </table:table-cell>
            <table:table-cell table:style-name="ce66" office:value-type="string" calcext:value-type="string">
              <text:p>已設籍</text:p>
            </table:table-cell>
            <table:table-cell table:style-name="ce66" office:value-type="string" calcext:value-type="string">
              <text:p>未設籍</text:p>
            </table:table-cell>
            <table:table-cell table:style-name="ce66" office:value-type="string" calcext:value-type="string">
              <text:p>小計</text:p>
            </table:table-cell>
            <table:table-cell table:style-name="ce66" office:value-type="string" calcext:value-type="string">
              <text:p>已設籍</text:p>
            </table:table-cell>
            <table:table-cell table:style-name="ce184" office:value-type="string" calcext:value-type="string">
              <text:p>未設籍</text:p>
            </table:table-cell>
            <table:table-cell table:style-name="ce112" table:number-columns-repeated="1003"/>
          </table:table-row>
        </table:table-header-rows>
        <table:table-row table:style-name="ro7">
          <table:table-cell table:style-name="ce11" office:value-type="string" calcext:value-type="string" table:number-columns-spanned="1" table:number-rows-spanned="3">
            <text:p>96 年</text:p>
          </table:table-cell>
          <table:table-cell table:style-name="ce150" office:value-type="string" calcext:value-type="string">
            <text:p>計</text:p>
          </table:table-cell>
          <table:table-cell table:style-name="ce152" table:formula="of:=[.C7]+[.C8]" office:value-type="float" office:value="270082" calcext:value-type="float">
            <text:p><text:s text:c="3"/>270,082</text:p>
          </table:table-cell>
          <table:table-cell table:style-name="ce152" table:formula="of:=[.D7]+[.D8]" office:value-type="float" office:value="245382" calcext:value-type="float">
            <text:p><text:s text:c="3"/>245,382</text:p>
          </table:table-cell>
          <table:table-cell table:style-name="ce152" table:formula="of:=[.E7]+[.E8]" office:value-type="float" office:value="245339" calcext:value-type="float">
            <text:p><text:s text:c="3"/>245,339</text:p>
          </table:table-cell>
          <table:table-cell table:style-name="ce152" table:formula="of:=[.F7]+[.F8]" office:value-type="float" office:value="43" calcext:value-type="float">
            <text:p><text:s text:c="3"/>43</text:p>
          </table:table-cell>
          <table:table-cell table:style-name="ce152" table:formula="of:=[.G7]+[.G8]" office:value-type="float" office:value="14721" calcext:value-type="float">
            <text:p><text:s text:c="3"/>14,721</text:p>
          </table:table-cell>
          <table:table-cell table:style-name="ce152" table:formula="of:=[.H7]+[.H8]" office:value-type="float" office:value="244" calcext:value-type="float">
            <text:p><text:s text:c="3"/>244</text:p>
          </table:table-cell>
          <table:table-cell table:style-name="ce152" table:formula="of:=[.I7]+[.I8]" office:value-type="float" office:value="14477" calcext:value-type="float">
            <text:p><text:s text:c="3"/>14,477</text:p>
          </table:table-cell>
          <table:table-cell table:style-name="ce152" table:formula="of:=[.J7]+[.J8]" office:value-type="float" office:value="425" calcext:value-type="float">
            <text:p><text:s text:c="3"/>425</text:p>
          </table:table-cell>
          <table:table-cell table:style-name="ce152" table:formula="of:=[.K7]+[.K8]" office:value-type="float" office:value="18" calcext:value-type="float">
            <text:p><text:s text:c="3"/>18</text:p>
          </table:table-cell>
          <table:table-cell table:style-name="ce152" table:formula="of:=[.L7]+[.L8]" office:value-type="float" office:value="407" calcext:value-type="float">
            <text:p><text:s text:c="3"/>407</text:p>
          </table:table-cell>
          <table:table-cell table:style-name="ce152" table:formula="of:=[.M7]+[.M8]" office:value-type="float" office:value="9554" calcext:value-type="float">
            <text:p><text:s text:c="3"/>9,554</text:p>
          </table:table-cell>
          <table:table-cell table:style-name="ce152" table:formula="of:=[.N7]+[.N8]" office:value-type="float" office:value="162" calcext:value-type="float">
            <text:p><text:s text:c="3"/>162</text:p>
          </table:table-cell>
          <table:table-cell table:style-name="ce152" table:formula="of:=[.O7]+[.O8]" office:value-type="float" office:value="9392" calcext:value-type="float">
            <text:p><text:s text:c="3"/>9,392</text:p>
          </table:table-cell>
          <table:table-cell table:style-name="ce152" table:formula="of:=[.P7]+[.P8]" office:value-type="float" office:value="6952" calcext:value-type="float">
            <text:p><text:s text:c="3"/>6,952</text:p>
          </table:table-cell>
          <table:table-cell table:style-name="ce152" table:formula="of:=[.Q7]+[.Q8]" office:value-type="float" office:value="159" calcext:value-type="float">
            <text:p><text:s text:c="3"/>159</text:p>
          </table:table-cell>
          <table:table-cell table:style-name="ce152" table:formula="of:=[.R7]+[.R8]" office:value-type="float" office:value="6793" calcext:value-type="float">
            <text:p><text:s text:c="3"/>6,793</text:p>
          </table:table-cell>
          <table:table-cell table:style-name="ce152" table:formula="of:=[.S7]+[.S8]" office:value-type="float" office:value="2602" calcext:value-type="float">
            <text:p><text:s text:c="3"/>2,602</text:p>
          </table:table-cell>
          <table:table-cell table:style-name="ce152" table:formula="of:=[.T7]+[.T8]" office:value-type="float" office:value="3" calcext:value-type="float">
            <text:p><text:s text:c="3"/>3</text:p>
          </table:table-cell>
          <table:table-cell table:style-name="ce185" table:formula="of:=[.U7]+[.U8]" office:value-type="float" office:value="2599" calcext:value-type="float">
            <text:p><text:s text:c="3"/>2,599</text:p>
          </table:table-cell>
          <table:table-cell table:style-name="ce112" table:number-columns-repeated="1003"/>
        </table:table-row>
        <table:table-row table:style-name="ro12">
          <table:covered-table-cell table:style-name="ce12"/>
          <table:table-cell table:style-name="ce127" office:value-type="string" calcext:value-type="string">
            <text:p>男</text:p>
          </table:table-cell>
          <table:table-cell table:style-name="ce153" office:value-type="float" office:value="135041" calcext:value-type="float">
            <text:p><text:s text:c="3"/>135,041</text:p>
          </table:table-cell>
          <table:table-cell table:style-name="ce159" office:value-type="float" office:value="131900" calcext:value-type="float">
            <text:p><text:s text:c="3"/>131,900</text:p>
          </table:table-cell>
          <table:table-cell table:style-name="ce48" office:value-type="float" office:value="131879" calcext:value-type="float">
            <text:p><text:s text:c="3"/>131,87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71" calcext:value-type="float">
            <text:p><text:s text:c="3"/>37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62" calcext:value-type="float">
            <text:p><text:s text:c="3"/>362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69" calcext:value-type="float">
            <text:p><text:s text:c="3"/>169</text:p>
          </table:table-cell>
          <table:table-cell table:style-name="ce176" office:value-type="float" office:value="2590" calcext:value-type="float">
            <text:p><text:s text:c="3"/>2,590</text:p>
          </table:table-cell>
          <table:table-cell table:style-name="ce176" office:value-type="float" office:value="8" calcext:value-type="float">
            <text:p><text:s text:c="3"/>8</text:p>
          </table:table-cell>
          <table:table-cell table:style-name="ce176" office:value-type="float" office:value="2582" calcext:value-type="float">
            <text:p><text:s text:c="3"/>2,582</text:p>
          </table:table-cell>
          <table:table-cell table:style-name="ce176" office:value-type="float" office:value="452" calcext:value-type="float">
            <text:p><text:s text:c="3"/>452</text:p>
          </table:table-cell>
          <table:table-cell table:style-name="ce176" office:value-type="float" office:value="6" calcext:value-type="float">
            <text:p><text:s text:c="3"/>6</text:p>
          </table:table-cell>
          <table:table-cell table:style-name="ce176" office:value-type="float" office:value="446" calcext:value-type="float">
            <text:p><text:s text:c="3"/>446</text:p>
          </table:table-cell>
          <table:table-cell table:style-name="ce176" office:value-type="float" office:value="2138" calcext:value-type="float">
            <text:p><text:s text:c="3"/>2,138</text:p>
          </table:table-cell>
          <table:table-cell table:style-name="ce176" office:value-type="float" office:value="2" calcext:value-type="float">
            <text:p><text:s text:c="3"/>2</text:p>
          </table:table-cell>
          <table:table-cell table:style-name="ce186" office:value-type="float" office:value="2136" calcext:value-type="float">
            <text:p><text:s text:c="3"/>2,136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154" office:value-type="float" office:value="135041" calcext:value-type="float">
            <text:p><text:s text:c="3"/>135,041</text:p>
          </table:table-cell>
          <table:table-cell table:style-name="ce160" office:value-type="float" office:value="113482" calcext:value-type="float">
            <text:p><text:s text:c="3"/>113,482</text:p>
          </table:table-cell>
          <table:table-cell table:style-name="ce49" office:value-type="float" office:value="113460" calcext:value-type="float">
            <text:p><text:s text:c="3"/>113,460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14350" calcext:value-type="float">
            <text:p><text:s text:c="3"/>14,350</text:p>
          </table:table-cell>
          <table:table-cell table:style-name="ce49" office:value-type="float" office:value="235" calcext:value-type="float">
            <text:p><text:s text:c="3"/>235</text:p>
          </table:table-cell>
          <table:table-cell table:style-name="ce49" office:value-type="float" office:value="14115" calcext:value-type="float">
            <text:p><text:s text:c="3"/>14,115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238" calcext:value-type="float">
            <text:p><text:s text:c="3"/>238</text:p>
          </table:table-cell>
          <table:table-cell table:style-name="ce177" office:value-type="float" office:value="6964" calcext:value-type="float">
            <text:p><text:s text:c="3"/>6,964</text:p>
          </table:table-cell>
          <table:table-cell table:style-name="ce177" office:value-type="float" office:value="154" calcext:value-type="float">
            <text:p><text:s text:c="3"/>154</text:p>
          </table:table-cell>
          <table:table-cell table:style-name="ce177" office:value-type="float" office:value="6810" calcext:value-type="float">
            <text:p><text:s text:c="3"/>6,810</text:p>
          </table:table-cell>
          <table:table-cell table:style-name="ce177" office:value-type="float" office:value="6500" calcext:value-type="float">
            <text:p><text:s text:c="3"/>6,500</text:p>
          </table:table-cell>
          <table:table-cell table:style-name="ce177" office:value-type="float" office:value="153" calcext:value-type="float">
            <text:p><text:s text:c="3"/>153</text:p>
          </table:table-cell>
          <table:table-cell table:style-name="ce177" office:value-type="float" office:value="6347" calcext:value-type="float">
            <text:p><text:s text:c="3"/>6,347</text:p>
          </table:table-cell>
          <table:table-cell table:style-name="ce177" office:value-type="float" office:value="464" calcext:value-type="float">
            <text:p><text:s text:c="3"/>464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87" office:value-type="float" office:value="463" calcext:value-type="float">
            <text:p><text:s text:c="3"/>463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1" office:value-type="string" calcext:value-type="string" table:number-columns-spanned="1" table:number-rows-spanned="3">
            <text:p>97 年</text:p>
          </table:table-cell>
          <table:table-cell table:style-name="ce150" office:value-type="string" calcext:value-type="string">
            <text:p>計</text:p>
          </table:table-cell>
          <table:table-cell table:style-name="ce155" table:formula="of:=[.C10]+[.C11]" office:value-type="float" office:value="309732" calcext:value-type="float">
            <text:p><text:s text:c="3"/>309,732</text:p>
          </table:table-cell>
          <table:table-cell table:style-name="ce152" table:formula="of:=[.D10]+[.D11]" office:value-type="float" office:value="288003" calcext:value-type="float">
            <text:p><text:s text:c="3"/>288,003</text:p>
          </table:table-cell>
          <table:table-cell table:style-name="ce152" table:formula="of:=[.E10]+[.E11]" office:value-type="float" office:value="287968" calcext:value-type="float">
            <text:p><text:s text:c="3"/>287,968</text:p>
          </table:table-cell>
          <table:table-cell table:style-name="ce152" table:formula="of:=[.F10]+[.F11]" office:value-type="float" office:value="35" calcext:value-type="float">
            <text:p><text:s text:c="3"/>35</text:p>
          </table:table-cell>
          <table:table-cell table:style-name="ce152" table:formula="of:=[.G10]+[.G11]" office:value-type="float" office:value="12274" calcext:value-type="float">
            <text:p><text:s text:c="3"/>12,274</text:p>
          </table:table-cell>
          <table:table-cell table:style-name="ce152" table:formula="of:=[.H10]+[.H11]" office:value-type="float" office:value="360" calcext:value-type="float">
            <text:p><text:s text:c="3"/>360</text:p>
          </table:table-cell>
          <table:table-cell table:style-name="ce152" table:formula="of:=[.I10]+[.I11]" office:value-type="float" office:value="11914" calcext:value-type="float">
            <text:p><text:s text:c="3"/>11,914</text:p>
          </table:table-cell>
          <table:table-cell table:style-name="ce152" table:formula="of:=[.J10]+[.J11]" office:value-type="float" office:value="498" calcext:value-type="float">
            <text:p><text:s text:c="3"/>498</text:p>
          </table:table-cell>
          <table:table-cell table:style-name="ce152" table:formula="of:=[.K10]+[.K11]" office:value-type="float" office:value="18" calcext:value-type="float">
            <text:p><text:s text:c="3"/>18</text:p>
          </table:table-cell>
          <table:table-cell table:style-name="ce152" table:formula="of:=[.L10]+[.L11]" office:value-type="float" office:value="480" calcext:value-type="float">
            <text:p><text:s text:c="3"/>480</text:p>
          </table:table-cell>
          <table:table-cell table:style-name="ce152" table:formula="of:=[.M10]+[.M11]" office:value-type="float" office:value="8957" calcext:value-type="float">
            <text:p><text:s text:c="3"/>8,957</text:p>
          </table:table-cell>
          <table:table-cell table:style-name="ce152" table:formula="of:=[.N10]+[.N11]" office:value-type="float" office:value="341" calcext:value-type="float">
            <text:p><text:s text:c="3"/>341</text:p>
          </table:table-cell>
          <table:table-cell table:style-name="ce152" table:formula="of:=[.O10]+[.O11]" office:value-type="float" office:value="8616" calcext:value-type="float">
            <text:p><text:s text:c="3"/>8,616</text:p>
          </table:table-cell>
          <table:table-cell table:style-name="ce152" table:formula="of:=[.P10]+[.P11]" office:value-type="float" office:value="6009" calcext:value-type="float">
            <text:p><text:s text:c="3"/>6,009</text:p>
          </table:table-cell>
          <table:table-cell table:style-name="ce152" table:formula="of:=[.Q10]+[.Q11]" office:value-type="float" office:value="340" calcext:value-type="float">
            <text:p><text:s text:c="3"/>340</text:p>
          </table:table-cell>
          <table:table-cell table:style-name="ce152" table:formula="of:=[.R10]+[.R11]" office:value-type="float" office:value="5669" calcext:value-type="float">
            <text:p><text:s text:c="3"/>5,669</text:p>
          </table:table-cell>
          <table:table-cell table:style-name="ce152" table:formula="of:=[.S10]+[.S11]" office:value-type="float" office:value="2948" calcext:value-type="float">
            <text:p><text:s text:c="3"/>2,948</text:p>
          </table:table-cell>
          <table:table-cell table:style-name="ce152" table:formula="of:=[.T10]+[.T11]" office:value-type="float" office:value="1" calcext:value-type="float">
            <text:p><text:s text:c="3"/>1</text:p>
          </table:table-cell>
          <table:table-cell table:style-name="ce185" table:formula="of:=[.U10]+[.U11]" office:value-type="float" office:value="2947" calcext:value-type="float">
            <text:p><text:s text:c="3"/>2,947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127" office:value-type="string" calcext:value-type="string">
            <text:p>男</text:p>
          </table:table-cell>
          <table:table-cell table:style-name="ce156" office:value-type="float" office:value="154866" calcext:value-type="float">
            <text:p><text:s text:c="3"/>154,866</text:p>
          </table:table-cell>
          <table:table-cell table:style-name="ce156" office:value-type="float" office:value="151350" calcext:value-type="float">
            <text:p><text:s text:c="3"/>151,350</text:p>
          </table:table-cell>
          <table:table-cell table:style-name="ce52" office:value-type="float" office:value="151334" calcext:value-type="float">
            <text:p><text:s text:c="3"/>151,334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371" calcext:value-type="float">
            <text:p><text:s text:c="3"/>371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358" calcext:value-type="float">
            <text:p><text:s text:c="3"/>358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2887" calcext:value-type="float">
            <text:p><text:s text:c="3"/>2,887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460" calcext:value-type="float">
            <text:p><text:s text:c="3"/>460</text:p>
          </table:table-cell>
          <table:table-cell table:style-name="ce52" office:value-type="float" office:value="2427" calcext:value-type="float">
            <text:p><text:s text:c="3"/>2,427</text:p>
          </table:table-cell>
          <table:table-cell table:style-name="ce52" office:value-type="float" office:value="0" calcext:value-type="float">
            <text:p>—</text:p>
          </table:table-cell>
          <table:table-cell table:style-name="ce98" office:value-type="float" office:value="2427" calcext:value-type="float">
            <text:p><text:s text:c="3"/>2,427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156" office:value-type="float" office:value="154866" calcext:value-type="float">
            <text:p><text:s text:c="3"/>154,866</text:p>
          </table:table-cell>
          <table:table-cell table:style-name="ce156" office:value-type="float" office:value="136653" calcext:value-type="float">
            <text:p><text:s text:c="3"/>136,653</text:p>
          </table:table-cell>
          <table:table-cell table:style-name="ce52" office:value-type="float" office:value="136634" calcext:value-type="float">
            <text:p><text:s text:c="3"/>136,63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347" calcext:value-type="float">
            <text:p><text:s text:c="3"/>347</text:p>
          </table:table-cell>
          <table:table-cell table:style-name="ce52" office:value-type="float" office:value="11556" calcext:value-type="float">
            <text:p><text:s text:c="3"/>11,556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5729" calcext:value-type="float">
            <text:p><text:s text:c="3"/>5,729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52" office:value-type="float" office:value="332" calcext:value-type="float">
            <text:p><text:s text:c="3"/>332</text:p>
          </table:table-cell>
          <table:table-cell table:style-name="ce52" office:value-type="float" office:value="5209" calcext:value-type="float">
            <text:p><text:s text:c="3"/>5,209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98" office:value-type="float" office:value="520" calcext:value-type="float">
            <text:p><text:s text:c="3"/>52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1" office:value-type="string" calcext:value-type="string" table:number-columns-spanned="1" table:number-rows-spanned="3">
            <text:p>98 年</text:p>
          </table:table-cell>
          <table:table-cell table:style-name="ce150" office:value-type="string" calcext:value-type="string">
            <text:p>計</text:p>
          </table:table-cell>
          <table:table-cell table:style-name="ce155" table:formula="of:=[.C13]+[.C14]" office:value-type="float" office:value="234198" calcext:value-type="float">
            <text:p><text:s text:c="3"/>234,198</text:p>
          </table:table-cell>
          <table:table-cell table:style-name="ce152" table:formula="of:=[.D13]+[.D14]" office:value-type="float" office:value="212284" calcext:value-type="float">
            <text:p><text:s text:c="3"/>212,284</text:p>
          </table:table-cell>
          <table:table-cell table:style-name="ce152" table:formula="of:=[.E13]+[.E14]" office:value-type="float" office:value="212233" calcext:value-type="float">
            <text:p><text:s text:c="3"/>212,233</text:p>
          </table:table-cell>
          <table:table-cell table:style-name="ce152" table:formula="of:=[.F13]+[.F14]" office:value-type="float" office:value="51" calcext:value-type="float">
            <text:p><text:s text:c="3"/>51</text:p>
          </table:table-cell>
          <table:table-cell table:style-name="ce152" table:formula="of:=[.G13]+[.G14]" office:value-type="float" office:value="12796" calcext:value-type="float">
            <text:p><text:s text:c="3"/>12,796</text:p>
          </table:table-cell>
          <table:table-cell table:style-name="ce152" table:formula="of:=[.H13]+[.H14]" office:value-type="float" office:value="559" calcext:value-type="float">
            <text:p><text:s text:c="3"/>559</text:p>
          </table:table-cell>
          <table:table-cell table:style-name="ce152" table:formula="of:=[.I13]+[.I14]" office:value-type="float" office:value="12237" calcext:value-type="float">
            <text:p><text:s text:c="3"/>12,237</text:p>
          </table:table-cell>
          <table:table-cell table:style-name="ce152" table:formula="of:=[.J13]+[.J14]" office:value-type="float" office:value="498" calcext:value-type="float">
            <text:p><text:s text:c="3"/>498</text:p>
          </table:table-cell>
          <table:table-cell table:style-name="ce152" table:formula="of:=[.K13]+[.K14]" office:value-type="float" office:value="13" calcext:value-type="float">
            <text:p><text:s text:c="3"/>13</text:p>
          </table:table-cell>
          <table:table-cell table:style-name="ce152" table:formula="of:=[.L13]+[.L14]" office:value-type="float" office:value="485" calcext:value-type="float">
            <text:p><text:s text:c="3"/>485</text:p>
          </table:table-cell>
          <table:table-cell table:style-name="ce152" table:formula="of:=[.M13]+[.M14]" office:value-type="float" office:value="8620" calcext:value-type="float">
            <text:p><text:s text:c="3"/>8,620</text:p>
          </table:table-cell>
          <table:table-cell table:style-name="ce152" table:formula="of:=[.N13]+[.N14]" office:value-type="float" office:value="447" calcext:value-type="float">
            <text:p><text:s text:c="3"/>447</text:p>
          </table:table-cell>
          <table:table-cell table:style-name="ce152" table:formula="of:=[.O13]+[.O14]" office:value-type="float" office:value="8173" calcext:value-type="float">
            <text:p><text:s text:c="3"/>8,173</text:p>
          </table:table-cell>
          <table:table-cell table:style-name="ce152" table:formula="of:=[.P13]+[.P14]" office:value-type="float" office:value="5696" calcext:value-type="float">
            <text:p><text:s text:c="3"/>5,696</text:p>
          </table:table-cell>
          <table:table-cell table:style-name="ce152" table:formula="of:=[.Q13]+[.Q14]" office:value-type="float" office:value="443" calcext:value-type="float">
            <text:p><text:s text:c="3"/>443</text:p>
          </table:table-cell>
          <table:table-cell table:style-name="ce152" table:formula="of:=[.R13]+[.R14]" office:value-type="float" office:value="5253" calcext:value-type="float">
            <text:p><text:s text:c="3"/>5,253</text:p>
          </table:table-cell>
          <table:table-cell table:style-name="ce152" table:formula="of:=[.S13]+[.S14]" office:value-type="float" office:value="2924" calcext:value-type="float">
            <text:p><text:s text:c="3"/>2,924</text:p>
          </table:table-cell>
          <table:table-cell table:style-name="ce152" table:formula="of:=[.T13]+[.T14]" office:value-type="float" office:value="4" calcext:value-type="float">
            <text:p><text:s text:c="3"/>4</text:p>
          </table:table-cell>
          <table:table-cell table:style-name="ce185" table:formula="of:=[.U13]+[.U14]" office:value-type="float" office:value="2920" calcext:value-type="float">
            <text:p><text:s text:c="3"/>2,92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127" office:value-type="string" calcext:value-type="string">
            <text:p>男</text:p>
          </table:table-cell>
          <table:table-cell table:style-name="ce157" office:value-type="float" office:value="117099" calcext:value-type="float">
            <text:p><text:s text:c="3"/>117,099</text:p>
          </table:table-cell>
          <table:table-cell table:style-name="ce157" office:value-type="float" office:value="113426" calcext:value-type="float">
            <text:p><text:s text:c="3"/>113,426</text:p>
          </table:table-cell>
          <table:table-cell table:style-name="ce157" office:value-type="float" office:value="113401" calcext:value-type="float">
            <text:p><text:s text:c="3"/>113,401</text:p>
          </table:table-cell>
          <table:table-cell table:style-name="ce157" office:value-type="float" office:value="25" calcext:value-type="float">
            <text:p><text:s text:c="3"/>25</text:p>
          </table:table-cell>
          <table:table-cell table:style-name="ce157" office:value-type="float" office:value="452" calcext:value-type="float">
            <text:p><text:s text:c="3"/>452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443" calcext:value-type="float">
            <text:p><text:s text:c="3"/>443</text:p>
          </table:table-cell>
          <table:table-cell table:style-name="ce157" office:value-type="float" office:value="239" calcext:value-type="float">
            <text:p><text:s text:c="3"/>239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57" office:value-type="float" office:value="233" calcext:value-type="float">
            <text:p><text:s text:c="3"/>233</text:p>
          </table:table-cell>
          <table:table-cell table:style-name="ce157" office:value-type="float" office:value="2982" calcext:value-type="float">
            <text:p><text:s text:c="3"/>2,982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73" calcext:value-type="float">
            <text:p><text:s text:c="3"/>2,973</text:p>
          </table:table-cell>
          <table:table-cell table:style-name="ce157" office:value-type="float" office:value="502" calcext:value-type="float">
            <text:p><text:s text:c="3"/>502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495" calcext:value-type="float">
            <text:p><text:s text:c="3"/>495</text:p>
          </table:table-cell>
          <table:table-cell table:style-name="ce157" office:value-type="float" office:value="2480" calcext:value-type="float">
            <text:p><text:s text:c="3"/>2,480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88" office:value-type="float" office:value="2478" calcext:value-type="float">
            <text:p><text:s text:c="3"/>2,478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158" office:value-type="float" office:value="117099" calcext:value-type="float">
            <text:p><text:s text:c="3"/>117,099</text:p>
          </table:table-cell>
          <table:table-cell table:style-name="ce158" office:value-type="float" office:value="98858" calcext:value-type="float">
            <text:p><text:s text:c="3"/>98,858</text:p>
          </table:table-cell>
          <table:table-cell table:style-name="ce158" office:value-type="float" office:value="98832" calcext:value-type="float">
            <text:p><text:s text:c="3"/>98,832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12344" calcext:value-type="float">
            <text:p><text:s text:c="3"/>12,344</text:p>
          </table:table-cell>
          <table:table-cell table:style-name="ce158" office:value-type="float" office:value="550" calcext:value-type="float">
            <text:p><text:s text:c="3"/>550</text:p>
          </table:table-cell>
          <table:table-cell table:style-name="ce158" office:value-type="float" office:value="11794" calcext:value-type="float">
            <text:p><text:s text:c="3"/>11,794</text:p>
          </table:table-cell>
          <table:table-cell table:style-name="ce158" office:value-type="float" office:value="259" calcext:value-type="float">
            <text:p><text:s text:c="3"/>259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252" calcext:value-type="float">
            <text:p><text:s text:c="3"/>252</text:p>
          </table:table-cell>
          <table:table-cell table:style-name="ce158" office:value-type="float" office:value="5638" calcext:value-type="float">
            <text:p><text:s text:c="3"/>5,638</text:p>
          </table:table-cell>
          <table:table-cell table:style-name="ce158" office:value-type="float" office:value="438" calcext:value-type="float">
            <text:p><text:s text:c="3"/>438</text:p>
          </table:table-cell>
          <table:table-cell table:style-name="ce158" office:value-type="float" office:value="5200" calcext:value-type="float">
            <text:p><text:s text:c="3"/>5,200</text:p>
          </table:table-cell>
          <table:table-cell table:style-name="ce158" office:value-type="float" office:value="5194" calcext:value-type="float">
            <text:p><text:s text:c="3"/>5,194</text:p>
          </table:table-cell>
          <table:table-cell table:style-name="ce158" office:value-type="float" office:value="436" calcext:value-type="float">
            <text:p><text:s text:c="3"/>436</text:p>
          </table:table-cell>
          <table:table-cell table:style-name="ce158" office:value-type="float" office:value="4758" calcext:value-type="float">
            <text:p><text:s text:c="3"/>4,758</text:p>
          </table:table-cell>
          <table:table-cell table:style-name="ce158" office:value-type="float" office:value="444" calcext:value-type="float">
            <text:p><text:s text:c="3"/>444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89" office:value-type="float" office:value="442" calcext:value-type="float">
            <text:p><text:s text:c="3"/>44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1" office:value-type="string" calcext:value-type="string" table:number-columns-spanned="1" table:number-rows-spanned="3">
            <text:p>99 年</text:p>
          </table:table-cell>
          <table:table-cell table:style-name="ce150" office:value-type="string" calcext:value-type="string">
            <text:p>計</text:p>
          </table:table-cell>
          <table:table-cell table:style-name="ce155" table:formula="of:=[.C16]+[.C17]" office:value-type="float" office:value="277638" calcext:value-type="float">
            <text:p><text:s text:c="3"/>277,638</text:p>
          </table:table-cell>
          <table:table-cell table:style-name="ce152" table:formula="of:=[.D16]+[.D17]" office:value-type="float" office:value="256137" calcext:value-type="float">
            <text:p><text:s text:c="3"/>256,137</text:p>
          </table:table-cell>
          <table:table-cell table:style-name="ce152" table:formula="of:=[.E16]+[.E17]" office:value-type="float" office:value="256068" calcext:value-type="float">
            <text:p><text:s text:c="3"/>256,068</text:p>
          </table:table-cell>
          <table:table-cell table:style-name="ce152" table:formula="of:=[.F16]+[.F17]" office:value-type="float" office:value="69" calcext:value-type="float">
            <text:p><text:s text:c="3"/>69</text:p>
          </table:table-cell>
          <table:table-cell table:style-name="ce152" table:formula="of:=[.G16]+[.G17]" office:value-type="float" office:value="12807" calcext:value-type="float">
            <text:p><text:s text:c="3"/>12,807</text:p>
          </table:table-cell>
          <table:table-cell table:style-name="ce152" table:formula="of:=[.H16]+[.H17]" office:value-type="float" office:value="921" calcext:value-type="float">
            <text:p><text:s text:c="3"/>921</text:p>
          </table:table-cell>
          <table:table-cell table:style-name="ce152" table:formula="of:=[.I16]+[.I17]" office:value-type="float" office:value="11886" calcext:value-type="float">
            <text:p><text:s text:c="3"/>11,886</text:p>
          </table:table-cell>
          <table:table-cell table:style-name="ce152" table:formula="of:=[.J16]+[.J17]" office:value-type="float" office:value="525" calcext:value-type="float">
            <text:p><text:s text:c="3"/>525</text:p>
          </table:table-cell>
          <table:table-cell table:style-name="ce152" table:formula="of:=[.K16]+[.K17]" office:value-type="float" office:value="22" calcext:value-type="float">
            <text:p><text:s text:c="3"/>22</text:p>
          </table:table-cell>
          <table:table-cell table:style-name="ce152" table:formula="of:=[.L16]+[.L17]" office:value-type="float" office:value="503" calcext:value-type="float">
            <text:p><text:s text:c="3"/>503</text:p>
          </table:table-cell>
          <table:table-cell table:style-name="ce152" table:formula="of:=[.M16]+[.M17]" office:value-type="float" office:value="8169" calcext:value-type="float">
            <text:p><text:s text:c="3"/>8,169</text:p>
          </table:table-cell>
          <table:table-cell table:style-name="ce152" table:formula="of:=[.N16]+[.N17]" office:value-type="float" office:value="592" calcext:value-type="float">
            <text:p><text:s text:c="3"/>592</text:p>
          </table:table-cell>
          <table:table-cell table:style-name="ce152" table:formula="of:=[.O16]+[.O17]" office:value-type="float" office:value="7577" calcext:value-type="float">
            <text:p><text:s text:c="3"/>7,577</text:p>
          </table:table-cell>
          <table:table-cell table:style-name="ce152" table:formula="of:=[.P16]+[.P17]" office:value-type="float" office:value="5212" calcext:value-type="float">
            <text:p><text:s text:c="3"/>5,212</text:p>
          </table:table-cell>
          <table:table-cell table:style-name="ce152" table:formula="of:=[.Q16]+[.Q17]" office:value-type="float" office:value="587" calcext:value-type="float">
            <text:p><text:s text:c="3"/>587</text:p>
          </table:table-cell>
          <table:table-cell table:style-name="ce152" table:formula="of:=[.R16]+[.R17]" office:value-type="float" office:value="4625" calcext:value-type="float">
            <text:p><text:s text:c="3"/>4,625</text:p>
          </table:table-cell>
          <table:table-cell table:style-name="ce152" table:formula="of:=[.S16]+[.S17]" office:value-type="float" office:value="2957" calcext:value-type="float">
            <text:p><text:s text:c="3"/>2,957</text:p>
          </table:table-cell>
          <table:table-cell table:style-name="ce152" table:formula="of:=[.T16]+[.T17]" office:value-type="float" office:value="5" calcext:value-type="float">
            <text:p><text:s text:c="3"/>5</text:p>
          </table:table-cell>
          <table:table-cell table:style-name="ce185" table:formula="of:=[.U16]+[.U17]" office:value-type="float" office:value="2952" calcext:value-type="float">
            <text:p><text:s text:c="3"/>2,95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127" office:value-type="string" calcext:value-type="string">
            <text:p>男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35027" calcext:value-type="float">
            <text:p><text:s text:c="3"/>135,027</text:p>
          </table:table-cell>
          <table:table-cell table:style-name="ce52" office:value-type="float" office:value="135001" calcext:value-type="float">
            <text:p><text:s text:c="3"/>135,00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537" calcext:value-type="float">
            <text:p><text:s text:c="3"/>537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985" calcext:value-type="float">
            <text:p><text:s text:c="3"/>2,985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2965" calcext:value-type="float">
            <text:p><text:s text:c="3"/>2,965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533" calcext:value-type="float">
            <text:p><text:s text:c="3"/>533</text:p>
          </table:table-cell>
          <table:table-cell table:style-name="ce52" office:value-type="float" office:value="2436" calcext:value-type="float">
            <text:p><text:s text:c="3"/>2,43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98" office:value-type="float" office:value="2432" calcext:value-type="float">
            <text:p><text:s text:c="3"/>2,43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3"/>
          <table:table-cell table:style-name="ce35" office:value-type="string" calcext:value-type="string">
            <text:p>女</text:p>
          </table:table-cell>
          <table:table-cell table:style-name="ce53" office:value-type="float" office:value="138819" calcext:value-type="float">
            <text:p><text:s text:c="3"/>138,819</text:p>
          </table:table-cell>
          <table:table-cell table:style-name="ce53" office:value-type="float" office:value="121110" calcext:value-type="float">
            <text:p><text:s text:c="3"/>121,110</text:p>
          </table:table-cell>
          <table:table-cell table:style-name="ce53" office:value-type="float" office:value="121067" calcext:value-type="float">
            <text:p><text:s text:c="3"/>121,067</text:p>
          </table:table-cell>
          <table:table-cell table:style-name="ce53" office:value-type="float" office:value="43" calcext:value-type="float">
            <text:p><text:s text:c="3"/>43</text:p>
          </table:table-cell>
          <table:table-cell table:style-name="ce53" office:value-type="float" office:value="12245" calcext:value-type="float">
            <text:p><text:s text:c="3"/>12,245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11349" calcext:value-type="float">
            <text:p><text:s text:c="3"/>11,349</text:p>
          </table:table-cell>
          <table:table-cell table:style-name="ce53" office:value-type="float" office:value="280" calcext:value-type="float">
            <text:p><text:s text:c="3"/>280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264" calcext:value-type="float">
            <text:p><text:s text:c="3"/>264</text:p>
          </table:table-cell>
          <table:table-cell table:style-name="ce53" office:value-type="float" office:value="5184" calcext:value-type="float">
            <text:p><text:s text:c="3"/>5,184</text:p>
          </table:table-cell>
          <table:table-cell table:style-name="ce53" office:value-type="float" office:value="572" calcext:value-type="float">
            <text:p><text:s text:c="3"/>572</text:p>
          </table:table-cell>
          <table:table-cell table:style-name="ce53" office:value-type="float" office:value="4612" calcext:value-type="float">
            <text:p><text:s text:c="3"/>4,612</text:p>
          </table:table-cell>
          <table:table-cell table:style-name="ce53" office:value-type="float" office:value="4663" calcext:value-type="float">
            <text:p><text:s text:c="3"/>4,663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4092" calcext:value-type="float">
            <text:p><text:s text:c="3"/>4,092</text:p>
          </table:table-cell>
          <table:table-cell table:style-name="ce53" office:value-type="float" office:value="521" calcext:value-type="float">
            <text:p><text:s text:c="3"/>52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90" office:value-type="float" office:value="520" calcext:value-type="float">
            <text:p><text:s text:c="3"/>52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" office:value-type="string" calcext:value-type="string" table:number-columns-spanned="1" table:number-rows-spanned="3">
            <text:p>100年</text:p>
          </table:table-cell>
          <table:table-cell table:style-name="ce150" office:value-type="string" calcext:value-type="string">
            <text:p>計</text:p>
          </table:table-cell>
          <table:table-cell table:style-name="ce152" table:formula="of:=[.C19]+[.C20]" office:value-type="float" office:value="330654" calcext:value-type="float">
            <text:p><text:s text:c="3"/>330,654</text:p>
          </table:table-cell>
          <table:table-cell table:style-name="ce152" table:formula="of:=[.D19]+[.D20]" office:value-type="float" office:value="309138" calcext:value-type="float">
            <text:p><text:s text:c="3"/>309,138</text:p>
          </table:table-cell>
          <table:table-cell table:style-name="ce152" table:formula="of:=[.E19]+[.E20]" office:value-type="float" office:value="309054" calcext:value-type="float">
            <text:p><text:s text:c="3"/>309,054</text:p>
          </table:table-cell>
          <table:table-cell table:style-name="ce152" table:formula="of:=[.F19]+[.F20]" office:value-type="float" office:value="84" calcext:value-type="float">
            <text:p><text:s text:c="3"/>84</text:p>
          </table:table-cell>
          <table:table-cell table:style-name="ce152" table:formula="of:=[.G19]+[.G20]" office:value-type="float" office:value="12800" calcext:value-type="float">
            <text:p><text:s text:c="3"/>12,800</text:p>
          </table:table-cell>
          <table:table-cell table:style-name="ce152" table:formula="of:=[.H19]+[.H20]" office:value-type="float" office:value="1192" calcext:value-type="float">
            <text:p><text:s text:c="3"/>1,192</text:p>
          </table:table-cell>
          <table:table-cell table:style-name="ce152" table:formula="of:=[.I19]+[.I20]" office:value-type="float" office:value="11608" calcext:value-type="float">
            <text:p><text:s text:c="3"/>11,608</text:p>
          </table:table-cell>
          <table:table-cell table:style-name="ce152" table:formula="of:=[.J19]+[.J20]" office:value-type="float" office:value="663" calcext:value-type="float">
            <text:p><text:s text:c="3"/>663</text:p>
          </table:table-cell>
          <table:table-cell table:style-name="ce152" table:formula="of:=[.K19]+[.K20]" office:value-type="float" office:value="31" calcext:value-type="float">
            <text:p><text:s text:c="3"/>31</text:p>
          </table:table-cell>
          <table:table-cell table:style-name="ce152" table:formula="of:=[.L19]+[.L20]" office:value-type="float" office:value="632" calcext:value-type="float">
            <text:p><text:s text:c="3"/>632</text:p>
          </table:table-cell>
          <table:table-cell table:style-name="ce152" table:formula="of:=[.M19]+[.M20]" office:value-type="float" office:value="8053" calcext:value-type="float">
            <text:p><text:s text:c="3"/>8,053</text:p>
          </table:table-cell>
          <table:table-cell table:style-name="ce152" table:formula="of:=[.N19]+[.N20]" office:value-type="float" office:value="914" calcext:value-type="float">
            <text:p><text:s text:c="3"/>914</text:p>
          </table:table-cell>
          <table:table-cell table:style-name="ce152" table:formula="of:=[.O19]+[.O20]" office:value-type="float" office:value="7139" calcext:value-type="float">
            <text:p><text:s text:c="3"/>7,139</text:p>
          </table:table-cell>
          <table:table-cell table:style-name="ce152" table:formula="of:=[.P19]+[.P20]" office:value-type="float" office:value="4887" calcext:value-type="float">
            <text:p><text:s text:c="3"/>4,887</text:p>
          </table:table-cell>
          <table:table-cell table:style-name="ce152" table:formula="of:=[.Q19]+[.Q20]" office:value-type="float" office:value="905" calcext:value-type="float">
            <text:p><text:s text:c="3"/>905</text:p>
          </table:table-cell>
          <table:table-cell table:style-name="ce152" table:formula="of:=[.R19]+[.R20]" office:value-type="float" office:value="3982" calcext:value-type="float">
            <text:p><text:s text:c="3"/>3,982</text:p>
          </table:table-cell>
          <table:table-cell table:style-name="ce152" table:formula="of:=[.S19]+[.S20]" office:value-type="float" office:value="3166" calcext:value-type="float">
            <text:p><text:s text:c="3"/>3,166</text:p>
          </table:table-cell>
          <table:table-cell table:style-name="ce152" table:formula="of:=[.T19]+[.T20]" office:value-type="float" office:value="9" calcext:value-type="float">
            <text:p><text:s text:c="3"/>9</text:p>
          </table:table-cell>
          <table:table-cell table:style-name="ce185" table:formula="of:=[.U19]+[.U20]" office:value-type="float" office:value="3157" calcext:value-type="float">
            <text:p><text:s text:c="3"/>3,157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127" office:value-type="string" calcext:value-type="string">
            <text:p>男</text:p>
          </table:table-cell>
          <table:table-cell table:style-name="ce159" office:value-type="float" office:value="165327" calcext:value-type="float">
            <text:p><text:s text:c="3"/>165,327</text:p>
          </table:table-cell>
          <table:table-cell table:style-name="ce159" office:value-type="float" office:value="161237" calcext:value-type="float">
            <text:p><text:s text:c="3"/>161,237</text:p>
          </table:table-cell>
          <table:table-cell table:style-name="ce159" office:value-type="float" office:value="161189" calcext:value-type="float">
            <text:p><text:s text:c="3"/>161,189</text:p>
          </table:table-cell>
          <table:table-cell table:style-name="ce159" office:value-type="float" office:value="48" calcext:value-type="float">
            <text:p><text:s text:c="3"/>48</text:p>
          </table:table-cell>
          <table:table-cell table:style-name="ce159" office:value-type="float" office:value="686" calcext:value-type="float">
            <text:p><text:s text:c="3"/>686</text:p>
          </table:table-cell>
          <table:table-cell table:style-name="ce159" office:value-type="float" office:value="33" calcext:value-type="float">
            <text:p><text:s text:c="3"/>33</text:p>
          </table:table-cell>
          <table:table-cell table:style-name="ce159" office:value-type="float" office:value="653" calcext:value-type="float">
            <text:p><text:s text:c="3"/>653</text:p>
          </table:table-cell>
          <table:table-cell table:style-name="ce159" office:value-type="float" office:value="309" calcext:value-type="float">
            <text:p><text:s text:c="3"/>309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296" calcext:value-type="float">
            <text:p><text:s text:c="3"/>296</text:p>
          </table:table-cell>
          <table:table-cell table:style-name="ce159" office:value-type="float" office:value="3095" calcext:value-type="float">
            <text:p><text:s text:c="3"/>3,095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3067" calcext:value-type="float">
            <text:p><text:s text:c="3"/>3,067</text:p>
          </table:table-cell>
          <table:table-cell table:style-name="ce159" office:value-type="float" office:value="520" calcext:value-type="float">
            <text:p><text:s text:c="3"/>520</text:p>
          </table:table-cell>
          <table:table-cell table:style-name="ce159" office:value-type="float" office:value="22" calcext:value-type="float">
            <text:p><text:s text:c="3"/>22</text:p>
          </table:table-cell>
          <table:table-cell table:style-name="ce159" office:value-type="float" office:value="498" calcext:value-type="float">
            <text:p><text:s text:c="3"/>498</text:p>
          </table:table-cell>
          <table:table-cell table:style-name="ce159" office:value-type="float" office:value="2575" calcext:value-type="float">
            <text:p><text:s text:c="3"/>2,575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91" office:value-type="float" office:value="2569" calcext:value-type="float">
            <text:p><text:s text:c="3"/>2,569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160" office:value-type="float" office:value="165327" calcext:value-type="float">
            <text:p><text:s text:c="3"/>165,327</text:p>
          </table:table-cell>
          <table:table-cell table:style-name="ce160" office:value-type="float" office:value="147901" calcext:value-type="float">
            <text:p><text:s text:c="3"/>147,901</text:p>
          </table:table-cell>
          <table:table-cell table:style-name="ce160" office:value-type="float" office:value="147865" calcext:value-type="float">
            <text:p><text:s text:c="3"/>147,865</text:p>
          </table:table-cell>
          <table:table-cell table:style-name="ce160" office:value-type="float" office:value="36" calcext:value-type="float">
            <text:p><text:s text:c="3"/>36</text:p>
          </table:table-cell>
          <table:table-cell table:style-name="ce160" office:value-type="float" office:value="12114" calcext:value-type="float">
            <text:p><text:s text:c="3"/>12,114</text:p>
          </table:table-cell>
          <table:table-cell table:style-name="ce160" office:value-type="float" office:value="1159" calcext:value-type="float">
            <text:p><text:s text:c="3"/>1,159</text:p>
          </table:table-cell>
          <table:table-cell table:style-name="ce160" office:value-type="float" office:value="10955" calcext:value-type="float">
            <text:p><text:s text:c="3"/>10,955</text:p>
          </table:table-cell>
          <table:table-cell table:style-name="ce160" office:value-type="float" office:value="354" calcext:value-type="float">
            <text:p><text:s text:c="3"/>354</text:p>
          </table:table-cell>
          <table:table-cell table:style-name="ce160" office:value-type="float" office:value="18" calcext:value-type="float">
            <text:p><text:s text:c="3"/>18</text:p>
          </table:table-cell>
          <table:table-cell table:style-name="ce160" office:value-type="float" office:value="336" calcext:value-type="float">
            <text:p><text:s text:c="3"/>336</text:p>
          </table:table-cell>
          <table:table-cell table:style-name="ce160" office:value-type="float" office:value="4958" calcext:value-type="float">
            <text:p><text:s text:c="3"/>4,958</text:p>
          </table:table-cell>
          <table:table-cell table:style-name="ce160" office:value-type="float" office:value="886" calcext:value-type="float">
            <text:p><text:s text:c="3"/>886</text:p>
          </table:table-cell>
          <table:table-cell table:style-name="ce160" office:value-type="float" office:value="4072" calcext:value-type="float">
            <text:p><text:s text:c="3"/>4,072</text:p>
          </table:table-cell>
          <table:table-cell table:style-name="ce160" office:value-type="float" office:value="4367" calcext:value-type="float">
            <text:p><text:s text:c="3"/>4,367</text:p>
          </table:table-cell>
          <table:table-cell table:style-name="ce160" office:value-type="float" office:value="883" calcext:value-type="float">
            <text:p><text:s text:c="3"/>883</text:p>
          </table:table-cell>
          <table:table-cell table:style-name="ce160" office:value-type="float" office:value="3484" calcext:value-type="float">
            <text:p><text:s text:c="3"/>3,484</text:p>
          </table:table-cell>
          <table:table-cell table:style-name="ce160" office:value-type="float" office:value="591" calcext:value-type="float">
            <text:p><text:s text:c="3"/>59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92" office:value-type="float" office:value="588" calcext:value-type="float">
            <text:p><text:s text:c="3"/>588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" office:value-type="string" calcext:value-type="string" table:number-columns-spanned="1" table:number-rows-spanned="3">
            <text:p>101年</text:p>
          </table:table-cell>
          <table:table-cell table:style-name="ce150" office:value-type="string" calcext:value-type="string">
            <text:p>計</text:p>
          </table:table-cell>
          <table:table-cell table:style-name="ce155" office:value-type="float" office:value="286768" calcext:value-type="float">
            <text:p><text:s text:c="3"/>286,768</text:p>
          </table:table-cell>
          <table:table-cell table:style-name="ce152" office:value-type="float" office:value="266168" calcext:value-type="float">
            <text:p><text:s text:c="3"/>266,168</text:p>
          </table:table-cell>
          <table:table-cell table:style-name="ce152" office:value-type="float" office:value="266085" calcext:value-type="float">
            <text:p><text:s text:c="3"/>266,085</text:p>
          </table:table-cell>
          <table:table-cell table:style-name="ce152" office:value-type="float" office:value="83" calcext:value-type="float">
            <text:p><text:s text:c="3"/>83</text:p>
          </table:table-cell>
          <table:table-cell table:style-name="ce152" office:value-type="float" office:value="12034" calcext:value-type="float">
            <text:p><text:s text:c="3"/>12,034</text:p>
          </table:table-cell>
          <table:table-cell table:style-name="ce152" office:value-type="float" office:value="1199" calcext:value-type="float">
            <text:p><text:s text:c="3"/>1,199</text:p>
          </table:table-cell>
          <table:table-cell table:style-name="ce152" office:value-type="float" office:value="10835" calcext:value-type="float">
            <text:p><text:s text:c="3"/>10,835</text:p>
          </table:table-cell>
          <table:table-cell table:style-name="ce152" office:value-type="float" office:value="679" calcext:value-type="float">
            <text:p><text:s text:c="3"/>679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52" office:value-type="float" office:value="649" calcext:value-type="float">
            <text:p><text:s text:c="3"/>649</text:p>
          </table:table-cell>
          <table:table-cell table:style-name="ce152" office:value-type="float" office:value="7887" calcext:value-type="float">
            <text:p><text:s text:c="3"/>7,887</text:p>
          </table:table-cell>
          <table:table-cell table:style-name="ce152" office:value-type="float" office:value="950" calcext:value-type="float">
            <text:p><text:s text:c="3"/>950</text:p>
          </table:table-cell>
          <table:table-cell table:style-name="ce152" office:value-type="float" office:value="6937" calcext:value-type="float">
            <text:p><text:s text:c="3"/>6,937</text:p>
          </table:table-cell>
          <table:table-cell table:style-name="ce152" office:value-type="float" office:value="4784" calcext:value-type="float">
            <text:p><text:s text:c="3"/>4,784</text:p>
          </table:table-cell>
          <table:table-cell table:style-name="ce152" office:value-type="float" office:value="944" calcext:value-type="float">
            <text:p><text:s text:c="3"/>944</text:p>
          </table:table-cell>
          <table:table-cell table:style-name="ce152" office:value-type="float" office:value="3840" calcext:value-type="float">
            <text:p><text:s text:c="3"/>3,840</text:p>
          </table:table-cell>
          <table:table-cell table:style-name="ce152" office:value-type="float" office:value="3103" calcext:value-type="float">
            <text:p><text:s text:c="3"/>3,10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85" office:value-type="float" office:value="3097" calcext:value-type="float">
            <text:p><text:s text:c="3"/>3,097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127" office:value-type="string" calcext:value-type="string">
            <text:p>男</text:p>
          </table:table-cell>
          <table:table-cell table:style-name="ce161" office:value-type="float" office:value="143384" calcext:value-type="float">
            <text:p><text:s text:c="3"/>143,384</text:p>
          </table:table-cell>
          <table:table-cell table:style-name="ce161" office:value-type="float" office:value="139047" calcext:value-type="float">
            <text:p><text:s text:c="3"/>139,047</text:p>
          </table:table-cell>
          <table:table-cell table:style-name="ce161" office:value-type="float" office:value="139001" calcext:value-type="float">
            <text:p><text:s text:c="3"/>139,001</text:p>
          </table:table-cell>
          <table:table-cell table:style-name="ce161" office:value-type="float" office:value="46" calcext:value-type="float">
            <text:p><text:s text:c="3"/>46</text:p>
          </table:table-cell>
          <table:table-cell table:style-name="ce161" office:value-type="float" office:value="766" calcext:value-type="float">
            <text:p><text:s text:c="3"/>766</text:p>
          </table:table-cell>
          <table:table-cell table:style-name="ce161" office:value-type="float" office:value="47" calcext:value-type="float">
            <text:p><text:s text:c="3"/>47</text:p>
          </table:table-cell>
          <table:table-cell table:style-name="ce161" office:value-type="float" office:value="719" calcext:value-type="float">
            <text:p><text:s text:c="3"/>719</text:p>
          </table:table-cell>
          <table:table-cell table:style-name="ce161" office:value-type="float" office:value="350" calcext:value-type="float">
            <text:p><text:s text:c="3"/>350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337" calcext:value-type="float">
            <text:p><text:s text:c="3"/>337</text:p>
          </table:table-cell>
          <table:table-cell table:style-name="ce161" office:value-type="float" office:value="3221" calcext:value-type="float">
            <text:p><text:s text:c="3"/>3,221</text:p>
          </table:table-cell>
          <table:table-cell table:style-name="ce161" office:value-type="float" office:value="31" calcext:value-type="float">
            <text:p><text:s text:c="3"/>31</text:p>
          </table:table-cell>
          <table:table-cell table:style-name="ce161" office:value-type="float" office:value="3190" calcext:value-type="float">
            <text:p><text:s text:c="3"/>3,190</text:p>
          </table:table-cell>
          <table:table-cell table:style-name="ce161" office:value-type="float" office:value="664" calcext:value-type="float">
            <text:p><text:s text:c="3"/>664</text:p>
          </table:table-cell>
          <table:table-cell table:style-name="ce161" office:value-type="float" office:value="26" calcext:value-type="float">
            <text:p><text:s text:c="3"/>26</text:p>
          </table:table-cell>
          <table:table-cell table:style-name="ce161" office:value-type="float" office:value="638" calcext:value-type="float">
            <text:p><text:s text:c="3"/>638</text:p>
          </table:table-cell>
          <table:table-cell table:style-name="ce161" office:value-type="float" office:value="2557" calcext:value-type="float">
            <text:p><text:s text:c="3"/>2,557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93" office:value-type="float" office:value="2552" calcext:value-type="float">
            <text:p><text:s text:c="3"/>2,55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162" office:value-type="float" office:value="143384" calcext:value-type="float">
            <text:p><text:s text:c="3"/>143,384</text:p>
          </table:table-cell>
          <table:table-cell table:style-name="ce162" office:value-type="float" office:value="127121" calcext:value-type="float">
            <text:p><text:s text:c="3"/>127,121</text:p>
          </table:table-cell>
          <table:table-cell table:style-name="ce162" office:value-type="float" office:value="127084" calcext:value-type="float">
            <text:p><text:s text:c="3"/>127,084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11268" calcext:value-type="float">
            <text:p><text:s text:c="3"/>11,268</text:p>
          </table:table-cell>
          <table:table-cell table:style-name="ce162" office:value-type="float" office:value="1152" calcext:value-type="float">
            <text:p><text:s text:c="3"/>1,152</text:p>
          </table:table-cell>
          <table:table-cell table:style-name="ce162" office:value-type="float" office:value="10116" calcext:value-type="float">
            <text:p><text:s text:c="3"/>10,116</text:p>
          </table:table-cell>
          <table:table-cell table:style-name="ce162" office:value-type="float" office:value="329" calcext:value-type="float">
            <text:p><text:s text:c="3"/>329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312" calcext:value-type="float">
            <text:p><text:s text:c="3"/>312</text:p>
          </table:table-cell>
          <table:table-cell table:style-name="ce162" office:value-type="float" office:value="4666" calcext:value-type="float">
            <text:p><text:s text:c="3"/>4,666</text:p>
          </table:table-cell>
          <table:table-cell table:style-name="ce162" office:value-type="float" office:value="919" calcext:value-type="float">
            <text:p><text:s text:c="3"/>919</text:p>
          </table:table-cell>
          <table:table-cell table:style-name="ce162" office:value-type="float" office:value="3747" calcext:value-type="float">
            <text:p><text:s text:c="3"/>3,747</text:p>
          </table:table-cell>
          <table:table-cell table:style-name="ce162" office:value-type="float" office:value="4120" calcext:value-type="float">
            <text:p><text:s text:c="3"/>4,120</text:p>
          </table:table-cell>
          <table:table-cell table:style-name="ce162" office:value-type="float" office:value="918" calcext:value-type="float">
            <text:p><text:s text:c="3"/>918</text:p>
          </table:table-cell>
          <table:table-cell table:style-name="ce162" office:value-type="float" office:value="3202" calcext:value-type="float">
            <text:p><text:s text:c="3"/>3,202</text:p>
          </table:table-cell>
          <table:table-cell table:style-name="ce162" office:value-type="float" office:value="546" calcext:value-type="float">
            <text:p><text:s text:c="3"/>54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545" calcext:value-type="float">
            <text:p><text:s text:c="3"/>545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" office:value-type="string" calcext:value-type="string" table:number-columns-spanned="1" table:number-rows-spanned="3">
            <text:p>102年</text:p>
          </table:table-cell>
          <table:table-cell table:style-name="ce150" office:value-type="string" calcext:value-type="string">
            <text:p>計</text:p>
          </table:table-cell>
          <table:table-cell table:style-name="ce163" office:value-type="float" office:value="295272" calcext:value-type="float">
            <text:p><text:s text:c="3"/>295,272</text:p>
          </table:table-cell>
          <table:table-cell table:style-name="ce163" office:value-type="float" office:value="275780" calcext:value-type="float">
            <text:p><text:s text:c="3"/>275,780</text:p>
          </table:table-cell>
          <table:table-cell table:style-name="ce163" office:value-type="float" office:value="275701" calcext:value-type="float">
            <text:p><text:s text:c="3"/>275,701</text:p>
          </table:table-cell>
          <table:table-cell table:style-name="ce163" office:value-type="float" office:value="79" calcext:value-type="float">
            <text:p><text:s text:c="3"/>79</text:p>
          </table:table-cell>
          <table:table-cell table:style-name="ce163" office:value-type="float" office:value="10829" calcext:value-type="float">
            <text:p><text:s text:c="3"/>10,829</text:p>
          </table:table-cell>
          <table:table-cell table:style-name="ce163" office:value-type="float" office:value="1151" calcext:value-type="float">
            <text:p><text:s text:c="3"/>1,151</text:p>
          </table:table-cell>
          <table:table-cell table:style-name="ce163" office:value-type="float" office:value="9678" calcext:value-type="float">
            <text:p><text:s text:c="3"/>9,678</text:p>
          </table:table-cell>
          <table:table-cell table:style-name="ce163" office:value-type="float" office:value="713" calcext:value-type="float">
            <text:p><text:s text:c="3"/>713</text:p>
          </table:table-cell>
          <table:table-cell table:style-name="ce163" office:value-type="float" office:value="27" calcext:value-type="float">
            <text:p><text:s text:c="3"/>27</text:p>
          </table:table-cell>
          <table:table-cell table:style-name="ce163" office:value-type="float" office:value="686" calcext:value-type="float">
            <text:p><text:s text:c="3"/>686</text:p>
          </table:table-cell>
          <table:table-cell table:style-name="ce163" office:value-type="float" office:value="7950" calcext:value-type="float">
            <text:p><text:s text:c="3"/>7,950</text:p>
          </table:table-cell>
          <table:table-cell table:style-name="ce163" office:value-type="float" office:value="1033" calcext:value-type="float">
            <text:p><text:s text:c="3"/>1,033</text:p>
          </table:table-cell>
          <table:table-cell table:style-name="ce163" office:value-type="float" office:value="6917" calcext:value-type="float">
            <text:p><text:s text:c="3"/>6,917</text:p>
          </table:table-cell>
          <table:table-cell table:style-name="ce163" office:value-type="float" office:value="4823" calcext:value-type="float">
            <text:p><text:s text:c="3"/>4,823</text:p>
          </table:table-cell>
          <table:table-cell table:style-name="ce163" office:value-type="float" office:value="1027" calcext:value-type="float">
            <text:p><text:s text:c="3"/>1,027</text:p>
          </table:table-cell>
          <table:table-cell table:style-name="ce163" office:value-type="float" office:value="3796" calcext:value-type="float">
            <text:p><text:s text:c="3"/>3,796</text:p>
          </table:table-cell>
          <table:table-cell table:style-name="ce163" office:value-type="float" office:value="3127" calcext:value-type="float">
            <text:p><text:s text:c="3"/>3,12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95" office:value-type="float" office:value="3121" calcext:value-type="float">
            <text:p><text:s text:c="3"/>3,121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127" office:value-type="string" calcext:value-type="string">
            <text:p>男</text:p>
          </table:table-cell>
          <table:table-cell table:style-name="ce161" office:value-type="float" office:value="147636" calcext:value-type="float">
            <text:p><text:s text:c="3"/>147,636</text:p>
          </table:table-cell>
          <table:table-cell table:style-name="ce161" office:value-type="float" office:value="143446" calcext:value-type="float">
            <text:p><text:s text:c="3"/>143,446</text:p>
          </table:table-cell>
          <table:table-cell table:style-name="ce161" office:value-type="float" office:value="143401" calcext:value-type="float">
            <text:p><text:s text:c="3"/>143,401</text:p>
          </table:table-cell>
          <table:table-cell table:style-name="ce161" office:value-type="float" office:value="45" calcext:value-type="float">
            <text:p><text:s text:c="3"/>45</text:p>
          </table:table-cell>
          <table:table-cell table:style-name="ce161" office:value-type="float" office:value="738" calcext:value-type="float">
            <text:p><text:s text:c="3"/>738</text:p>
          </table:table-cell>
          <table:table-cell table:style-name="ce161" office:value-type="float" office:value="35" calcext:value-type="float">
            <text:p><text:s text:c="3"/>35</text:p>
          </table:table-cell>
          <table:table-cell table:style-name="ce161" office:value-type="float" office:value="703" calcext:value-type="float">
            <text:p><text:s text:c="3"/>703</text:p>
          </table:table-cell>
          <table:table-cell table:style-name="ce161" office:value-type="float" office:value="336" calcext:value-type="float">
            <text:p><text:s text:c="3"/>336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328" calcext:value-type="float">
            <text:p><text:s text:c="3"/>328</text:p>
          </table:table-cell>
          <table:table-cell table:style-name="ce161" office:value-type="float" office:value="3116" calcext:value-type="float">
            <text:p><text:s text:c="3"/>3,116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3088" calcext:value-type="float">
            <text:p><text:s text:c="3"/>3,088</text:p>
          </table:table-cell>
          <table:table-cell table:style-name="ce161" office:value-type="float" office:value="616" calcext:value-type="float">
            <text:p><text:s text:c="3"/>616</text:p>
          </table:table-cell>
          <table:table-cell table:style-name="ce161" office:value-type="float" office:value="23" calcext:value-type="float">
            <text:p><text:s text:c="3"/>23</text:p>
          </table:table-cell>
          <table:table-cell table:style-name="ce161" office:value-type="float" office:value="593" calcext:value-type="float">
            <text:p><text:s text:c="3"/>593</text:p>
          </table:table-cell>
          <table:table-cell table:style-name="ce161" office:value-type="float" office:value="2500" calcext:value-type="float">
            <text:p><text:s text:c="3"/>2,500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93" office:value-type="float" office:value="2495" calcext:value-type="float">
            <text:p><text:s text:c="3"/>2,495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162" office:value-type="float" office:value="147636" calcext:value-type="float">
            <text:p><text:s text:c="3"/>147,636</text:p>
          </table:table-cell>
          <table:table-cell table:style-name="ce162" office:value-type="float" office:value="132334" calcext:value-type="float">
            <text:p><text:s text:c="3"/>132,334</text:p>
          </table:table-cell>
          <table:table-cell table:style-name="ce162" office:value-type="float" office:value="132300" calcext:value-type="float">
            <text:p><text:s text:c="3"/>132,300</text:p>
          </table:table-cell>
          <table:table-cell table:style-name="ce162" office:value-type="float" office:value="34" calcext:value-type="float">
            <text:p><text:s text:c="3"/>34</text:p>
          </table:table-cell>
          <table:table-cell table:style-name="ce162" office:value-type="float" office:value="10091" calcext:value-type="float">
            <text:p><text:s text:c="3"/>10,091</text:p>
          </table:table-cell>
          <table:table-cell table:style-name="ce162" office:value-type="float" office:value="1116" calcext:value-type="float">
            <text:p><text:s text:c="3"/>1,116</text:p>
          </table:table-cell>
          <table:table-cell table:style-name="ce162" office:value-type="float" office:value="8975" calcext:value-type="float">
            <text:p><text:s text:c="3"/>8,975</text:p>
          </table:table-cell>
          <table:table-cell table:style-name="ce162" office:value-type="float" office:value="377" calcext:value-type="float">
            <text:p><text:s text:c="3"/>377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358" calcext:value-type="float">
            <text:p><text:s text:c="3"/>358</text:p>
          </table:table-cell>
          <table:table-cell table:style-name="ce162" office:value-type="float" office:value="4834" calcext:value-type="float">
            <text:p><text:s text:c="3"/>4,834</text:p>
          </table:table-cell>
          <table:table-cell table:style-name="ce162" office:value-type="float" office:value="1005" calcext:value-type="float">
            <text:p><text:s text:c="3"/>1,005</text:p>
          </table:table-cell>
          <table:table-cell table:style-name="ce162" office:value-type="float" office:value="3829" calcext:value-type="float">
            <text:p><text:s text:c="3"/>3,829</text:p>
          </table:table-cell>
          <table:table-cell table:style-name="ce162" office:value-type="float" office:value="4207" calcext:value-type="float">
            <text:p><text:s text:c="3"/>4,207</text:p>
          </table:table-cell>
          <table:table-cell table:style-name="ce162" office:value-type="float" office:value="1004" calcext:value-type="float">
            <text:p><text:s text:c="3"/>1,004</text:p>
          </table:table-cell>
          <table:table-cell table:style-name="ce162" office:value-type="float" office:value="3203" calcext:value-type="float">
            <text:p><text:s text:c="3"/>3,203</text:p>
          </table:table-cell>
          <table:table-cell table:style-name="ce162" office:value-type="float" office:value="627" calcext:value-type="float">
            <text:p><text:s text:c="3"/>62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626" calcext:value-type="float">
            <text:p><text:s text:c="3"/>626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" office:value-type="string" calcext:value-type="string" table:number-columns-spanned="1" table:number-rows-spanned="3">
            <text:p>103年</text:p>
          </table:table-cell>
          <table:table-cell table:style-name="ce149" office:value-type="string" calcext:value-type="string">
            <text:p>計</text:p>
          </table:table-cell>
          <table:table-cell table:style-name="ce54" office:value-type="float" office:value="298574" calcext:value-type="float">
            <text:p><text:s text:c="3"/>298,574</text:p>
          </table:table-cell>
          <table:table-cell table:style-name="ce54" office:value-type="float" office:value="278873" calcext:value-type="float">
            <text:p><text:s text:c="3"/>278,873</text:p>
          </table:table-cell>
          <table:table-cell table:style-name="ce54" office:value-type="float" office:value="278762" calcext:value-type="float">
            <text:p><text:s text:c="3"/>278,762</text:p>
          </table:table-cell>
          <table:table-cell table:style-name="ce54" office:value-type="float" office:value="111" calcext:value-type="float">
            <text:p><text:s text:c="3"/>111</text:p>
          </table:table-cell>
          <table:table-cell table:style-name="ce54" office:value-type="float" office:value="10044" calcext:value-type="float">
            <text:p><text:s text:c="3"/>10,044</text:p>
          </table:table-cell>
          <table:table-cell table:style-name="ce54" office:value-type="float" office:value="1199" calcext:value-type="float">
            <text:p><text:s text:c="3"/>1,199</text:p>
          </table:table-cell>
          <table:table-cell table:style-name="ce54" office:value-type="float" office:value="8845" calcext:value-type="float">
            <text:p><text:s text:c="3"/>8,845</text:p>
          </table:table-cell>
          <table:table-cell table:style-name="ce54" office:value-type="float" office:value="942" calcext:value-type="float">
            <text:p><text:s text:c="3"/>942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896" calcext:value-type="float">
            <text:p><text:s text:c="3"/>896</text:p>
          </table:table-cell>
          <table:table-cell table:style-name="ce54" office:value-type="float" office:value="8715" calcext:value-type="float">
            <text:p><text:s text:c="3"/>8,715</text:p>
          </table:table-cell>
          <table:table-cell table:style-name="ce54" office:value-type="float" office:value="1258" calcext:value-type="float">
            <text:p><text:s text:c="3"/>1,258</text:p>
          </table:table-cell>
          <table:table-cell table:style-name="ce54" office:value-type="float" office:value="7457" calcext:value-type="float">
            <text:p><text:s text:c="3"/>7,457</text:p>
          </table:table-cell>
          <table:table-cell table:style-name="ce54" office:value-type="float" office:value="5466" calcext:value-type="float">
            <text:p><text:s text:c="3"/>5,466</text:p>
          </table:table-cell>
          <table:table-cell table:style-name="ce54" office:value-type="float" office:value="1249" calcext:value-type="float">
            <text:p><text:s text:c="3"/>1,249</text:p>
          </table:table-cell>
          <table:table-cell table:style-name="ce54" office:value-type="float" office:value="4217" calcext:value-type="float">
            <text:p><text:s text:c="3"/>4,217</text:p>
          </table:table-cell>
          <table:table-cell table:style-name="ce54" office:value-type="float" office:value="3249" calcext:value-type="float">
            <text:p><text:s text:c="3"/>3,249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99" office:value-type="float" office:value="3240" calcext:value-type="float">
            <text:p><text:s text:c="3"/>3,24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40" office:value-type="string" calcext:value-type="string">
            <text:p>男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44766" calcext:value-type="float">
            <text:p><text:s text:c="3"/>144,766</text:p>
          </table:table-cell>
          <table:table-cell table:style-name="ce48" office:value-type="float" office:value="144691" calcext:value-type="float">
            <text:p><text:s text:c="3"/>144,691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727" calcext:value-type="float">
            <text:p><text:s text:c="3"/>727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99" calcext:value-type="float">
            <text:p><text:s text:c="3"/>699</text:p>
          </table:table-cell>
          <table:table-cell table:style-name="ce48" office:value-type="float" office:value="451" calcext:value-type="float">
            <text:p><text:s text:c="3"/>45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30" calcext:value-type="float">
            <text:p><text:s text:c="3"/>430</text:p>
          </table:table-cell>
          <table:table-cell table:style-name="ce48" office:value-type="float" office:value="3343" calcext:value-type="float">
            <text:p><text:s text:c="3"/>3,343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99" calcext:value-type="float">
            <text:p><text:s text:c="3"/>3,299</text:p>
          </table:table-cell>
          <table:table-cell table:style-name="ce48" office:value-type="float" office:value="706" calcext:value-type="float">
            <text:p><text:s text:c="3"/>706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667" calcext:value-type="float">
            <text:p><text:s text:c="3"/>667</text:p>
          </table:table-cell>
          <table:table-cell table:style-name="ce48" office:value-type="float" office:value="2637" calcext:value-type="float">
            <text:p><text:s text:c="3"/>2,63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81" office:value-type="float" office:value="2632" calcext:value-type="float">
            <text:p><text:s text:c="3"/>2,63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6"/>
          <table:table-cell table:style-name="ce39" office:value-type="string" calcext:value-type="string">
            <text:p>女</text:p>
          </table:table-cell>
          <table:table-cell table:style-name="ce49" office:value-type="float" office:value="149287" calcext:value-type="float">
            <text:p><text:s text:c="3"/>149,287</text:p>
          </table:table-cell>
          <table:table-cell table:style-name="ce49" office:value-type="float" office:value="134107" calcext:value-type="float">
            <text:p><text:s text:c="3"/>134,107</text:p>
          </table:table-cell>
          <table:table-cell table:style-name="ce49" office:value-type="float" office:value="134071" calcext:value-type="float">
            <text:p><text:s text:c="3"/>134,071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317" calcext:value-type="float">
            <text:p><text:s text:c="3"/>9,317</text:p>
          </table:table-cell>
          <table:table-cell table:style-name="ce49" office:value-type="float" office:value="1171" calcext:value-type="float">
            <text:p><text:s text:c="3"/>1,171</text:p>
          </table:table-cell>
          <table:table-cell table:style-name="ce49" office:value-type="float" office:value="8146" calcext:value-type="float">
            <text:p><text:s text:c="3"/>8,146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49" office:value-type="float" office:value="466" calcext:value-type="float">
            <text:p><text:s text:c="3"/>466</text:p>
          </table:table-cell>
          <table:table-cell table:style-name="ce49" office:value-type="float" office:value="5372" calcext:value-type="float">
            <text:p><text:s text:c="3"/>5,372</text:p>
          </table:table-cell>
          <table:table-cell table:style-name="ce49" office:value-type="float" office:value="1214" calcext:value-type="float">
            <text:p><text:s text:c="3"/>1,214</text:p>
          </table:table-cell>
          <table:table-cell table:style-name="ce49" office:value-type="float" office:value="4158" calcext:value-type="float">
            <text:p><text:s text:c="3"/>4,158</text:p>
          </table:table-cell>
          <table:table-cell table:style-name="ce49" office:value-type="float" office:value="4760" calcext:value-type="float">
            <text:p><text:s text:c="3"/>4,760</text:p>
          </table:table-cell>
          <table:table-cell table:style-name="ce49" office:value-type="float" office:value="1210" calcext:value-type="float">
            <text:p><text:s text:c="3"/>1,210</text:p>
          </table:table-cell>
          <table:table-cell table:style-name="ce49" office:value-type="float" office:value="3550" calcext:value-type="float">
            <text:p><text:s text:c="3"/>3,550</text:p>
          </table:table-cell>
          <table:table-cell table:style-name="ce49" office:value-type="float" office:value="612" calcext:value-type="float">
            <text:p><text:s text:c="3"/>61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82" office:value-type="float" office:value="608" calcext:value-type="float">
            <text:p><text:s text:c="3"/>608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7月</text:p>
          </table:table-cell>
          <table:table-cell table:style-name="ce149" office:value-type="string" calcext:value-type="string">
            <text:p>計</text:p>
          </table:table-cell>
          <table:table-cell table:style-name="ce164" office:value-type="float" office:value="19950" calcext:value-type="float">
            <text:p><text:s text:c="3"/>19,950</text:p>
          </table:table-cell>
          <table:table-cell table:style-name="ce164" office:value-type="float" office:value="18333" calcext:value-type="float">
            <text:p><text:s text:c="3"/>18,333</text:p>
          </table:table-cell>
          <table:table-cell table:style-name="ce164" office:value-type="float" office:value="18326" calcext:value-type="float">
            <text:p><text:s text:c="3"/>18,326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803" calcext:value-type="float">
            <text:p><text:s text:c="3"/>803</text:p>
          </table:table-cell>
          <table:table-cell table:style-name="ce164" office:value-type="float" office:value="87" calcext:value-type="float">
            <text:p><text:s text:c="3"/>87</text:p>
          </table:table-cell>
          <table:table-cell table:style-name="ce164" office:value-type="float" office:value="716" calcext:value-type="float">
            <text:p><text:s text:c="3"/>716</text:p>
          </table:table-cell>
          <table:table-cell table:style-name="ce164" office:value-type="float" office:value="91" calcext:value-type="float">
            <text:p><text:s text:c="3"/>91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84" calcext:value-type="float">
            <text:p><text:s text:c="3"/>84</text:p>
          </table:table-cell>
          <table:table-cell table:style-name="ce164" office:value-type="float" office:value="723" calcext:value-type="float">
            <text:p><text:s text:c="3"/>723</text:p>
          </table:table-cell>
          <table:table-cell table:style-name="ce164" office:value-type="float" office:value="107" calcext:value-type="float">
            <text:p><text:s text:c="3"/>107</text:p>
          </table:table-cell>
          <table:table-cell table:style-name="ce164" office:value-type="float" office:value="616" calcext:value-type="float">
            <text:p><text:s text:c="3"/>616</text:p>
          </table:table-cell>
          <table:table-cell table:style-name="ce164" office:value-type="float" office:value="453" calcext:value-type="float">
            <text:p><text:s text:c="3"/>453</text:p>
          </table:table-cell>
          <table:table-cell table:style-name="ce164" office:value-type="float" office:value="107" calcext:value-type="float">
            <text:p><text:s text:c="3"/>107</text:p>
          </table:table-cell>
          <table:table-cell table:style-name="ce164" office:value-type="float" office:value="346" calcext:value-type="float">
            <text:p><text:s text:c="3"/>346</text:p>
          </table:table-cell>
          <table:table-cell table:style-name="ce164" office:value-type="float" office:value="270" calcext:value-type="float">
            <text:p><text:s text:c="3"/>270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270" calcext:value-type="float">
            <text:p><text:s text:c="3"/>27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office:value-type="float" office:value="9975" calcext:value-type="float">
            <text:p><text:s text:c="3"/>9,975</text:p>
          </table:table-cell>
          <table:table-cell table:style-name="ce165" office:value-type="float" office:value="9570" calcext:value-type="float">
            <text:p><text:s text:c="3"/>9,570</text:p>
          </table:table-cell>
          <table:table-cell table:style-name="ce56" office:value-type="float" office:value="9566" calcext:value-type="float">
            <text:p><text:s text:c="3"/>9,566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0" calcext:value-type="float">
            <text:p>—</text:p>
          </table:table-cell>
          <table:table-cell table:style-name="ce173" office:value-type="float" office:value="40" calcext:value-type="float">
            <text:p><text:s text:c="3"/>40</text:p>
          </table:table-cell>
          <table:table-cell table:style-name="ce165" office:value-type="float" office:value="300" calcext:value-type="float">
            <text:p><text:s text:c="3"/>300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95" calcext:value-type="float">
            <text:p><text:s text:c="3"/>295</text:p>
          </table:table-cell>
          <table:table-cell table:style-name="ce165" office:value-type="float" office:value="69" calcext:value-type="float">
            <text:p><text:s text:c="3"/>69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64" calcext:value-type="float">
            <text:p><text:s text:c="3"/>64</text:p>
          </table:table-cell>
          <table:table-cell table:style-name="ce165" office:value-type="float" office:value="231" calcext:value-type="float">
            <text:p><text:s text:c="3"/>231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31" calcext:value-type="float">
            <text:p><text:s text:c="3"/>231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office:value-type="float" office:value="9975" calcext:value-type="float">
            <text:p><text:s text:c="3"/>9,975</text:p>
          </table:table-cell>
          <table:table-cell table:style-name="ce166" office:value-type="float" office:value="8763" calcext:value-type="float">
            <text:p><text:s text:c="3"/>8,763</text:p>
          </table:table-cell>
          <table:table-cell table:style-name="ce57" office:value-type="float" office:value="8760" calcext:value-type="float">
            <text:p><text:s text:c="3"/>8,76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38" calcext:value-type="float">
            <text:p><text:s text:c="3"/>738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654" calcext:value-type="float">
            <text:p><text:s text:c="3"/>654</text:p>
          </table:table-cell>
          <table:table-cell table:style-name="ce75" office:value-type="float" office:value="51" calcext:value-type="float">
            <text:p><text:s text:c="3"/>5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174" office:value-type="float" office:value="44" calcext:value-type="float">
            <text:p><text:s text:c="3"/>44</text:p>
          </table:table-cell>
          <table:table-cell table:style-name="ce166" office:value-type="float" office:value="423" calcext:value-type="float">
            <text:p><text:s text:c="3"/>423</text:p>
          </table:table-cell>
          <table:table-cell table:style-name="ce166" office:value-type="float" office:value="102" calcext:value-type="float">
            <text:p><text:s text:c="3"/>102</text:p>
          </table:table-cell>
          <table:table-cell table:style-name="ce166" office:value-type="float" office:value="321" calcext:value-type="float">
            <text:p><text:s text:c="3"/>321</text:p>
          </table:table-cell>
          <table:table-cell table:style-name="ce166" office:value-type="float" office:value="384" calcext:value-type="float">
            <text:p><text:s text:c="3"/>384</text:p>
          </table:table-cell>
          <table:table-cell table:style-name="ce166" office:value-type="float" office:value="102" calcext:value-type="float">
            <text:p><text:s text:c="3"/>102</text:p>
          </table:table-cell>
          <table:table-cell table:style-name="ce166" office:value-type="float" office:value="282" calcext:value-type="float">
            <text:p><text:s text:c="3"/>282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39" calcext:value-type="float">
            <text:p><text:s text:c="3"/>39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8月</text:p>
          </table:table-cell>
          <table:table-cell table:style-name="ce149" office:value-type="string" calcext:value-type="string">
            <text:p>計</text:p>
          </table:table-cell>
          <table:table-cell table:style-name="ce164" office:value-type="float" office:value="11638" calcext:value-type="float">
            <text:p><text:s text:c="3"/>11,638</text:p>
          </table:table-cell>
          <table:table-cell table:style-name="ce164" office:value-type="float" office:value="10173" calcext:value-type="float">
            <text:p><text:s text:c="3"/>10,173</text:p>
          </table:table-cell>
          <table:table-cell table:style-name="ce164" office:value-type="float" office:value="10165" calcext:value-type="float">
            <text:p><text:s text:c="3"/>10,165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64" office:value-type="float" office:value="738" calcext:value-type="float">
            <text:p><text:s text:c="3"/>738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668" calcext:value-type="float">
            <text:p><text:s text:c="3"/>668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656" calcext:value-type="float">
            <text:p><text:s text:c="3"/>656</text:p>
          </table:table-cell>
          <table:table-cell table:style-name="ce164" office:value-type="float" office:value="67" calcext:value-type="float">
            <text:p><text:s text:c="3"/>67</text:p>
          </table:table-cell>
          <table:table-cell table:style-name="ce164" office:value-type="float" office:value="589" calcext:value-type="float">
            <text:p><text:s text:c="3"/>589</text:p>
          </table:table-cell>
          <table:table-cell table:style-name="ce164" office:value-type="float" office:value="412" calcext:value-type="float">
            <text:p><text:s text:c="3"/>412</text:p>
          </table:table-cell>
          <table:table-cell table:style-name="ce164" office:value-type="float" office:value="67" calcext:value-type="float">
            <text:p><text:s text:c="3"/>67</text:p>
          </table:table-cell>
          <table:table-cell table:style-name="ce164" office:value-type="float" office:value="345" calcext:value-type="float">
            <text:p><text:s text:c="3"/>345</text:p>
          </table:table-cell>
          <table:table-cell table:style-name="ce164" office:value-type="float" office:value="244" calcext:value-type="float">
            <text:p><text:s text:c="3"/>244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244" calcext:value-type="float">
            <text:p><text:s text:c="3"/>244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office:value-type="float" office:value="5819" calcext:value-type="float">
            <text:p><text:s text:c="3"/>5,819</text:p>
          </table:table-cell>
          <table:table-cell table:style-name="ce165" office:value-type="float" office:value="5496" calcext:value-type="float">
            <text:p><text:s text:c="3"/>5,496</text:p>
          </table:table-cell>
          <table:table-cell table:style-name="ce56" office:value-type="float" office:value="5492" calcext:value-type="float">
            <text:p><text:s text:c="3"/>5,492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3" office:value-type="float" office:value="27" calcext:value-type="float">
            <text:p><text:s text:c="3"/>27</text:p>
          </table:table-cell>
          <table:table-cell table:style-name="ce165" office:value-type="float" office:value="248" calcext:value-type="float">
            <text:p><text:s text:c="3"/>248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248" calcext:value-type="float">
            <text:p><text:s text:c="3"/>248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199" calcext:value-type="float">
            <text:p><text:s text:c="3"/>199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199" calcext:value-type="float">
            <text:p><text:s text:c="3"/>199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office:value-type="float" office:value="5819" calcext:value-type="float">
            <text:p><text:s text:c="3"/>5,819</text:p>
          </table:table-cell>
          <table:table-cell table:style-name="ce166" office:value-type="float" office:value="4677" calcext:value-type="float">
            <text:p><text:s text:c="3"/>4,677</text:p>
          </table:table-cell>
          <table:table-cell table:style-name="ce57" office:value-type="float" office:value="4673" calcext:value-type="float">
            <text:p><text:s text:c="3"/>4,67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691" calcext:value-type="float">
            <text:p><text:s text:c="3"/>691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57" office:value-type="float" office:value="622" calcext:value-type="float">
            <text:p><text:s text:c="3"/>622</text:p>
          </table:table-cell>
          <table:table-cell table:style-name="ce75" office:value-type="float" office:value="43" calcext:value-type="float">
            <text:p><text:s text:c="3"/>43</text:p>
          </table:table-cell>
          <table:table-cell table:style-name="ce57" office:value-type="float" office:value="0" calcext:value-type="float">
            <text:p>—</text:p>
          </table:table-cell>
          <table:table-cell table:style-name="ce174" office:value-type="float" office:value="43" calcext:value-type="float">
            <text:p><text:s text:c="3"/>43</text:p>
          </table:table-cell>
          <table:table-cell table:style-name="ce166" office:value-type="float" office:value="408" calcext:value-type="float">
            <text:p><text:s text:c="3"/>408</text:p>
          </table:table-cell>
          <table:table-cell table:style-name="ce166" office:value-type="float" office:value="67" calcext:value-type="float">
            <text:p><text:s text:c="3"/>67</text:p>
          </table:table-cell>
          <table:table-cell table:style-name="ce166" office:value-type="float" office:value="341" calcext:value-type="float">
            <text:p><text:s text:c="3"/>341</text:p>
          </table:table-cell>
          <table:table-cell table:style-name="ce166" office:value-type="float" office:value="363" calcext:value-type="float">
            <text:p><text:s text:c="3"/>363</text:p>
          </table:table-cell>
          <table:table-cell table:style-name="ce166" office:value-type="float" office:value="67" calcext:value-type="float">
            <text:p><text:s text:c="3"/>67</text:p>
          </table:table-cell>
          <table:table-cell table:style-name="ce166" office:value-type="float" office:value="296" calcext:value-type="float">
            <text:p><text:s text:c="3"/>296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45" calcext:value-type="float">
            <text:p><text:s text:c="3"/>45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9月</text:p>
          </table:table-cell>
          <table:table-cell table:style-name="ce149" office:value-type="string" calcext:value-type="string">
            <text:p>計</text:p>
          </table:table-cell>
          <table:table-cell table:style-name="ce164" office:value-type="float" office:value="27674" calcext:value-type="float">
            <text:p><text:s text:c="3"/>27,674</text:p>
          </table:table-cell>
          <table:table-cell table:style-name="ce164" office:value-type="float" office:value="25915" calcext:value-type="float">
            <text:p><text:s text:c="3"/>25,915</text:p>
          </table:table-cell>
          <table:table-cell table:style-name="ce164" office:value-type="float" office:value="25909" calcext:value-type="float">
            <text:p><text:s text:c="3"/>25,909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963" calcext:value-type="float">
            <text:p><text:s text:c="3"/>963</text:p>
          </table:table-cell>
          <table:table-cell table:style-name="ce164" office:value-type="float" office:value="127" calcext:value-type="float">
            <text:p><text:s text:c="3"/>127</text:p>
          </table:table-cell>
          <table:table-cell table:style-name="ce164" office:value-type="float" office:value="836" calcext:value-type="float">
            <text:p><text:s text:c="3"/>836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87" calcext:value-type="float">
            <text:p><text:s text:c="3"/>87</text:p>
          </table:table-cell>
          <table:table-cell table:style-name="ce164" office:value-type="float" office:value="700" calcext:value-type="float">
            <text:p><text:s text:c="3"/>700</text:p>
          </table:table-cell>
          <table:table-cell table:style-name="ce164" office:value-type="float" office:value="101" calcext:value-type="float">
            <text:p><text:s text:c="3"/>101</text:p>
          </table:table-cell>
          <table:table-cell table:style-name="ce164" office:value-type="float" office:value="599" calcext:value-type="float">
            <text:p><text:s text:c="3"/>599</text:p>
          </table:table-cell>
          <table:table-cell table:style-name="ce164" office:value-type="float" office:value="452" calcext:value-type="float">
            <text:p><text:s text:c="3"/>452</text:p>
          </table:table-cell>
          <table:table-cell table:style-name="ce164" office:value-type="float" office:value="101" calcext:value-type="float">
            <text:p><text:s text:c="3"/>101</text:p>
          </table:table-cell>
          <table:table-cell table:style-name="ce164" office:value-type="float" office:value="351" calcext:value-type="float">
            <text:p><text:s text:c="3"/>351</text:p>
          </table:table-cell>
          <table:table-cell table:style-name="ce164" office:value-type="float" office:value="248" calcext:value-type="float">
            <text:p><text:s text:c="3"/>248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248" calcext:value-type="float">
            <text:p><text:s text:c="3"/>248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office:value-type="float" office:value="13837" calcext:value-type="float">
            <text:p><text:s text:c="3"/>13,837</text:p>
          </table:table-cell>
          <table:table-cell table:style-name="ce165" office:value-type="float" office:value="13458" calcext:value-type="float">
            <text:p><text:s text:c="3"/>13,458</text:p>
          </table:table-cell>
          <table:table-cell table:style-name="ce56" office:value-type="float" office:value="13455" calcext:value-type="float">
            <text:p><text:s text:c="3"/>13,45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74" office:value-type="float" office:value="41" calcext:value-type="float">
            <text:p><text:s text:c="3"/>41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73" office:value-type="float" office:value="36" calcext:value-type="float">
            <text:p><text:s text:c="3"/>36</text:p>
          </table:table-cell>
          <table:table-cell table:style-name="ce165" office:value-type="float" office:value="263" calcext:value-type="float">
            <text:p><text:s text:c="3"/>26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58" calcext:value-type="float">
            <text:p><text:s text:c="3"/>258</text:p>
          </table:table-cell>
          <table:table-cell table:style-name="ce165" office:value-type="float" office:value="61" calcext:value-type="float">
            <text:p><text:s text:c="3"/>6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202" calcext:value-type="float">
            <text:p><text:s text:c="3"/>202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02" calcext:value-type="float">
            <text:p><text:s text:c="3"/>20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office:value-type="float" office:value="13837" calcext:value-type="float">
            <text:p><text:s text:c="3"/>13,837</text:p>
          </table:table-cell>
          <table:table-cell table:style-name="ce166" office:value-type="float" office:value="12457" calcext:value-type="float">
            <text:p><text:s text:c="3"/>12,457</text:p>
          </table:table-cell>
          <table:table-cell table:style-name="ce57" office:value-type="float" office:value="12454" calcext:value-type="float">
            <text:p><text:s text:c="3"/>12,45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888" calcext:value-type="float">
            <text:p><text:s text:c="3"/>888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style-name="ce57" office:value-type="float" office:value="764" calcext:value-type="float">
            <text:p><text:s text:c="3"/>764</text:p>
          </table:table-cell>
          <table:table-cell table:style-name="ce75" office:value-type="float" office:value="55" calcext:value-type="float">
            <text:p><text:s text:c="3"/>55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74" office:value-type="float" office:value="51" calcext:value-type="float">
            <text:p><text:s text:c="3"/>51</text:p>
          </table:table-cell>
          <table:table-cell table:style-name="ce166" office:value-type="float" office:value="437" calcext:value-type="float">
            <text:p><text:s text:c="3"/>437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341" calcext:value-type="float">
            <text:p><text:s text:c="3"/>341</text:p>
          </table:table-cell>
          <table:table-cell table:style-name="ce166" office:value-type="float" office:value="391" calcext:value-type="float">
            <text:p><text:s text:c="3"/>391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95" calcext:value-type="float">
            <text:p><text:s text:c="3"/>295</text:p>
          </table:table-cell>
          <table:table-cell table:style-name="ce166" office:value-type="float" office:value="46" calcext:value-type="float">
            <text:p><text:s text:c="3"/>46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46" calcext:value-type="float">
            <text:p><text:s text:c="3"/>46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6">
          <table:table-cell table:style-name="ce144" office:value-type="string" calcext:value-type="string" table:number-columns-spanned="1" table:number-rows-spanned="3">
            <text:p>10月</text:p>
          </table:table-cell>
          <table:table-cell table:style-name="ce149" office:value-type="string" calcext:value-type="string">
            <text:p>計</text:p>
          </table:table-cell>
          <table:table-cell table:style-name="ce164" office:value-type="float" office:value="25656" calcext:value-type="float">
            <text:p><text:s text:c="3"/>25,656</text:p>
          </table:table-cell>
          <table:table-cell table:style-name="ce164" office:value-type="float" office:value="23979" calcext:value-type="float">
            <text:p><text:s text:c="3"/>23,979</text:p>
          </table:table-cell>
          <table:table-cell table:style-name="ce164" office:value-type="float" office:value="23970" calcext:value-type="float">
            <text:p><text:s text:c="3"/>23,970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853" calcext:value-type="float">
            <text:p><text:s text:c="3"/>853</text:p>
          </table:table-cell>
          <table:table-cell table:style-name="ce164" office:value-type="float" office:value="109" calcext:value-type="float">
            <text:p><text:s text:c="3"/>109</text:p>
          </table:table-cell>
          <table:table-cell table:style-name="ce164" office:value-type="float" office:value="744" calcext:value-type="float">
            <text:p><text:s text:c="3"/>744</text:p>
          </table:table-cell>
          <table:table-cell table:style-name="ce164" office:value-type="float" office:value="67" calcext:value-type="float">
            <text:p><text:s text:c="3"/>6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757" calcext:value-type="float">
            <text:p><text:s text:c="3"/>757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631" calcext:value-type="float">
            <text:p><text:s text:c="3"/>631</text:p>
          </table:table-cell>
          <table:table-cell table:style-name="ce164" office:value-type="float" office:value="487" calcext:value-type="float">
            <text:p><text:s text:c="3"/>487</text:p>
          </table:table-cell>
          <table:table-cell table:style-name="ce164" office:value-type="float" office:value="125" calcext:value-type="float">
            <text:p><text:s text:c="3"/>125</text:p>
          </table:table-cell>
          <table:table-cell table:style-name="ce164" office:value-type="float" office:value="362" calcext:value-type="float">
            <text:p><text:s text:c="3"/>362</text:p>
          </table:table-cell>
          <table:table-cell table:style-name="ce164" office:value-type="float" office:value="270" calcext:value-type="float">
            <text:p><text:s text:c="3"/>27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269" calcext:value-type="float">
            <text:p><text:s text:c="3"/>269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office:value-type="float" office:value="12828" calcext:value-type="float">
            <text:p><text:s text:c="3"/>12,828</text:p>
          </table:table-cell>
          <table:table-cell table:style-name="ce165" office:value-type="float" office:value="12456" calcext:value-type="float">
            <text:p><text:s text:c="3"/>12,456</text:p>
          </table:table-cell>
          <table:table-cell table:style-name="ce56" office:value-type="float" office:value="12449" calcext:value-type="float">
            <text:p><text:s text:c="3"/>12,44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71" calcext:value-type="float">
            <text:p><text:s text:c="3"/>7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3" office:value-type="float" office:value="39" calcext:value-type="float">
            <text:p><text:s text:c="3"/>39</text:p>
          </table:table-cell>
          <table:table-cell table:style-name="ce165" office:value-type="float" office:value="261" calcext:value-type="float">
            <text:p><text:s text:c="3"/>26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257" calcext:value-type="float">
            <text:p><text:s text:c="3"/>257</text:p>
          </table:table-cell>
          <table:table-cell table:style-name="ce165" office:value-type="float" office:value="53" calcext:value-type="float">
            <text:p><text:s text:c="3"/>5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208" calcext:value-type="float">
            <text:p><text:s text:c="3"/>208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08" calcext:value-type="float">
            <text:p><text:s text:c="3"/>208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office:value-type="float" office:value="12828" calcext:value-type="float">
            <text:p><text:s text:c="3"/>12,828</text:p>
          </table:table-cell>
          <table:table-cell table:style-name="ce166" office:value-type="float" office:value="11523" calcext:value-type="float">
            <text:p><text:s text:c="3"/>11,523</text:p>
          </table:table-cell>
          <table:table-cell table:style-name="ce57" office:value-type="float" office:value="11521" calcext:value-type="float">
            <text:p><text:s text:c="3"/>11,5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782" calcext:value-type="float">
            <text:p><text:s text:c="3"/>782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677" calcext:value-type="float">
            <text:p><text:s text:c="3"/>677</text:p>
          </table:table-cell>
          <table:table-cell table:style-name="ce75" office:value-type="float" office:value="27" calcext:value-type="float">
            <text:p><text:s text:c="3"/>27</text:p>
          </table:table-cell>
          <table:table-cell table:style-name="ce57" office:value-type="float" office:value="0" calcext:value-type="float">
            <text:p>—</text:p>
          </table:table-cell>
          <table:table-cell table:style-name="ce174" office:value-type="float" office:value="27" calcext:value-type="float">
            <text:p><text:s text:c="3"/>27</text:p>
          </table:table-cell>
          <table:table-cell table:style-name="ce166" office:value-type="float" office:value="496" calcext:value-type="float">
            <text:p><text:s text:c="3"/>496</text:p>
          </table:table-cell>
          <table:table-cell table:style-name="ce166" office:value-type="float" office:value="122" calcext:value-type="float">
            <text:p><text:s text:c="3"/>122</text:p>
          </table:table-cell>
          <table:table-cell table:style-name="ce166" office:value-type="float" office:value="374" calcext:value-type="float">
            <text:p><text:s text:c="3"/>374</text:p>
          </table:table-cell>
          <table:table-cell table:style-name="ce166" office:value-type="float" office:value="434" calcext:value-type="float">
            <text:p><text:s text:c="3"/>434</text:p>
          </table:table-cell>
          <table:table-cell table:style-name="ce166" office:value-type="float" office:value="121" calcext:value-type="float">
            <text:p><text:s text:c="3"/>121</text:p>
          </table:table-cell>
          <table:table-cell table:style-name="ce166" office:value-type="float" office:value="313" calcext:value-type="float">
            <text:p><text:s text:c="3"/>313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98" office:value-type="float" office:value="61" calcext:value-type="float">
            <text:p><text:s text:c="3"/>61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11月</text:p>
          </table:table-cell>
          <table:table-cell table:style-name="ce149" office:value-type="string" calcext:value-type="string">
            <text:p>計</text:p>
          </table:table-cell>
          <table:table-cell table:style-name="ce164" office:value-type="float" office:value="21160" calcext:value-type="float">
            <text:p><text:s text:c="3"/>21,160</text:p>
          </table:table-cell>
          <table:table-cell table:style-name="ce164" office:value-type="float" office:value="19635" calcext:value-type="float">
            <text:p><text:s text:c="3"/>19,635</text:p>
          </table:table-cell>
          <table:table-cell table:style-name="ce164" office:value-type="float" office:value="19631" calcext:value-type="float">
            <text:p><text:s text:c="3"/>19,631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779" calcext:value-type="float">
            <text:p><text:s text:c="3"/>779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665" calcext:value-type="float">
            <text:p><text:s text:c="3"/>665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682" calcext:value-type="float">
            <text:p><text:s text:c="3"/>682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600" calcext:value-type="float">
            <text:p><text:s text:c="3"/>600</text:p>
          </table:table-cell>
          <table:table-cell table:style-name="ce164" office:value-type="float" office:value="432" calcext:value-type="float">
            <text:p><text:s text:c="3"/>432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350" calcext:value-type="float">
            <text:p><text:s text:c="3"/>350</text:p>
          </table:table-cell>
          <table:table-cell table:style-name="ce164" office:value-type="float" office:value="250" calcext:value-type="float">
            <text:p><text:s text:c="3"/>250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250" calcext:value-type="float">
            <text:p><text:s text:c="3"/>25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office:value-type="float" office:value="10580" calcext:value-type="float">
            <text:p><text:s text:c="3"/>10,580</text:p>
          </table:table-cell>
          <table:table-cell table:style-name="ce165" office:value-type="float" office:value="10208" calcext:value-type="float">
            <text:p><text:s text:c="3"/>10,208</text:p>
          </table:table-cell>
          <table:table-cell table:style-name="ce56" office:value-type="float" office:value="10205" calcext:value-type="float">
            <text:p><text:s text:c="3"/>10,20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3" office:value-type="float" office:value="31" calcext:value-type="float">
            <text:p><text:s text:c="3"/>31</text:p>
          </table:table-cell>
          <table:table-cell table:style-name="ce165" office:value-type="float" office:value="271" calcext:value-type="float">
            <text:p><text:s text:c="3"/>27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66" calcext:value-type="float">
            <text:p><text:s text:c="3"/>266</text:p>
          </table:table-cell>
          <table:table-cell table:style-name="ce165" office:value-type="float" office:value="63" calcext:value-type="float">
            <text:p><text:s text:c="3"/>6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208" calcext:value-type="float">
            <text:p><text:s text:c="3"/>208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08" calcext:value-type="float">
            <text:p><text:s text:c="3"/>208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office:value-type="float" office:value="10580" calcext:value-type="float">
            <text:p><text:s text:c="3"/>10,580</text:p>
          </table:table-cell>
          <table:table-cell table:style-name="ce166" office:value-type="float" office:value="9427" calcext:value-type="float">
            <text:p><text:s text:c="3"/>9,427</text:p>
          </table:table-cell>
          <table:table-cell table:style-name="ce57" office:value-type="float" office:value="9426" calcext:value-type="float">
            <text:p><text:s text:c="3"/>9,42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710" calcext:value-type="float">
            <text:p><text:s text:c="3"/>710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75" office:value-type="float" office:value="32" calcext:value-type="float">
            <text:p><text:s text:c="3"/>3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74" office:value-type="float" office:value="31" calcext:value-type="float">
            <text:p><text:s text:c="3"/>31</text:p>
          </table:table-cell>
          <table:table-cell table:style-name="ce166" office:value-type="float" office:value="411" calcext:value-type="float">
            <text:p><text:s text:c="3"/>411</text:p>
          </table:table-cell>
          <table:table-cell table:style-name="ce166" office:value-type="float" office:value="77" calcext:value-type="float">
            <text:p><text:s text:c="3"/>77</text:p>
          </table:table-cell>
          <table:table-cell table:style-name="ce166" office:value-type="float" office:value="334" calcext:value-type="float">
            <text:p><text:s text:c="3"/>334</text:p>
          </table:table-cell>
          <table:table-cell table:style-name="ce166" office:value-type="float" office:value="369" calcext:value-type="float">
            <text:p><text:s text:c="3"/>369</text:p>
          </table:table-cell>
          <table:table-cell table:style-name="ce166" office:value-type="float" office:value="77" calcext:value-type="float">
            <text:p><text:s text:c="3"/>77</text:p>
          </table:table-cell>
          <table:table-cell table:style-name="ce166" office:value-type="float" office:value="292" calcext:value-type="float">
            <text:p><text:s text:c="3"/>292</text:p>
          </table:table-cell>
          <table:table-cell table:style-name="ce166" office:value-type="float" office:value="42" calcext:value-type="float">
            <text:p><text:s text:c="3"/>42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42" calcext:value-type="float">
            <text:p><text:s text:c="3"/>4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12月</text:p>
          </table:table-cell>
          <table:table-cell table:style-name="ce149" office:value-type="string" calcext:value-type="string">
            <text:p>計</text:p>
          </table:table-cell>
          <table:table-cell table:style-name="ce164" office:value-type="float" office:value="33634" calcext:value-type="float">
            <text:p><text:s text:c="3"/>33,634</text:p>
          </table:table-cell>
          <table:table-cell table:style-name="ce164" office:value-type="float" office:value="31719" calcext:value-type="float">
            <text:p><text:s text:c="3"/>31,719</text:p>
          </table:table-cell>
          <table:table-cell table:style-name="ce164" office:value-type="float" office:value="31710" calcext:value-type="float">
            <text:p><text:s text:c="3"/>31,710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883" calcext:value-type="float">
            <text:p><text:s text:c="3"/>883</text:p>
          </table:table-cell>
          <table:table-cell table:style-name="ce164" office:value-type="float" office:value="111" calcext:value-type="float">
            <text:p><text:s text:c="3"/>111</text:p>
          </table:table-cell>
          <table:table-cell table:style-name="ce164" office:value-type="float" office:value="772" calcext:value-type="float">
            <text:p><text:s text:c="3"/>772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918" calcext:value-type="float">
            <text:p><text:s text:c="3"/>918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774" calcext:value-type="float">
            <text:p><text:s text:c="3"/>774</text:p>
          </table:table-cell>
          <table:table-cell table:style-name="ce164" office:value-type="float" office:value="582" calcext:value-type="float">
            <text:p><text:s text:c="3"/>582</text:p>
          </table:table-cell>
          <table:table-cell table:style-name="ce164" office:value-type="float" office:value="140" calcext:value-type="float">
            <text:p><text:s text:c="3"/>140</text:p>
          </table:table-cell>
          <table:table-cell table:style-name="ce164" office:value-type="float" office:value="442" calcext:value-type="float">
            <text:p><text:s text:c="3"/>442</text:p>
          </table:table-cell>
          <table:table-cell table:style-name="ce164" office:value-type="float" office:value="336" calcext:value-type="float">
            <text:p><text:s text:c="3"/>336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96" office:value-type="float" office:value="332" calcext:value-type="float">
            <text:p><text:s text:c="3"/>33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office:value-type="float" office:value="16817" calcext:value-type="float">
            <text:p><text:s text:c="3"/>16,817</text:p>
          </table:table-cell>
          <table:table-cell table:style-name="ce165" office:value-type="float" office:value="16339" calcext:value-type="float">
            <text:p><text:s text:c="3"/>16,339</text:p>
          </table:table-cell>
          <table:table-cell table:style-name="ce56" office:value-type="float" office:value="16332" calcext:value-type="float">
            <text:p><text:s text:c="3"/>16,33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3" office:value-type="float" office:value="59" calcext:value-type="float">
            <text:p><text:s text:c="3"/>59</text:p>
          </table:table-cell>
          <table:table-cell table:style-name="ce165" office:value-type="float" office:value="351" calcext:value-type="float">
            <text:p><text:s text:c="3"/>351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343" calcext:value-type="float">
            <text:p><text:s text:c="3"/>343</text:p>
          </table:table-cell>
          <table:table-cell table:style-name="ce165" office:value-type="float" office:value="80" calcext:value-type="float">
            <text:p><text:s text:c="3"/>80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271" calcext:value-type="float">
            <text:p><text:s text:c="3"/>27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97" office:value-type="float" office:value="268" calcext:value-type="float">
            <text:p><text:s text:c="3"/>268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office:value-type="float" office:value="16817" calcext:value-type="float">
            <text:p><text:s text:c="3"/>16,817</text:p>
          </table:table-cell>
          <table:table-cell table:style-name="ce166" office:value-type="float" office:value="15380" calcext:value-type="float">
            <text:p><text:s text:c="3"/>15,380</text:p>
          </table:table-cell>
          <table:table-cell table:style-name="ce57" office:value-type="float" office:value="15378" calcext:value-type="float">
            <text:p><text:s text:c="3"/>15,37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17" calcext:value-type="float">
            <text:p><text:s text:c="3"/>817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707" calcext:value-type="float">
            <text:p><text:s text:c="3"/>707</text:p>
          </table:table-cell>
          <table:table-cell table:style-name="ce75" office:value-type="float" office:value="53" calcext:value-type="float">
            <text:p><text:s text:c="3"/>5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74" office:value-type="float" office:value="49" calcext:value-type="float">
            <text:p><text:s text:c="3"/>49</text:p>
          </table:table-cell>
          <table:table-cell table:style-name="ce166" office:value-type="float" office:value="567" calcext:value-type="float">
            <text:p><text:s text:c="3"/>567</text:p>
          </table:table-cell>
          <table:table-cell table:style-name="ce166" office:value-type="float" office:value="136" calcext:value-type="float">
            <text:p><text:s text:c="3"/>136</text:p>
          </table:table-cell>
          <table:table-cell table:style-name="ce166" office:value-type="float" office:value="431" calcext:value-type="float">
            <text:p><text:s text:c="3"/>431</text:p>
          </table:table-cell>
          <table:table-cell table:style-name="ce166" office:value-type="float" office:value="502" calcext:value-type="float">
            <text:p><text:s text:c="3"/>502</text:p>
          </table:table-cell>
          <table:table-cell table:style-name="ce166" office:value-type="float" office:value="135" calcext:value-type="float">
            <text:p><text:s text:c="3"/>135</text:p>
          </table:table-cell>
          <table:table-cell table:style-name="ce166" office:value-type="float" office:value="367" calcext:value-type="float">
            <text:p><text:s text:c="3"/>367</text:p>
          </table:table-cell>
          <table:table-cell table:style-name="ce166" office:value-type="float" office:value="65" calcext:value-type="float">
            <text:p><text:s text:c="3"/>65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98" office:value-type="float" office:value="64" calcext:value-type="float">
            <text:p><text:s text:c="3"/>64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" office:value-type="string" calcext:value-type="string" table:number-columns-spanned="1" table:number-rows-spanned="3">
            <text:p>104年</text:p>
            <text:p>截至7月止</text:p>
          </table:table-cell>
          <table:table-cell table:style-name="ce149" office:value-type="string" calcext:value-type="string">
            <text:p>計</text:p>
          </table:table-cell>
          <table:table-cell table:style-name="ce58" table:formula="of:=SUM([.C51];[.C54];[.C57];[.C60];[.C63];[.C66];[.C69])" office:value-type="float" office:value="181522" calcext:value-type="float">
            <text:p><text:s text:c="3"/>181,522</text:p>
          </table:table-cell>
          <table:table-cell table:style-name="ce58" table:formula="of:=SUM([.D51];[.D54];[.D57];[.D60];[.D63];[.D66];[.D69])" office:value-type="float" office:value="169860" calcext:value-type="float">
            <text:p><text:s text:c="3"/>169,860</text:p>
          </table:table-cell>
          <table:table-cell table:style-name="ce58" table:formula="of:=SUM([.E51];[.E54];[.E57];[.E60];[.E63];[.E66];[.E69])" office:value-type="float" office:value="169812" calcext:value-type="float">
            <text:p><text:s text:c="3"/>169,812</text:p>
          </table:table-cell>
          <table:table-cell table:style-name="ce58" table:formula="of:=SUM([.F51];[.F54];[.F57];[.F60];[.F63];[.F66];[.F69])" office:value-type="float" office:value="48" calcext:value-type="float">
            <text:p><text:s text:c="3"/>48</text:p>
          </table:table-cell>
          <table:table-cell table:style-name="ce58" table:formula="of:=SUM([.G51];[.G54];[.G57];[.G60];[.G63];[.G66];[.G69])" office:value-type="float" office:value="5434" calcext:value-type="float">
            <text:p><text:s text:c="3"/>5,434</text:p>
          </table:table-cell>
          <table:table-cell table:style-name="ce58" table:formula="of:=SUM([.H51];[.H54];[.H57];[.H60];[.H63];[.H66];[.H69])" office:value-type="float" office:value="702" calcext:value-type="float">
            <text:p><text:s text:c="3"/>702</text:p>
          </table:table-cell>
          <table:table-cell table:style-name="ce58" table:formula="of:=SUM([.I51];[.I54];[.I57];[.I60];[.I63];[.I66];[.I69])" office:value-type="float" office:value="4732" calcext:value-type="float">
            <text:p><text:s text:c="3"/>4,732</text:p>
          </table:table-cell>
          <table:table-cell table:style-name="ce58" table:formula="of:=SUM([.J51];[.J54];[.J57];[.J60];[.J63];[.J66];[.J69])" office:value-type="float" office:value="656" calcext:value-type="float">
            <text:p><text:s text:c="3"/>656</text:p>
          </table:table-cell>
          <table:table-cell table:style-name="ce58" table:formula="of:=SUM([.K51];[.K54];[.K57];[.K60];[.K63];[.K66];[.K69])" office:value-type="float" office:value="23" calcext:value-type="float">
            <text:p><text:s text:c="3"/>23</text:p>
          </table:table-cell>
          <table:table-cell table:style-name="ce58" table:formula="of:=SUM([.L51];[.L54];[.L57];[.L60];[.L63];[.L66];[.L69])" office:value-type="float" office:value="633" calcext:value-type="float">
            <text:p><text:s text:c="3"/>633</text:p>
          </table:table-cell>
          <table:table-cell table:style-name="ce58" table:formula="of:=SUM([.M51];[.M54];[.M57];[.M60];[.M63];[.M66];[.M69])" office:value-type="float" office:value="5572" calcext:value-type="float">
            <text:p><text:s text:c="3"/>5,572</text:p>
          </table:table-cell>
          <table:table-cell table:style-name="ce58" table:formula="of:=SUM([.N51];[.N54];[.N57];[.N60];[.N63];[.N66];[.N69])" office:value-type="float" office:value="770" calcext:value-type="float">
            <text:p><text:s text:c="3"/>770</text:p>
          </table:table-cell>
          <table:table-cell table:style-name="ce58" table:formula="of:=SUM([.O51];[.O54];[.O57];[.O60];[.O63];[.O66];[.O69])" office:value-type="float" office:value="4802" calcext:value-type="float">
            <text:p><text:s text:c="3"/>4,802</text:p>
          </table:table-cell>
          <table:table-cell table:style-name="ce58" table:formula="of:=SUM([.P51];[.P54];[.P57];[.P60];[.P63];[.P66];[.P69])" office:value-type="float" office:value="3690" calcext:value-type="float">
            <text:p><text:s text:c="3"/>3,690</text:p>
          </table:table-cell>
          <table:table-cell table:style-name="ce58" table:formula="of:=SUM([.Q51];[.Q54];[.Q57];[.Q60];[.Q63];[.Q66];[.Q69])" office:value-type="float" office:value="761" calcext:value-type="float">
            <text:p><text:s text:c="3"/>761</text:p>
          </table:table-cell>
          <table:table-cell table:style-name="ce58" table:formula="of:=SUM([.R51];[.R54];[.R57];[.R60];[.R63];[.R66];[.R69])" office:value-type="float" office:value="2929" calcext:value-type="float">
            <text:p><text:s text:c="3"/>2,929</text:p>
          </table:table-cell>
          <table:table-cell table:style-name="ce58" table:formula="of:=SUM([.S51];[.S54];[.S57];[.S60];[.S63];[.S66];[.S69])" office:value-type="float" office:value="1882" calcext:value-type="float">
            <text:p><text:s text:c="3"/>1,882</text:p>
          </table:table-cell>
          <table:table-cell table:style-name="ce58" table:formula="of:=SUM([.T51];[.T54];[.T57];[.T60];[.T63];[.T66];[.T69])" office:value-type="float" office:value="9" calcext:value-type="float">
            <text:p><text:s text:c="3"/>9</text:p>
          </table:table-cell>
          <table:table-cell table:style-name="ce103" table:formula="of:=SUM([.U51];[.U54];[.U57];[.U60];[.U63];[.U66];[.U69])" office:value-type="float" office:value="1873" calcext:value-type="float">
            <text:p><text:s text:c="3"/>1,873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40" office:value-type="string" calcext:value-type="string">
            <text:p>男</text:p>
          </table:table-cell>
          <table:table-cell table:style-name="ce59" table:formula="of:=SUM([.C52];[.C55];[.C58];[.C61];[.C64];[.C67];[.C70])" office:value-type="float" office:value="90761" calcext:value-type="float">
            <text:p><text:s text:c="3"/>90,761</text:p>
          </table:table-cell>
          <table:table-cell table:style-name="ce59" table:formula="of:=SUM([.D52];[.D55];[.D58];[.D61];[.D64];[.D67];[.D70])" office:value-type="float" office:value="88094" calcext:value-type="float">
            <text:p><text:s text:c="3"/>88,094</text:p>
          </table:table-cell>
          <table:table-cell table:style-name="ce59" table:formula="of:=SUM([.E52];[.E55];[.E58];[.E61];[.E64];[.E67];[.E70])" office:value-type="float" office:value="88062" calcext:value-type="float">
            <text:p><text:s text:c="3"/>88,062</text:p>
          </table:table-cell>
          <table:table-cell table:style-name="ce59" table:formula="of:=SUM([.F52];[.F55];[.F58];[.F61];[.F64];[.F67];[.F70])" office:value-type="float" office:value="32" calcext:value-type="float">
            <text:p><text:s text:c="3"/>32</text:p>
          </table:table-cell>
          <table:table-cell table:style-name="ce59" table:formula="of:=SUM([.G52];[.G55];[.G58];[.G61];[.G64];[.G67];[.G70])" office:value-type="float" office:value="430" calcext:value-type="float">
            <text:p><text:s text:c="3"/>430</text:p>
          </table:table-cell>
          <table:table-cell table:style-name="ce59" table:formula="of:=SUM([.H52];[.H55];[.H58];[.H61];[.H64];[.H67];[.H70])" office:value-type="float" office:value="17" calcext:value-type="float">
            <text:p><text:s text:c="3"/>17</text:p>
          </table:table-cell>
          <table:table-cell table:style-name="ce59" table:formula="of:=SUM([.I52];[.I55];[.I58];[.I61];[.I64];[.I67];[.I70])" office:value-type="float" office:value="413" calcext:value-type="float">
            <text:p><text:s text:c="3"/>413</text:p>
          </table:table-cell>
          <table:table-cell table:style-name="ce59" table:formula="of:=SUM([.J52];[.J55];[.J58];[.J61];[.J64];[.J67];[.J70])" office:value-type="float" office:value="290" calcext:value-type="float">
            <text:p><text:s text:c="3"/>290</text:p>
          </table:table-cell>
          <table:table-cell table:style-name="ce59" table:formula="of:=SUM([.K52];[.K55];[.K58];[.K61];[.K64];[.K67];[.K70])" office:value-type="float" office:value="6" calcext:value-type="float">
            <text:p><text:s text:c="3"/>6</text:p>
          </table:table-cell>
          <table:table-cell table:style-name="ce59" table:formula="of:=SUM([.L52];[.L55];[.L58];[.L61];[.L64];[.L67];[.L70])" office:value-type="float" office:value="284" calcext:value-type="float">
            <text:p><text:s text:c="3"/>284</text:p>
          </table:table-cell>
          <table:table-cell table:style-name="ce59" table:formula="of:=SUM([.M52];[.M55];[.M58];[.M61];[.M64];[.M67];[.M70])" office:value-type="float" office:value="1947" calcext:value-type="float">
            <text:p><text:s text:c="3"/>1,947</text:p>
          </table:table-cell>
          <table:table-cell table:style-name="ce59" table:formula="of:=SUM([.N52];[.N55];[.N58];[.N61];[.N64];[.N67];[.N70])" office:value-type="float" office:value="16" calcext:value-type="float">
            <text:p><text:s text:c="3"/>16</text:p>
          </table:table-cell>
          <table:table-cell table:style-name="ce59" table:formula="of:=SUM([.O52];[.O55];[.O58];[.O61];[.O64];[.O67];[.O70])" office:value-type="float" office:value="1931" calcext:value-type="float">
            <text:p><text:s text:c="3"/>1,931</text:p>
          </table:table-cell>
          <table:table-cell table:style-name="ce59" table:formula="of:=SUM([.P52];[.P55];[.P58];[.P61];[.P64];[.P67];[.P70])" office:value-type="float" office:value="444" calcext:value-type="float">
            <text:p><text:s text:c="3"/>444</text:p>
          </table:table-cell>
          <table:table-cell table:style-name="ce59" table:formula="of:=SUM([.Q52];[.Q55];[.Q58];[.Q61];[.Q64];[.Q67];[.Q70])" office:value-type="float" office:value="10" calcext:value-type="float">
            <text:p><text:s text:c="3"/>10</text:p>
          </table:table-cell>
          <table:table-cell table:style-name="ce59" table:formula="of:=SUM([.R52];[.R55];[.R58];[.R61];[.R64];[.R67];[.R70])" office:value-type="float" office:value="434" calcext:value-type="float">
            <text:p><text:s text:c="3"/>434</text:p>
          </table:table-cell>
          <table:table-cell table:style-name="ce59" table:formula="of:=SUM([.S52];[.S55];[.S58];[.S61];[.S64];[.S67];[.S70])" office:value-type="float" office:value="1503" calcext:value-type="float">
            <text:p><text:s text:c="3"/>1,503</text:p>
          </table:table-cell>
          <table:table-cell table:style-name="ce59" table:formula="of:=SUM([.T52];[.T55];[.T58];[.T61];[.T64];[.T67];[.T70])" office:value-type="float" office:value="6" calcext:value-type="float">
            <text:p><text:s text:c="3"/>6</text:p>
          </table:table-cell>
          <table:table-cell table:style-name="ce104" table:formula="of:=SUM([.U52];[.U55];[.U58];[.U61];[.U64];[.U67];[.U70])" office:value-type="float" office:value="1497" calcext:value-type="float">
            <text:p><text:s text:c="3"/>1,497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6"/>
          <table:table-cell table:style-name="ce39" office:value-type="string" calcext:value-type="string">
            <text:p>女</text:p>
          </table:table-cell>
          <table:table-cell table:style-name="ce60" table:formula="of:=SUM([.C53];[.C56];[.C59];[.C62];[.C65];[.C68];[.C71])" office:value-type="float" office:value="90761" calcext:value-type="float">
            <text:p><text:s text:c="3"/>90,761</text:p>
          </table:table-cell>
          <table:table-cell table:style-name="ce60" table:formula="of:=SUM([.D53];[.D56];[.D59];[.D62];[.D65];[.D68];[.D71])" office:value-type="float" office:value="81766" calcext:value-type="float">
            <text:p><text:s text:c="3"/>81,766</text:p>
          </table:table-cell>
          <table:table-cell table:style-name="ce60" table:formula="of:=SUM([.E53];[.E56];[.E59];[.E62];[.E65];[.E68];[.E71])" office:value-type="float" office:value="81750" calcext:value-type="float">
            <text:p><text:s text:c="3"/>81,750</text:p>
          </table:table-cell>
          <table:table-cell table:style-name="ce60" table:formula="of:=SUM([.F53];[.F56];[.F59];[.F62];[.F65];[.F68];[.F71])" office:value-type="float" office:value="16" calcext:value-type="float">
            <text:p><text:s text:c="3"/>16</text:p>
          </table:table-cell>
          <table:table-cell table:style-name="ce60" table:formula="of:=SUM([.G53];[.G56];[.G59];[.G62];[.G65];[.G68];[.G71])" office:value-type="float" office:value="5004" calcext:value-type="float">
            <text:p><text:s text:c="3"/>5,004</text:p>
          </table:table-cell>
          <table:table-cell table:style-name="ce60" table:formula="of:=SUM([.H53];[.H56];[.H59];[.H62];[.H65];[.H68];[.H71])" office:value-type="float" office:value="685" calcext:value-type="float">
            <text:p><text:s text:c="3"/>685</text:p>
          </table:table-cell>
          <table:table-cell table:style-name="ce60" table:formula="of:=SUM([.I53];[.I56];[.I59];[.I62];[.I65];[.I68];[.I71])" office:value-type="float" office:value="4319" calcext:value-type="float">
            <text:p><text:s text:c="3"/>4,319</text:p>
          </table:table-cell>
          <table:table-cell table:style-name="ce60" table:formula="of:=SUM([.J53];[.J56];[.J59];[.J62];[.J65];[.J68];[.J71])" office:value-type="float" office:value="366" calcext:value-type="float">
            <text:p><text:s text:c="3"/>366</text:p>
          </table:table-cell>
          <table:table-cell table:style-name="ce60" table:formula="of:=SUM([.K53];[.K56];[.K59];[.K62];[.K65];[.K68];[.K71])" office:value-type="float" office:value="17" calcext:value-type="float">
            <text:p><text:s text:c="3"/>17</text:p>
          </table:table-cell>
          <table:table-cell table:style-name="ce60" table:formula="of:=SUM([.L53];[.L56];[.L59];[.L62];[.L65];[.L68];[.L71])" office:value-type="float" office:value="349" calcext:value-type="float">
            <text:p><text:s text:c="3"/>349</text:p>
          </table:table-cell>
          <table:table-cell table:style-name="ce60" table:formula="of:=SUM([.M53];[.M56];[.M59];[.M62];[.M65];[.M68];[.M71])" office:value-type="float" office:value="3625" calcext:value-type="float">
            <text:p><text:s text:c="3"/>3,625</text:p>
          </table:table-cell>
          <table:table-cell table:style-name="ce60" table:formula="of:=SUM([.N53];[.N56];[.N59];[.N62];[.N65];[.N68];[.N71])" office:value-type="float" office:value="754" calcext:value-type="float">
            <text:p><text:s text:c="3"/>754</text:p>
          </table:table-cell>
          <table:table-cell table:style-name="ce60" table:formula="of:=SUM([.O53];[.O56];[.O59];[.O62];[.O65];[.O68];[.O71])" office:value-type="float" office:value="2871" calcext:value-type="float">
            <text:p><text:s text:c="3"/>2,871</text:p>
          </table:table-cell>
          <table:table-cell table:style-name="ce60" table:formula="of:=SUM([.P53];[.P56];[.P59];[.P62];[.P65];[.P68];[.P71])" office:value-type="float" office:value="3246" calcext:value-type="float">
            <text:p><text:s text:c="3"/>3,246</text:p>
          </table:table-cell>
          <table:table-cell table:style-name="ce60" table:formula="of:=SUM([.Q53];[.Q56];[.Q59];[.Q62];[.Q65];[.Q68];[.Q71])" office:value-type="float" office:value="751" calcext:value-type="float">
            <text:p><text:s text:c="3"/>751</text:p>
          </table:table-cell>
          <table:table-cell table:style-name="ce60" table:formula="of:=SUM([.R53];[.R56];[.R59];[.R62];[.R65];[.R68];[.R71])" office:value-type="float" office:value="2495" calcext:value-type="float">
            <text:p><text:s text:c="3"/>2,495</text:p>
          </table:table-cell>
          <table:table-cell table:style-name="ce60" table:formula="of:=SUM([.S53];[.S56];[.S59];[.S62];[.S65];[.S68];[.S71])" office:value-type="float" office:value="379" calcext:value-type="float">
            <text:p><text:s text:c="3"/>379</text:p>
          </table:table-cell>
          <table:table-cell table:style-name="ce60" table:formula="of:=SUM([.T53];[.T56];[.T59];[.T62];[.T65];[.T68];[.T71])" office:value-type="float" office:value="3" calcext:value-type="float">
            <text:p><text:s text:c="3"/>3</text:p>
          </table:table-cell>
          <table:table-cell table:style-name="ce105" table:formula="of:=SUM([.U53];[.U56];[.U59];[.U62];[.U65];[.U68];[.U71])" office:value-type="float" office:value="376" calcext:value-type="float">
            <text:p><text:s text:c="3"/>376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1月</text:p>
          </table:table-cell>
          <table:table-cell table:style-name="ce149" office:value-type="string" calcext:value-type="string">
            <text:p>計</text:p>
          </table:table-cell>
          <table:table-cell table:style-name="ce164" table:formula="of:=[.C52]+[.C53]" office:value-type="float" office:value="32292" calcext:value-type="float">
            <text:p><text:s text:c="3"/>32,292</text:p>
          </table:table-cell>
          <table:table-cell table:style-name="ce164" table:formula="of:=[.D52]+[.D53]" office:value-type="float" office:value="30657" calcext:value-type="float">
            <text:p><text:s text:c="3"/>30,657</text:p>
          </table:table-cell>
          <table:table-cell table:style-name="ce164" table:formula="of:=[.E52]+[.E53]" office:value-type="float" office:value="30647" calcext:value-type="float">
            <text:p><text:s text:c="3"/>30,647</text:p>
          </table:table-cell>
          <table:table-cell table:style-name="ce164" table:formula="of:=[.F52]+[.F53]" office:value-type="float" office:value="10" calcext:value-type="float">
            <text:p><text:s text:c="3"/>10</text:p>
          </table:table-cell>
          <table:table-cell table:style-name="ce164" table:formula="of:=[.G52]+[.G53]" office:value-type="float" office:value="781" calcext:value-type="float">
            <text:p><text:s text:c="3"/>781</text:p>
          </table:table-cell>
          <table:table-cell table:style-name="ce164" table:formula="of:=[.H52]+[.H53]" office:value-type="float" office:value="113" calcext:value-type="float">
            <text:p><text:s text:c="3"/>113</text:p>
          </table:table-cell>
          <table:table-cell table:style-name="ce164" table:formula="of:=[.I52]+[.I53]" office:value-type="float" office:value="668" calcext:value-type="float">
            <text:p><text:s text:c="3"/>668</text:p>
          </table:table-cell>
          <table:table-cell table:style-name="ce164" table:formula="of:=[.J52]+[.J53]" office:value-type="float" office:value="74" calcext:value-type="float">
            <text:p><text:s text:c="3"/>74</text:p>
          </table:table-cell>
          <table:table-cell table:style-name="ce164" table:formula="of:=[.K52]+[.K53]" office:value-type="float" office:value="4" calcext:value-type="float">
            <text:p><text:s text:c="3"/>4</text:p>
          </table:table-cell>
          <table:table-cell table:style-name="ce164" table:formula="of:=[.L52]+[.L53]" office:value-type="float" office:value="70" calcext:value-type="float">
            <text:p><text:s text:c="3"/>70</text:p>
          </table:table-cell>
          <table:table-cell table:style-name="ce164" table:formula="of:=[.M52]+[.M53]" office:value-type="float" office:value="780" calcext:value-type="float">
            <text:p><text:s text:c="3"/>780</text:p>
          </table:table-cell>
          <table:table-cell table:style-name="ce164" table:formula="of:=[.N52]+[.N53]" office:value-type="float" office:value="103" calcext:value-type="float">
            <text:p><text:s text:c="3"/>103</text:p>
          </table:table-cell>
          <table:table-cell table:style-name="ce164" table:formula="of:=[.O52]+[.O53]" office:value-type="float" office:value="677" calcext:value-type="float">
            <text:p><text:s text:c="3"/>677</text:p>
          </table:table-cell>
          <table:table-cell table:style-name="ce164" table:formula="of:=[.P52]+[.P53]" office:value-type="float" office:value="531" calcext:value-type="float">
            <text:p><text:s text:c="3"/>531</text:p>
          </table:table-cell>
          <table:table-cell table:style-name="ce164" table:formula="of:=[.Q52]+[.Q53]" office:value-type="float" office:value="100" calcext:value-type="float">
            <text:p><text:s text:c="3"/>100</text:p>
          </table:table-cell>
          <table:table-cell table:style-name="ce164" table:formula="of:=[.R52]+[.R53]" office:value-type="float" office:value="431" calcext:value-type="float">
            <text:p><text:s text:c="3"/>431</text:p>
          </table:table-cell>
          <table:table-cell table:style-name="ce164" table:formula="of:=[.S52]+[.S53]" office:value-type="float" office:value="249" calcext:value-type="float">
            <text:p><text:s text:c="3"/>249</text:p>
          </table:table-cell>
          <table:table-cell table:style-name="ce164" table:formula="of:=[.T52]+[.T53]" office:value-type="float" office:value="3" calcext:value-type="float">
            <text:p><text:s text:c="3"/>3</text:p>
          </table:table-cell>
          <table:table-cell table:style-name="ce196" table:formula="of:=[.U52]+[.U53]" office:value-type="float" office:value="246" calcext:value-type="float">
            <text:p><text:s text:c="3"/>246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table:formula="of:=[.D52]+[.G52]+[.J52]+[.M52]" office:value-type="float" office:value="16146" calcext:value-type="float">
            <text:p><text:s text:c="3"/>16,146</text:p>
          </table:table-cell>
          <table:table-cell table:style-name="ce165" office:value-type="float" office:value="15808" calcext:value-type="float">
            <text:p><text:s text:c="3"/>15,808</text:p>
          </table:table-cell>
          <table:table-cell table:style-name="ce56" office:value-type="float" office:value="15801" calcext:value-type="float">
            <text:p><text:s text:c="3"/>15,80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73" office:value-type="float" office:value="27" calcext:value-type="float">
            <text:p><text:s text:c="3"/>27</text:p>
          </table:table-cell>
          <table:table-cell table:style-name="ce165" office:value-type="float" office:value="249" calcext:value-type="float">
            <text:p><text:s text:c="3"/>249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48" calcext:value-type="float">
            <text:p><text:s text:c="3"/>248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table:formula="of:=[.M52]-[.P52]" office:value-type="float" office:value="202" calcext:value-type="float">
            <text:p><text:s text:c="3"/>202</text:p>
          </table:table-cell>
          <table:table-cell table:style-name="ce165" table:formula="of:=[.N52]-[.Q52]" office:value-type="float" office:value="1" calcext:value-type="float">
            <text:p><text:s text:c="3"/>1</text:p>
          </table:table-cell>
          <table:table-cell table:style-name="ce197" table:formula="of:=[.O52]-[.R52]" office:value-type="float" office:value="201" calcext:value-type="float">
            <text:p><text:s text:c="3"/>201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table:formula="of:=[.D53]+[.G53]+[.J53]+[.M53]" office:value-type="float" office:value="16146" calcext:value-type="float">
            <text:p><text:s text:c="3"/>16,146</text:p>
          </table:table-cell>
          <table:table-cell table:style-name="ce166" office:value-type="float" office:value="14849" calcext:value-type="float">
            <text:p><text:s text:c="3"/>14,849</text:p>
          </table:table-cell>
          <table:table-cell table:style-name="ce57" office:value-type="float" office:value="14846" calcext:value-type="float">
            <text:p><text:s text:c="3"/>14,84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19" calcext:value-type="float">
            <text:p><text:s text:c="3"/>719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609" calcext:value-type="float">
            <text:p><text:s text:c="3"/>609</text:p>
          </table:table-cell>
          <table:table-cell table:style-name="ce75" office:value-type="float" office:value="47" calcext:value-type="float">
            <text:p><text:s text:c="3"/>4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74" office:value-type="float" office:value="43" calcext:value-type="float">
            <text:p><text:s text:c="3"/>43</text:p>
          </table:table-cell>
          <table:table-cell table:style-name="ce166" office:value-type="float" office:value="531" calcext:value-type="float">
            <text:p><text:s text:c="3"/>531</text:p>
          </table:table-cell>
          <table:table-cell table:style-name="ce166" office:value-type="float" office:value="102" calcext:value-type="float">
            <text:p><text:s text:c="3"/>102</text:p>
          </table:table-cell>
          <table:table-cell table:style-name="ce166" office:value-type="float" office:value="429" calcext:value-type="float">
            <text:p><text:s text:c="3"/>429</text:p>
          </table:table-cell>
          <table:table-cell table:style-name="ce166" office:value-type="float" office:value="484" calcext:value-type="float">
            <text:p><text:s text:c="3"/>484</text:p>
          </table:table-cell>
          <table:table-cell table:style-name="ce166" office:value-type="float" office:value="100" calcext:value-type="float">
            <text:p><text:s text:c="3"/>100</text:p>
          </table:table-cell>
          <table:table-cell table:style-name="ce166" office:value-type="float" office:value="384" calcext:value-type="float">
            <text:p><text:s text:c="3"/>384</text:p>
          </table:table-cell>
          <table:table-cell table:style-name="ce166" table:formula="of:=[.M53]-[.P53]" office:value-type="float" office:value="47" calcext:value-type="float">
            <text:p><text:s text:c="3"/>47</text:p>
          </table:table-cell>
          <table:table-cell table:style-name="ce166" table:formula="of:=[.N53]-[.Q53]" office:value-type="float" office:value="2" calcext:value-type="float">
            <text:p><text:s text:c="3"/>2</text:p>
          </table:table-cell>
          <table:table-cell table:style-name="ce198" table:formula="of:=[.O53]-[.R53]" office:value-type="float" office:value="45" calcext:value-type="float">
            <text:p><text:s text:c="3"/>45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2月</text:p>
          </table:table-cell>
          <table:table-cell table:style-name="ce149" office:value-type="string" calcext:value-type="string">
            <text:p>計</text:p>
          </table:table-cell>
          <table:table-cell table:style-name="ce164" table:formula="of:=[.C55]+[.C56]" office:value-type="float" office:value="21624" calcext:value-type="float">
            <text:p><text:s text:c="3"/>21,624</text:p>
          </table:table-cell>
          <table:table-cell table:style-name="ce164" table:formula="of:=[.D55]+[.D56]" office:value-type="float" office:value="19904" calcext:value-type="float">
            <text:p><text:s text:c="3"/>19,904</text:p>
          </table:table-cell>
          <table:table-cell table:style-name="ce164" table:formula="of:=[.E55]+[.E56]" office:value-type="float" office:value="19902" calcext:value-type="float">
            <text:p><text:s text:c="3"/>19,902</text:p>
          </table:table-cell>
          <table:table-cell table:style-name="ce164" table:formula="of:=[.F55]+[.F56]" office:value-type="float" office:value="2" calcext:value-type="float">
            <text:p><text:s text:c="3"/>2</text:p>
          </table:table-cell>
          <table:table-cell table:style-name="ce164" table:formula="of:=[.G55]+[.G56]" office:value-type="float" office:value="980" calcext:value-type="float">
            <text:p><text:s text:c="3"/>980</text:p>
          </table:table-cell>
          <table:table-cell table:style-name="ce164" table:formula="of:=[.H55]+[.H56]" office:value-type="float" office:value="80" calcext:value-type="float">
            <text:p><text:s text:c="3"/>80</text:p>
          </table:table-cell>
          <table:table-cell table:style-name="ce164" table:formula="of:=[.I55]+[.I56]" office:value-type="float" office:value="900" calcext:value-type="float">
            <text:p><text:s text:c="3"/>900</text:p>
          </table:table-cell>
          <table:table-cell table:style-name="ce164" table:formula="of:=[.J55]+[.J56]" office:value-type="float" office:value="68" calcext:value-type="float">
            <text:p><text:s text:c="3"/>68</text:p>
          </table:table-cell>
          <table:table-cell table:style-name="ce164" table:formula="of:=[.K55]+[.K56]" office:value-type="float" office:value="4" calcext:value-type="float">
            <text:p><text:s text:c="3"/>4</text:p>
          </table:table-cell>
          <table:table-cell table:style-name="ce164" table:formula="of:=[.L55]+[.L56]" office:value-type="float" office:value="64" calcext:value-type="float">
            <text:p><text:s text:c="3"/>64</text:p>
          </table:table-cell>
          <table:table-cell table:style-name="ce164" table:formula="of:=[.M55]+[.M56]" office:value-type="float" office:value="672" calcext:value-type="float">
            <text:p><text:s text:c="3"/>672</text:p>
          </table:table-cell>
          <table:table-cell table:style-name="ce164" table:formula="of:=[.N55]+[.N56]" office:value-type="float" office:value="78" calcext:value-type="float">
            <text:p><text:s text:c="3"/>78</text:p>
          </table:table-cell>
          <table:table-cell table:style-name="ce164" table:formula="of:=[.O55]+[.O56]" office:value-type="float" office:value="594" calcext:value-type="float">
            <text:p><text:s text:c="3"/>594</text:p>
          </table:table-cell>
          <table:table-cell table:style-name="ce164" table:formula="of:=[.P55]+[.P56]" office:value-type="float" office:value="412" calcext:value-type="float">
            <text:p><text:s text:c="3"/>412</text:p>
          </table:table-cell>
          <table:table-cell table:style-name="ce164" table:formula="of:=[.Q55]+[.Q56]" office:value-type="float" office:value="78" calcext:value-type="float">
            <text:p><text:s text:c="3"/>78</text:p>
          </table:table-cell>
          <table:table-cell table:style-name="ce164" table:formula="of:=[.R55]+[.R56]" office:value-type="float" office:value="334" calcext:value-type="float">
            <text:p><text:s text:c="3"/>334</text:p>
          </table:table-cell>
          <table:table-cell table:style-name="ce164" table:formula="of:=[.S55]+[.S56]" office:value-type="float" office:value="260" calcext:value-type="float">
            <text:p><text:s text:c="3"/>260</text:p>
          </table:table-cell>
          <table:table-cell table:style-name="ce164" table:formula="of:=[.T55]+[.T56]" office:value-type="float" office:value="0" calcext:value-type="float">
            <text:p>—</text:p>
          </table:table-cell>
          <table:table-cell table:style-name="ce196" table:formula="of:=[.U55]+[.U56]" office:value-type="float" office:value="260" calcext:value-type="float">
            <text:p><text:s text:c="3"/>26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table:formula="of:=[.D55]+[.G55]+[.J55]+[.M55]" office:value-type="float" office:value="10812" calcext:value-type="float">
            <text:p><text:s text:c="3"/>10,812</text:p>
          </table:table-cell>
          <table:table-cell table:style-name="ce165" office:value-type="float" office:value="10464" calcext:value-type="float">
            <text:p><text:s text:c="3"/>10,464</text:p>
          </table:table-cell>
          <table:table-cell table:style-name="ce56" office:value-type="float" office:value="10462" calcext:value-type="float">
            <text:p><text:s text:c="3"/>10,46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74" office:value-type="float" office:value="31" calcext:value-type="float">
            <text:p><text:s text:c="3"/>3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3" office:value-type="float" office:value="30" calcext:value-type="float">
            <text:p><text:s text:c="3"/>30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259" calcext:value-type="float">
            <text:p><text:s text:c="3"/>259</text:p>
          </table:table-cell>
          <table:table-cell table:style-name="ce165" office:value-type="float" office:value="59" calcext:value-type="float">
            <text:p><text:s text:c="3"/>59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table:formula="of:=[.M55]-[.P55]" office:value-type="float" office:value="203" calcext:value-type="float">
            <text:p><text:s text:c="3"/>203</text:p>
          </table:table-cell>
          <table:table-cell table:style-name="ce165" table:formula="of:=[.N55]-[.Q55]" office:value-type="float" office:value="0" calcext:value-type="float">
            <text:p>—</text:p>
          </table:table-cell>
          <table:table-cell table:style-name="ce197" table:formula="of:=[.O55]-[.R55]" office:value-type="float" office:value="203" calcext:value-type="float">
            <text:p><text:s text:c="3"/>203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table:formula="of:=[.D56]+[.G56]+[.J56]+[.M56]" office:value-type="float" office:value="10812" calcext:value-type="float">
            <text:p><text:s text:c="3"/>10,812</text:p>
          </table:table-cell>
          <table:table-cell table:style-name="ce166" office:value-type="float" office:value="9440" calcext:value-type="float">
            <text:p><text:s text:c="3"/>9,440</text:p>
          </table:table-cell>
          <table:table-cell table:style-name="ce57" office:value-type="float" office:value="9440" calcext:value-type="float">
            <text:p><text:s text:c="3"/>9,440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925" calcext:value-type="float">
            <text:p><text:s text:c="3"/>925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845" calcext:value-type="float">
            <text:p><text:s text:c="3"/>845</text:p>
          </table:table-cell>
          <table:table-cell table:style-name="ce75" office:value-type="float" office:value="37" calcext:value-type="float">
            <text:p><text:s text:c="3"/>3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74" office:value-type="float" office:value="34" calcext:value-type="float">
            <text:p><text:s text:c="3"/>34</text:p>
          </table:table-cell>
          <table:table-cell table:style-name="ce166" office:value-type="float" office:value="410" calcext:value-type="float">
            <text:p><text:s text:c="3"/>410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335" calcext:value-type="float">
            <text:p><text:s text:c="3"/>335</text:p>
          </table:table-cell>
          <table:table-cell table:style-name="ce166" office:value-type="float" office:value="353" calcext:value-type="float">
            <text:p><text:s text:c="3"/>353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table:formula="of:=[.M56]-[.P56]" office:value-type="float" office:value="57" calcext:value-type="float">
            <text:p><text:s text:c="3"/>57</text:p>
          </table:table-cell>
          <table:table-cell table:style-name="ce166" table:formula="of:=[.N56]-[.Q56]" office:value-type="float" office:value="0" calcext:value-type="float">
            <text:p>—</text:p>
          </table:table-cell>
          <table:table-cell table:style-name="ce198" table:formula="of:=[.O56]-[.R56]" office:value-type="float" office:value="57" calcext:value-type="float">
            <text:p><text:s text:c="3"/>57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3月</text:p>
          </table:table-cell>
          <table:table-cell table:style-name="ce149" office:value-type="string" calcext:value-type="string">
            <text:p>計</text:p>
          </table:table-cell>
          <table:table-cell table:style-name="ce164" table:formula="of:=[.C58]+[.C59]" office:value-type="float" office:value="26790" calcext:value-type="float">
            <text:p><text:s text:c="3"/>26,790</text:p>
          </table:table-cell>
          <table:table-cell table:style-name="ce164" table:formula="of:=[.D58]+[.D59]" office:value-type="float" office:value="25017" calcext:value-type="float">
            <text:p><text:s text:c="3"/>25,017</text:p>
          </table:table-cell>
          <table:table-cell table:style-name="ce164" table:formula="of:=[.E58]+[.E59]" office:value-type="float" office:value="25010" calcext:value-type="float">
            <text:p><text:s text:c="3"/>25,010</text:p>
          </table:table-cell>
          <table:table-cell table:style-name="ce164" table:formula="of:=[.F58]+[.F59]" office:value-type="float" office:value="7" calcext:value-type="float">
            <text:p><text:s text:c="3"/>7</text:p>
          </table:table-cell>
          <table:table-cell table:style-name="ce164" table:formula="of:=[.G58]+[.G59]" office:value-type="float" office:value="768" calcext:value-type="float">
            <text:p><text:s text:c="3"/>768</text:p>
          </table:table-cell>
          <table:table-cell table:style-name="ce164" table:formula="of:=[.H58]+[.H59]" office:value-type="float" office:value="114" calcext:value-type="float">
            <text:p><text:s text:c="3"/>114</text:p>
          </table:table-cell>
          <table:table-cell table:style-name="ce164" table:formula="of:=[.I58]+[.I59]" office:value-type="float" office:value="654" calcext:value-type="float">
            <text:p><text:s text:c="3"/>654</text:p>
          </table:table-cell>
          <table:table-cell table:style-name="ce164" table:formula="of:=[.J58]+[.J59]" office:value-type="float" office:value="110" calcext:value-type="float">
            <text:p><text:s text:c="3"/>110</text:p>
          </table:table-cell>
          <table:table-cell table:style-name="ce164" table:formula="of:=[.K58]+[.K59]" office:value-type="float" office:value="3" calcext:value-type="float">
            <text:p><text:s text:c="3"/>3</text:p>
          </table:table-cell>
          <table:table-cell table:style-name="ce164" table:formula="of:=[.L58]+[.L59]" office:value-type="float" office:value="107" calcext:value-type="float">
            <text:p><text:s text:c="3"/>107</text:p>
          </table:table-cell>
          <table:table-cell table:style-name="ce164" table:formula="of:=[.M58]+[.M59]" office:value-type="float" office:value="895" calcext:value-type="float">
            <text:p><text:s text:c="3"/>895</text:p>
          </table:table-cell>
          <table:table-cell table:style-name="ce164" table:formula="of:=[.N58]+[.N59]" office:value-type="float" office:value="116" calcext:value-type="float">
            <text:p><text:s text:c="3"/>116</text:p>
          </table:table-cell>
          <table:table-cell table:style-name="ce164" table:formula="of:=[.O58]+[.O59]" office:value-type="float" office:value="779" calcext:value-type="float">
            <text:p><text:s text:c="3"/>779</text:p>
          </table:table-cell>
          <table:table-cell table:style-name="ce164" table:formula="of:=[.P58]+[.P59]" office:value-type="float" office:value="597" calcext:value-type="float">
            <text:p><text:s text:c="3"/>597</text:p>
          </table:table-cell>
          <table:table-cell table:style-name="ce164" table:formula="of:=[.Q58]+[.Q59]" office:value-type="float" office:value="114" calcext:value-type="float">
            <text:p><text:s text:c="3"/>114</text:p>
          </table:table-cell>
          <table:table-cell table:style-name="ce164" table:formula="of:=[.R58]+[.R59]" office:value-type="float" office:value="483" calcext:value-type="float">
            <text:p><text:s text:c="3"/>483</text:p>
          </table:table-cell>
          <table:table-cell table:style-name="ce164" table:formula="of:=[.S58]+[.S59]" office:value-type="float" office:value="298" calcext:value-type="float">
            <text:p><text:s text:c="3"/>298</text:p>
          </table:table-cell>
          <table:table-cell table:style-name="ce164" table:formula="of:=[.T58]+[.T59]" office:value-type="float" office:value="2" calcext:value-type="float">
            <text:p><text:s text:c="3"/>2</text:p>
          </table:table-cell>
          <table:table-cell table:style-name="ce196" table:formula="of:=[.U58]+[.U59]" office:value-type="float" office:value="296" calcext:value-type="float">
            <text:p><text:s text:c="3"/>296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table:formula="of:=[.D58]+[.G58]+[.J58]+[.M58]" office:value-type="float" office:value="13395" calcext:value-type="float">
            <text:p><text:s text:c="3"/>13,395</text:p>
          </table:table-cell>
          <table:table-cell table:style-name="ce165" office:value-type="float" office:value="12974" calcext:value-type="float">
            <text:p><text:s text:c="3"/>12,974</text:p>
          </table:table-cell>
          <table:table-cell table:style-name="ce56" office:value-type="float" office:value="12968" calcext:value-type="float">
            <text:p><text:s text:c="3"/>12,96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56" office:value-type="float" office:value="0" calcext:value-type="float">
            <text:p>—</text:p>
          </table:table-cell>
          <table:table-cell table:style-name="ce173" office:value-type="float" office:value="46" calcext:value-type="float">
            <text:p><text:s text:c="3"/>46</text:p>
          </table:table-cell>
          <table:table-cell table:style-name="ce165" office:value-type="float" office:value="299" calcext:value-type="float">
            <text:p><text:s text:c="3"/>299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297" calcext:value-type="float">
            <text:p><text:s text:c="3"/>297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table:formula="of:=[.M58]-[.P58]" office:value-type="float" office:value="232" calcext:value-type="float">
            <text:p><text:s text:c="3"/>232</text:p>
          </table:table-cell>
          <table:table-cell table:style-name="ce165" table:formula="of:=[.N58]-[.Q58]" office:value-type="float" office:value="2" calcext:value-type="float">
            <text:p><text:s text:c="3"/>2</text:p>
          </table:table-cell>
          <table:table-cell table:style-name="ce197" table:formula="of:=[.O58]-[.R58]" office:value-type="float" office:value="230" calcext:value-type="float">
            <text:p><text:s text:c="3"/>23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table:formula="of:=[.D59]+[.G59]+[.J59]+[.M59]" office:value-type="float" office:value="13395" calcext:value-type="float">
            <text:p><text:s text:c="3"/>13,395</text:p>
          </table:table-cell>
          <table:table-cell table:style-name="ce166" office:value-type="float" office:value="12043" calcext:value-type="float">
            <text:p><text:s text:c="3"/>12,043</text:p>
          </table:table-cell>
          <table:table-cell table:style-name="ce57" office:value-type="float" office:value="12042" calcext:value-type="float">
            <text:p><text:s text:c="3"/>12,04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92" calcext:value-type="float">
            <text:p><text:s text:c="3"/>692</text:p>
          </table:table-cell>
          <table:table-cell table:style-name="ce57" office:value-type="float" office:value="111" calcext:value-type="float">
            <text:p><text:s text:c="3"/>111</text:p>
          </table:table-cell>
          <table:table-cell table:style-name="ce57" office:value-type="float" office:value="581" calcext:value-type="float">
            <text:p><text:s text:c="3"/>581</text:p>
          </table:table-cell>
          <table:table-cell table:style-name="ce75" office:value-type="float" office:value="64" calcext:value-type="float">
            <text:p><text:s text:c="3"/>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74" office:value-type="float" office:value="61" calcext:value-type="float">
            <text:p><text:s text:c="3"/>61</text:p>
          </table:table-cell>
          <table:table-cell table:style-name="ce166" office:value-type="float" office:value="596" calcext:value-type="float">
            <text:p><text:s text:c="3"/>596</text:p>
          </table:table-cell>
          <table:table-cell table:style-name="ce166" office:value-type="float" office:value="114" calcext:value-type="float">
            <text:p><text:s text:c="3"/>114</text:p>
          </table:table-cell>
          <table:table-cell table:style-name="ce166" office:value-type="float" office:value="482" calcext:value-type="float">
            <text:p><text:s text:c="3"/>482</text:p>
          </table:table-cell>
          <table:table-cell table:style-name="ce166" office:value-type="float" office:value="530" calcext:value-type="float">
            <text:p><text:s text:c="3"/>530</text:p>
          </table:table-cell>
          <table:table-cell table:style-name="ce166" office:value-type="float" office:value="114" calcext:value-type="float">
            <text:p><text:s text:c="3"/>114</text:p>
          </table:table-cell>
          <table:table-cell table:style-name="ce166" office:value-type="float" office:value="416" calcext:value-type="float">
            <text:p><text:s text:c="3"/>416</text:p>
          </table:table-cell>
          <table:table-cell table:style-name="ce166" table:formula="of:=[.M59]-[.P59]" office:value-type="float" office:value="66" calcext:value-type="float">
            <text:p><text:s text:c="3"/>66</text:p>
          </table:table-cell>
          <table:table-cell table:style-name="ce166" table:formula="of:=[.N59]-[.Q59]" office:value-type="float" office:value="0" calcext:value-type="float">
            <text:p>—</text:p>
          </table:table-cell>
          <table:table-cell table:style-name="ce198" table:formula="of:=[.O59]-[.R59]" office:value-type="float" office:value="66" calcext:value-type="float">
            <text:p><text:s text:c="3"/>66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4月</text:p>
          </table:table-cell>
          <table:table-cell table:style-name="ce149" office:value-type="string" calcext:value-type="string">
            <text:p>計</text:p>
          </table:table-cell>
          <table:table-cell table:style-name="ce164" table:formula="of:=[.C61]+[.C62]" office:value-type="float" office:value="19526" calcext:value-type="float">
            <text:p><text:s text:c="3"/>19,526</text:p>
          </table:table-cell>
          <table:table-cell table:style-name="ce164" table:formula="of:=[.D61]+[.D62]" office:value-type="float" office:value="17926" calcext:value-type="float">
            <text:p><text:s text:c="3"/>17,926</text:p>
          </table:table-cell>
          <table:table-cell table:style-name="ce164" table:formula="of:=[.E61]+[.E62]" office:value-type="float" office:value="17920" calcext:value-type="float">
            <text:p><text:s text:c="3"/>17,920</text:p>
          </table:table-cell>
          <table:table-cell table:style-name="ce164" table:formula="of:=[.F61]+[.F62]" office:value-type="float" office:value="6" calcext:value-type="float">
            <text:p><text:s text:c="3"/>6</text:p>
          </table:table-cell>
          <table:table-cell table:style-name="ce164" table:formula="of:=[.G61]+[.G62]" office:value-type="float" office:value="722" calcext:value-type="float">
            <text:p><text:s text:c="3"/>722</text:p>
          </table:table-cell>
          <table:table-cell table:style-name="ce164" table:formula="of:=[.H61]+[.H62]" office:value-type="float" office:value="77" calcext:value-type="float">
            <text:p><text:s text:c="3"/>77</text:p>
          </table:table-cell>
          <table:table-cell table:style-name="ce164" table:formula="of:=[.I61]+[.I62]" office:value-type="float" office:value="645" calcext:value-type="float">
            <text:p><text:s text:c="3"/>645</text:p>
          </table:table-cell>
          <table:table-cell table:style-name="ce164" table:formula="of:=[.J61]+[.J62]" office:value-type="float" office:value="86" calcext:value-type="float">
            <text:p><text:s text:c="3"/>86</text:p>
          </table:table-cell>
          <table:table-cell table:style-name="ce164" table:formula="of:=[.K61]+[.K62]" office:value-type="float" office:value="2" calcext:value-type="float">
            <text:p><text:s text:c="3"/>2</text:p>
          </table:table-cell>
          <table:table-cell table:style-name="ce164" table:formula="of:=[.L61]+[.L62]" office:value-type="float" office:value="84" calcext:value-type="float">
            <text:p><text:s text:c="3"/>84</text:p>
          </table:table-cell>
          <table:table-cell table:style-name="ce164" table:formula="of:=[.M61]+[.M62]" office:value-type="float" office:value="792" calcext:value-type="float">
            <text:p><text:s text:c="3"/>792</text:p>
          </table:table-cell>
          <table:table-cell table:style-name="ce164" table:formula="of:=[.N61]+[.N62]" office:value-type="float" office:value="123" calcext:value-type="float">
            <text:p><text:s text:c="3"/>123</text:p>
          </table:table-cell>
          <table:table-cell table:style-name="ce164" table:formula="of:=[.O61]+[.O62]" office:value-type="float" office:value="669" calcext:value-type="float">
            <text:p><text:s text:c="3"/>669</text:p>
          </table:table-cell>
          <table:table-cell table:style-name="ce164" table:formula="of:=[.P61]+[.P62]" office:value-type="float" office:value="540" calcext:value-type="float">
            <text:p><text:s text:c="3"/>540</text:p>
          </table:table-cell>
          <table:table-cell table:style-name="ce164" table:formula="of:=[.Q61]+[.Q62]" office:value-type="float" office:value="121" calcext:value-type="float">
            <text:p><text:s text:c="3"/>121</text:p>
          </table:table-cell>
          <table:table-cell table:style-name="ce164" table:formula="of:=[.R61]+[.R62]" office:value-type="float" office:value="419" calcext:value-type="float">
            <text:p><text:s text:c="3"/>419</text:p>
          </table:table-cell>
          <table:table-cell table:style-name="ce164" table:formula="of:=[.S61]+[.S62]" office:value-type="float" office:value="252" calcext:value-type="float">
            <text:p><text:s text:c="3"/>252</text:p>
          </table:table-cell>
          <table:table-cell table:style-name="ce164" table:formula="of:=[.T61]+[.T62]" office:value-type="float" office:value="2" calcext:value-type="float">
            <text:p><text:s text:c="3"/>2</text:p>
          </table:table-cell>
          <table:table-cell table:style-name="ce196" table:formula="of:=[.U61]+[.U62]" office:value-type="float" office:value="250" calcext:value-type="float">
            <text:p><text:s text:c="3"/>25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table:formula="of:=[.D61]+[.G61]+[.J61]+[.M61]" office:value-type="float" office:value="9763" calcext:value-type="float">
            <text:p><text:s text:c="3"/>9,763</text:p>
          </table:table-cell>
          <table:table-cell table:style-name="ce165" office:value-type="float" office:value="9406" calcext:value-type="float">
            <text:p><text:s text:c="3"/>9,406</text:p>
          </table:table-cell>
          <table:table-cell table:style-name="ce56" office:value-type="float" office:value="9402" calcext:value-type="float">
            <text:p><text:s text:c="3"/>9,402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3" office:value-type="float" office:value="40" calcext:value-type="float">
            <text:p><text:s text:c="3"/>40</text:p>
          </table:table-cell>
          <table:table-cell table:style-name="ce165" office:value-type="float" office:value="260" calcext:value-type="float">
            <text:p><text:s text:c="3"/>260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55" calcext:value-type="float">
            <text:p><text:s text:c="3"/>255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53" calcext:value-type="float">
            <text:p><text:s text:c="3"/>53</text:p>
          </table:table-cell>
          <table:table-cell table:style-name="ce165" table:formula="of:=[.M61]-[.P61]" office:value-type="float" office:value="204" calcext:value-type="float">
            <text:p><text:s text:c="3"/>204</text:p>
          </table:table-cell>
          <table:table-cell table:style-name="ce165" table:formula="of:=[.N61]-[.Q61]" office:value-type="float" office:value="2" calcext:value-type="float">
            <text:p><text:s text:c="3"/>2</text:p>
          </table:table-cell>
          <table:table-cell table:style-name="ce197" table:formula="of:=[.O61]-[.R61]" office:value-type="float" office:value="202" calcext:value-type="float">
            <text:p><text:s text:c="3"/>20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table:formula="of:=[.D62]+[.G62]+[.J62]+[.M62]" office:value-type="float" office:value="9763" calcext:value-type="float">
            <text:p><text:s text:c="3"/>9,763</text:p>
          </table:table-cell>
          <table:table-cell table:style-name="ce166" office:value-type="float" office:value="8520" calcext:value-type="float">
            <text:p><text:s text:c="3"/>8,520</text:p>
          </table:table-cell>
          <table:table-cell table:style-name="ce57" office:value-type="float" office:value="8518" calcext:value-type="float">
            <text:p><text:s text:c="3"/>8,51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67" calcext:value-type="float">
            <text:p><text:s text:c="3"/>66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75" office:value-type="float" office:value="44" calcext:value-type="float">
            <text:p><text:s text:c="3"/>44</text:p>
          </table:table-cell>
          <table:table-cell table:style-name="ce57" office:value-type="float" office:value="0" calcext:value-type="float">
            <text:p>—</text:p>
          </table:table-cell>
          <table:table-cell table:style-name="ce174" office:value-type="float" office:value="44" calcext:value-type="float">
            <text:p><text:s text:c="3"/>44</text:p>
          </table:table-cell>
          <table:table-cell table:style-name="ce166" office:value-type="float" office:value="532" calcext:value-type="float">
            <text:p><text:s text:c="3"/>532</text:p>
          </table:table-cell>
          <table:table-cell table:style-name="ce166" office:value-type="float" office:value="118" calcext:value-type="float">
            <text:p><text:s text:c="3"/>118</text:p>
          </table:table-cell>
          <table:table-cell table:style-name="ce166" office:value-type="float" office:value="414" calcext:value-type="float">
            <text:p><text:s text:c="3"/>414</text:p>
          </table:table-cell>
          <table:table-cell table:style-name="ce166" office:value-type="float" office:value="484" calcext:value-type="float">
            <text:p><text:s text:c="3"/>484</text:p>
          </table:table-cell>
          <table:table-cell table:style-name="ce166" office:value-type="float" office:value="118" calcext:value-type="float">
            <text:p><text:s text:c="3"/>118</text:p>
          </table:table-cell>
          <table:table-cell table:style-name="ce166" office:value-type="float" office:value="366" calcext:value-type="float">
            <text:p><text:s text:c="3"/>366</text:p>
          </table:table-cell>
          <table:table-cell table:style-name="ce166" table:formula="of:=[.M62]-[.P62]" office:value-type="float" office:value="48" calcext:value-type="float">
            <text:p><text:s text:c="3"/>48</text:p>
          </table:table-cell>
          <table:table-cell table:style-name="ce166" table:formula="of:=[.N62]-[.Q62]" office:value-type="float" office:value="0" calcext:value-type="float">
            <text:p>—</text:p>
          </table:table-cell>
          <table:table-cell table:style-name="ce198" table:formula="of:=[.O62]-[.R62]" office:value-type="float" office:value="48" calcext:value-type="float">
            <text:p><text:s text:c="3"/>48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4" office:value-type="string" calcext:value-type="string" table:number-columns-spanned="1" table:number-rows-spanned="3">
            <text:p>5月</text:p>
          </table:table-cell>
          <table:table-cell table:style-name="ce149" office:value-type="string" calcext:value-type="string">
            <text:p>計</text:p>
          </table:table-cell>
          <table:table-cell table:style-name="ce164" table:formula="of:=[.C64]+[.C65]" office:value-type="float" office:value="36758" calcext:value-type="float">
            <text:p><text:s text:c="3"/>36,758</text:p>
          </table:table-cell>
          <table:table-cell table:style-name="ce164" table:formula="of:=[.D64]+[.D65]" office:value-type="float" office:value="35189" calcext:value-type="float">
            <text:p><text:s text:c="3"/>35,189</text:p>
          </table:table-cell>
          <table:table-cell table:style-name="ce164" table:formula="of:=[.E64]+[.E65]" office:value-type="float" office:value="35179" calcext:value-type="float">
            <text:p><text:s text:c="3"/>35,179</text:p>
          </table:table-cell>
          <table:table-cell table:style-name="ce164" table:formula="of:=[.F64]+[.F65]" office:value-type="float" office:value="10" calcext:value-type="float">
            <text:p><text:s text:c="3"/>10</text:p>
          </table:table-cell>
          <table:table-cell table:style-name="ce164" table:formula="of:=[.G64]+[.G65]" office:value-type="float" office:value="710" calcext:value-type="float">
            <text:p><text:s text:c="3"/>710</text:p>
          </table:table-cell>
          <table:table-cell table:style-name="ce164" table:formula="of:=[.H64]+[.H65]" office:value-type="float" office:value="125" calcext:value-type="float">
            <text:p><text:s text:c="3"/>125</text:p>
          </table:table-cell>
          <table:table-cell table:style-name="ce164" table:formula="of:=[.I64]+[.I65]" office:value-type="float" office:value="585" calcext:value-type="float">
            <text:p><text:s text:c="3"/>585</text:p>
          </table:table-cell>
          <table:table-cell table:style-name="ce164" table:formula="of:=[.J64]+[.J65]" office:value-type="float" office:value="114" calcext:value-type="float">
            <text:p><text:s text:c="3"/>114</text:p>
          </table:table-cell>
          <table:table-cell table:style-name="ce164" table:formula="of:=[.K64]+[.K65]" office:value-type="float" office:value="4" calcext:value-type="float">
            <text:p><text:s text:c="3"/>4</text:p>
          </table:table-cell>
          <table:table-cell table:style-name="ce164" table:formula="of:=[.L64]+[.L65]" office:value-type="float" office:value="110" calcext:value-type="float">
            <text:p><text:s text:c="3"/>110</text:p>
          </table:table-cell>
          <table:table-cell table:style-name="ce164" table:formula="of:=[.M64]+[.M65]" office:value-type="float" office:value="745" calcext:value-type="float">
            <text:p><text:s text:c="3"/>745</text:p>
          </table:table-cell>
          <table:table-cell table:style-name="ce164" table:formula="of:=[.N64]+[.N65]" office:value-type="float" office:value="123" calcext:value-type="float">
            <text:p><text:s text:c="3"/>123</text:p>
          </table:table-cell>
          <table:table-cell table:style-name="ce164" table:formula="of:=[.O64]+[.O65]" office:value-type="float" office:value="622" calcext:value-type="float">
            <text:p><text:s text:c="3"/>622</text:p>
          </table:table-cell>
          <table:table-cell table:style-name="ce164" table:formula="of:=[.P64]+[.P65]" office:value-type="float" office:value="475" calcext:value-type="float">
            <text:p><text:s text:c="3"/>475</text:p>
          </table:table-cell>
          <table:table-cell table:style-name="ce164" table:formula="of:=[.Q64]+[.Q65]" office:value-type="float" office:value="122" calcext:value-type="float">
            <text:p><text:s text:c="3"/>122</text:p>
          </table:table-cell>
          <table:table-cell table:style-name="ce164" table:formula="of:=[.R64]+[.R65]" office:value-type="float" office:value="353" calcext:value-type="float">
            <text:p><text:s text:c="3"/>353</text:p>
          </table:table-cell>
          <table:table-cell table:style-name="ce164" table:formula="of:=[.S64]+[.S65]" office:value-type="float" office:value="270" calcext:value-type="float">
            <text:p><text:s text:c="3"/>270</text:p>
          </table:table-cell>
          <table:table-cell table:style-name="ce164" table:formula="of:=[.T64]+[.T65]" office:value-type="float" office:value="1" calcext:value-type="float">
            <text:p><text:s text:c="3"/>1</text:p>
          </table:table-cell>
          <table:table-cell table:style-name="ce196" table:formula="of:=[.U64]+[.U65]" office:value-type="float" office:value="269" calcext:value-type="float">
            <text:p><text:s text:c="3"/>269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40" office:value-type="string" calcext:value-type="string">
            <text:p>男</text:p>
          </table:table-cell>
          <table:table-cell table:style-name="ce165" table:formula="of:=[.D64]+[.G64]+[.J64]+[.M64]" office:value-type="float" office:value="18379" calcext:value-type="float">
            <text:p><text:s text:c="3"/>18,379</text:p>
          </table:table-cell>
          <table:table-cell table:style-name="ce165" office:value-type="float" office:value="17976" calcext:value-type="float">
            <text:p><text:s text:c="3"/>17,976</text:p>
          </table:table-cell>
          <table:table-cell table:style-name="ce56" office:value-type="float" office:value="17969" calcext:value-type="float">
            <text:p><text:s text:c="3"/>17,96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74" office:value-type="float" office:value="56" calcext:value-type="float">
            <text:p><text:s text:c="3"/>5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3" office:value-type="float" office:value="54" calcext:value-type="float">
            <text:p><text:s text:c="3"/>54</text:p>
          </table:table-cell>
          <table:table-cell table:style-name="ce165" office:value-type="float" office:value="296" calcext:value-type="float">
            <text:p><text:s text:c="3"/>29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95" calcext:value-type="float">
            <text:p><text:s text:c="3"/>295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table:formula="of:=[.M64]-[.P64]" office:value-type="float" office:value="221" calcext:value-type="float">
            <text:p><text:s text:c="3"/>221</text:p>
          </table:table-cell>
          <table:table-cell table:style-name="ce165" table:formula="of:=[.N64]-[.Q64]" office:value-type="float" office:value="1" calcext:value-type="float">
            <text:p><text:s text:c="3"/>1</text:p>
          </table:table-cell>
          <table:table-cell table:style-name="ce197" table:formula="of:=[.O64]-[.R64]" office:value-type="float" office:value="220" calcext:value-type="float">
            <text:p><text:s text:c="3"/>220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6"/>
          <table:table-cell table:style-name="ce39" office:value-type="string" calcext:value-type="string">
            <text:p>女</text:p>
          </table:table-cell>
          <table:table-cell table:style-name="ce166" table:formula="of:=[.D65]+[.G65]+[.J65]+[.M65]" office:value-type="float" office:value="18379" calcext:value-type="float">
            <text:p><text:s text:c="3"/>18,379</text:p>
          </table:table-cell>
          <table:table-cell table:style-name="ce166" office:value-type="float" office:value="17213" calcext:value-type="float">
            <text:p><text:s text:c="3"/>17,213</text:p>
          </table:table-cell>
          <table:table-cell table:style-name="ce57" office:value-type="float" office:value="17210" calcext:value-type="float">
            <text:p><text:s text:c="3"/>17,2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59" calcext:value-type="float">
            <text:p><text:s text:c="3"/>659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538" calcext:value-type="float">
            <text:p><text:s text:c="3"/>538</text:p>
          </table:table-cell>
          <table:table-cell table:style-name="ce75" office:value-type="float" office:value="58" calcext:value-type="float">
            <text:p><text:s text:c="3"/>5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74" office:value-type="float" office:value="56" calcext:value-type="float">
            <text:p><text:s text:c="3"/>56</text:p>
          </table:table-cell>
          <table:table-cell table:style-name="ce166" office:value-type="float" office:value="449" calcext:value-type="float">
            <text:p><text:s text:c="3"/>449</text:p>
          </table:table-cell>
          <table:table-cell table:style-name="ce166" office:value-type="float" office:value="122" calcext:value-type="float">
            <text:p><text:s text:c="3"/>122</text:p>
          </table:table-cell>
          <table:table-cell table:style-name="ce166" office:value-type="float" office:value="327" calcext:value-type="float">
            <text:p><text:s text:c="3"/>327</text:p>
          </table:table-cell>
          <table:table-cell table:style-name="ce166" office:value-type="float" office:value="400" calcext:value-type="float">
            <text:p><text:s text:c="3"/>400</text:p>
          </table:table-cell>
          <table:table-cell table:style-name="ce166" office:value-type="float" office:value="122" calcext:value-type="float">
            <text:p><text:s text:c="3"/>122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table:formula="of:=[.M65]-[.P65]" office:value-type="float" office:value="49" calcext:value-type="float">
            <text:p><text:s text:c="3"/>49</text:p>
          </table:table-cell>
          <table:table-cell table:style-name="ce166" table:formula="of:=[.N65]-[.Q65]" office:value-type="float" office:value="0" calcext:value-type="float">
            <text:p>—</text:p>
          </table:table-cell>
          <table:table-cell table:style-name="ce198" table:formula="of:=[.O65]-[.R65]" office:value-type="float" office:value="49" calcext:value-type="float">
            <text:p><text:s text:c="3"/>49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26" office:value-type="string" calcext:value-type="string" table:number-columns-spanned="1" table:number-rows-spanned="3">
            <text:p>6月</text:p>
          </table:table-cell>
          <table:table-cell table:style-name="ce149" office:value-type="string" calcext:value-type="string">
            <text:p>計</text:p>
          </table:table-cell>
          <table:table-cell table:style-name="ce164" table:formula="of:=[.C67]+[.C68]" office:value-type="float" office:value="21428" calcext:value-type="float">
            <text:p><text:s text:c="3"/>21,428</text:p>
          </table:table-cell>
          <table:table-cell table:style-name="ce164" table:formula="of:=[.D67]+[.D68]" office:value-type="float" office:value="19760" calcext:value-type="float">
            <text:p><text:s text:c="3"/>19,760</text:p>
          </table:table-cell>
          <table:table-cell table:style-name="ce164" table:formula="of:=[.E67]+[.E68]" office:value-type="float" office:value="19757" calcext:value-type="float">
            <text:p><text:s text:c="3"/>19,757</text:p>
          </table:table-cell>
          <table:table-cell table:style-name="ce164" table:formula="of:=[.F67]+[.F68]" office:value-type="float" office:value="3" calcext:value-type="float">
            <text:p><text:s text:c="3"/>3</text:p>
          </table:table-cell>
          <table:table-cell table:style-name="ce164" table:formula="of:=[.G67]+[.G68]" office:value-type="float" office:value="727" calcext:value-type="float">
            <text:p><text:s text:c="3"/>727</text:p>
          </table:table-cell>
          <table:table-cell table:style-name="ce164" table:formula="of:=[.H67]+[.H68]" office:value-type="float" office:value="94" calcext:value-type="float">
            <text:p><text:s text:c="3"/>94</text:p>
          </table:table-cell>
          <table:table-cell table:style-name="ce164" table:formula="of:=[.I67]+[.I68]" office:value-type="float" office:value="633" calcext:value-type="float">
            <text:p><text:s text:c="3"/>633</text:p>
          </table:table-cell>
          <table:table-cell table:style-name="ce164" table:formula="of:=[.J67]+[.J68]" office:value-type="float" office:value="86" calcext:value-type="float">
            <text:p><text:s text:c="3"/>86</text:p>
          </table:table-cell>
          <table:table-cell table:style-name="ce164" table:formula="of:=[.K67]+[.K68]" office:value-type="float" office:value="1" calcext:value-type="float">
            <text:p><text:s text:c="3"/>1</text:p>
          </table:table-cell>
          <table:table-cell table:style-name="ce164" table:formula="of:=[.L67]+[.L68]" office:value-type="float" office:value="85" calcext:value-type="float">
            <text:p><text:s text:c="3"/>85</text:p>
          </table:table-cell>
          <table:table-cell table:style-name="ce164" table:formula="of:=[.M67]+[.M68]" office:value-type="float" office:value="855" calcext:value-type="float">
            <text:p><text:s text:c="3"/>855</text:p>
          </table:table-cell>
          <table:table-cell table:style-name="ce164" table:formula="of:=[.N67]+[.N68]" office:value-type="float" office:value="111" calcext:value-type="float">
            <text:p><text:s text:c="3"/>111</text:p>
          </table:table-cell>
          <table:table-cell table:style-name="ce164" table:formula="of:=[.O67]+[.O68]" office:value-type="float" office:value="744" calcext:value-type="float">
            <text:p><text:s text:c="3"/>744</text:p>
          </table:table-cell>
          <table:table-cell table:style-name="ce164" table:formula="of:=[.P67]+[.P68]" office:value-type="float" office:value="572" calcext:value-type="float">
            <text:p><text:s text:c="3"/>572</text:p>
          </table:table-cell>
          <table:table-cell table:style-name="ce164" table:formula="of:=[.Q67]+[.Q68]" office:value-type="float" office:value="111" calcext:value-type="float">
            <text:p><text:s text:c="3"/>111</text:p>
          </table:table-cell>
          <table:table-cell table:style-name="ce164" table:formula="of:=[.R67]+[.R68]" office:value-type="float" office:value="461" calcext:value-type="float">
            <text:p><text:s text:c="3"/>461</text:p>
          </table:table-cell>
          <table:table-cell table:style-name="ce164" table:formula="of:=[.S67]+[.S68]" office:value-type="float" office:value="283" calcext:value-type="float">
            <text:p><text:s text:c="3"/>283</text:p>
          </table:table-cell>
          <table:table-cell table:style-name="ce164" table:formula="of:=[.T67]+[.T68]" office:value-type="float" office:value="0" calcext:value-type="float">
            <text:p>—</text:p>
          </table:table-cell>
          <table:table-cell table:style-name="ce196" table:formula="of:=[.U67]+[.U68]" office:value-type="float" office:value="283" calcext:value-type="float">
            <text:p><text:s text:c="3"/>283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65" table:formula="of:=[.D67]+[.G67]+[.J67]+[.M67]" office:value-type="float" office:value="10714" calcext:value-type="float">
            <text:p><text:s text:c="3"/>10,714</text:p>
          </table:table-cell>
          <table:table-cell table:style-name="ce165" office:value-type="float" office:value="10326" calcext:value-type="float">
            <text:p><text:s text:c="3"/>10,326</text:p>
          </table:table-cell>
          <table:table-cell table:style-name="ce56" office:value-type="float" office:value="10325" calcext:value-type="float">
            <text:p><text:s text:c="3"/>10,325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56" office:value-type="float" office:value="0" calcext:value-type="float">
            <text:p>—</text:p>
          </table:table-cell>
          <table:table-cell table:style-name="ce173" office:value-type="float" office:value="38" calcext:value-type="float">
            <text:p><text:s text:c="3"/>38</text:p>
          </table:table-cell>
          <table:table-cell table:style-name="ce165" office:value-type="float" office:value="301" calcext:value-type="float">
            <text:p><text:s text:c="3"/>30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298" calcext:value-type="float">
            <text:p><text:s text:c="3"/>298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69" calcext:value-type="float">
            <text:p><text:s text:c="3"/>69</text:p>
          </table:table-cell>
          <table:table-cell table:style-name="ce165" table:formula="of:=[.M67]-[.P67]" office:value-type="float" office:value="229" calcext:value-type="float">
            <text:p><text:s text:c="3"/>229</text:p>
          </table:table-cell>
          <table:table-cell table:style-name="ce165" table:formula="of:=[.N67]-[.Q67]" office:value-type="float" office:value="0" calcext:value-type="float">
            <text:p>—</text:p>
          </table:table-cell>
          <table:table-cell table:style-name="ce197" table:formula="of:=[.O67]-[.R67]" office:value-type="float" office:value="229" calcext:value-type="float">
            <text:p><text:s text:c="3"/>229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166" table:formula="of:=[.D68]+[.G68]+[.J68]+[.M68]" office:value-type="float" office:value="10714" calcext:value-type="float">
            <text:p><text:s text:c="3"/>10,714</text:p>
          </table:table-cell>
          <table:table-cell table:style-name="ce166" office:value-type="float" office:value="9434" calcext:value-type="float">
            <text:p><text:s text:c="3"/>9,434</text:p>
          </table:table-cell>
          <table:table-cell table:style-name="ce57" office:value-type="float" office:value="9432" calcext:value-type="float">
            <text:p><text:s text:c="3"/>9,43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78" calcext:value-type="float">
            <text:p><text:s text:c="3"/>678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style-name="ce57" office:value-type="float" office:value="585" calcext:value-type="float">
            <text:p><text:s text:c="3"/>585</text:p>
          </table:table-cell>
          <table:table-cell table:style-name="ce75" office:value-type="float" office:value="48" calcext:value-type="float">
            <text:p><text:s text:c="3"/>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74" office:value-type="float" office:value="47" calcext:value-type="float">
            <text:p><text:s text:c="3"/>47</text:p>
          </table:table-cell>
          <table:table-cell table:style-name="ce166" office:value-type="float" office:value="554" calcext:value-type="float">
            <text:p><text:s text:c="3"/>554</text:p>
          </table:table-cell>
          <table:table-cell table:style-name="ce166" office:value-type="float" office:value="108" calcext:value-type="float">
            <text:p><text:s text:c="3"/>108</text:p>
          </table:table-cell>
          <table:table-cell table:style-name="ce166" office:value-type="float" office:value="446" calcext:value-type="float">
            <text:p><text:s text:c="3"/>446</text:p>
          </table:table-cell>
          <table:table-cell table:style-name="ce166" office:value-type="float" office:value="500" calcext:value-type="float">
            <text:p><text:s text:c="3"/>500</text:p>
          </table:table-cell>
          <table:table-cell table:style-name="ce166" office:value-type="float" office:value="108" calcext:value-type="float">
            <text:p><text:s text:c="3"/>108</text:p>
          </table:table-cell>
          <table:table-cell table:style-name="ce166" office:value-type="float" office:value="392" calcext:value-type="float">
            <text:p><text:s text:c="3"/>392</text:p>
          </table:table-cell>
          <table:table-cell table:style-name="ce166" table:formula="of:=[.M68]-[.P68]" office:value-type="float" office:value="54" calcext:value-type="float">
            <text:p><text:s text:c="3"/>54</text:p>
          </table:table-cell>
          <table:table-cell table:style-name="ce166" table:formula="of:=[.N68]-[.Q68]" office:value-type="float" office:value="0" calcext:value-type="float">
            <text:p>—</text:p>
          </table:table-cell>
          <table:table-cell table:style-name="ce198" table:formula="of:=[.O68]-[.R68]" office:value-type="float" office:value="54" calcext:value-type="float">
            <text:p><text:s text:c="3"/>54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26" office:value-type="string" calcext:value-type="string" table:number-columns-spanned="1" table:number-rows-spanned="3">
            <text:p>7月</text:p>
          </table:table-cell>
          <table:table-cell table:style-name="ce149" office:value-type="string" calcext:value-type="string">
            <text:p>計</text:p>
          </table:table-cell>
          <table:table-cell table:style-name="ce164" table:formula="of:=[.C70]+[.C71]" office:value-type="float" office:value="23104" calcext:value-type="float">
            <text:p><text:s text:c="3"/>23,104</text:p>
          </table:table-cell>
          <table:table-cell table:style-name="ce164" table:formula="of:=[.D70]+[.D71]" office:value-type="float" office:value="21407" calcext:value-type="float">
            <text:p><text:s text:c="3"/>21,407</text:p>
          </table:table-cell>
          <table:table-cell table:style-name="ce164" table:formula="of:=[.E70]+[.E71]" office:value-type="float" office:value="21397" calcext:value-type="float">
            <text:p><text:s text:c="3"/>21,397</text:p>
          </table:table-cell>
          <table:table-cell table:style-name="ce164" table:formula="of:=[.F70]+[.F71]" office:value-type="float" office:value="10" calcext:value-type="float">
            <text:p><text:s text:c="3"/>10</text:p>
          </table:table-cell>
          <table:table-cell table:style-name="ce164" table:formula="of:=[.G70]+[.G71]" office:value-type="float" office:value="746" calcext:value-type="float">
            <text:p><text:s text:c="3"/>746</text:p>
          </table:table-cell>
          <table:table-cell table:style-name="ce164" table:formula="of:=[.H70]+[.H71]" office:value-type="float" office:value="99" calcext:value-type="float">
            <text:p><text:s text:c="3"/>99</text:p>
          </table:table-cell>
          <table:table-cell table:style-name="ce164" table:formula="of:=[.I70]+[.I71]" office:value-type="float" office:value="647" calcext:value-type="float">
            <text:p><text:s text:c="3"/>647</text:p>
          </table:table-cell>
          <table:table-cell table:style-name="ce164" table:formula="of:=[.J70]+[.J71]" office:value-type="float" office:value="118" calcext:value-type="float">
            <text:p><text:s text:c="3"/>118</text:p>
          </table:table-cell>
          <table:table-cell table:style-name="ce164" table:formula="of:=[.K70]+[.K71]" office:value-type="float" office:value="5" calcext:value-type="float">
            <text:p><text:s text:c="3"/>5</text:p>
          </table:table-cell>
          <table:table-cell table:style-name="ce164" table:formula="of:=[.L70]+[.L71]" office:value-type="float" office:value="113" calcext:value-type="float">
            <text:p><text:s text:c="3"/>113</text:p>
          </table:table-cell>
          <table:table-cell table:style-name="ce164" table:formula="of:=[.M70]+[.M71]" office:value-type="float" office:value="833" calcext:value-type="float">
            <text:p><text:s text:c="3"/>833</text:p>
          </table:table-cell>
          <table:table-cell table:style-name="ce164" table:formula="of:=[.N70]+[.N71]" office:value-type="float" office:value="116" calcext:value-type="float">
            <text:p><text:s text:c="3"/>116</text:p>
          </table:table-cell>
          <table:table-cell table:style-name="ce164" table:formula="of:=[.O70]+[.O71]" office:value-type="float" office:value="717" calcext:value-type="float">
            <text:p><text:s text:c="3"/>717</text:p>
          </table:table-cell>
          <table:table-cell table:style-name="ce164" table:formula="of:=[.P70]+[.P71]" office:value-type="float" office:value="563" calcext:value-type="float">
            <text:p><text:s text:c="3"/>563</text:p>
          </table:table-cell>
          <table:table-cell table:style-name="ce164" table:formula="of:=[.Q70]+[.Q71]" office:value-type="float" office:value="115" calcext:value-type="float">
            <text:p><text:s text:c="3"/>115</text:p>
          </table:table-cell>
          <table:table-cell table:style-name="ce164" table:formula="of:=[.R70]+[.R71]" office:value-type="float" office:value="448" calcext:value-type="float">
            <text:p><text:s text:c="3"/>448</text:p>
          </table:table-cell>
          <table:table-cell table:style-name="ce164" table:formula="of:=[.S70]+[.S71]" office:value-type="float" office:value="270" calcext:value-type="float">
            <text:p><text:s text:c="3"/>270</text:p>
          </table:table-cell>
          <table:table-cell table:style-name="ce164" table:formula="of:=[.T70]+[.T71]" office:value-type="float" office:value="1" calcext:value-type="float">
            <text:p><text:s text:c="3"/>1</text:p>
          </table:table-cell>
          <table:table-cell table:style-name="ce196" table:formula="of:=[.U70]+[.U71]" office:value-type="float" office:value="269" calcext:value-type="float">
            <text:p><text:s text:c="3"/>269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165" table:formula="of:=[.D70]+[.G70]+[.J70]+[.M70]" office:value-type="float" office:value="11552" calcext:value-type="float">
            <text:p><text:s text:c="3"/>11,552</text:p>
          </table:table-cell>
          <table:table-cell table:style-name="ce165" office:value-type="float" office:value="11140" calcext:value-type="float">
            <text:p><text:s text:c="3"/>11,140</text:p>
          </table:table-cell>
          <table:table-cell table:style-name="ce56" office:value-type="float" office:value="11135" calcext:value-type="float">
            <text:p><text:s text:c="3"/>11,13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3" office:value-type="float" office:value="49" calcext:value-type="float">
            <text:p><text:s text:c="3"/>49</text:p>
          </table:table-cell>
          <table:table-cell table:style-name="ce165" office:value-type="float" office:value="280" calcext:value-type="float">
            <text:p><text:s text:c="3"/>28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79" calcext:value-type="float">
            <text:p><text:s text:c="3"/>279</text:p>
          </table:table-cell>
          <table:table-cell table:style-name="ce165" office:value-type="float" office:value="68" calcext:value-type="float">
            <text:p><text:s text:c="3"/>6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table:formula="of:=[.M70]-[.P70]" office:value-type="float" office:value="212" calcext:value-type="float">
            <text:p><text:s text:c="3"/>212</text:p>
          </table:table-cell>
          <table:table-cell table:style-name="ce165" table:formula="of:=[.N70]-[.Q70]" office:value-type="float" office:value="0" calcext:value-type="float">
            <text:p>—</text:p>
          </table:table-cell>
          <table:table-cell table:style-name="ce197" table:formula="of:=[.O70]-[.R70]" office:value-type="float" office:value="212" calcext:value-type="float">
            <text:p><text:s text:c="3"/>212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4"/>
          <table:table-cell table:style-name="ce39" office:value-type="string" calcext:value-type="string">
            <text:p>女</text:p>
          </table:table-cell>
          <table:table-cell table:style-name="ce166" table:formula="of:=[.D71]+[.G71]+[.J71]+[.M71]" office:value-type="float" office:value="11552" calcext:value-type="float">
            <text:p><text:s text:c="3"/>11,552</text:p>
          </table:table-cell>
          <table:table-cell table:style-name="ce166" office:value-type="float" office:value="10267" calcext:value-type="float">
            <text:p><text:s text:c="3"/>10,267</text:p>
          </table:table-cell>
          <table:table-cell table:style-name="ce57" office:value-type="float" office:value="10262" calcext:value-type="float">
            <text:p><text:s text:c="3"/>10,26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664" calcext:value-type="float">
            <text:p><text:s text:c="3"/>664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style-name="ce57" office:value-type="float" office:value="568" calcext:value-type="float">
            <text:p><text:s text:c="3"/>568</text:p>
          </table:table-cell>
          <table:table-cell table:style-name="ce75" office:value-type="float" office:value="68" calcext:value-type="float">
            <text:p><text:s text:c="3"/>68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74" office:value-type="float" office:value="64" calcext:value-type="float">
            <text:p><text:s text:c="3"/>64</text:p>
          </table:table-cell>
          <table:table-cell table:style-name="ce166" office:value-type="float" office:value="553" calcext:value-type="float">
            <text:p><text:s text:c="3"/>553</text:p>
          </table:table-cell>
          <table:table-cell table:style-name="ce166" office:value-type="float" office:value="115" calcext:value-type="float">
            <text:p><text:s text:c="3"/>115</text:p>
          </table:table-cell>
          <table:table-cell table:style-name="ce166" office:value-type="float" office:value="438" calcext:value-type="float">
            <text:p><text:s text:c="3"/>438</text:p>
          </table:table-cell>
          <table:table-cell table:style-name="ce166" office:value-type="float" office:value="495" calcext:value-type="float">
            <text:p><text:s text:c="3"/>495</text:p>
          </table:table-cell>
          <table:table-cell table:style-name="ce166" office:value-type="float" office:value="114" calcext:value-type="float">
            <text:p><text:s text:c="3"/>114</text:p>
          </table:table-cell>
          <table:table-cell table:style-name="ce166" office:value-type="float" office:value="381" calcext:value-type="float">
            <text:p><text:s text:c="3"/>381</text:p>
          </table:table-cell>
          <table:table-cell table:style-name="ce166" table:formula="of:=[.M71]-[.P71]" office:value-type="float" office:value="58" calcext:value-type="float">
            <text:p><text:s text:c="3"/>58</text:p>
          </table:table-cell>
          <table:table-cell table:style-name="ce166" table:formula="of:=[.N71]-[.Q71]" office:value-type="float" office:value="1" calcext:value-type="float">
            <text:p><text:s text:c="3"/>1</text:p>
          </table:table-cell>
          <table:table-cell table:style-name="ce198" table:formula="of:=[.O71]-[.R71]" office:value-type="float" office:value="57" calcext:value-type="float">
            <text:p><text:s text:c="3"/>57</text:p>
          </table:table-cell>
          <table:table-cell table:style-name="ce168"/>
          <table:table-cell table:style-name="ce113" table:number-columns-repeated="30"/>
          <table:table-cell table:style-name="ce199" table:number-columns-repeated="8"/>
          <table:table-cell table:number-columns-repeated="964"/>
        </table:table-row>
        <table:table-row table:style-name="ro14">
          <table:table-cell table:style-name="ce25" office:value-type="string" calcext:value-type="string">
            <text:p>說明：1.本表按登記日期統計，95年以前未有設籍情形統計。</text:p>
          </table:table-cell>
          <table:table-cell table:style-name="ce151"/>
          <table:table-cell table:style-name="ce167"/>
          <table:table-cell table:style-name="ce168" table:number-columns-repeated="3"/>
          <table:table-cell table:style-name="ce171" table:number-columns-repeated="4"/>
          <table:table-cell table:style-name="ce172" table:number-columns-spanned="2" table:number-rows-spanned="1"/>
          <table:covered-table-cell table:style-name="ce172"/>
          <table:table-cell table:style-name="ce168" table:number-columns-repeated="4"/>
          <table:table-cell table:number-columns-repeated="2"/>
          <table:table-cell table:style-name="ce27"/>
          <table:table-cell table:style-name="ce181"/>
          <table:table-cell table:style-name="ce142" table:formula="of:=['file:///D:/123/g62/02%E6%80%A7%E6%AF%94%E4%BE%8B&amp;%E4%BA%BA%E5%8F%A3%E5%AF%86%E5%BA%A6-104.7.xls'#$年月別.L38]" office:value-type="string" office:string-value="內政部戶政司 民國104年8月5日編製" calcext:value-type="string">
            <text:p>內政部戶政司 民國104年8月5日編製</text:p>
          </table:table-cell>
          <table:table-cell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5" office:value-type="string" calcext:value-type="string">
            <text:p>     <text:s/>2.本國籍未設籍欄位係指臺灣地區無戶籍國民。</text:p>
          </table:table-cell>
          <table:table-cell/>
          <table:table-cell table:style-name="ce168" table:number-columns-repeated="2"/>
          <table:table-cell table:style-name="ce169" table:number-columns-repeated="2"/>
          <table:table-cell table:style-name="ce168" table:number-columns-repeated="16"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69"/>
          <table:table-cell table:style-name="ce168" table:number-columns-repeated="19"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6" table:number-columns-repeated="2"/>
          <table:table-cell table:style-name="ce170"/>
          <table:table-cell table:style-name="ce168" table:number-columns-repeated="19"/>
          <table:table-cell table:style-name="ce113" table:number-columns-repeated="30"/>
          <table:table-cell table:number-columns-repeated="972"/>
        </table:table-row>
        <table:table-row table:style-name="ro11">
          <table:table-cell table:style-name="ce27" table:number-columns-repeated="2"/>
          <table:table-cell table:style-name="ce169"/>
          <table:table-cell table:style-name="ce168" table:number-columns-repeated="19"/>
          <table:table-cell table:style-name="ce113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8" table:number-columns-repeated="20"/>
          <table:table-cell table:style-name="ce113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3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4.7.xls'#$''.$G$5]"/>
        <table:named-expression table:name="出生" table:base-cell-address="$年月別.$A$1" table:expression="['file:///D:/123/g62/%E6%96%B0%E8%A1%A8%E8%99%9F02,07~11-%E9%80%A3%E7%B5%90(%E5%85%AC%E5%BC%8F)%E6%AA%94104.7.xls'#$''.$V$14:.$V$34]"/>
        <table:named-expression table:name="月底人口數" table:base-cell-address="$年月別.$A$1" table:expression="['file:///D:/123/g62/%E6%96%B0%E8%A1%A8%E8%99%9F02,07~11-%E9%80%A3%E7%B5%90(%E5%85%AC%E5%BC%8F)%E6%AA%94104.7.xls'#$''.$AT$14:.$AU$34]"/>
        <table:named-expression table:name="死亡" table:base-cell-address="$年月別.$A$1" table:expression="['file:///D:/123/g62/%E6%96%B0%E8%A1%A8%E8%99%9F02,07~11-%E9%80%A3%E7%B5%90(%E5%85%AC%E5%BC%8F)%E6%AA%94104.7.xls'#$''.$Y$14:.$Y$34]"/>
        <table:named-expression table:name="結婚" table:base-cell-address="$年月別.$A$1" table:expression="['file:///D:/123/g62/%E6%96%B0%E8%A1%A8%E8%99%9F02,07~11-%E9%80%A3%E7%B5%90(%E5%85%AC%E5%BC%8F)%E6%AA%94104.7.xls'#$''.$L$14:.$L$34]"/>
        <table:named-expression table:name="鄰數戶數" table:base-cell-address="$年月別.$A$1" table:expression="['file:///D:/123/g62/%E6%96%B0%E8%A1%A8%E8%99%9F02,07~11-%E9%80%A3%E7%B5%90(%E5%85%AC%E5%BC%8F)%E6%AA%94104.7.xls'#$''.$AQ$14:.$AR$34]"/>
        <table:named-expression table:name="離婚" table:base-cell-address="$年月別.$A$1" table:expression="['file:///D:/123/g62/%E6%96%B0%E8%A1%A8%E8%99%9F02,07~11-%E9%80%A3%E7%B5%90(%E5%85%AC%E5%BC%8F)%E6%AA%94104.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8-06T09:46:15</meta:creation-date>
    <dc:creator>溫麗華</dc:creator>
    <dc:date>2015-08-06T09:47:26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